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3.3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2.1mm"/>
    </style:style>
    <style:style style:name="co4" style:family="table-column">
      <style:table-column-properties fo:break-before="auto" style:column-width="12.81mm"/>
    </style:style>
    <style:style style:name="co5" style:family="table-column">
      <style:table-column-properties fo:break-before="auto" style:column-width="11.39mm"/>
    </style:style>
    <style:style style:name="co6" style:family="table-column">
      <style:table-column-properties fo:break-before="auto" style:column-width="11.34mm"/>
    </style:style>
    <style:style style:name="co7" style:family="table-column">
      <style:table-column-properties fo:break-before="auto" style:column-width="48mm"/>
    </style:style>
    <style:style style:name="co8" style:family="table-column">
      <style:table-column-properties fo:break-before="auto" style:column-width="13.05mm"/>
    </style:style>
    <style:style style:name="co9" style:family="table-column">
      <style:table-column-properties fo:break-before="auto" style:column-width="10.92mm"/>
    </style:style>
    <style:style style:name="co10" style:family="table-column">
      <style:table-column-properties fo:break-before="auto" style:column-width="13.28mm"/>
    </style:style>
    <style:style style:name="co11" style:family="table-column">
      <style:table-column-properties fo:break-before="auto" style:column-width="55.26mm"/>
    </style:style>
    <style:style style:name="co12" style:family="table-column">
      <style:table-column-properties fo:break-before="auto" style:column-width="29.23mm"/>
    </style:style>
    <style:style style:name="co13" style:family="table-column">
      <style:table-column-properties fo:break-before="auto" style:column-width="14.94mm"/>
    </style:style>
    <style:style style:name="co14" style:family="table-column">
      <style:table-column-properties fo:break-before="auto" style:column-width="8.01mm"/>
    </style:style>
    <style:style style:name="co15" style:family="table-column">
      <style:table-column-properties fo:break-before="auto" style:column-width="9.23mm"/>
    </style:style>
    <style:style style:name="co16" style:family="table-column">
      <style:table-column-properties fo:break-before="auto" style:column-width="22.6mm"/>
    </style:style>
    <style:style style:name="co17" style:family="table-column">
      <style:table-column-properties fo:break-before="auto" style:column-width="56.1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ro3" style:family="table-row">
      <style:table-row-properties style:row-height="8.87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6.12mm" fo:break-before="auto" style:use-optimal-row-height="true"/>
    </style:style>
    <style:style style:name="ro6" style:family="table-row">
      <style:table-row-properties style:row-height="9.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1"/>
    <style:style style:name="ce3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7" style:family="table-cell" style:parent-style-name="Default">
      <style:text-properties style:font-name="Liberation Sans" style:font-name-asian="Droid Sans Fallback" style:font-name-complex="FreeSans"/>
    </style:style>
    <style:style style:name="ce8" style:family="table-cell" style:parent-style-name="Default">
      <style:text-properties style:font-name="Liberation Sans" fo:font-size="16pt" fo:font-weight="bold" style:font-name-asian="Droid Sans Fallback" style:font-size-asian="16pt" style:font-weight-asian="bold" style:font-name-complex="FreeSans" style:font-size-complex="16pt" style:font-weight-complex="bold"/>
    </style:style>
    <style:style style:name="ce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 style:data-style-name="N11">
      <style:text-properties fo:font-style="italic" style:font-style-asian="italic" style:font-style-complex="italic"/>
    </style:style>
    <style:style style:name="ce11" style:family="table-cell" style:parent-style-name="Default">
      <style:table-cell-properties fo:background-color="#ffff00"/>
      <style:text-properties style:font-name="Liberation Sans" style:font-name-asian="Droid Sans Fallback" style:font-name-complex="FreeSans"/>
    </style:style>
    <style:style style:name="ce12" style:family="table-cell" style:parent-style-name="Default" style:data-style-name="N11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00" fo:border="0.06pt solid #000000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ext-properties style:text-underline-style="none"/>
    </style:style>
    <style:style style:name="ce16" style:family="table-cell" style:parent-style-name="Default">
      <style:table-cell-properties fo:background-color="#ffff00"/>
      <style:text-properties style:text-underline-style="none"/>
    </style:style>
    <style:style style:name="ce17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java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(nbPersons)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Units</text:p>
          </table:table-cell>
          <table:table-cell/>
        </table:table-row>
        <table:table-row table:style-name="ro1">
          <table:table-cell office:value-type="string" calcext:value-type="string">
            <text:p>anonymous_class (JRE7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0.376" calcext:value-type="float">
            <text:p>0,376</text:p>
          </table:table-cell>
          <table:table-cell office:value-type="string" calcext:value-type="string">
            <text:p>±</text:p>
          </table:table-cell>
          <table:table-cell office:value-type="float" office:value="0.008" calcext:value-type="float">
            <text:p>0,008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anonymous_class (JRE7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8.728" calcext:value-type="float">
            <text:p>8,728</text:p>
          </table:table-cell>
          <table:table-cell office:value-type="string" calcext:value-type="string">
            <text:p>±</text:p>
          </table:table-cell>
          <table:table-cell office:value-type="float" office:value="0.199" calcext:value-type="float">
            <text:p>0,199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anonymous_class (JRE7)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122.603" calcext:value-type="float">
            <text:p>122,603</text:p>
          </table:table-cell>
          <table:table-cell office:value-type="string" calcext:value-type="string">
            <text:p>±</text:p>
          </table:table-cell>
          <table:table-cell office:value-type="float" office:value="2.374" calcext:value-type="float">
            <text:p>2,374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anonymous_class (JRE7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348.551" calcext:value-type="float">
            <text:p>348,551</text:p>
          </table:table-cell>
          <table:table-cell office:value-type="string" calcext:value-type="string">
            <text:p>±</text:p>
          </table:table-cell>
          <table:table-cell office:value-type="float" office:value="3.578" calcext:value-type="float">
            <text:p>3,578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anonymous_class (JRE7)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2507.452" calcext:value-type="float">
            <text:p>2507,452</text:p>
          </table:table-cell>
          <table:table-cell office:value-type="string" calcext:value-type="string">
            <text:p>±</text:p>
          </table:table-cell>
          <table:table-cell office:value-type="float" office:value="38.686" calcext:value-type="float">
            <text:p>38,686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anonymous_class (JRE7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5565.801" calcext:value-type="float">
            <text:p>5565,801</text:p>
          </table:table-cell>
          <table:table-cell office:value-type="string" calcext:value-type="string">
            <text:p>±</text:p>
          </table:table-cell>
          <table:table-cell office:value-type="float" office:value="105.856" calcext:value-type="float">
            <text:p>105,856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anonymous_class (JRE7)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36034.474" calcext:value-type="float">
            <text:p>36034,474</text:p>
          </table:table-cell>
          <table:table-cell office:value-type="string" calcext:value-type="string">
            <text:p>±</text:p>
          </table:table-cell>
          <table:table-cell office:value-type="float" office:value="449.837" calcext:value-type="float">
            <text:p>449,837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anonymous_class (JRE7)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77900.912" calcext:value-type="float">
            <text:p>77900,912</text:p>
          </table:table-cell>
          <table:table-cell office:value-type="string" calcext:value-type="string">
            <text:p>±</text:p>
          </table:table-cell>
          <table:table-cell office:value-type="float" office:value="1168.046" calcext:value-type="float">
            <text:p>1168,046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anonymous_class (JRE7)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436714.557" calcext:value-type="float">
            <text:p>436714,557</text:p>
          </table:table-cell>
          <table:table-cell office:value-type="string" calcext:value-type="string">
            <text:p>±</text:p>
          </table:table-cell>
          <table:table-cell office:value-type="float" office:value="2260.036" calcext:value-type="float">
            <text:p>2260,036</text:p>
          </table:table-cell>
          <table:table-cell office:value-type="string" calcext:value-type="string">
            <text:p>us/op</text:p>
          </table:table-cell>
        </table:table-row>
      </table:table>
      <table:table table:name="java8" table:style-name="ta1"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5" table:default-cell-style-name="Default"/>
        <table:table-column table:style-name="co10" table:default-cell-style-name="Default"/>
        <table:table-column table:style-name="co2" table:default-cell-style-name="Default"/>
        <table:table-column table:style-name="co2" table:default-cell-style-name="ce2"/>
        <table:table-column table:style-name="co2" table:number-columns-repeated="101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Benchmark</text:p>
          </table:table-cell>
          <table:table-cell table:style-name="ce1" office:value-type="string" calcext:value-type="string">
            <text:p>(nbPersons)</text:p>
          </table:table-cell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Cnt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Units</text:p>
          </table:table-cell>
          <table:table-cell table:style-name="ce1"/>
          <table:table-cell table:style-name="ce1" office:value-type="string" calcext:value-type="string">
            <text:p>marge d'erreur (%)</text:p>
          </table:table-cell>
          <table:table-cell table:style-name="ce1"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onymous_class (JRE7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0.376" calcext:value-type="float">
            <text:p>0,376</text:p>
          </table:table-cell>
          <table:table-cell office:value-type="string" calcext:value-type="string">
            <text:p>±</text:p>
          </table:table-cell>
          <table:table-cell office:value-type="float" office:value="0.008" calcext:value-type="float">
            <text:p>0,008</text:p>
          </table:table-cell>
          <table:table-cell office:value-type="string" calcext:value-type="string">
            <text:p>us/op</text:p>
          </table:table-cell>
          <table:table-cell table:formula="of:=[.H2]/[.F2]" office:value-type="percentage" office:value="0.0212765957446808" calcext:value-type="percentage">
            <text:p>2,13%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nonymous_class (JRE8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0.37" calcext:value-type="float">
            <text:p>0,37</text:p>
          </table:table-cell>
          <table:table-cell office:value-type="string" calcext:value-type="string">
            <text:p>±</text:p>
          </table:table-cell>
          <table:table-cell office:value-type="float" office:value="0.013" calcext:value-type="float">
            <text:p>0,013</text:p>
          </table:table-cell>
          <table:table-cell office:value-type="string" calcext:value-type="string">
            <text:p>us/op</text:p>
          </table:table-cell>
          <table:table-cell table:formula="of:=[.H3]/[.F3]" office:value-type="percentage" office:value="0.0351351351351351" calcext:value-type="percentage">
            <text:p>3,51%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ambd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0.387" calcext:value-type="float">
            <text:p>0,387</text:p>
          </table:table-cell>
          <table:table-cell office:value-type="string" calcext:value-type="string">
            <text:p>±</text:p>
          </table:table-cell>
          <table:table-cell office:value-type="float" office:value="0.009" calcext:value-type="float">
            <text:p>0,009</text:p>
          </table:table-cell>
          <table:table-cell office:value-type="string" calcext:value-type="string">
            <text:p>us/op</text:p>
          </table:table-cell>
          <table:table-cell table:formula="of:=[.H4]/[.F4]" office:value-type="percentage" office:value="0.0232558139534884" calcext:value-type="percentage">
            <text:p>2,33%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ethod_referen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0.423" calcext:value-type="float">
            <text:p>0,423</text:p>
          </table:table-cell>
          <table:table-cell office:value-type="string" calcext:value-type="string">
            <text:p>±</text:p>
          </table:table-cell>
          <table:table-cell office:value-type="float" office:value="0.004" calcext:value-type="float">
            <text:p>0,004</text:p>
          </table:table-cell>
          <table:table-cell office:value-type="string" calcext:value-type="string">
            <text:p>us/op</text:p>
          </table:table-cell>
          <table:table-cell table:formula="of:=[.H5]/[.F5]" office:value-type="percentage" office:value="0.00945626477541371" calcext:value-type="percentage">
            <text:p>0,95%</text:p>
          </table:table-cell>
          <table:table-cell table:number-columns-repeated="101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tream_anonymous_cla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0.535" calcext:value-type="float">
            <text:p>0,535</text:p>
          </table:table-cell>
          <table:table-cell office:value-type="string" calcext:value-type="string">
            <text:p>±</text:p>
          </table:table-cell>
          <table:table-cell office:value-type="float" office:value="0.009" calcext:value-type="float">
            <text:p>0,009</text:p>
          </table:table-cell>
          <table:table-cell office:value-type="string" calcext:value-type="string">
            <text:p>us/op</text:p>
          </table:table-cell>
          <table:table-cell table:formula="of:=[.H6]/[.F6]" office:value-type="percentage" office:value="0.0168224299065421" calcext:value-type="percentage">
            <text:p>1,68%</text:p>
          </table:table-cell>
          <table:table-cell table:number-columns-repeated="101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tream_lambd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0.515" calcext:value-type="float">
            <text:p>0,515</text:p>
          </table:table-cell>
          <table:table-cell office:value-type="string" calcext:value-type="string">
            <text:p>±</text:p>
          </table:table-cell>
          <table:table-cell office:value-type="float" office:value="0.009" calcext:value-type="float">
            <text:p>0,009</text:p>
          </table:table-cell>
          <table:table-cell office:value-type="string" calcext:value-type="string">
            <text:p>us/op</text:p>
          </table:table-cell>
          <table:table-cell table:formula="of:=[.H7]/[.F7]" office:value-type="percentage" office:value="0.0174757281553398" calcext:value-type="percentage">
            <text:p>1,75%</text:p>
          </table:table-cell>
          <table:table-cell table:number-columns-repeated="101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tream_method_re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0.541" calcext:value-type="float">
            <text:p>0,541</text:p>
          </table:table-cell>
          <table:table-cell office:value-type="string" calcext:value-type="string">
            <text:p>±</text:p>
          </table:table-cell>
          <table:table-cell office:value-type="float" office:value="0.009" calcext:value-type="float">
            <text:p>0,009</text:p>
          </table:table-cell>
          <table:table-cell office:value-type="string" calcext:value-type="string">
            <text:p>us/op</text:p>
          </table:table-cell>
          <table:table-cell table:formula="of:=[.H8]/[.F8]" office:value-type="percentage" office:value="0.0166358595194085" calcext:value-type="percentage">
            <text:p>1,66%</text:p>
          </table:table-cell>
          <table:table-cell table:number-columns-repeated="101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arallel_anonymous_cla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0.399" calcext:value-type="float">
            <text:p>0,399</text:p>
          </table:table-cell>
          <table:table-cell office:value-type="string" calcext:value-type="string">
            <text:p>±</text:p>
          </table:table-cell>
          <table:table-cell office:value-type="float" office:value="0.005" calcext:value-type="float">
            <text:p>0,005</text:p>
          </table:table-cell>
          <table:table-cell office:value-type="string" calcext:value-type="string">
            <text:p>us/op</text:p>
          </table:table-cell>
          <table:table-cell table:formula="of:=[.H9]/[.F9]" office:value-type="percentage" office:value="0.012531328320802" calcext:value-type="percentage">
            <text:p>1,25%</text:p>
          </table:table-cell>
          <table:table-cell table:number-columns-repeated="101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arallel_lambd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0.399" calcext:value-type="float">
            <text:p>0,399</text:p>
          </table:table-cell>
          <table:table-cell office:value-type="string" calcext:value-type="string">
            <text:p>±</text:p>
          </table:table-cell>
          <table:table-cell office:value-type="float" office:value="0.006" calcext:value-type="float">
            <text:p>0,006</text:p>
          </table:table-cell>
          <table:table-cell office:value-type="string" calcext:value-type="string">
            <text:p>us/op</text:p>
          </table:table-cell>
          <table:table-cell table:formula="of:=[.H10]/[.F10]" office:value-type="percentage" office:value="0.0150375939849624" calcext:value-type="percentage">
            <text:p>1,50%</text:p>
          </table:table-cell>
          <table:table-cell table:number-columns-repeated="101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arallel_method_referen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0.419" calcext:value-type="float">
            <text:p>0,419</text:p>
          </table:table-cell>
          <table:table-cell office:value-type="string" calcext:value-type="string">
            <text:p>±</text:p>
          </table:table-cell>
          <table:table-cell office:value-type="float" office:value="0.003" calcext:value-type="float">
            <text:p>0,003</text:p>
          </table:table-cell>
          <table:table-cell office:value-type="string" calcext:value-type="string">
            <text:p>us/op</text:p>
          </table:table-cell>
          <table:table-cell table:formula="of:=[.H11]/[.F11]" office:value-type="percentage" office:value="0.00715990453460621" calcext:value-type="percentage">
            <text:p>0,72%</text:p>
          </table:table-cell>
          <table:table-cell table:number-columns-repeated="101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arallel_stream_anonymous_cla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3.438" calcext:value-type="float">
            <text:p>3,438</text:p>
          </table:table-cell>
          <table:table-cell office:value-type="string" calcext:value-type="string">
            <text:p>±</text:p>
          </table:table-cell>
          <table:table-cell office:value-type="float" office:value="0.164" calcext:value-type="float">
            <text:p>0,164</text:p>
          </table:table-cell>
          <table:table-cell office:value-type="string" calcext:value-type="string">
            <text:p>us/op</text:p>
          </table:table-cell>
          <table:table-cell table:formula="of:=[.H12]/[.F12]" office:value-type="percentage" office:value="0.0477021524141943" calcext:value-type="percentage">
            <text:p>4,77%</text:p>
          </table:table-cell>
          <table:table-cell table:number-columns-repeated="10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arallel_stream_lambd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3.172" calcext:value-type="float">
            <text:p>3,172</text:p>
          </table:table-cell>
          <table:table-cell office:value-type="string" calcext:value-type="string">
            <text:p>±</text:p>
          </table:table-cell>
          <table:table-cell office:value-type="float" office:value="0.158" calcext:value-type="float">
            <text:p>0,158</text:p>
          </table:table-cell>
          <table:table-cell office:value-type="string" calcext:value-type="string">
            <text:p>us/op</text:p>
          </table:table-cell>
          <table:table-cell table:formula="of:=[.H13]/[.F13]" office:value-type="percentage" office:value="0.0498108448928121" calcext:value-type="percentage">
            <text:p>4,98%</text:p>
          </table:table-cell>
          <table:table-cell table:number-columns-repeated="101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parallel_stream_method_re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3.336" calcext:value-type="float">
            <text:p>3,336</text:p>
          </table:table-cell>
          <table:table-cell office:value-type="string" calcext:value-type="string">
            <text:p>±</text:p>
          </table:table-cell>
          <table:table-cell office:value-type="float" office:value="0.164" calcext:value-type="float">
            <text:p>0,164</text:p>
          </table:table-cell>
          <table:table-cell office:value-type="string" calcext:value-type="string">
            <text:p>us/op</text:p>
          </table:table-cell>
          <table:table-cell table:formula="of:=[.H14]/[.F14]" office:value-type="percentage" office:value="0.0491606714628297" calcext:value-type="percentage">
            <text:p>4,92%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onymous_class (JRE7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8.728" calcext:value-type="float">
            <text:p>8,728</text:p>
          </table:table-cell>
          <table:table-cell office:value-type="string" calcext:value-type="string">
            <text:p>±</text:p>
          </table:table-cell>
          <table:table-cell office:value-type="float" office:value="0.199" calcext:value-type="float">
            <text:p>0,199</text:p>
          </table:table-cell>
          <table:table-cell office:value-type="string" calcext:value-type="string">
            <text:p>us/op</text:p>
          </table:table-cell>
          <table:table-cell table:formula="of:=[.H15]/[.F15]" office:value-type="percentage" office:value="0.0228001833180568" calcext:value-type="percentage">
            <text:p>2,28%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nonymous_class (JRE8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8.143" calcext:value-type="float">
            <text:p>8,143</text:p>
          </table:table-cell>
          <table:table-cell office:value-type="string" calcext:value-type="string">
            <text:p>±</text:p>
          </table:table-cell>
          <table:table-cell office:value-type="float" office:value="0.258" calcext:value-type="float">
            <text:p>0,258</text:p>
          </table:table-cell>
          <table:table-cell office:value-type="string" calcext:value-type="string">
            <text:p>us/op</text:p>
          </table:table-cell>
          <table:table-cell table:formula="of:=[.H16]/[.F16]" office:value-type="percentage" office:value="0.031683654672725" calcext:value-type="percentage">
            <text:p>3,17%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ambd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8.536" calcext:value-type="float">
            <text:p>8,536</text:p>
          </table:table-cell>
          <table:table-cell office:value-type="string" calcext:value-type="string">
            <text:p>±</text:p>
          </table:table-cell>
          <table:table-cell office:value-type="float" office:value="0.218" calcext:value-type="float">
            <text:p>0,218</text:p>
          </table:table-cell>
          <table:table-cell office:value-type="string" calcext:value-type="string">
            <text:p>us/op</text:p>
          </table:table-cell>
          <table:table-cell table:formula="of:=[.H17]/[.F17]" office:value-type="percentage" office:value="0.0255388940955951" calcext:value-type="percentage">
            <text:p>2,55%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ethod_referenc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10.485" calcext:value-type="float">
            <text:p>10,485</text:p>
          </table:table-cell>
          <table:table-cell office:value-type="string" calcext:value-type="string">
            <text:p>±</text:p>
          </table:table-cell>
          <table:table-cell office:value-type="float" office:value="0.102" calcext:value-type="float">
            <text:p>0,102</text:p>
          </table:table-cell>
          <table:table-cell office:value-type="string" calcext:value-type="string">
            <text:p>us/op</text:p>
          </table:table-cell>
          <table:table-cell table:formula="of:=[.H18]/[.F18]" office:value-type="percentage" office:value="0.00972818311874106" calcext:value-type="percentage">
            <text:p>0,97%</text:p>
          </table:table-cell>
          <table:table-cell table:number-columns-repeated="101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tream_anonymous_cla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9.243" calcext:value-type="float">
            <text:p>9,243</text:p>
          </table:table-cell>
          <table:table-cell office:value-type="string" calcext:value-type="string">
            <text:p>±</text:p>
          </table:table-cell>
          <table:table-cell office:value-type="float" office:value="0.074" calcext:value-type="float">
            <text:p>0,074</text:p>
          </table:table-cell>
          <table:table-cell office:value-type="string" calcext:value-type="string">
            <text:p>us/op</text:p>
          </table:table-cell>
          <table:table-cell table:formula="of:=[.H19]/[.F19]" office:value-type="percentage" office:value="0.00800605863897003" calcext:value-type="percentage">
            <text:p>0,80%</text:p>
          </table:table-cell>
          <table:table-cell table:number-columns-repeated="101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tream_lambd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9.307" calcext:value-type="float">
            <text:p>9,307</text:p>
          </table:table-cell>
          <table:table-cell office:value-type="string" calcext:value-type="string">
            <text:p>±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us/op</text:p>
          </table:table-cell>
          <table:table-cell table:formula="of:=[.H20]/[.F20]" office:value-type="percentage" office:value="0.0107446008380789" calcext:value-type="percentage">
            <text:p>1,07%</text:p>
          </table:table-cell>
          <table:table-cell table:number-columns-repeated="101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tream_method_re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10.522" calcext:value-type="float">
            <text:p>10,522</text:p>
          </table:table-cell>
          <table:table-cell office:value-type="string" calcext:value-type="string">
            <text:p>±</text:p>
          </table:table-cell>
          <table:table-cell office:value-type="float" office:value="0.175" calcext:value-type="float">
            <text:p>0,175</text:p>
          </table:table-cell>
          <table:table-cell office:value-type="string" calcext:value-type="string">
            <text:p>us/op</text:p>
          </table:table-cell>
          <table:table-cell table:formula="of:=[.H21]/[.F21]" office:value-type="percentage" office:value="0.0166318190458088" calcext:value-type="percentage">
            <text:p>1,66%</text:p>
          </table:table-cell>
          <table:table-cell table:number-columns-repeated="101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arallel_anonymous_cla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8.875" calcext:value-type="float">
            <text:p>8,875</text:p>
          </table:table-cell>
          <table:table-cell office:value-type="string" calcext:value-type="string">
            <text:p>±</text:p>
          </table:table-cell>
          <table:table-cell office:value-type="float" office:value="0.074" calcext:value-type="float">
            <text:p>0,074</text:p>
          </table:table-cell>
          <table:table-cell office:value-type="string" calcext:value-type="string">
            <text:p>us/op</text:p>
          </table:table-cell>
          <table:table-cell table:formula="of:=[.H22]/[.F22]" office:value-type="percentage" office:value="0.00833802816901408" calcext:value-type="percentage">
            <text:p>0,83%</text:p>
          </table:table-cell>
          <table:table-cell table:number-columns-repeated="101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parallel_lambd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8.802" calcext:value-type="float">
            <text:p>8,802</text:p>
          </table:table-cell>
          <table:table-cell office:value-type="string" calcext:value-type="string">
            <text:p>±</text:p>
          </table:table-cell>
          <table:table-cell office:value-type="float" office:value="0.081" calcext:value-type="float">
            <text:p>0,081</text:p>
          </table:table-cell>
          <table:table-cell office:value-type="string" calcext:value-type="string">
            <text:p>us/op</text:p>
          </table:table-cell>
          <table:table-cell table:formula="of:=[.H23]/[.F23]" office:value-type="percentage" office:value="0.00920245398773006" calcext:value-type="percentage">
            <text:p>0,92%</text:p>
          </table:table-cell>
          <table:table-cell table:number-columns-repeated="101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arallel_method_referenc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10.491" calcext:value-type="float">
            <text:p>10,491</text:p>
          </table:table-cell>
          <table:table-cell office:value-type="string" calcext:value-type="string">
            <text:p>±</text:p>
          </table:table-cell>
          <table:table-cell office:value-type="float" office:value="0.125" calcext:value-type="float">
            <text:p>0,125</text:p>
          </table:table-cell>
          <table:table-cell office:value-type="string" calcext:value-type="string">
            <text:p>us/op</text:p>
          </table:table-cell>
          <table:table-cell table:formula="of:=[.H24]/[.F24]" office:value-type="percentage" office:value="0.0119149747402536" calcext:value-type="percentage">
            <text:p>1,19%</text:p>
          </table:table-cell>
          <table:table-cell table:number-columns-repeated="101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arallel_stream_anonymous_cla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13.112" calcext:value-type="float">
            <text:p>13,112</text:p>
          </table:table-cell>
          <table:table-cell office:value-type="string" calcext:value-type="string">
            <text:p>±</text:p>
          </table:table-cell>
          <table:table-cell office:value-type="float" office:value="0.633" calcext:value-type="float">
            <text:p>0,633</text:p>
          </table:table-cell>
          <table:table-cell office:value-type="string" calcext:value-type="string">
            <text:p>us/op</text:p>
          </table:table-cell>
          <table:table-cell table:formula="of:=[.H25]/[.F25]" office:value-type="percentage" office:value="0.0482763880414887" calcext:value-type="percentage">
            <text:p>4,83%</text:p>
          </table:table-cell>
          <table:table-cell table:number-columns-repeated="101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parallel_stream_lambd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13.025" calcext:value-type="float">
            <text:p>13,025</text:p>
          </table:table-cell>
          <table:table-cell office:value-type="string" calcext:value-type="string">
            <text:p>±</text:p>
          </table:table-cell>
          <table:table-cell office:value-type="float" office:value="0.647" calcext:value-type="float">
            <text:p>0,647</text:p>
          </table:table-cell>
          <table:table-cell office:value-type="string" calcext:value-type="string">
            <text:p>us/op</text:p>
          </table:table-cell>
          <table:table-cell table:formula="of:=[.H26]/[.F26]" office:value-type="percentage" office:value="0.0496737044145873" calcext:value-type="percentage">
            <text:p>4,97%</text:p>
          </table:table-cell>
          <table:table-cell table:number-columns-repeated="101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arallel_stream_method_re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15.005" calcext:value-type="float">
            <text:p>15,005</text:p>
          </table:table-cell>
          <table:table-cell office:value-type="string" calcext:value-type="string">
            <text:p>±</text:p>
          </table:table-cell>
          <table:table-cell office:value-type="float" office:value="0.645" calcext:value-type="float">
            <text:p>0,645</text:p>
          </table:table-cell>
          <table:table-cell office:value-type="string" calcext:value-type="string">
            <text:p>us/op</text:p>
          </table:table-cell>
          <table:table-cell table:formula="of:=[.H27]/[.F27]" office:value-type="percentage" office:value="0.0429856714428524" calcext:value-type="percentage">
            <text:p>4,30%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onymous_class (JRE7)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122.603" calcext:value-type="float">
            <text:p>122,603</text:p>
          </table:table-cell>
          <table:table-cell office:value-type="string" calcext:value-type="string">
            <text:p>±</text:p>
          </table:table-cell>
          <table:table-cell office:value-type="float" office:value="2.374" calcext:value-type="float">
            <text:p>2,374</text:p>
          </table:table-cell>
          <table:table-cell office:value-type="string" calcext:value-type="string">
            <text:p>us/op</text:p>
          </table:table-cell>
          <table:table-cell table:formula="of:=[.H28]/[.F28]" office:value-type="percentage" office:value="0.0193633108488373" calcext:value-type="percentage">
            <text:p>1,94%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nonymous_class (JRE8)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115.47" calcext:value-type="float">
            <text:p>115,47</text:p>
          </table:table-cell>
          <table:table-cell office:value-type="string" calcext:value-type="string">
            <text:p>±</text:p>
          </table:table-cell>
          <table:table-cell office:value-type="float" office:value="3.487" calcext:value-type="float">
            <text:p>3,487</text:p>
          </table:table-cell>
          <table:table-cell office:value-type="string" calcext:value-type="string">
            <text:p>us/op</text:p>
          </table:table-cell>
          <table:table-cell table:formula="of:=[.H29]/[.F29]" office:value-type="percentage" office:value="0.0301983199099333" calcext:value-type="percentage">
            <text:p>3,02%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ambda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111.054" calcext:value-type="float">
            <text:p>111,054</text:p>
          </table:table-cell>
          <table:table-cell office:value-type="string" calcext:value-type="string">
            <text:p>±</text:p>
          </table:table-cell>
          <table:table-cell office:value-type="float" office:value="4.068" calcext:value-type="float">
            <text:p>4,068</text:p>
          </table:table-cell>
          <table:table-cell office:value-type="string" calcext:value-type="string">
            <text:p>us/op</text:p>
          </table:table-cell>
          <table:table-cell table:formula="of:=[.H30]/[.F30]" office:value-type="percentage" office:value="0.0366308282457183" calcext:value-type="percentage">
            <text:p>3,66%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ethod_referenc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139.562" calcext:value-type="float">
            <text:p>139,562</text:p>
          </table:table-cell>
          <table:table-cell office:value-type="string" calcext:value-type="string">
            <text:p>±</text:p>
          </table:table-cell>
          <table:table-cell office:value-type="float" office:value="1.738" calcext:value-type="float">
            <text:p>1,738</text:p>
          </table:table-cell>
          <table:table-cell office:value-type="string" calcext:value-type="string">
            <text:p>us/op</text:p>
          </table:table-cell>
          <table:table-cell table:formula="of:=[.H31]/[.F31]" office:value-type="percentage" office:value="0.0124532465857468" calcext:value-type="percentage">
            <text:p>1,25%</text:p>
          </table:table-cell>
          <table:table-cell table:number-columns-repeated="101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tream_anonymous_clas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124.297" calcext:value-type="float">
            <text:p>124,297</text:p>
          </table:table-cell>
          <table:table-cell office:value-type="string" calcext:value-type="string">
            <text:p>±</text:p>
          </table:table-cell>
          <table:table-cell office:value-type="float" office:value="0.985" calcext:value-type="float">
            <text:p>0,985</text:p>
          </table:table-cell>
          <table:table-cell office:value-type="string" calcext:value-type="string">
            <text:p>us/op</text:p>
          </table:table-cell>
          <table:table-cell table:formula="of:=[.H32]/[.F32]" office:value-type="percentage" office:value="0.00792456776913361" calcext:value-type="percentage">
            <text:p>0,79%</text:p>
          </table:table-cell>
          <table:table-cell table:number-columns-repeated="101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tream_lambda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122.889" calcext:value-type="float">
            <text:p>122,889</text:p>
          </table:table-cell>
          <table:table-cell office:value-type="string" calcext:value-type="string">
            <text:p>±</text:p>
          </table:table-cell>
          <table:table-cell office:value-type="float" office:value="1.214" calcext:value-type="float">
            <text:p>1,214</text:p>
          </table:table-cell>
          <table:table-cell office:value-type="string" calcext:value-type="string">
            <text:p>us/op</text:p>
          </table:table-cell>
          <table:table-cell table:formula="of:=[.H33]/[.F33]" office:value-type="percentage" office:value="0.00987883374427329" calcext:value-type="percentage">
            <text:p>0,99%</text:p>
          </table:table-cell>
          <table:table-cell table:number-columns-repeated="101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tream_method_ref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137.005" calcext:value-type="float">
            <text:p>137,005</text:p>
          </table:table-cell>
          <table:table-cell office:value-type="string" calcext:value-type="string">
            <text:p>±</text:p>
          </table:table-cell>
          <table:table-cell office:value-type="float" office:value="1.452" calcext:value-type="float">
            <text:p>1,452</text:p>
          </table:table-cell>
          <table:table-cell office:value-type="string" calcext:value-type="string">
            <text:p>us/op</text:p>
          </table:table-cell>
          <table:table-cell table:formula="of:=[.H34]/[.F34]" office:value-type="percentage" office:value="0.0105981533520674" calcext:value-type="percentage">
            <text:p>1,06%</text:p>
          </table:table-cell>
          <table:table-cell table:number-columns-repeated="101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arallel_anonymous_clas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121.239" calcext:value-type="float">
            <text:p>121,239</text:p>
          </table:table-cell>
          <table:table-cell office:value-type="string" calcext:value-type="string">
            <text:p>±</text:p>
          </table:table-cell>
          <table:table-cell office:value-type="float" office:value="1.209" calcext:value-type="float">
            <text:p>1,209</text:p>
          </table:table-cell>
          <table:table-cell office:value-type="string" calcext:value-type="string">
            <text:p>us/op</text:p>
          </table:table-cell>
          <table:table-cell table:formula="of:=[.H35]/[.F35]" office:value-type="percentage" office:value="0.00997203870041818" calcext:value-type="percentage">
            <text:p>1,00%</text:p>
          </table:table-cell>
          <table:table-cell table:number-columns-repeated="101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parallel_lambda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118.797" calcext:value-type="float">
            <text:p>118,797</text:p>
          </table:table-cell>
          <table:table-cell office:value-type="string" calcext:value-type="string">
            <text:p>±</text:p>
          </table:table-cell>
          <table:table-cell office:value-type="float" office:value="1.171" calcext:value-type="float">
            <text:p>1,171</text:p>
          </table:table-cell>
          <table:table-cell office:value-type="string" calcext:value-type="string">
            <text:p>us/op</text:p>
          </table:table-cell>
          <table:table-cell table:formula="of:=[.H36]/[.F36]" office:value-type="percentage" office:value="0.00985715127486384" calcext:value-type="percentage">
            <text:p>0,99%</text:p>
          </table:table-cell>
          <table:table-cell table:number-columns-repeated="101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arallel_method_referenc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137.858" calcext:value-type="float">
            <text:p>137,858</text:p>
          </table:table-cell>
          <table:table-cell office:value-type="string" calcext:value-type="string">
            <text:p>±</text:p>
          </table:table-cell>
          <table:table-cell office:value-type="float" office:value="1.421" calcext:value-type="float">
            <text:p>1,421</text:p>
          </table:table-cell>
          <table:table-cell office:value-type="string" calcext:value-type="string">
            <text:p>us/op</text:p>
          </table:table-cell>
          <table:table-cell table:formula="of:=[.H37]/[.F37]" office:value-type="percentage" office:value="0.0103077079313497" calcext:value-type="percentage">
            <text:p>1,03%</text:p>
          </table:table-cell>
          <table:table-cell table:number-columns-repeated="101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arallel_stream_anonymous_clas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134.04" calcext:value-type="float">
            <text:p>134,04</text:p>
          </table:table-cell>
          <table:table-cell office:value-type="string" calcext:value-type="string">
            <text:p>±</text:p>
          </table:table-cell>
          <table:table-cell office:value-type="float" office:value="2.286" calcext:value-type="float">
            <text:p>2,286</text:p>
          </table:table-cell>
          <table:table-cell office:value-type="string" calcext:value-type="string">
            <text:p>us/op</text:p>
          </table:table-cell>
          <table:table-cell table:formula="of:=[.H38]/[.F38]" office:value-type="percentage" office:value="0.0170546105640107" calcext:value-type="percentage">
            <text:p>1,71%</text:p>
          </table:table-cell>
          <table:table-cell table:number-columns-repeated="101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parallel_stream_lambda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131.549" calcext:value-type="float">
            <text:p>131,549</text:p>
          </table:table-cell>
          <table:table-cell office:value-type="string" calcext:value-type="string">
            <text:p>±</text:p>
          </table:table-cell>
          <table:table-cell office:value-type="float" office:value="3.324" calcext:value-type="float">
            <text:p>3,324</text:p>
          </table:table-cell>
          <table:table-cell office:value-type="string" calcext:value-type="string">
            <text:p>us/op</text:p>
          </table:table-cell>
          <table:table-cell table:formula="of:=[.H39]/[.F39]" office:value-type="percentage" office:value="0.0252681510311747" calcext:value-type="percentage">
            <text:p>2,53%</text:p>
          </table:table-cell>
          <table:table-cell table:number-columns-repeated="101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parallel_stream_method_ref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147.509" calcext:value-type="float">
            <text:p>147,509</text:p>
          </table:table-cell>
          <table:table-cell office:value-type="string" calcext:value-type="string">
            <text:p>±</text:p>
          </table:table-cell>
          <table:table-cell office:value-type="float" office:value="2.549" calcext:value-type="float">
            <text:p>2,549</text:p>
          </table:table-cell>
          <table:table-cell office:value-type="string" calcext:value-type="string">
            <text:p>us/op</text:p>
          </table:table-cell>
          <table:table-cell table:formula="of:=[.H40]/[.F40]" office:value-type="percentage" office:value="0.0172803015409229" calcext:value-type="percentage">
            <text:p>1,73%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onymous_class (JRE7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348.551" calcext:value-type="float">
            <text:p>348,551</text:p>
          </table:table-cell>
          <table:table-cell office:value-type="string" calcext:value-type="string">
            <text:p>±</text:p>
          </table:table-cell>
          <table:table-cell office:value-type="float" office:value="3.578" calcext:value-type="float">
            <text:p>3,578</text:p>
          </table:table-cell>
          <table:table-cell office:value-type="string" calcext:value-type="string">
            <text:p>us/op</text:p>
          </table:table-cell>
          <table:table-cell table:formula="of:=[.H41]/[.F41]" office:value-type="percentage" office:value="0.0102653557155194" calcext:value-type="percentage">
            <text:p>1,03%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nonymous_class (JRE8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320.816" calcext:value-type="float">
            <text:p>320,816</text:p>
          </table:table-cell>
          <table:table-cell office:value-type="string" calcext:value-type="string">
            <text:p>±</text:p>
          </table:table-cell>
          <table:table-cell office:value-type="float" office:value="9.832" calcext:value-type="float">
            <text:p>9,832</text:p>
          </table:table-cell>
          <table:table-cell office:value-type="string" calcext:value-type="string">
            <text:p>us/op</text:p>
          </table:table-cell>
          <table:table-cell table:formula="of:=[.H42]/[.F42]" office:value-type="percentage" office:value="0.0306468505311456" calcext:value-type="percentage">
            <text:p>3,06%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ambda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318.466" calcext:value-type="float">
            <text:p>318,466</text:p>
          </table:table-cell>
          <table:table-cell office:value-type="string" calcext:value-type="string">
            <text:p>±</text:p>
          </table:table-cell>
          <table:table-cell office:value-type="float" office:value="10.685" calcext:value-type="float">
            <text:p>10,685</text:p>
          </table:table-cell>
          <table:table-cell office:value-type="string" calcext:value-type="string">
            <text:p>us/op</text:p>
          </table:table-cell>
          <table:table-cell table:formula="of:=[.H43]/[.F43]" office:value-type="percentage" office:value="0.0335514623225085" calcext:value-type="percentage">
            <text:p>3,36%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ethod_referenc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378.635" calcext:value-type="float">
            <text:p>378,635</text:p>
          </table:table-cell>
          <table:table-cell office:value-type="string" calcext:value-type="string">
            <text:p>±</text:p>
          </table:table-cell>
          <table:table-cell office:value-type="float" office:value="3.948" calcext:value-type="float">
            <text:p>3,948</text:p>
          </table:table-cell>
          <table:table-cell office:value-type="string" calcext:value-type="string">
            <text:p>us/op</text:p>
          </table:table-cell>
          <table:table-cell table:formula="of:=[.H44]/[.F44]" office:value-type="percentage" office:value="0.0104269283082652" calcext:value-type="percentage">
            <text:p>1,04%</text:p>
          </table:table-cell>
          <table:table-cell table:number-columns-repeated="10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tream_anonymous_clas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342.177" calcext:value-type="float">
            <text:p>342,177</text:p>
          </table:table-cell>
          <table:table-cell office:value-type="string" calcext:value-type="string">
            <text:p>±</text:p>
          </table:table-cell>
          <table:table-cell office:value-type="float" office:value="4.118" calcext:value-type="float">
            <text:p>4,118</text:p>
          </table:table-cell>
          <table:table-cell office:value-type="string" calcext:value-type="string">
            <text:p>us/op</text:p>
          </table:table-cell>
          <table:table-cell table:formula="of:=[.H45]/[.F45]" office:value-type="percentage" office:value="0.012034707183709" calcext:value-type="percentage">
            <text:p>1,20%</text:p>
          </table:table-cell>
          <table:table-cell table:number-columns-repeated="101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tream_lambda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340.882" calcext:value-type="float">
            <text:p>340,882</text:p>
          </table:table-cell>
          <table:table-cell office:value-type="string" calcext:value-type="string">
            <text:p>±</text:p>
          </table:table-cell>
          <table:table-cell office:value-type="float" office:value="2.929" calcext:value-type="float">
            <text:p>2,929</text:p>
          </table:table-cell>
          <table:table-cell office:value-type="string" calcext:value-type="string">
            <text:p>us/op</text:p>
          </table:table-cell>
          <table:table-cell table:formula="of:=[.H46]/[.F46]" office:value-type="percentage" office:value="0.00859241614400291" calcext:value-type="percentage">
            <text:p>0,86%</text:p>
          </table:table-cell>
          <table:table-cell table:number-columns-repeated="101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tream_method_ref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369.701" calcext:value-type="float">
            <text:p>369,701</text:p>
          </table:table-cell>
          <table:table-cell office:value-type="string" calcext:value-type="string">
            <text:p>±</text:p>
          </table:table-cell>
          <table:table-cell office:value-type="float" office:value="3.448" calcext:value-type="float">
            <text:p>3,448</text:p>
          </table:table-cell>
          <table:table-cell office:value-type="string" calcext:value-type="string">
            <text:p>us/op</text:p>
          </table:table-cell>
          <table:table-cell table:formula="of:=[.H47]/[.F47]" office:value-type="percentage" office:value="0.00932645570339274" calcext:value-type="percentage">
            <text:p>0,93%</text:p>
          </table:table-cell>
          <table:table-cell table:number-columns-repeated="101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arallel_anonymous_clas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337.405" calcext:value-type="float">
            <text:p>337,405</text:p>
          </table:table-cell>
          <table:table-cell office:value-type="string" calcext:value-type="string">
            <text:p>±</text:p>
          </table:table-cell>
          <table:table-cell office:value-type="float" office:value="3.549" calcext:value-type="float">
            <text:p>3,549</text:p>
          </table:table-cell>
          <table:table-cell office:value-type="string" calcext:value-type="string">
            <text:p>us/op</text:p>
          </table:table-cell>
          <table:table-cell table:formula="of:=[.H48]/[.F48]" office:value-type="percentage" office:value="0.0105185163231132" calcext:value-type="percentage">
            <text:p>1,05%</text:p>
          </table:table-cell>
          <table:table-cell table:number-columns-repeated="101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arallel_lambda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339.703" calcext:value-type="float">
            <text:p>339,703</text:p>
          </table:table-cell>
          <table:table-cell office:value-type="string" calcext:value-type="string">
            <text:p>±</text:p>
          </table:table-cell>
          <table:table-cell office:value-type="float" office:value="4.076" calcext:value-type="float">
            <text:p>4,076</text:p>
          </table:table-cell>
          <table:table-cell office:value-type="string" calcext:value-type="string">
            <text:p>us/op</text:p>
          </table:table-cell>
          <table:table-cell table:formula="of:=[.H49]/[.F49]" office:value-type="percentage" office:value="0.0119987165259065" calcext:value-type="percentage">
            <text:p>1,20%</text:p>
          </table:table-cell>
          <table:table-cell table:number-columns-repeated="101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arallel_method_referenc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376.92" calcext:value-type="float">
            <text:p>376,92</text:p>
          </table:table-cell>
          <table:table-cell office:value-type="string" calcext:value-type="string">
            <text:p>±</text:p>
          </table:table-cell>
          <table:table-cell office:value-type="float" office:value="4.336" calcext:value-type="float">
            <text:p>4,336</text:p>
          </table:table-cell>
          <table:table-cell office:value-type="string" calcext:value-type="string">
            <text:p>us/op</text:p>
          </table:table-cell>
          <table:table-cell table:formula="of:=[.H50]/[.F50]" office:value-type="percentage" office:value="0.0115037673776929" calcext:value-type="percentage">
            <text:p>1,15%</text:p>
          </table:table-cell>
          <table:table-cell table:number-columns-repeated="101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parallel_stream_anonymous_clas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358.217" calcext:value-type="float">
            <text:p>358,217</text:p>
          </table:table-cell>
          <table:table-cell office:value-type="string" calcext:value-type="string">
            <text:p>±</text:p>
          </table:table-cell>
          <table:table-cell office:value-type="float" office:value="4.983" calcext:value-type="float">
            <text:p>4,983</text:p>
          </table:table-cell>
          <table:table-cell office:value-type="string" calcext:value-type="string">
            <text:p>us/op</text:p>
          </table:table-cell>
          <table:table-cell table:formula="of:=[.H51]/[.F51]" office:value-type="percentage" office:value="0.0139105625919485" calcext:value-type="percentage">
            <text:p>1,39%</text:p>
          </table:table-cell>
          <table:table-cell table:number-columns-repeated="101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arallel_stream_lambda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352.827" calcext:value-type="float">
            <text:p>352,827</text:p>
          </table:table-cell>
          <table:table-cell office:value-type="string" calcext:value-type="string">
            <text:p>±</text:p>
          </table:table-cell>
          <table:table-cell office:value-type="float" office:value="5.648" calcext:value-type="float">
            <text:p>5,648</text:p>
          </table:table-cell>
          <table:table-cell office:value-type="string" calcext:value-type="string">
            <text:p>us/op</text:p>
          </table:table-cell>
          <table:table-cell table:formula="of:=[.H52]/[.F52]" office:value-type="percentage" office:value="0.0160078452045904" calcext:value-type="percentage">
            <text:p>1,60%</text:p>
          </table:table-cell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parallel_stream_method_ref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373.429" calcext:value-type="float">
            <text:p>373,429</text:p>
          </table:table-cell>
          <table:table-cell office:value-type="string" calcext:value-type="string">
            <text:p>±</text:p>
          </table:table-cell>
          <table:table-cell office:value-type="float" office:value="7.196" calcext:value-type="float">
            <text:p>7,196</text:p>
          </table:table-cell>
          <table:table-cell office:value-type="string" calcext:value-type="string">
            <text:p>us/op</text:p>
          </table:table-cell>
          <table:table-cell table:formula="of:=[.H53]/[.F53]" office:value-type="percentage" office:value="0.0192700620466006" calcext:value-type="percentage">
            <text:p>1,93%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nonymous_class (JRE7)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2507.452" calcext:value-type="float">
            <text:p>2507,452</text:p>
          </table:table-cell>
          <table:table-cell office:value-type="string" calcext:value-type="string">
            <text:p>±</text:p>
          </table:table-cell>
          <table:table-cell office:value-type="float" office:value="38.686" calcext:value-type="float">
            <text:p>38,686</text:p>
          </table:table-cell>
          <table:table-cell office:value-type="string" calcext:value-type="string">
            <text:p>us/op</text:p>
          </table:table-cell>
          <table:table-cell table:formula="of:=[.H54]/[.F54]" office:value-type="percentage" office:value="0.0154284109925135" calcext:value-type="percentage">
            <text:p>1,54%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nonymous_class (JRE8)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2358.311" calcext:value-type="float">
            <text:p>2358,311</text:p>
          </table:table-cell>
          <table:table-cell office:value-type="string" calcext:value-type="string">
            <text:p>±</text:p>
          </table:table-cell>
          <table:table-cell office:value-type="float" office:value="67.937" calcext:value-type="float">
            <text:p>67,937</text:p>
          </table:table-cell>
          <table:table-cell office:value-type="string" calcext:value-type="string">
            <text:p>us/op</text:p>
          </table:table-cell>
          <table:table-cell table:formula="of:=[.H55]/[.F55]" office:value-type="percentage" office:value="0.0288074812863952" calcext:value-type="percentage">
            <text:p>2,88%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ambda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2290.783" calcext:value-type="float">
            <text:p>2290,783</text:p>
          </table:table-cell>
          <table:table-cell office:value-type="string" calcext:value-type="string">
            <text:p>±</text:p>
          </table:table-cell>
          <table:table-cell office:value-type="float" office:value="68.281" calcext:value-type="float">
            <text:p>68,281</text:p>
          </table:table-cell>
          <table:table-cell office:value-type="string" calcext:value-type="string">
            <text:p>us/op</text:p>
          </table:table-cell>
          <table:table-cell table:formula="of:=[.H56]/[.F56]" office:value-type="percentage" office:value="0.0298068389716529" calcext:value-type="percentage">
            <text:p>2,98%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ethod_reference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2630.515" calcext:value-type="float">
            <text:p>2630,515</text:p>
          </table:table-cell>
          <table:table-cell office:value-type="string" calcext:value-type="string">
            <text:p>±</text:p>
          </table:table-cell>
          <table:table-cell office:value-type="float" office:value="27.614" calcext:value-type="float">
            <text:p>27,614</text:p>
          </table:table-cell>
          <table:table-cell office:value-type="string" calcext:value-type="string">
            <text:p>us/op</text:p>
          </table:table-cell>
          <table:table-cell table:formula="of:=[.H57]/[.F57]" office:value-type="percentage" office:value="0.010497564165192" calcext:value-type="percentage">
            <text:p>1,05%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tream_anonymous_class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2416.779" calcext:value-type="float">
            <text:p>2416,779</text:p>
          </table:table-cell>
          <table:table-cell office:value-type="string" calcext:value-type="string">
            <text:p>±</text:p>
          </table:table-cell>
          <table:table-cell office:value-type="float" office:value="34.479" calcext:value-type="float">
            <text:p>34,479</text:p>
          </table:table-cell>
          <table:table-cell office:value-type="string" calcext:value-type="string">
            <text:p>us/op</text:p>
          </table:table-cell>
          <table:table-cell table:formula="of:=[.H58]/[.F58]" office:value-type="percentage" office:value="0.0142665092670865" calcext:value-type="percentage">
            <text:p>1,43%</text:p>
          </table:table-cell>
          <table:table-cell table:number-columns-repeated="10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tream_lambda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2412.367" calcext:value-type="float">
            <text:p>2412,367</text:p>
          </table:table-cell>
          <table:table-cell office:value-type="string" calcext:value-type="string">
            <text:p>±</text:p>
          </table:table-cell>
          <table:table-cell office:value-type="float" office:value="26.452" calcext:value-type="float">
            <text:p>26,452</text:p>
          </table:table-cell>
          <table:table-cell office:value-type="string" calcext:value-type="string">
            <text:p>us/op</text:p>
          </table:table-cell>
          <table:table-cell table:formula="of:=[.H59]/[.F59]" office:value-type="percentage" office:value="0.0109651640898752" calcext:value-type="percentage">
            <text:p>1,10%</text:p>
          </table:table-cell>
          <table:table-cell table:number-columns-repeated="101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tream_method_ref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2585.063" calcext:value-type="float">
            <text:p>2585,063</text:p>
          </table:table-cell>
          <table:table-cell office:value-type="string" calcext:value-type="string">
            <text:p>±</text:p>
          </table:table-cell>
          <table:table-cell office:value-type="float" office:value="21.539" calcext:value-type="float">
            <text:p>21,539</text:p>
          </table:table-cell>
          <table:table-cell office:value-type="string" calcext:value-type="string">
            <text:p>us/op</text:p>
          </table:table-cell>
          <table:table-cell table:formula="of:=[.H60]/[.F60]" office:value-type="percentage" office:value="0.00833209867612511" calcext:value-type="percentage">
            <text:p>0,83%</text:p>
          </table:table-cell>
          <table:table-cell table:number-columns-repeated="101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arallel_anonymous_class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2431.157" calcext:value-type="float">
            <text:p>2431,157</text:p>
          </table:table-cell>
          <table:table-cell office:value-type="string" calcext:value-type="string">
            <text:p>±</text:p>
          </table:table-cell>
          <table:table-cell office:value-type="float" office:value="23.991" calcext:value-type="float">
            <text:p>23,991</text:p>
          </table:table-cell>
          <table:table-cell office:value-type="string" calcext:value-type="string">
            <text:p>us/op</text:p>
          </table:table-cell>
          <table:table-cell table:formula="of:=[.H61]/[.F61]" office:value-type="percentage" office:value="0.0098681409715621" calcext:value-type="percentage">
            <text:p>0,99%</text:p>
          </table:table-cell>
          <table:table-cell table:number-columns-repeated="101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arallel_lambda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2434.282" calcext:value-type="float">
            <text:p>2434,282</text:p>
          </table:table-cell>
          <table:table-cell office:value-type="string" calcext:value-type="string">
            <text:p>±</text:p>
          </table:table-cell>
          <table:table-cell office:value-type="float" office:value="26.113" calcext:value-type="float">
            <text:p>26,113</text:p>
          </table:table-cell>
          <table:table-cell office:value-type="string" calcext:value-type="string">
            <text:p>us/op</text:p>
          </table:table-cell>
          <table:table-cell table:formula="of:=[.H62]/[.F62]" office:value-type="percentage" office:value="0.0107271877292771" calcext:value-type="percentage">
            <text:p>1,07%</text:p>
          </table:table-cell>
          <table:table-cell table:number-columns-repeated="101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arallel_method_reference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2630.391" calcext:value-type="float">
            <text:p>2630,391</text:p>
          </table:table-cell>
          <table:table-cell office:value-type="string" calcext:value-type="string">
            <text:p>±</text:p>
          </table:table-cell>
          <table:table-cell office:value-type="float" office:value="26.431" calcext:value-type="float">
            <text:p>26,431</text:p>
          </table:table-cell>
          <table:table-cell office:value-type="string" calcext:value-type="string">
            <text:p>us/op</text:p>
          </table:table-cell>
          <table:table-cell table:formula="of:=[.H63]/[.F63]" office:value-type="percentage" office:value="0.0100483160108136" calcext:value-type="percentage">
            <text:p>1,00%</text:p>
          </table:table-cell>
          <table:table-cell table:number-columns-repeated="101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arallel_stream_anonymous_class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2474.458" calcext:value-type="float">
            <text:p>2474,458</text:p>
          </table:table-cell>
          <table:table-cell office:value-type="string" calcext:value-type="string">
            <text:p>±</text:p>
          </table:table-cell>
          <table:table-cell office:value-type="float" office:value="43.334" calcext:value-type="float">
            <text:p>43,334</text:p>
          </table:table-cell>
          <table:table-cell office:value-type="string" calcext:value-type="string">
            <text:p>us/op</text:p>
          </table:table-cell>
          <table:table-cell table:formula="of:=[.H64]/[.F64]" office:value-type="percentage" office:value="0.0175125219340963" calcext:value-type="percentage">
            <text:p>1,75%</text:p>
          </table:table-cell>
          <table:table-cell table:number-columns-repeated="101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parallel_stream_lambda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2459.043" calcext:value-type="float">
            <text:p>2459,043</text:p>
          </table:table-cell>
          <table:table-cell office:value-type="string" calcext:value-type="string">
            <text:p>±</text:p>
          </table:table-cell>
          <table:table-cell office:value-type="float" office:value="43.932" calcext:value-type="float">
            <text:p>43,932</text:p>
          </table:table-cell>
          <table:table-cell office:value-type="string" calcext:value-type="string">
            <text:p>us/op</text:p>
          </table:table-cell>
          <table:table-cell table:formula="of:=[.H65]/[.F65]" office:value-type="percentage" office:value="0.017865486695434" calcext:value-type="percentage">
            <text:p>1,79%</text:p>
          </table:table-cell>
          <table:table-cell table:number-columns-repeated="101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parallel_stream_method_ref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2639.549" calcext:value-type="float">
            <text:p>2639,549</text:p>
          </table:table-cell>
          <table:table-cell office:value-type="string" calcext:value-type="string">
            <text:p>±</text:p>
          </table:table-cell>
          <table:table-cell office:value-type="float" office:value="40.107" calcext:value-type="float">
            <text:p>40,107</text:p>
          </table:table-cell>
          <table:table-cell office:value-type="string" calcext:value-type="string">
            <text:p>us/op</text:p>
          </table:table-cell>
          <table:table-cell table:formula="of:=[.H66]/[.F66]" office:value-type="percentage" office:value="0.0151946412057514" calcext:value-type="percentage">
            <text:p>1,52%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onymous_class (JRE7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5565.801" calcext:value-type="float">
            <text:p>5565,801</text:p>
          </table:table-cell>
          <table:table-cell office:value-type="string" calcext:value-type="string">
            <text:p>±</text:p>
          </table:table-cell>
          <table:table-cell office:value-type="float" office:value="105.856" calcext:value-type="float">
            <text:p>105,856</text:p>
          </table:table-cell>
          <table:table-cell office:value-type="string" calcext:value-type="string">
            <text:p>us/op</text:p>
          </table:table-cell>
          <table:table-cell table:formula="of:=[.H67]/[.F67]" office:value-type="percentage" office:value="0.019019005530381" calcext:value-type="percentage">
            <text:p>1,90%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nonymous_class (JRE8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5035.042" calcext:value-type="float">
            <text:p>5035,042</text:p>
          </table:table-cell>
          <table:table-cell office:value-type="string" calcext:value-type="string">
            <text:p>±</text:p>
          </table:table-cell>
          <table:table-cell office:value-type="float" office:value="183.248" calcext:value-type="float">
            <text:p>183,248</text:p>
          </table:table-cell>
          <table:table-cell office:value-type="string" calcext:value-type="string">
            <text:p>us/op</text:p>
          </table:table-cell>
          <table:table-cell table:formula="of:=[.H68]/[.F68]" office:value-type="percentage" office:value="0.0363945325580204" calcext:value-type="percentage">
            <text:p>3,64%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ambd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5158.901" calcext:value-type="float">
            <text:p>5158,901</text:p>
          </table:table-cell>
          <table:table-cell office:value-type="string" calcext:value-type="string">
            <text:p>±</text:p>
          </table:table-cell>
          <table:table-cell office:value-type="float" office:value="184.858" calcext:value-type="float">
            <text:p>184,858</text:p>
          </table:table-cell>
          <table:table-cell office:value-type="string" calcext:value-type="string">
            <text:p>us/op</text:p>
          </table:table-cell>
          <table:table-cell table:formula="of:=[.H69]/[.F69]" office:value-type="percentage" office:value="0.0358328256347621" calcext:value-type="percentage">
            <text:p>3,58%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ethod_referenc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5733.258" calcext:value-type="float">
            <text:p>5733,258</text:p>
          </table:table-cell>
          <table:table-cell office:value-type="string" calcext:value-type="string">
            <text:p>±</text:p>
          </table:table-cell>
          <table:table-cell office:value-type="float" office:value="110.846" calcext:value-type="float">
            <text:p>110,846</text:p>
          </table:table-cell>
          <table:table-cell office:value-type="string" calcext:value-type="string">
            <text:p>us/op</text:p>
          </table:table-cell>
          <table:table-cell table:formula="of:=[.H70]/[.F70]" office:value-type="percentage" office:value="0.0193338586890735" calcext:value-type="percentage">
            <text:p>1,93%</text:p>
          </table:table-cell>
          <table:table-cell table:number-columns-repeated="101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tream_anonymous_clas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5313.365" calcext:value-type="float">
            <text:p>5313,365</text:p>
          </table:table-cell>
          <table:table-cell office:value-type="string" calcext:value-type="string">
            <text:p>±</text:p>
          </table:table-cell>
          <table:table-cell office:value-type="float" office:value="77.884" calcext:value-type="float">
            <text:p>77,884</text:p>
          </table:table-cell>
          <table:table-cell office:value-type="string" calcext:value-type="string">
            <text:p>us/op</text:p>
          </table:table-cell>
          <table:table-cell table:formula="of:=[.H71]/[.F71]" office:value-type="percentage" office:value="0.0146581309584416" calcext:value-type="percentage">
            <text:p>1,47%</text:p>
          </table:table-cell>
          <table:table-cell table:number-columns-repeated="101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tream_lambd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5337.316" calcext:value-type="float">
            <text:p>5337,316</text:p>
          </table:table-cell>
          <table:table-cell office:value-type="string" calcext:value-type="string">
            <text:p>±</text:p>
          </table:table-cell>
          <table:table-cell office:value-type="float" office:value="71.064" calcext:value-type="float">
            <text:p>71,064</text:p>
          </table:table-cell>
          <table:table-cell office:value-type="string" calcext:value-type="string">
            <text:p>us/op</text:p>
          </table:table-cell>
          <table:table-cell table:formula="of:=[.H72]/[.F72]" office:value-type="percentage" office:value="0.0133145573542957" calcext:value-type="percentage">
            <text:p>1,33%</text:p>
          </table:table-cell>
          <table:table-cell table:number-columns-repeated="101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tream_method_ref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5623.107" calcext:value-type="float">
            <text:p>5623,107</text:p>
          </table:table-cell>
          <table:table-cell office:value-type="string" calcext:value-type="string">
            <text:p>±</text:p>
          </table:table-cell>
          <table:table-cell office:value-type="float" office:value="83.987" calcext:value-type="float">
            <text:p>83,987</text:p>
          </table:table-cell>
          <table:table-cell office:value-type="string" calcext:value-type="string">
            <text:p>us/op</text:p>
          </table:table-cell>
          <table:table-cell table:formula="of:=[.H73]/[.F73]" office:value-type="percentage" office:value="0.0149360487004782" calcext:value-type="percentage">
            <text:p>1,49%</text:p>
          </table:table-cell>
          <table:table-cell table:number-columns-repeated="101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arallel_anonymous_clas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2072.628" calcext:value-type="float">
            <text:p>2072,628</text:p>
          </table:table-cell>
          <table:table-cell office:value-type="string" calcext:value-type="string">
            <text:p>±</text:p>
          </table:table-cell>
          <table:table-cell office:value-type="float" office:value="86.453" calcext:value-type="float">
            <text:p>86,453</text:p>
          </table:table-cell>
          <table:table-cell office:value-type="string" calcext:value-type="string">
            <text:p>us/op</text:p>
          </table:table-cell>
          <table:table-cell table:formula="of:=[.H74]/[.F74]" office:value-type="percentage" office:value="0.0417117784764077" calcext:value-type="percentage">
            <text:p>4,17%</text:p>
          </table:table-cell>
          <table:table-cell table:number-columns-repeated="101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arallel_lambd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2068.838" calcext:value-type="float">
            <text:p>2068,838</text:p>
          </table:table-cell>
          <table:table-cell office:value-type="string" calcext:value-type="string">
            <text:p>±</text:p>
          </table:table-cell>
          <table:table-cell office:value-type="float" office:value="77.871" calcext:value-type="float">
            <text:p>77,871</text:p>
          </table:table-cell>
          <table:table-cell office:value-type="string" calcext:value-type="string">
            <text:p>us/op</text:p>
          </table:table-cell>
          <table:table-cell table:formula="of:=[.H75]/[.F75]" office:value-type="percentage" office:value="0.0376399698768101" calcext:value-type="percentage">
            <text:p>3,76%</text:p>
          </table:table-cell>
          <table:table-cell table:number-columns-repeated="101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parallel_method_referenc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2189.809" calcext:value-type="float">
            <text:p>2189,809</text:p>
          </table:table-cell>
          <table:table-cell office:value-type="string" calcext:value-type="string">
            <text:p>±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us/op</text:p>
          </table:table-cell>
          <table:table-cell table:formula="of:=[.H76]/[.F76]" office:value-type="percentage" office:value="0.0465794048704704" calcext:value-type="percentage">
            <text:p>4,66%</text:p>
          </table:table-cell>
          <table:table-cell table:number-columns-repeated="101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arallel_stream_anonymous_clas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2132.648" calcext:value-type="float">
            <text:p>2132,648</text:p>
          </table:table-cell>
          <table:table-cell office:value-type="string" calcext:value-type="string">
            <text:p>±</text:p>
          </table:table-cell>
          <table:table-cell office:value-type="float" office:value="70.91" calcext:value-type="float">
            <text:p>70,91</text:p>
          </table:table-cell>
          <table:table-cell office:value-type="string" calcext:value-type="string">
            <text:p>us/op</text:p>
          </table:table-cell>
          <table:table-cell table:formula="of:=[.H77]/[.F77]" office:value-type="percentage" office:value="0.0332497439802537" calcext:value-type="percentage">
            <text:p>3,32%</text:p>
          </table:table-cell>
          <table:table-cell table:number-columns-repeated="101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parallel_stream_lambd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2095.558" calcext:value-type="float">
            <text:p>2095,558</text:p>
          </table:table-cell>
          <table:table-cell office:value-type="string" calcext:value-type="string">
            <text:p>±</text:p>
          </table:table-cell>
          <table:table-cell office:value-type="float" office:value="71.537" calcext:value-type="float">
            <text:p>71,537</text:p>
          </table:table-cell>
          <table:table-cell office:value-type="string" calcext:value-type="string">
            <text:p>us/op</text:p>
          </table:table-cell>
          <table:table-cell table:formula="of:=[.H78]/[.F78]" office:value-type="percentage" office:value="0.0341374469234447" calcext:value-type="percentage">
            <text:p>3,41%</text:p>
          </table:table-cell>
          <table:table-cell table:number-columns-repeated="101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parallel_stream_method_ref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2243.29" calcext:value-type="float">
            <text:p>2243,29</text:p>
          </table:table-cell>
          <table:table-cell office:value-type="string" calcext:value-type="string">
            <text:p>±</text:p>
          </table:table-cell>
          <table:table-cell office:value-type="float" office:value="89.469" calcext:value-type="float">
            <text:p>89,469</text:p>
          </table:table-cell>
          <table:table-cell office:value-type="string" calcext:value-type="string">
            <text:p>us/op</text:p>
          </table:table-cell>
          <table:table-cell table:formula="of:=[.H79]/[.F79]" office:value-type="percentage" office:value="0.0398829397893273" calcext:value-type="percentage">
            <text:p>3,99%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nonymous_class (JRE7)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36034.474" calcext:value-type="float">
            <text:p>36034,474</text:p>
          </table:table-cell>
          <table:table-cell office:value-type="string" calcext:value-type="string">
            <text:p>±</text:p>
          </table:table-cell>
          <table:table-cell office:value-type="float" office:value="449.837" calcext:value-type="float">
            <text:p>449,837</text:p>
          </table:table-cell>
          <table:table-cell office:value-type="string" calcext:value-type="string">
            <text:p>us/op</text:p>
          </table:table-cell>
          <table:table-cell table:formula="of:=[.H80]/[.F80]" office:value-type="percentage" office:value="0.0124835178668072" calcext:value-type="percentage">
            <text:p>1,25%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nonymous_class (JRE8)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34497.36" calcext:value-type="float">
            <text:p>34497,36</text:p>
          </table:table-cell>
          <table:table-cell office:value-type="string" calcext:value-type="string">
            <text:p>±</text:p>
          </table:table-cell>
          <table:table-cell office:value-type="float" office:value="983.307" calcext:value-type="float">
            <text:p>983,307</text:p>
          </table:table-cell>
          <table:table-cell office:value-type="string" calcext:value-type="string">
            <text:p>us/op</text:p>
          </table:table-cell>
          <table:table-cell table:formula="of:=[.H81]/[.F81]" office:value-type="percentage" office:value="0.0285038333368119" calcext:value-type="percentage">
            <text:p>2,85%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ambda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35374.219" calcext:value-type="float">
            <text:p>35374,219</text:p>
          </table:table-cell>
          <table:table-cell office:value-type="string" calcext:value-type="string">
            <text:p>±</text:p>
          </table:table-cell>
          <table:table-cell office:value-type="float" office:value="889.824" calcext:value-type="float">
            <text:p>889,824</text:p>
          </table:table-cell>
          <table:table-cell office:value-type="string" calcext:value-type="string">
            <text:p>us/op</text:p>
          </table:table-cell>
          <table:table-cell table:formula="of:=[.H82]/[.F82]" office:value-type="percentage" office:value="0.0251545906921648" calcext:value-type="percentage">
            <text:p>2,52%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ethod_reference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37630.111" calcext:value-type="float">
            <text:p>37630,111</text:p>
          </table:table-cell>
          <table:table-cell office:value-type="string" calcext:value-type="string">
            <text:p>±</text:p>
          </table:table-cell>
          <table:table-cell office:value-type="float" office:value="420.652" calcext:value-type="float">
            <text:p>420,652</text:p>
          </table:table-cell>
          <table:table-cell office:value-type="string" calcext:value-type="string">
            <text:p>us/op</text:p>
          </table:table-cell>
          <table:table-cell table:formula="of:=[.H83]/[.F83]" office:value-type="percentage" office:value="0.0111786010942142" calcext:value-type="percentage">
            <text:p>1,12%</text:p>
          </table:table-cell>
          <table:table-cell table:number-columns-repeated="101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tream_anonymous_class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36137.962" calcext:value-type="float">
            <text:p>36137,962</text:p>
          </table:table-cell>
          <table:table-cell office:value-type="string" calcext:value-type="string">
            <text:p>±</text:p>
          </table:table-cell>
          <table:table-cell office:value-type="float" office:value="574.038" calcext:value-type="float">
            <text:p>574,038</text:p>
          </table:table-cell>
          <table:table-cell office:value-type="string" calcext:value-type="string">
            <text:p>us/op</text:p>
          </table:table-cell>
          <table:table-cell table:formula="of:=[.H84]/[.F84]" office:value-type="percentage" office:value="0.0158846257019142" calcext:value-type="percentage">
            <text:p>1,59%</text:p>
          </table:table-cell>
          <table:table-cell table:number-columns-repeated="101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tream_lambda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35421.045" calcext:value-type="float">
            <text:p>35421,045</text:p>
          </table:table-cell>
          <table:table-cell office:value-type="string" calcext:value-type="string">
            <text:p>±</text:p>
          </table:table-cell>
          <table:table-cell office:value-type="float" office:value="454.391" calcext:value-type="float">
            <text:p>454,391</text:p>
          </table:table-cell>
          <table:table-cell office:value-type="string" calcext:value-type="string">
            <text:p>us/op</text:p>
          </table:table-cell>
          <table:table-cell table:formula="of:=[.H85]/[.F85]" office:value-type="percentage" office:value="0.0128282776524521" calcext:value-type="percentage">
            <text:p>1,28%</text:p>
          </table:table-cell>
          <table:table-cell table:number-columns-repeated="101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tream_method_ref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37815.735" calcext:value-type="float">
            <text:p>37815,735</text:p>
          </table:table-cell>
          <table:table-cell office:value-type="string" calcext:value-type="string">
            <text:p>±</text:p>
          </table:table-cell>
          <table:table-cell office:value-type="float" office:value="575.8" calcext:value-type="float">
            <text:p>575,8</text:p>
          </table:table-cell>
          <table:table-cell office:value-type="string" calcext:value-type="string">
            <text:p>us/op</text:p>
          </table:table-cell>
          <table:table-cell table:formula="of:=[.H86]/[.F86]" office:value-type="percentage" office:value="0.015226465914255" calcext:value-type="percentage">
            <text:p>1,52%</text:p>
          </table:table-cell>
          <table:table-cell table:number-columns-repeated="101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arallel_anonymous_class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11271.441" calcext:value-type="float">
            <text:p>11271,441</text:p>
          </table:table-cell>
          <table:table-cell office:value-type="string" calcext:value-type="string">
            <text:p>±</text:p>
          </table:table-cell>
          <table:table-cell office:value-type="float" office:value="669.366" calcext:value-type="float">
            <text:p>669,366</text:p>
          </table:table-cell>
          <table:table-cell office:value-type="string" calcext:value-type="string">
            <text:p>us/op</text:p>
          </table:table-cell>
          <table:table-cell table:formula="of:=[.H87]/[.F87]" office:value-type="percentage" office:value="0.0593860181675085" calcext:value-type="percentage">
            <text:p>5,94%</text:p>
          </table:table-cell>
          <table:table-cell table:number-columns-repeated="101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arallel_lambda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11316.761" calcext:value-type="float">
            <text:p>11316,761</text:p>
          </table:table-cell>
          <table:table-cell office:value-type="string" calcext:value-type="string">
            <text:p>±</text:p>
          </table:table-cell>
          <table:table-cell office:value-type="float" office:value="673.689" calcext:value-type="float">
            <text:p>673,689</text:p>
          </table:table-cell>
          <table:table-cell office:value-type="string" calcext:value-type="string">
            <text:p>us/op</text:p>
          </table:table-cell>
          <table:table-cell table:formula="of:=[.H88]/[.F88]" office:value-type="percentage" office:value="0.0595301959633149" calcext:value-type="percentage">
            <text:p>5,95%</text:p>
          </table:table-cell>
          <table:table-cell table:number-columns-repeated="101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arallel_method_reference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12410.494" calcext:value-type="float">
            <text:p>12410,494</text:p>
          </table:table-cell>
          <table:table-cell office:value-type="string" calcext:value-type="string">
            <text:p>±</text:p>
          </table:table-cell>
          <table:table-cell office:value-type="float" office:value="691.81" calcext:value-type="float">
            <text:p>691,81</text:p>
          </table:table-cell>
          <table:table-cell office:value-type="string" calcext:value-type="string">
            <text:p>us/op</text:p>
          </table:table-cell>
          <table:table-cell table:formula="of:=[.H89]/[.F89]" office:value-type="percentage" office:value="0.0557439534638992" calcext:value-type="percentage">
            <text:p>5,57%</text:p>
          </table:table-cell>
          <table:table-cell table:number-columns-repeated="101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arallel_stream_anonymous_class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11765.54" calcext:value-type="float">
            <text:p>11765,54</text:p>
          </table:table-cell>
          <table:table-cell office:value-type="string" calcext:value-type="string">
            <text:p>±</text:p>
          </table:table-cell>
          <table:table-cell office:value-type="float" office:value="628.856" calcext:value-type="float">
            <text:p>628,856</text:p>
          </table:table-cell>
          <table:table-cell office:value-type="string" calcext:value-type="string">
            <text:p>us/op</text:p>
          </table:table-cell>
          <table:table-cell table:formula="of:=[.H90]/[.F90]" office:value-type="percentage" office:value="0.0534489704679938" calcext:value-type="percentage">
            <text:p>5,34%</text:p>
          </table:table-cell>
          <table:table-cell table:number-columns-repeated="10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parallel_stream_lambda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11803.168" calcext:value-type="float">
            <text:p>11803,168</text:p>
          </table:table-cell>
          <table:table-cell office:value-type="string" calcext:value-type="string">
            <text:p>±</text:p>
          </table:table-cell>
          <table:table-cell office:value-type="float" office:value="608.807" calcext:value-type="float">
            <text:p>608,807</text:p>
          </table:table-cell>
          <table:table-cell office:value-type="string" calcext:value-type="string">
            <text:p>us/op</text:p>
          </table:table-cell>
          <table:table-cell table:formula="of:=[.H91]/[.F91]" office:value-type="percentage" office:value="0.0515799656499001" calcext:value-type="percentage">
            <text:p>5,16%</text:p>
          </table:table-cell>
          <table:table-cell table:number-columns-repeated="101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arallel_stream_method_ref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13486.158" calcext:value-type="float">
            <text:p>13486,158</text:p>
          </table:table-cell>
          <table:table-cell office:value-type="string" calcext:value-type="string">
            <text:p>±</text:p>
          </table:table-cell>
          <table:table-cell office:value-type="float" office:value="683.723" calcext:value-type="float">
            <text:p>683,723</text:p>
          </table:table-cell>
          <table:table-cell office:value-type="string" calcext:value-type="string">
            <text:p>us/op</text:p>
          </table:table-cell>
          <table:table-cell table:formula="of:=[.H92]/[.F92]" office:value-type="percentage" office:value="0.0506981306314222" calcext:value-type="percentage">
            <text:p>5,07%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nonymous_class (JRE7)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77900.912" calcext:value-type="float">
            <text:p>77900,912</text:p>
          </table:table-cell>
          <table:table-cell office:value-type="string" calcext:value-type="string">
            <text:p>±</text:p>
          </table:table-cell>
          <table:table-cell office:value-type="float" office:value="1168.046" calcext:value-type="float">
            <text:p>1168,046</text:p>
          </table:table-cell>
          <table:table-cell office:value-type="string" calcext:value-type="string">
            <text:p>us/op</text:p>
          </table:table-cell>
          <table:table-cell table:formula="of:=[.H93]/[.F93]" office:value-type="percentage" office:value="0.0149939964759334" calcext:value-type="percentage">
            <text:p>1,50%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nonymous_class (JRE8)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77035.638" calcext:value-type="float">
            <text:p>77035,638</text:p>
          </table:table-cell>
          <table:table-cell office:value-type="string" calcext:value-type="string">
            <text:p>±</text:p>
          </table:table-cell>
          <table:table-cell office:value-type="float" office:value="1653.527" calcext:value-type="float">
            <text:p>1653,527</text:p>
          </table:table-cell>
          <table:table-cell office:value-type="string" calcext:value-type="string">
            <text:p>us/op</text:p>
          </table:table-cell>
          <table:table-cell table:formula="of:=[.H94]/[.F94]" office:value-type="percentage" office:value="0.0214644422105" calcext:value-type="percentage">
            <text:p>2,15%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ambda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75620.793" calcext:value-type="float">
            <text:p>75620,793</text:p>
          </table:table-cell>
          <table:table-cell office:value-type="string" calcext:value-type="string">
            <text:p>±</text:p>
          </table:table-cell>
          <table:table-cell office:value-type="float" office:value="1872.961" calcext:value-type="float">
            <text:p>1872,961</text:p>
          </table:table-cell>
          <table:table-cell office:value-type="string" calcext:value-type="string">
            <text:p>us/op</text:p>
          </table:table-cell>
          <table:table-cell table:formula="of:=[.H95]/[.F95]" office:value-type="percentage" office:value="0.0247678042730919" calcext:value-type="percentage">
            <text:p>2,48%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ethod_reference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82507.846" calcext:value-type="float">
            <text:p>82507,846</text:p>
          </table:table-cell>
          <table:table-cell office:value-type="string" calcext:value-type="string">
            <text:p>±</text:p>
          </table:table-cell>
          <table:table-cell office:value-type="float" office:value="1154.979" calcext:value-type="float">
            <text:p>1154,979</text:p>
          </table:table-cell>
          <table:table-cell office:value-type="string" calcext:value-type="string">
            <text:p>us/op</text:p>
          </table:table-cell>
          <table:table-cell table:formula="of:=[.H96]/[.F96]" office:value-type="percentage" office:value="0.0139984141629391" calcext:value-type="percentage">
            <text:p>1,40%</text:p>
          </table:table-cell>
          <table:table-cell table:number-columns-repeated="101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tream_anonymous_class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76827.043" calcext:value-type="float">
            <text:p>76827,043</text:p>
          </table:table-cell>
          <table:table-cell office:value-type="string" calcext:value-type="string">
            <text:p>±</text:p>
          </table:table-cell>
          <table:table-cell office:value-type="float" office:value="914.367" calcext:value-type="float">
            <text:p>914,367</text:p>
          </table:table-cell>
          <table:table-cell office:value-type="string" calcext:value-type="string">
            <text:p>us/op</text:p>
          </table:table-cell>
          <table:table-cell table:formula="of:=[.H97]/[.F97]" office:value-type="percentage" office:value="0.0119016294822124" calcext:value-type="percentage">
            <text:p>1,19%</text:p>
          </table:table-cell>
          <table:table-cell table:number-columns-repeated="101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tream_lambda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76814.179" calcext:value-type="float">
            <text:p>76814,179</text:p>
          </table:table-cell>
          <table:table-cell office:value-type="string" calcext:value-type="string">
            <text:p>±</text:p>
          </table:table-cell>
          <table:table-cell office:value-type="float" office:value="1222.621" calcext:value-type="float">
            <text:p>1222,621</text:p>
          </table:table-cell>
          <table:table-cell office:value-type="string" calcext:value-type="string">
            <text:p>us/op</text:p>
          </table:table-cell>
          <table:table-cell table:formula="of:=[.H98]/[.F98]" office:value-type="percentage" office:value="0.0159166057089538" calcext:value-type="percentage">
            <text:p>1,59%</text:p>
          </table:table-cell>
          <table:table-cell table:number-columns-repeated="101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tream_method_ref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82246.977" calcext:value-type="float">
            <text:p>82246,977</text:p>
          </table:table-cell>
          <table:table-cell office:value-type="string" calcext:value-type="string">
            <text:p>±</text:p>
          </table:table-cell>
          <table:table-cell office:value-type="float" office:value="1161.775" calcext:value-type="float">
            <text:p>1161,775</text:p>
          </table:table-cell>
          <table:table-cell office:value-type="string" calcext:value-type="string">
            <text:p>us/op</text:p>
          </table:table-cell>
          <table:table-cell table:formula="of:=[.H99]/[.F99]" office:value-type="percentage" office:value="0.0141254431758629" calcext:value-type="percentage">
            <text:p>1,41%</text:p>
          </table:table-cell>
          <table:table-cell table:number-columns-repeated="101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arallel_anonymous_class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28644.743" calcext:value-type="float">
            <text:p>28644,743</text:p>
          </table:table-cell>
          <table:table-cell office:value-type="string" calcext:value-type="string">
            <text:p>±</text:p>
          </table:table-cell>
          <table:table-cell office:value-type="float" office:value="1433.77" calcext:value-type="float">
            <text:p>1433,77</text:p>
          </table:table-cell>
          <table:table-cell office:value-type="string" calcext:value-type="string">
            <text:p>us/op</text:p>
          </table:table-cell>
          <table:table-cell table:formula="of:=[.H100]/[.F100]" office:value-type="percentage" office:value="0.0500535124368196" calcext:value-type="percentage">
            <text:p>5,01%</text:p>
          </table:table-cell>
          <table:table-cell table:number-columns-repeated="101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arallel_lambda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26623.44" calcext:value-type="float">
            <text:p>26623,44</text:p>
          </table:table-cell>
          <table:table-cell office:value-type="string" calcext:value-type="string">
            <text:p>±</text:p>
          </table:table-cell>
          <table:table-cell office:value-type="float" office:value="1440.225" calcext:value-type="float">
            <text:p>1440,225</text:p>
          </table:table-cell>
          <table:table-cell office:value-type="string" calcext:value-type="string">
            <text:p>us/op</text:p>
          </table:table-cell>
          <table:table-cell table:formula="of:=[.H101]/[.F101]" office:value-type="percentage" office:value="0.0540961273223896" calcext:value-type="percentage">
            <text:p>5,41%</text:p>
          </table:table-cell>
          <table:table-cell table:number-columns-repeated="101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arallel_method_reference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31003.116" calcext:value-type="float">
            <text:p>31003,116</text:p>
          </table:table-cell>
          <table:table-cell office:value-type="string" calcext:value-type="string">
            <text:p>±</text:p>
          </table:table-cell>
          <table:table-cell office:value-type="float" office:value="1607.36" calcext:value-type="float">
            <text:p>1607,36</text:p>
          </table:table-cell>
          <table:table-cell office:value-type="string" calcext:value-type="string">
            <text:p>us/op</text:p>
          </table:table-cell>
          <table:table-cell table:formula="of:=[.H102]/[.F102]" office:value-type="percentage" office:value="0.051845111310747" calcext:value-type="percentage">
            <text:p>5,18%</text:p>
          </table:table-cell>
          <table:table-cell table:number-columns-repeated="101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parallel_stream_anonymous_class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30123.177" calcext:value-type="float">
            <text:p>30123,177</text:p>
          </table:table-cell>
          <table:table-cell office:value-type="string" calcext:value-type="string">
            <text:p>±</text:p>
          </table:table-cell>
          <table:table-cell office:value-type="float" office:value="1394.005" calcext:value-type="float">
            <text:p>1394,005</text:p>
          </table:table-cell>
          <table:table-cell office:value-type="string" calcext:value-type="string">
            <text:p>us/op</text:p>
          </table:table-cell>
          <table:table-cell table:formula="of:=[.H103]/[.F103]" office:value-type="percentage" office:value="0.0462768253162673" calcext:value-type="percentage">
            <text:p>4,63%</text:p>
          </table:table-cell>
          <table:table-cell table:number-columns-repeated="101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parallel_stream_lambda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29315.661" calcext:value-type="float">
            <text:p>29315,661</text:p>
          </table:table-cell>
          <table:table-cell office:value-type="string" calcext:value-type="string">
            <text:p>±</text:p>
          </table:table-cell>
          <table:table-cell office:value-type="float" office:value="1381.394" calcext:value-type="float">
            <text:p>1381,394</text:p>
          </table:table-cell>
          <table:table-cell office:value-type="string" calcext:value-type="string">
            <text:p>us/op</text:p>
          </table:table-cell>
          <table:table-cell table:formula="of:=[.H104]/[.F104]" office:value-type="percentage" office:value="0.0471213662895065" calcext:value-type="percentage">
            <text:p>4,71%</text:p>
          </table:table-cell>
          <table:table-cell table:number-columns-repeated="101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arallel_stream_method_ref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31649.61" calcext:value-type="float">
            <text:p>31649,61</text:p>
          </table:table-cell>
          <table:table-cell office:value-type="string" calcext:value-type="string">
            <text:p>±</text:p>
          </table:table-cell>
          <table:table-cell office:value-type="float" office:value="1499.247" calcext:value-type="float">
            <text:p>1499,247</text:p>
          </table:table-cell>
          <table:table-cell office:value-type="string" calcext:value-type="string">
            <text:p>us/op</text:p>
          </table:table-cell>
          <table:table-cell table:formula="of:=[.H105]/[.F105]" office:value-type="percentage" office:value="0.0473701571678135" calcext:value-type="percentage">
            <text:p>4,74%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nonymous_class (JRE7)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436714.557" calcext:value-type="float">
            <text:p>436714,557</text:p>
          </table:table-cell>
          <table:table-cell office:value-type="string" calcext:value-type="string">
            <text:p>±</text:p>
          </table:table-cell>
          <table:table-cell office:value-type="float" office:value="2260.036" calcext:value-type="float">
            <text:p>2260,036</text:p>
          </table:table-cell>
          <table:table-cell office:value-type="string" calcext:value-type="string">
            <text:p>us/op</text:p>
          </table:table-cell>
          <table:table-cell table:formula="of:=[.H106]/[.F106]" office:value-type="percentage" office:value="0.00517508739696076" calcext:value-type="percentage">
            <text:p>0,52%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nonymous_class (JRE8)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450464.581" calcext:value-type="float">
            <text:p>450464,581</text:p>
          </table:table-cell>
          <table:table-cell office:value-type="string" calcext:value-type="string">
            <text:p>±</text:p>
          </table:table-cell>
          <table:table-cell office:value-type="float" office:value="3997.74" calcext:value-type="float">
            <text:p>3997,74</text:p>
          </table:table-cell>
          <table:table-cell office:value-type="string" calcext:value-type="string">
            <text:p>us/op</text:p>
          </table:table-cell>
          <table:table-cell table:formula="of:=[.H107]/[.F107]" office:value-type="percentage" office:value="0.00887470440212035" calcext:value-type="percentage">
            <text:p>0,89%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ambda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446428.635" calcext:value-type="float">
            <text:p>446428,635</text:p>
          </table:table-cell>
          <table:table-cell office:value-type="string" calcext:value-type="string">
            <text:p>±</text:p>
          </table:table-cell>
          <table:table-cell office:value-type="float" office:value="4228.164" calcext:value-type="float">
            <text:p>4228,164</text:p>
          </table:table-cell>
          <table:table-cell office:value-type="string" calcext:value-type="string">
            <text:p>us/op</text:p>
          </table:table-cell>
          <table:table-cell table:formula="of:=[.H108]/[.F108]" office:value-type="percentage" office:value="0.00947108601131735" calcext:value-type="percentage">
            <text:p>0,95%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ethod_reference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458892.999" calcext:value-type="float">
            <text:p>458892,999</text:p>
          </table:table-cell>
          <table:table-cell office:value-type="string" calcext:value-type="string">
            <text:p>±</text:p>
          </table:table-cell>
          <table:table-cell office:value-type="float" office:value="2451.624" calcext:value-type="float">
            <text:p>2451,624</text:p>
          </table:table-cell>
          <table:table-cell office:value-type="string" calcext:value-type="string">
            <text:p>us/op</text:p>
          </table:table-cell>
          <table:table-cell table:formula="of:=[.H109]/[.F109]" office:value-type="percentage" office:value="0.00534247418318099" calcext:value-type="percentage">
            <text:p>0,53%</text:p>
          </table:table-cell>
          <table:table-cell table:number-columns-repeated="101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tream_anonymous_class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436778.583" calcext:value-type="float">
            <text:p>436778,583</text:p>
          </table:table-cell>
          <table:table-cell office:value-type="string" calcext:value-type="string">
            <text:p>±</text:p>
          </table:table-cell>
          <table:table-cell office:value-type="float" office:value="2480.909" calcext:value-type="float">
            <text:p>2480,909</text:p>
          </table:table-cell>
          <table:table-cell office:value-type="string" calcext:value-type="string">
            <text:p>us/op</text:p>
          </table:table-cell>
          <table:table-cell table:formula="of:=[.H110]/[.F110]" office:value-type="percentage" office:value="0.00568001522180862" calcext:value-type="percentage">
            <text:p>0,57%</text:p>
          </table:table-cell>
          <table:table-cell table:number-columns-repeated="10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tream_lambda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437421.072" calcext:value-type="float">
            <text:p>437421,072</text:p>
          </table:table-cell>
          <table:table-cell office:value-type="string" calcext:value-type="string">
            <text:p>±</text:p>
          </table:table-cell>
          <table:table-cell office:value-type="float" office:value="2801.266" calcext:value-type="float">
            <text:p>2801,266</text:p>
          </table:table-cell>
          <table:table-cell office:value-type="string" calcext:value-type="string">
            <text:p>us/op</text:p>
          </table:table-cell>
          <table:table-cell table:formula="of:=[.H111]/[.F111]" office:value-type="percentage" office:value="0.00640404904864757" calcext:value-type="percentage">
            <text:p>0,64%</text:p>
          </table:table-cell>
          <table:table-cell table:number-columns-repeated="101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tream_method_ref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460981.147" calcext:value-type="float">
            <text:p>460981,147</text:p>
          </table:table-cell>
          <table:table-cell office:value-type="string" calcext:value-type="string">
            <text:p>±</text:p>
          </table:table-cell>
          <table:table-cell office:value-type="float" office:value="2546.594" calcext:value-type="float">
            <text:p>2546,594</text:p>
          </table:table-cell>
          <table:table-cell office:value-type="string" calcext:value-type="string">
            <text:p>us/op</text:p>
          </table:table-cell>
          <table:table-cell table:formula="of:=[.H112]/[.F112]" office:value-type="percentage" office:value="0.00552429099665545" calcext:value-type="percentage">
            <text:p>0,55%</text:p>
          </table:table-cell>
          <table:table-cell table:number-columns-repeated="101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arallel_anonymous_class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198469.435" calcext:value-type="float">
            <text:p>198469,435</text:p>
          </table:table-cell>
          <table:table-cell office:value-type="string" calcext:value-type="string">
            <text:p>±</text:p>
          </table:table-cell>
          <table:table-cell office:value-type="float" office:value="5508.565" calcext:value-type="float">
            <text:p>5508,565</text:p>
          </table:table-cell>
          <table:table-cell office:value-type="string" calcext:value-type="string">
            <text:p>us/op</text:p>
          </table:table-cell>
          <table:table-cell table:formula="of:=[.H113]/[.F113]" office:value-type="percentage" office:value="0.0277552309251044" calcext:value-type="percentage">
            <text:p>2,78%</text:p>
          </table:table-cell>
          <table:table-cell table:number-columns-repeated="101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arallel_lambda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193068.602" calcext:value-type="float">
            <text:p>193068,602</text:p>
          </table:table-cell>
          <table:table-cell office:value-type="string" calcext:value-type="string">
            <text:p>±</text:p>
          </table:table-cell>
          <table:table-cell office:value-type="float" office:value="5777.944" calcext:value-type="float">
            <text:p>5777,944</text:p>
          </table:table-cell>
          <table:table-cell office:value-type="string" calcext:value-type="string">
            <text:p>us/op</text:p>
          </table:table-cell>
          <table:table-cell table:formula="of:=[.H114]/[.F114]" office:value-type="percentage" office:value="0.0299268961402642" calcext:value-type="percentage">
            <text:p>2,99%</text:p>
          </table:table-cell>
          <table:table-cell table:number-columns-repeated="101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arallel_method_reference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208502.263" calcext:value-type="float">
            <text:p>208502,263</text:p>
          </table:table-cell>
          <table:table-cell office:value-type="string" calcext:value-type="string">
            <text:p>±</text:p>
          </table:table-cell>
          <table:table-cell office:value-type="float" office:value="5062.407" calcext:value-type="float">
            <text:p>5062,407</text:p>
          </table:table-cell>
          <table:table-cell office:value-type="string" calcext:value-type="string">
            <text:p>us/op</text:p>
          </table:table-cell>
          <table:table-cell table:formula="of:=[.H115]/[.F115]" office:value-type="percentage" office:value="0.0242798659696082" calcext:value-type="percentage">
            <text:p>2,43%</text:p>
          </table:table-cell>
          <table:table-cell table:number-columns-repeated="101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parallel_stream_anonymous_class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191331.919" calcext:value-type="float">
            <text:p>191331,919</text:p>
          </table:table-cell>
          <table:table-cell office:value-type="string" calcext:value-type="string">
            <text:p>±</text:p>
          </table:table-cell>
          <table:table-cell office:value-type="float" office:value="5513.555" calcext:value-type="float">
            <text:p>5513,555</text:p>
          </table:table-cell>
          <table:table-cell office:value-type="string" calcext:value-type="string">
            <text:p>us/op</text:p>
          </table:table-cell>
          <table:table-cell table:formula="of:=[.H116]/[.F116]" office:value-type="percentage" office:value="0.028816702559702" calcext:value-type="percentage">
            <text:p>2,88%</text:p>
          </table:table-cell>
          <table:table-cell table:number-columns-repeated="101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parallel_stream_lambda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199333.311" calcext:value-type="float">
            <text:p>199333,311</text:p>
          </table:table-cell>
          <table:table-cell office:value-type="string" calcext:value-type="string">
            <text:p>±</text:p>
          </table:table-cell>
          <table:table-cell office:value-type="float" office:value="5136.131" calcext:value-type="float">
            <text:p>5136,131</text:p>
          </table:table-cell>
          <table:table-cell office:value-type="string" calcext:value-type="string">
            <text:p>us/op</text:p>
          </table:table-cell>
          <table:table-cell table:formula="of:=[.H117]/[.F117]" office:value-type="percentage" office:value="0.0257665463651482" calcext:value-type="percentage">
            <text:p>2,58%</text:p>
          </table:table-cell>
          <table:table-cell table:number-columns-repeated="101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arallel_stream_method_ref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203941.89" calcext:value-type="float">
            <text:p>203941,89</text:p>
          </table:table-cell>
          <table:table-cell office:value-type="string" calcext:value-type="string">
            <text:p>±</text:p>
          </table:table-cell>
          <table:table-cell office:value-type="float" office:value="5207.009" calcext:value-type="float">
            <text:p>5207,009</text:p>
          </table:table-cell>
          <table:table-cell office:value-type="string" calcext:value-type="string">
            <text:p>us/op</text:p>
          </table:table-cell>
          <table:table-cell table:formula="of:=[.H118]/[.F118]" office:value-type="percentage" office:value="0.0255318267375084" calcext:value-type="percentage">
            <text:p>2,55%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MAX</text:p>
          </table:table-cell>
          <table:table-cell table:formula="of:=MAX([.J2:.J118])" office:value-type="percentage" office:value="0.0595301959633149" calcext:value-type="percentage">
            <text:p>5,95%</text:p>
          </table:table-cell>
          <table:table-cell table:number-columns-repeated="1014"/>
        </table:table-row>
      </table:table>
      <table:table table:name="palmarès par impl" table:style-name="ta1">
        <table:shapes>
          <draw:frame draw:z-index="0" draw:style-name="gr1" draw:text-style-name="P1" svg:width="119.83mm" svg:height="72.55mm" svg:x="5.96mm" svg:y="121.31mm">
            <draw:object draw:notify-on-update-of-ranges="'palmarès par impl'.U19:'palmarès par impl'.U22 'palmarès par impl'.V18:'palmarès par impl'.V18 'palmarès par impl'.V19:'palmarès par impl'.V2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09.74mm" svg:height="90.15mm" svg:x="10.36mm" svg:y="280.58mm">
            <draw:object draw:notify-on-update-of-ranges="'palmarès par impl'.U53:'palmarès par impl'.U58 'palmarès par impl'.V52:'palmarès par impl'.V52 'palmarès par impl'.V53:'palmarès par impl'.V5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184.48mm" svg:height="123.48mm" svg:x="175.91mm" svg:y="282.5mm">
            <draw:object draw:notify-on-update-of-ranges="'palmarès par impl'.A53:'palmarès par impl'.A58 'palmarès par impl'.B52:'palmarès par impl'.B52 'palmarès par impl'.B53:'palmarès par impl'.B58 'palmarès par impl'.C52:'palmarès par impl'.C52 'palmarès par impl'.C53:'palmarès par impl'.C58 'palmarès par impl'.D52:'palmarès par impl'.D52 'palmarès par impl'.D53:'palmarès par impl'.D58 'palmarès par impl'.E52:'palmarès par impl'.E52 'palmarès par impl'.E53:'palmarès par impl'.E58 'palmarès par impl'.F52:'palmarès par impl'.F52 'palmarès par impl'.F53:'palmarès par impl'.F58 'palmarès par impl'.G52:'palmarès par impl'.G52 'palmarès par impl'.G53:'palmarès par impl'.G58 'palmarès par impl'.H52:'palmarès par impl'.H52 'palmarès par impl'.H53:'palmarès par impl'.H58 'palmarès par impl'.I52:'palmarès par impl'.I52 'palmarès par impl'.I53:'palmarès par impl'.I58 'palmarès par impl'.J52:'palmarès par impl'.J52 'palmarès par impl'.J53:'palmarès par impl'.J5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3" draw:style-name="gr1" draw:text-style-name="P1" svg:width="130.72mm" svg:height="90.15mm" svg:x="0.8mm" svg:y="493.69mm">
            <draw:object draw:notify-on-update-of-ranges="'palmarès par impl'.U95:'palmarès par impl'.U100 'palmarès par impl'.V94:'palmarès par impl'.V94 'palmarès par impl'.V95:'palmarès par impl'.V10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draw:text-style-name="P1" svg:width="184.48mm" svg:height="123.48mm" svg:x="178.76mm" svg:y="496.51mm">
            <draw:object draw:notify-on-update-of-ranges="'palmarès par impl'.A95:'palmarès par impl'.A100 'palmarès par impl'.B94:'palmarès par impl'.B94 'palmarès par impl'.B95:'palmarès par impl'.B100 'palmarès par impl'.C94:'palmarès par impl'.C94 'palmarès par impl'.C95:'palmarès par impl'.C100 'palmarès par impl'.D94:'palmarès par impl'.D94 'palmarès par impl'.D95:'palmarès par impl'.D100 'palmarès par impl'.E94:'palmarès par impl'.E94 'palmarès par impl'.E95:'palmarès par impl'.E100 'palmarès par impl'.F94:'palmarès par impl'.F94 'palmarès par impl'.F95:'palmarès par impl'.F100 'palmarès par impl'.G94:'palmarès par impl'.G94 'palmarès par impl'.G95:'palmarès par impl'.G100 'palmarès par impl'.H94:'palmarès par impl'.H94 'palmarès par impl'.H95:'palmarès par impl'.H100 'palmarès par impl'.I94:'palmarès par impl'.I94 'palmarès par impl'.I95:'palmarès par impl'.I100 'palmarès par impl'.J94:'palmarès par impl'.J94 'palmarès par impl'.J95:'palmarès par impl'.J100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draw:text-style-name="P1" svg:width="184.48mm" svg:height="123.48mm" svg:x="175.64mm" svg:y="737.41mm">
            <draw:object draw:notify-on-update-of-ranges="'palmarès par impl'.A147:'palmarès par impl'.A152 'palmarès par impl'.B146:'palmarès par impl'.B146 'palmarès par impl'.B147:'palmarès par impl'.B152 'palmarès par impl'.C146:'palmarès par impl'.C146 'palmarès par impl'.C147:'palmarès par impl'.C152 'palmarès par impl'.D146:'palmarès par impl'.D146 'palmarès par impl'.D147:'palmarès par impl'.D152 'palmarès par impl'.E146:'palmarès par impl'.E146 'palmarès par impl'.E147:'palmarès par impl'.E152 'palmarès par impl'.F146:'palmarès par impl'.F146 'palmarès par impl'.F147:'palmarès par impl'.F152 'palmarès par impl'.G146:'palmarès par impl'.G146 'palmarès par impl'.G147:'palmarès par impl'.G152 'palmarès par impl'.H146:'palmarès par impl'.H146 'palmarès par impl'.H147:'palmarès par impl'.H152 'palmarès par impl'.I146:'palmarès par impl'.I146 'palmarès par impl'.I147:'palmarès par impl'.I152 'palmarès par impl'.J146:'palmarès par impl'.J146 'palmarès par impl'.J147:'palmarès par impl'.J152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6" draw:style-name="gr1" draw:text-style-name="P1" svg:width="130.19mm" svg:height="89.88mm" svg:x="0mm" svg:y="732.48mm">
            <draw:object draw:notify-on-update-of-ranges="'palmarès par impl'.U147:'palmarès par impl'.U152 'palmarès par impl'.V146:'palmarès par impl'.V146 'palmarès par impl'.V147:'palmarès par impl'.V152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7" draw:style-name="gr1" draw:text-style-name="P1" svg:width="184.48mm" svg:height="123.48mm" svg:x="266.35mm" svg:y="121.44mm">
            <draw:object draw:notify-on-update-of-ranges="'palmarès par impl'.A19:'palmarès par impl'.A22 'palmarès par impl'.B18:'palmarès par impl'.B18 'palmarès par impl'.B19:'palmarès par impl'.B22 'palmarès par impl'.C18:'palmarès par impl'.C18 'palmarès par impl'.C19:'palmarès par impl'.C22 'palmarès par impl'.D18:'palmarès par impl'.D18 'palmarès par impl'.D19:'palmarès par impl'.D22 'palmarès par impl'.E18:'palmarès par impl'.E18 'palmarès par impl'.E19:'palmarès par impl'.E22 'palmarès par impl'.F18:'palmarès par impl'.F18 'palmarès par impl'.F19:'palmarès par impl'.F22 'palmarès par impl'.G18:'palmarès par impl'.G18 'palmarès par impl'.G19:'palmarès par impl'.G22 'palmarès par impl'.H18:'palmarès par impl'.H18 'palmarès par impl'.H19:'palmarès par impl'.H22 'palmarès par impl'.I18:'palmarès par impl'.I18 'palmarès par impl'.I19:'palmarès par impl'.I22 'palmarès par impl'.J18:'palmarès par impl'.J18 'palmarès par impl'.J19:'palmarès par impl'.J2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1" table:default-cell-style-name="Default"/>
        <table:table-column table:style-name="co2" table:number-columns-repeated="2" table:default-cell-style-name="Default"/>
        <table:table-column table:style-name="co12" table:default-cell-style-name="Default"/>
        <table:table-column table:style-name="co2" table:number-columns-repeated="6" table:default-cell-style-name="Default"/>
        <table:table-column table:style-name="co13" table:number-columns-repeated="2" table:default-cell-style-name="Default"/>
        <table:table-column table:style-name="co14" table:number-columns-repeated="7" table:default-cell-style-name="Default"/>
        <table:table-column table:style-name="co2" table:number-columns-repeated="3" table:default-cell-style-name="Default"/>
        <table:table-row table:style-name="ro1">
          <table:table-cell table:style-name="ce1" table:formula="of:=[java8.B1]" office:value-type="string" office:string-value="Benchmark" calcext:value-type="string">
            <text:p>Benchmark</text:p>
          </table:table-cell>
          <table:table-cell table:style-name="ce1" office:value-type="string" calcext:value-type="string">
            <text:p>10 items</text:p>
          </table:table-cell>
          <table:table-cell table:style-name="ce1" office:value-type="string" calcext:value-type="string">
            <text:p>100 items</text:p>
          </table:table-cell>
          <table:table-cell table:style-name="ce1" office:value-type="string" calcext:value-type="string">
            <text:p>500 items</text:p>
          </table:table-cell>
          <table:table-cell table:style-name="ce1" office:value-type="string" calcext:value-type="string">
            <text:p>1000 items</text:p>
          </table:table-cell>
          <table:table-cell table:style-name="ce1" office:value-type="string" calcext:value-type="string">
            <text:p>5000 items</text:p>
          </table:table-cell>
          <table:table-cell table:style-name="ce1" office:value-type="string" calcext:value-type="string">
            <text:p>10000 items</text:p>
          </table:table-cell>
          <table:table-cell table:style-name="ce1" office:value-type="string" calcext:value-type="string">
            <text:p>50000 items</text:p>
          </table:table-cell>
          <table:table-cell table:style-name="ce1" office:value-type="string" calcext:value-type="string">
            <text:p>100000 items</text:p>
          </table:table-cell>
          <table:table-cell table:style-name="ce11" office:value-type="string" calcext:value-type="string">
            <text:p>500000 items</text:p>
          </table:table-cell>
          <table:table-cell table:number-columns-repeated="12"/>
        </table:table-row>
        <table:table-row table:style-name="ro1">
          <table:table-cell table:formula="of:=[java8.B2]" office:value-type="string" office:string-value="anonymous_class (JRE7)" calcext:value-type="string">
            <text:p>anonymous_class (JRE7)</text:p>
          </table:table-cell>
          <table:table-cell table:formula="of:=[java8.F2]" office:value-type="float" office:value="0.376" calcext:value-type="float">
            <text:p>0,376</text:p>
          </table:table-cell>
          <table:table-cell table:formula="of:=[java8.F15]" office:value-type="float" office:value="8.728" calcext:value-type="float">
            <text:p>8,728</text:p>
          </table:table-cell>
          <table:table-cell table:formula="of:=[java8.F28]" office:value-type="float" office:value="122.603" calcext:value-type="float">
            <text:p>122,603</text:p>
          </table:table-cell>
          <table:table-cell table:formula="of:=[java8.F41]" office:value-type="float" office:value="348.551" calcext:value-type="float">
            <text:p>348,551</text:p>
          </table:table-cell>
          <table:table-cell table:formula="of:=[java8.F54]" office:value-type="float" office:value="2507.452" calcext:value-type="float">
            <text:p>2507,452</text:p>
          </table:table-cell>
          <table:table-cell table:formula="of:=[java8.F67]" office:value-type="float" office:value="5565.801" calcext:value-type="float">
            <text:p>5565,801</text:p>
          </table:table-cell>
          <table:table-cell table:formula="of:=[java8.F80]" office:value-type="float" office:value="36034.474" calcext:value-type="float">
            <text:p>36034,474</text:p>
          </table:table-cell>
          <table:table-cell table:formula="of:=[java8.F93]" office:value-type="float" office:value="77900.912" calcext:value-type="float">
            <text:p>77900,912</text:p>
          </table:table-cell>
          <table:table-cell table:formula="of:=[java8.F106]" office:value-type="float" office:value="436714.557" calcext:value-type="float">
            <text:p>436714,557</text:p>
          </table:table-cell>
          <table:table-cell table:number-columns-repeated="12"/>
        </table:table-row>
        <table:table-row table:style-name="ro1">
          <table:table-cell table:formula="of:=[java8.B3]" office:value-type="string" office:string-value="anonymous_class (JRE8)" calcext:value-type="string">
            <text:p>anonymous_class (JRE8)</text:p>
          </table:table-cell>
          <table:table-cell table:formula="of:=[java8.F3]" office:value-type="float" office:value="0.37" calcext:value-type="float">
            <text:p>0,37</text:p>
          </table:table-cell>
          <table:table-cell table:formula="of:=[java8.F16]" office:value-type="float" office:value="8.143" calcext:value-type="float">
            <text:p>8,143</text:p>
          </table:table-cell>
          <table:table-cell table:formula="of:=[java8.F29]" office:value-type="float" office:value="115.47" calcext:value-type="float">
            <text:p>115,47</text:p>
          </table:table-cell>
          <table:table-cell table:formula="of:=[java8.F42]" office:value-type="float" office:value="320.816" calcext:value-type="float">
            <text:p>320,816</text:p>
          </table:table-cell>
          <table:table-cell table:formula="of:=[java8.F55]" office:value-type="float" office:value="2358.311" calcext:value-type="float">
            <text:p>2358,311</text:p>
          </table:table-cell>
          <table:table-cell table:formula="of:=[java8.F68]" office:value-type="float" office:value="5035.042" calcext:value-type="float">
            <text:p>5035,042</text:p>
          </table:table-cell>
          <table:table-cell table:formula="of:=[java8.F81]" office:value-type="float" office:value="34497.36" calcext:value-type="float">
            <text:p>34497,36</text:p>
          </table:table-cell>
          <table:table-cell table:formula="of:=[java8.F94]" office:value-type="float" office:value="77035.638" calcext:value-type="float">
            <text:p>77035,638</text:p>
          </table:table-cell>
          <table:table-cell table:formula="of:=[java8.F107]" office:value-type="float" office:value="450464.581" calcext:value-type="float">
            <text:p>450464,581</text:p>
          </table:table-cell>
          <table:table-cell table:number-columns-repeated="12"/>
        </table:table-row>
        <table:table-row table:style-name="ro1">
          <table:table-cell table:formula="of:=[java8.B4]" office:value-type="string" office:string-value="lambda" calcext:value-type="string">
            <text:p>lambda</text:p>
          </table:table-cell>
          <table:table-cell table:formula="of:=[java8.F4]" office:value-type="float" office:value="0.387" calcext:value-type="float">
            <text:p>0,387</text:p>
          </table:table-cell>
          <table:table-cell table:formula="of:=[java8.F17]" office:value-type="float" office:value="8.536" calcext:value-type="float">
            <text:p>8,536</text:p>
          </table:table-cell>
          <table:table-cell table:formula="of:=[java8.F30]" office:value-type="float" office:value="111.054" calcext:value-type="float">
            <text:p>111,054</text:p>
          </table:table-cell>
          <table:table-cell table:formula="of:=[java8.F43]" office:value-type="float" office:value="318.466" calcext:value-type="float">
            <text:p>318,466</text:p>
          </table:table-cell>
          <table:table-cell table:formula="of:=[java8.F56]" office:value-type="float" office:value="2290.783" calcext:value-type="float">
            <text:p>2290,783</text:p>
          </table:table-cell>
          <table:table-cell table:formula="of:=[java8.F69]" office:value-type="float" office:value="5158.901" calcext:value-type="float">
            <text:p>5158,901</text:p>
          </table:table-cell>
          <table:table-cell table:formula="of:=[java8.F82]" office:value-type="float" office:value="35374.219" calcext:value-type="float">
            <text:p>35374,219</text:p>
          </table:table-cell>
          <table:table-cell table:formula="of:=[java8.F95]" office:value-type="float" office:value="75620.793" calcext:value-type="float">
            <text:p>75620,793</text:p>
          </table:table-cell>
          <table:table-cell table:formula="of:=[java8.F108]" office:value-type="float" office:value="446428.635" calcext:value-type="float">
            <text:p>446428,635</text:p>
          </table:table-cell>
          <table:table-cell table:number-columns-repeated="12"/>
        </table:table-row>
        <table:table-row table:style-name="ro1">
          <table:table-cell table:formula="of:=[java8.B5]" office:value-type="string" office:string-value="method_reference" calcext:value-type="string">
            <text:p>method_reference</text:p>
          </table:table-cell>
          <table:table-cell table:formula="of:=[java8.F5]" office:value-type="float" office:value="0.423" calcext:value-type="float">
            <text:p>0,423</text:p>
          </table:table-cell>
          <table:table-cell table:formula="of:=[java8.F18]" office:value-type="float" office:value="10.485" calcext:value-type="float">
            <text:p>10,485</text:p>
          </table:table-cell>
          <table:table-cell table:formula="of:=[java8.F31]" office:value-type="float" office:value="139.562" calcext:value-type="float">
            <text:p>139,562</text:p>
          </table:table-cell>
          <table:table-cell table:formula="of:=[java8.F44]" office:value-type="float" office:value="378.635" calcext:value-type="float">
            <text:p>378,635</text:p>
          </table:table-cell>
          <table:table-cell table:formula="of:=[java8.F57]" office:value-type="float" office:value="2630.515" calcext:value-type="float">
            <text:p>2630,515</text:p>
          </table:table-cell>
          <table:table-cell table:formula="of:=[java8.F70]" office:value-type="float" office:value="5733.258" calcext:value-type="float">
            <text:p>5733,258</text:p>
          </table:table-cell>
          <table:table-cell table:formula="of:=[java8.F83]" office:value-type="float" office:value="37630.111" calcext:value-type="float">
            <text:p>37630,111</text:p>
          </table:table-cell>
          <table:table-cell table:formula="of:=[java8.F96]" office:value-type="float" office:value="82507.846" calcext:value-type="float">
            <text:p>82507,846</text:p>
          </table:table-cell>
          <table:table-cell table:formula="of:=[java8.F109]" office:value-type="float" office:value="458892.999" calcext:value-type="float">
            <text:p>458892,999</text:p>
          </table:table-cell>
          <table:table-cell table:number-columns-repeated="12"/>
        </table:table-row>
        <table:table-row table:style-name="ro1">
          <table:table-cell table:formula="of:=[java8.B6]" office:value-type="string" office:string-value="stream_anonymous_class" calcext:value-type="string">
            <text:p>stream_anonymous_class</text:p>
          </table:table-cell>
          <table:table-cell table:formula="of:=[java8.F6]" office:value-type="float" office:value="0.535" calcext:value-type="float">
            <text:p>0,535</text:p>
          </table:table-cell>
          <table:table-cell table:formula="of:=[java8.F19]" office:value-type="float" office:value="9.243" calcext:value-type="float">
            <text:p>9,243</text:p>
          </table:table-cell>
          <table:table-cell table:formula="of:=[java8.F32]" office:value-type="float" office:value="124.297" calcext:value-type="float">
            <text:p>124,297</text:p>
          </table:table-cell>
          <table:table-cell table:formula="of:=[java8.F45]" office:value-type="float" office:value="342.177" calcext:value-type="float">
            <text:p>342,177</text:p>
          </table:table-cell>
          <table:table-cell table:formula="of:=[java8.F58]" office:value-type="float" office:value="2416.779" calcext:value-type="float">
            <text:p>2416,779</text:p>
          </table:table-cell>
          <table:table-cell table:formula="of:=[java8.F71]" office:value-type="float" office:value="5313.365" calcext:value-type="float">
            <text:p>5313,365</text:p>
          </table:table-cell>
          <table:table-cell table:formula="of:=[java8.F84]" office:value-type="float" office:value="36137.962" calcext:value-type="float">
            <text:p>36137,962</text:p>
          </table:table-cell>
          <table:table-cell table:formula="of:=[java8.F97]" office:value-type="float" office:value="76827.043" calcext:value-type="float">
            <text:p>76827,043</text:p>
          </table:table-cell>
          <table:table-cell table:formula="of:=[java8.F110]" office:value-type="float" office:value="436778.583" calcext:value-type="float">
            <text:p>436778,583</text:p>
          </table:table-cell>
          <table:table-cell table:number-columns-repeated="12"/>
        </table:table-row>
        <table:table-row table:style-name="ro1">
          <table:table-cell table:formula="of:=[java8.B7]" office:value-type="string" office:string-value="stream_lambda" calcext:value-type="string">
            <text:p>stream_lambda</text:p>
          </table:table-cell>
          <table:table-cell table:formula="of:=[java8.F7]" office:value-type="float" office:value="0.515" calcext:value-type="float">
            <text:p>0,515</text:p>
          </table:table-cell>
          <table:table-cell table:formula="of:=[java8.F20]" office:value-type="float" office:value="9.307" calcext:value-type="float">
            <text:p>9,307</text:p>
          </table:table-cell>
          <table:table-cell table:formula="of:=[java8.F33]" office:value-type="float" office:value="122.889" calcext:value-type="float">
            <text:p>122,889</text:p>
          </table:table-cell>
          <table:table-cell table:formula="of:=[java8.F46]" office:value-type="float" office:value="340.882" calcext:value-type="float">
            <text:p>340,882</text:p>
          </table:table-cell>
          <table:table-cell table:formula="of:=[java8.F59]" office:value-type="float" office:value="2412.367" calcext:value-type="float">
            <text:p>2412,367</text:p>
          </table:table-cell>
          <table:table-cell table:formula="of:=[java8.F72]" office:value-type="float" office:value="5337.316" calcext:value-type="float">
            <text:p>5337,316</text:p>
          </table:table-cell>
          <table:table-cell table:formula="of:=[java8.F85]" office:value-type="float" office:value="35421.045" calcext:value-type="float">
            <text:p>35421,045</text:p>
          </table:table-cell>
          <table:table-cell table:formula="of:=[java8.F98]" office:value-type="float" office:value="76814.179" calcext:value-type="float">
            <text:p>76814,179</text:p>
          </table:table-cell>
          <table:table-cell table:formula="of:=[java8.F111]" office:value-type="float" office:value="437421.072" calcext:value-type="float">
            <text:p>437421,072</text:p>
          </table:table-cell>
          <table:table-cell table:number-columns-repeated="12"/>
        </table:table-row>
        <table:table-row table:style-name="ro1">
          <table:table-cell table:formula="of:=[java8.B8]" office:value-type="string" office:string-value="stream_method_ref" calcext:value-type="string">
            <text:p>stream_method_ref</text:p>
          </table:table-cell>
          <table:table-cell table:formula="of:=[java8.F8]" office:value-type="float" office:value="0.541" calcext:value-type="float">
            <text:p>0,541</text:p>
          </table:table-cell>
          <table:table-cell table:formula="of:=[java8.F21]" office:value-type="float" office:value="10.522" calcext:value-type="float">
            <text:p>10,522</text:p>
          </table:table-cell>
          <table:table-cell table:formula="of:=[java8.F34]" office:value-type="float" office:value="137.005" calcext:value-type="float">
            <text:p>137,005</text:p>
          </table:table-cell>
          <table:table-cell table:formula="of:=[java8.F47]" office:value-type="float" office:value="369.701" calcext:value-type="float">
            <text:p>369,701</text:p>
          </table:table-cell>
          <table:table-cell table:formula="of:=[java8.F60]" office:value-type="float" office:value="2585.063" calcext:value-type="float">
            <text:p>2585,063</text:p>
          </table:table-cell>
          <table:table-cell table:formula="of:=[java8.F73]" office:value-type="float" office:value="5623.107" calcext:value-type="float">
            <text:p>5623,107</text:p>
          </table:table-cell>
          <table:table-cell table:formula="of:=[java8.F86]" office:value-type="float" office:value="37815.735" calcext:value-type="float">
            <text:p>37815,735</text:p>
          </table:table-cell>
          <table:table-cell table:formula="of:=[java8.F99]" office:value-type="float" office:value="82246.977" calcext:value-type="float">
            <text:p>82246,977</text:p>
          </table:table-cell>
          <table:table-cell table:formula="of:=[java8.F112]" office:value-type="float" office:value="460981.147" calcext:value-type="float">
            <text:p>460981,147</text:p>
          </table:table-cell>
          <table:table-cell table:number-columns-repeated="12"/>
        </table:table-row>
        <table:table-row table:style-name="ro1">
          <table:table-cell table:formula="of:=[java8.B9]" office:value-type="string" office:string-value="parallel_anonymous_class" calcext:value-type="string">
            <text:p>parallel_anonymous_class</text:p>
          </table:table-cell>
          <table:table-cell table:formula="of:=[java8.F9]" office:value-type="float" office:value="0.399" calcext:value-type="float">
            <text:p>0,399</text:p>
          </table:table-cell>
          <table:table-cell table:formula="of:=[java8.F22]" office:value-type="float" office:value="8.875" calcext:value-type="float">
            <text:p>8,875</text:p>
          </table:table-cell>
          <table:table-cell table:formula="of:=[java8.F35]" office:value-type="float" office:value="121.239" calcext:value-type="float">
            <text:p>121,239</text:p>
          </table:table-cell>
          <table:table-cell table:formula="of:=[java8.F48]" office:value-type="float" office:value="337.405" calcext:value-type="float">
            <text:p>337,405</text:p>
          </table:table-cell>
          <table:table-cell table:formula="of:=[java8.F61]" office:value-type="float" office:value="2431.157" calcext:value-type="float">
            <text:p>2431,157</text:p>
          </table:table-cell>
          <table:table-cell table:formula="of:=[java8.F74]" office:value-type="float" office:value="2072.628" calcext:value-type="float">
            <text:p>2072,628</text:p>
          </table:table-cell>
          <table:table-cell table:formula="of:=[java8.F87]" office:value-type="float" office:value="11271.441" calcext:value-type="float">
            <text:p>11271,441</text:p>
          </table:table-cell>
          <table:table-cell table:formula="of:=[java8.F100]" office:value-type="float" office:value="28644.743" calcext:value-type="float">
            <text:p>28644,743</text:p>
          </table:table-cell>
          <table:table-cell table:formula="of:=[java8.F113]" office:value-type="float" office:value="198469.435" calcext:value-type="float">
            <text:p>198469,435</text:p>
          </table:table-cell>
          <table:table-cell table:number-columns-repeated="12"/>
        </table:table-row>
        <table:table-row table:style-name="ro1">
          <table:table-cell table:formula="of:=[java8.B10]" office:value-type="string" office:string-value="parallel_lambda" calcext:value-type="string">
            <text:p>parallel_lambda</text:p>
          </table:table-cell>
          <table:table-cell table:formula="of:=[java8.F10]" office:value-type="float" office:value="0.399" calcext:value-type="float">
            <text:p>0,399</text:p>
          </table:table-cell>
          <table:table-cell table:formula="of:=[java8.F23]" office:value-type="float" office:value="8.802" calcext:value-type="float">
            <text:p>8,802</text:p>
          </table:table-cell>
          <table:table-cell table:formula="of:=[java8.F36]" office:value-type="float" office:value="118.797" calcext:value-type="float">
            <text:p>118,797</text:p>
          </table:table-cell>
          <table:table-cell table:formula="of:=[java8.F49]" office:value-type="float" office:value="339.703" calcext:value-type="float">
            <text:p>339,703</text:p>
          </table:table-cell>
          <table:table-cell table:formula="of:=[java8.F62]" office:value-type="float" office:value="2434.282" calcext:value-type="float">
            <text:p>2434,282</text:p>
          </table:table-cell>
          <table:table-cell table:formula="of:=[java8.F75]" office:value-type="float" office:value="2068.838" calcext:value-type="float">
            <text:p>2068,838</text:p>
          </table:table-cell>
          <table:table-cell table:formula="of:=[java8.F88]" office:value-type="float" office:value="11316.761" calcext:value-type="float">
            <text:p>11316,761</text:p>
          </table:table-cell>
          <table:table-cell table:formula="of:=[java8.F101]" office:value-type="float" office:value="26623.44" calcext:value-type="float">
            <text:p>26623,44</text:p>
          </table:table-cell>
          <table:table-cell table:formula="of:=[java8.F114]" office:value-type="float" office:value="193068.602" calcext:value-type="float">
            <text:p>193068,602</text:p>
          </table:table-cell>
          <table:table-cell/>
          <table:table-cell office:value-type="string" calcext:value-type="string">
            <text:p>r</text:p>
          </table:table-cell>
          <table:table-cell table:number-columns-repeated="10"/>
        </table:table-row>
        <table:table-row table:style-name="ro1">
          <table:table-cell table:formula="of:=[java8.B11]" office:value-type="string" office:string-value="parallel_method_reference" calcext:value-type="string">
            <text:p>parallel_method_reference</text:p>
          </table:table-cell>
          <table:table-cell table:formula="of:=[java8.F11]" office:value-type="float" office:value="0.419" calcext:value-type="float">
            <text:p>0,419</text:p>
          </table:table-cell>
          <table:table-cell table:formula="of:=[java8.F24]" office:value-type="float" office:value="10.491" calcext:value-type="float">
            <text:p>10,491</text:p>
          </table:table-cell>
          <table:table-cell table:formula="of:=[java8.F37]" office:value-type="float" office:value="137.858" calcext:value-type="float">
            <text:p>137,858</text:p>
          </table:table-cell>
          <table:table-cell table:formula="of:=[java8.F50]" office:value-type="float" office:value="376.92" calcext:value-type="float">
            <text:p>376,92</text:p>
          </table:table-cell>
          <table:table-cell table:formula="of:=[java8.F63]" office:value-type="float" office:value="2630.391" calcext:value-type="float">
            <text:p>2630,391</text:p>
          </table:table-cell>
          <table:table-cell table:formula="of:=[java8.F76]" office:value-type="float" office:value="2189.809" calcext:value-type="float">
            <text:p>2189,809</text:p>
          </table:table-cell>
          <table:table-cell table:formula="of:=[java8.F89]" office:value-type="float" office:value="12410.494" calcext:value-type="float">
            <text:p>12410,494</text:p>
          </table:table-cell>
          <table:table-cell table:formula="of:=[java8.F102]" office:value-type="float" office:value="31003.116" calcext:value-type="float">
            <text:p>31003,116</text:p>
          </table:table-cell>
          <table:table-cell table:formula="of:=[java8.F115]" office:value-type="float" office:value="208502.263" calcext:value-type="float">
            <text:p>208502,263</text:p>
          </table:table-cell>
          <table:table-cell table:number-columns-repeated="12"/>
        </table:table-row>
        <table:table-row table:style-name="ro1">
          <table:table-cell table:formula="of:=[java8.B12]" office:value-type="string" office:string-value="parallel_stream_anonymous_class" calcext:value-type="string">
            <text:p>parallel_stream_anonymous_class</text:p>
          </table:table-cell>
          <table:table-cell table:formula="of:=[java8.F12]" office:value-type="float" office:value="3.438" calcext:value-type="float">
            <text:p>3,438</text:p>
          </table:table-cell>
          <table:table-cell table:formula="of:=[java8.F25]" office:value-type="float" office:value="13.112" calcext:value-type="float">
            <text:p>13,112</text:p>
          </table:table-cell>
          <table:table-cell table:formula="of:=[java8.F38]" office:value-type="float" office:value="134.04" calcext:value-type="float">
            <text:p>134,04</text:p>
          </table:table-cell>
          <table:table-cell table:formula="of:=[java8.F51]" office:value-type="float" office:value="358.217" calcext:value-type="float">
            <text:p>358,217</text:p>
          </table:table-cell>
          <table:table-cell table:formula="of:=[java8.F64]" office:value-type="float" office:value="2474.458" calcext:value-type="float">
            <text:p>2474,458</text:p>
          </table:table-cell>
          <table:table-cell table:formula="of:=[java8.F77]" office:value-type="float" office:value="2132.648" calcext:value-type="float">
            <text:p>2132,648</text:p>
          </table:table-cell>
          <table:table-cell table:formula="of:=[java8.F90]" office:value-type="float" office:value="11765.54" calcext:value-type="float">
            <text:p>11765,54</text:p>
          </table:table-cell>
          <table:table-cell table:formula="of:=[java8.F103]" office:value-type="float" office:value="30123.177" calcext:value-type="float">
            <text:p>30123,177</text:p>
          </table:table-cell>
          <table:table-cell table:formula="of:=[java8.F116]" office:value-type="float" office:value="191331.919" calcext:value-type="float">
            <text:p>191331,919</text:p>
          </table:table-cell>
          <table:table-cell table:number-columns-repeated="12"/>
        </table:table-row>
        <table:table-row table:style-name="ro1">
          <table:table-cell table:formula="of:=[java8.B13]" office:value-type="string" office:string-value="parallel_stream_lambda" calcext:value-type="string">
            <text:p>parallel_stream_lambda</text:p>
          </table:table-cell>
          <table:table-cell table:formula="of:=[java8.F13]" office:value-type="float" office:value="3.172" calcext:value-type="float">
            <text:p>3,172</text:p>
          </table:table-cell>
          <table:table-cell table:formula="of:=[java8.F26]" office:value-type="float" office:value="13.025" calcext:value-type="float">
            <text:p>13,025</text:p>
          </table:table-cell>
          <table:table-cell table:formula="of:=[java8.F39]" office:value-type="float" office:value="131.549" calcext:value-type="float">
            <text:p>131,549</text:p>
          </table:table-cell>
          <table:table-cell table:formula="of:=[java8.F52]" office:value-type="float" office:value="352.827" calcext:value-type="float">
            <text:p>352,827</text:p>
          </table:table-cell>
          <table:table-cell table:formula="of:=[java8.F65]" office:value-type="float" office:value="2459.043" calcext:value-type="float">
            <text:p>2459,043</text:p>
          </table:table-cell>
          <table:table-cell table:formula="of:=[java8.F78]" office:value-type="float" office:value="2095.558" calcext:value-type="float">
            <text:p>2095,558</text:p>
          </table:table-cell>
          <table:table-cell table:formula="of:=[java8.F91]" office:value-type="float" office:value="11803.168" calcext:value-type="float">
            <text:p>11803,168</text:p>
          </table:table-cell>
          <table:table-cell table:formula="of:=[java8.F104]" office:value-type="float" office:value="29315.661" calcext:value-type="float">
            <text:p>29315,661</text:p>
          </table:table-cell>
          <table:table-cell table:formula="of:=[java8.F117]" office:value-type="float" office:value="199333.311" calcext:value-type="float">
            <text:p>199333,311</text:p>
          </table:table-cell>
          <table:table-cell table:number-columns-repeated="12"/>
        </table:table-row>
        <table:table-row table:style-name="ro1">
          <table:table-cell table:formula="of:=[java8.B14]" office:value-type="string" office:string-value="parallel_stream_method_ref" calcext:value-type="string">
            <text:p>parallel_stream_method_ref</text:p>
          </table:table-cell>
          <table:table-cell table:formula="of:=[java8.F14]" office:value-type="float" office:value="3.336" calcext:value-type="float">
            <text:p>3,336</text:p>
          </table:table-cell>
          <table:table-cell table:formula="of:=[java8.F27]" office:value-type="float" office:value="15.005" calcext:value-type="float">
            <text:p>15,005</text:p>
          </table:table-cell>
          <table:table-cell table:formula="of:=[java8.F40]" office:value-type="float" office:value="147.509" calcext:value-type="float">
            <text:p>147,509</text:p>
          </table:table-cell>
          <table:table-cell table:formula="of:=[java8.F53]" office:value-type="float" office:value="373.429" calcext:value-type="float">
            <text:p>373,429</text:p>
          </table:table-cell>
          <table:table-cell table:formula="of:=[java8.F66]" office:value-type="float" office:value="2639.549" calcext:value-type="float">
            <text:p>2639,549</text:p>
          </table:table-cell>
          <table:table-cell table:formula="of:=[java8.F79]" office:value-type="float" office:value="2243.29" calcext:value-type="float">
            <text:p>2243,29</text:p>
          </table:table-cell>
          <table:table-cell table:formula="of:=[java8.F92]" office:value-type="float" office:value="13486.158" calcext:value-type="float">
            <text:p>13486,158</text:p>
          </table:table-cell>
          <table:table-cell table:formula="of:=[java8.F105]" office:value-type="float" office:value="31649.61" calcext:value-type="float">
            <text:p>31649,61</text:p>
          </table:table-cell>
          <table:table-cell table:formula="of:=[java8.F118]" office:value-type="float" office:value="203941.89" calcext:value-type="float">
            <text:p>203941,89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2">
          <table:table-cell table:style-name="ce3" office:value-type="string" calcext:value-type="string">
            <text:p>java7 vs java8</text:p>
          </table:table-cell>
          <table:table-cell table:number-columns-repeated="21"/>
        </table:table-row>
        <table:table-row table:style-name="ro1">
          <table:table-cell table:number-columns-repeated="22"/>
        </table:table-row>
        <table:table-row table:style-name="ro3">
          <table:table-cell table:style-name="ce1" office:value-type="string" calcext:value-type="string">
            <text:p>Benchmark</text:p>
          </table:table-cell>
          <table:table-cell table:style-name="ce1" office:value-type="string" calcext:value-type="string">
            <text:p>10 items</text:p>
          </table:table-cell>
          <table:table-cell table:style-name="ce1" office:value-type="string" calcext:value-type="string">
            <text:p>100 items</text:p>
          </table:table-cell>
          <table:table-cell table:style-name="ce1" office:value-type="string" calcext:value-type="string">
            <text:p>500 items</text:p>
          </table:table-cell>
          <table:table-cell table:style-name="ce1" office:value-type="string" calcext:value-type="string">
            <text:p>1000 items</text:p>
          </table:table-cell>
          <table:table-cell table:style-name="ce1" office:value-type="string" calcext:value-type="string">
            <text:p>5000 items</text:p>
          </table:table-cell>
          <table:table-cell table:style-name="ce1" office:value-type="string" calcext:value-type="string">
            <text:p>10000 items</text:p>
          </table:table-cell>
          <table:table-cell table:style-name="ce1" office:value-type="string" calcext:value-type="string">
            <text:p>50000 items</text:p>
          </table:table-cell>
          <table:table-cell table:style-name="ce1" office:value-type="string" calcext:value-type="string">
            <text:p>100000 items</text:p>
          </table:table-cell>
          <table:table-cell table:style-name="ce11" office:value-type="string" calcext:value-type="string">
            <text:p>500000 items</text:p>
          </table:table-cell>
          <table:table-cell table:style-name="ce1" office:value-type="string" calcext:value-type="string">
            <text:p>rank</text:p>
            <text:p>10</text:p>
          </table:table-cell>
          <table:table-cell table:style-name="ce1" office:value-type="string" calcext:value-type="string">
            <text:p>rank</text:p>
            <text:p>100</text:p>
          </table:table-cell>
          <table:table-cell table:style-name="ce1" office:value-type="string" calcext:value-type="string">
            <text:p>rank</text:p>
            <text:p>500</text:p>
          </table:table-cell>
          <table:table-cell table:style-name="ce1" office:value-type="string" calcext:value-type="string">
            <text:p>rank</text:p>
            <text:p>1000</text:p>
          </table:table-cell>
          <table:table-cell table:style-name="ce1" office:value-type="string" calcext:value-type="string">
            <text:p>rank</text:p>
            <text:p>5000</text:p>
          </table:table-cell>
          <table:table-cell table:style-name="ce1" office:value-type="string" calcext:value-type="string">
            <text:p>rank</text:p>
            <text:p>10000</text:p>
          </table:table-cell>
          <table:table-cell table:style-name="ce1" office:value-type="string" calcext:value-type="string">
            <text:p>rank</text:p>
            <text:p>50000</text:p>
          </table:table-cell>
          <table:table-cell table:style-name="ce1" office:value-type="string" calcext:value-type="string">
            <text:p>rank</text:p>
            <text:p>100000</text:p>
          </table:table-cell>
          <table:table-cell table:style-name="ce1" office:value-type="string" calcext:value-type="string">
            <text:p>rank</text:p>
            <text:p>500000</text:p>
          </table:table-cell>
          <table:table-cell table:style-name="ce1" office:value-type="string" calcext:value-type="string">
            <text:p>Rang en moyenne</text:p>
          </table:table-cell>
          <table:table-cell table:style-name="ce1" office:value-type="string" calcext:value-type="string">
            <text:p>Benchmark</text:p>
          </table:table-cell>
          <table:table-cell table:formula="of:=[.T18]" office:value-type="string" office:string-value="Rang en moyenne" calcext:value-type="string">
            <text:p>Rang en moyenne</text:p>
          </table:table-cell>
        </table:table-row>
        <table:table-row table:style-name="ro1">
          <table:table-cell office:value-type="string" calcext:value-type="string">
            <text:p>method_reference</text:p>
          </table:table-cell>
          <table:table-cell office:value-type="float" office:value="0.423" calcext:value-type="float">
            <text:p>0,423</text:p>
          </table:table-cell>
          <table:table-cell office:value-type="float" office:value="10.485" calcext:value-type="float">
            <text:p>10,485</text:p>
          </table:table-cell>
          <table:table-cell office:value-type="float" office:value="139.562" calcext:value-type="float">
            <text:p>139,562</text:p>
          </table:table-cell>
          <table:table-cell office:value-type="float" office:value="378.635" calcext:value-type="float">
            <text:p>378,635</text:p>
          </table:table-cell>
          <table:table-cell office:value-type="float" office:value="2630.515" calcext:value-type="float">
            <text:p>2630,515</text:p>
          </table:table-cell>
          <table:table-cell office:value-type="float" office:value="5733.258" calcext:value-type="float">
            <text:p>5733,258</text:p>
          </table:table-cell>
          <table:table-cell office:value-type="float" office:value="37630.111" calcext:value-type="float">
            <text:p>37630,111</text:p>
          </table:table-cell>
          <table:table-cell office:value-type="float" office:value="82507.846" calcext:value-type="float">
            <text:p>82507,846</text:p>
          </table:table-cell>
          <table:table-cell office:value-type="float" office:value="458892.999" calcext:value-type="float">
            <text:p>458892,999</text:p>
          </table:table-cell>
          <table:table-cell table:formula="of:=RANK([.B19];[.B19:.B22];-1)" office:value-type="float" office:value="4" calcext:value-type="float">
            <text:p>4</text:p>
          </table:table-cell>
          <table:table-cell table:formula="of:=RANK([.C19];[.C19:.C22];-1)" office:value-type="float" office:value="4" calcext:value-type="float">
            <text:p>4</text:p>
          </table:table-cell>
          <table:table-cell table:formula="of:=RANK([.D19];[.D19:.D22];-1)" office:value-type="float" office:value="4" calcext:value-type="float">
            <text:p>4</text:p>
          </table:table-cell>
          <table:table-cell table:formula="of:=RANK([.E19];[.E19:.E22];-1)" office:value-type="float" office:value="4" calcext:value-type="float">
            <text:p>4</text:p>
          </table:table-cell>
          <table:table-cell table:formula="of:=RANK([.F19];[.F19:.F22];-1)" office:value-type="float" office:value="4" calcext:value-type="float">
            <text:p>4</text:p>
          </table:table-cell>
          <table:table-cell table:formula="of:=RANK([.G19];[.G19:.G22];-1)" office:value-type="float" office:value="4" calcext:value-type="float">
            <text:p>4</text:p>
          </table:table-cell>
          <table:table-cell table:formula="of:=RANK([.H19];[.H19:.H22];-1)" office:value-type="float" office:value="4" calcext:value-type="float">
            <text:p>4</text:p>
          </table:table-cell>
          <table:table-cell table:formula="of:=RANK([.I19];[.I19:.I22];-1)" office:value-type="float" office:value="4" calcext:value-type="float">
            <text:p>4</text:p>
          </table:table-cell>
          <table:table-cell table:formula="of:=RANK([.J19];[.J19:.J22];-1)" office:value-type="float" office:value="4" calcext:value-type="float">
            <text:p>4</text:p>
          </table:table-cell>
          <table:table-cell table:formula="of:=AVERAGE([.K19:.S19])" office:value-type="float" office:value="4" calcext:value-type="float">
            <text:p>4</text:p>
          </table:table-cell>
          <table:table-cell office:value-type="string" calcext:value-type="string">
            <text:p>method_reference</text:p>
          </table:table-cell>
          <table:table-cell table:formula="of:=[.T19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nonymous_class (JRE7)</text:p>
          </table:table-cell>
          <table:table-cell office:value-type="float" office:value="0.376" calcext:value-type="float">
            <text:p>0,376</text:p>
          </table:table-cell>
          <table:table-cell office:value-type="float" office:value="8.728" calcext:value-type="float">
            <text:p>8,728</text:p>
          </table:table-cell>
          <table:table-cell office:value-type="float" office:value="122.603" calcext:value-type="float">
            <text:p>122,603</text:p>
          </table:table-cell>
          <table:table-cell office:value-type="float" office:value="348.551" calcext:value-type="float">
            <text:p>348,551</text:p>
          </table:table-cell>
          <table:table-cell office:value-type="float" office:value="2507.452" calcext:value-type="float">
            <text:p>2507,452</text:p>
          </table:table-cell>
          <table:table-cell office:value-type="float" office:value="5565.801" calcext:value-type="float">
            <text:p>5565,801</text:p>
          </table:table-cell>
          <table:table-cell office:value-type="float" office:value="36034.474" calcext:value-type="float">
            <text:p>36034,474</text:p>
          </table:table-cell>
          <table:table-cell office:value-type="float" office:value="77900.912" calcext:value-type="float">
            <text:p>77900,912</text:p>
          </table:table-cell>
          <table:table-cell office:value-type="float" office:value="436714.557" calcext:value-type="float">
            <text:p>436714,557</text:p>
          </table:table-cell>
          <table:table-cell table:formula="of:=RANK([.B20];[.B19:.B22];-1)" office:value-type="float" office:value="2" calcext:value-type="float">
            <text:p>2</text:p>
          </table:table-cell>
          <table:table-cell table:formula="of:=RANK([.C20];[.C19:.C22];-1)" office:value-type="float" office:value="3" calcext:value-type="float">
            <text:p>3</text:p>
          </table:table-cell>
          <table:table-cell table:formula="of:=RANK([.D20];[.D19:.D22];-1)" office:value-type="float" office:value="3" calcext:value-type="float">
            <text:p>3</text:p>
          </table:table-cell>
          <table:table-cell table:formula="of:=RANK([.E20];[.E19:.E22];-1)" office:value-type="float" office:value="3" calcext:value-type="float">
            <text:p>3</text:p>
          </table:table-cell>
          <table:table-cell table:formula="of:=RANK([.F20];[.F19:.F22];-1)" office:value-type="float" office:value="3" calcext:value-type="float">
            <text:p>3</text:p>
          </table:table-cell>
          <table:table-cell table:formula="of:=RANK([.G20];[.G19:.G22];-1)" office:value-type="float" office:value="3" calcext:value-type="float">
            <text:p>3</text:p>
          </table:table-cell>
          <table:table-cell table:formula="of:=RANK([.H20];[.H19:.H22];-1)" office:value-type="float" office:value="3" calcext:value-type="float">
            <text:p>3</text:p>
          </table:table-cell>
          <table:table-cell table:formula="of:=RANK([.I20];[.I19:.I22];-1)" office:value-type="float" office:value="3" calcext:value-type="float">
            <text:p>3</text:p>
          </table:table-cell>
          <table:table-cell table:formula="of:=RANK([.J20];[.J19:.J22];-1)" office:value-type="float" office:value="1" calcext:value-type="float">
            <text:p>1</text:p>
          </table:table-cell>
          <table:table-cell table:formula="of:=AVERAGE([.K20:.S20])" office:value-type="float" office:value="2.66666666666667" calcext:value-type="float">
            <text:p>2,6666666667</text:p>
          </table:table-cell>
          <table:table-cell office:value-type="string" calcext:value-type="string">
            <text:p>anonymous_class (JRE7)</text:p>
          </table:table-cell>
          <table:table-cell table:formula="of:=[.T20]" office:value-type="float" office:value="2.66666666666667" calcext:value-type="float">
            <text:p>2,6666666667</text:p>
          </table:table-cell>
        </table:table-row>
        <table:table-row table:style-name="ro1">
          <table:table-cell office:value-type="string" calcext:value-type="string">
            <text:p>anonymous_class (JRE8)</text:p>
          </table:table-cell>
          <table:table-cell office:value-type="float" office:value="0.37" calcext:value-type="float">
            <text:p>0,37</text:p>
          </table:table-cell>
          <table:table-cell office:value-type="float" office:value="8.143" calcext:value-type="float">
            <text:p>8,143</text:p>
          </table:table-cell>
          <table:table-cell office:value-type="float" office:value="115.47" calcext:value-type="float">
            <text:p>115,47</text:p>
          </table:table-cell>
          <table:table-cell office:value-type="float" office:value="320.816" calcext:value-type="float">
            <text:p>320,816</text:p>
          </table:table-cell>
          <table:table-cell office:value-type="float" office:value="2358.311" calcext:value-type="float">
            <text:p>2358,311</text:p>
          </table:table-cell>
          <table:table-cell office:value-type="float" office:value="5035.042" calcext:value-type="float">
            <text:p>5035,042</text:p>
          </table:table-cell>
          <table:table-cell office:value-type="float" office:value="34497.36" calcext:value-type="float">
            <text:p>34497,36</text:p>
          </table:table-cell>
          <table:table-cell office:value-type="float" office:value="77035.638" calcext:value-type="float">
            <text:p>77035,638</text:p>
          </table:table-cell>
          <table:table-cell office:value-type="float" office:value="450464.581" calcext:value-type="float">
            <text:p>450464,581</text:p>
          </table:table-cell>
          <table:table-cell table:formula="of:=RANK([.B21];[.B19:.B22];-1)" office:value-type="float" office:value="1" calcext:value-type="float">
            <text:p>1</text:p>
          </table:table-cell>
          <table:table-cell table:formula="of:=RANK([.C21];[.C19:.C22];-1)" office:value-type="float" office:value="1" calcext:value-type="float">
            <text:p>1</text:p>
          </table:table-cell>
          <table:table-cell table:formula="of:=RANK([.D21];[.D19:.D22];-1)" office:value-type="float" office:value="2" calcext:value-type="float">
            <text:p>2</text:p>
          </table:table-cell>
          <table:table-cell table:formula="of:=RANK([.E21];[.E19:.E22];-1)" office:value-type="float" office:value="2" calcext:value-type="float">
            <text:p>2</text:p>
          </table:table-cell>
          <table:table-cell table:formula="of:=RANK([.F21];[.F19:.F22];-1)" office:value-type="float" office:value="2" calcext:value-type="float">
            <text:p>2</text:p>
          </table:table-cell>
          <table:table-cell table:formula="of:=RANK([.G21];[.G19:.G22];-1)" office:value-type="float" office:value="1" calcext:value-type="float">
            <text:p>1</text:p>
          </table:table-cell>
          <table:table-cell table:formula="of:=RANK([.H21];[.H19:.H22];-1)" office:value-type="float" office:value="1" calcext:value-type="float">
            <text:p>1</text:p>
          </table:table-cell>
          <table:table-cell table:formula="of:=RANK([.I21];[.I19:.I22];-1)" office:value-type="float" office:value="2" calcext:value-type="float">
            <text:p>2</text:p>
          </table:table-cell>
          <table:table-cell table:formula="of:=RANK([.J21];[.J19:.J22];-1)" office:value-type="float" office:value="3" calcext:value-type="float">
            <text:p>3</text:p>
          </table:table-cell>
          <table:table-cell table:formula="of:=AVERAGE([.K21:.S21])" office:value-type="float" office:value="1.66666666666667" calcext:value-type="float">
            <text:p>1,6666666667</text:p>
          </table:table-cell>
          <table:table-cell office:value-type="string" calcext:value-type="string">
            <text:p>anonymous_class (JRE8)</text:p>
          </table:table-cell>
          <table:table-cell table:formula="of:=[.T21]" office:value-type="float" office:value="1.66666666666667" calcext:value-type="float">
            <text:p>1,6666666667</text:p>
          </table:table-cell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387" calcext:value-type="float">
            <text:p>0,387</text:p>
          </table:table-cell>
          <table:table-cell office:value-type="float" office:value="8.536" calcext:value-type="float">
            <text:p>8,536</text:p>
          </table:table-cell>
          <table:table-cell office:value-type="float" office:value="111.054" calcext:value-type="float">
            <text:p>111,054</text:p>
          </table:table-cell>
          <table:table-cell office:value-type="float" office:value="318.466" calcext:value-type="float">
            <text:p>318,466</text:p>
          </table:table-cell>
          <table:table-cell office:value-type="float" office:value="2290.783" calcext:value-type="float">
            <text:p>2290,783</text:p>
          </table:table-cell>
          <table:table-cell office:value-type="float" office:value="5158.901" calcext:value-type="float">
            <text:p>5158,901</text:p>
          </table:table-cell>
          <table:table-cell office:value-type="float" office:value="35374.219" calcext:value-type="float">
            <text:p>35374,219</text:p>
          </table:table-cell>
          <table:table-cell office:value-type="float" office:value="75620.793" calcext:value-type="float">
            <text:p>75620,793</text:p>
          </table:table-cell>
          <table:table-cell office:value-type="float" office:value="446428.635" calcext:value-type="float">
            <text:p>446428,635</text:p>
          </table:table-cell>
          <table:table-cell table:formula="of:=RANK([.B22];[.B19:.B22];-1)" office:value-type="float" office:value="3" calcext:value-type="float">
            <text:p>3</text:p>
          </table:table-cell>
          <table:table-cell table:formula="of:=RANK([.C22];[.C19:.C22];-1)" office:value-type="float" office:value="2" calcext:value-type="float">
            <text:p>2</text:p>
          </table:table-cell>
          <table:table-cell table:formula="of:=RANK([.D22];[.D19:.D22];-1)" office:value-type="float" office:value="1" calcext:value-type="float">
            <text:p>1</text:p>
          </table:table-cell>
          <table:table-cell table:formula="of:=RANK([.E22];[.E19:.E22];-1)" office:value-type="float" office:value="1" calcext:value-type="float">
            <text:p>1</text:p>
          </table:table-cell>
          <table:table-cell table:formula="of:=RANK([.F22];[.F19:.F22];-1)" office:value-type="float" office:value="1" calcext:value-type="float">
            <text:p>1</text:p>
          </table:table-cell>
          <table:table-cell table:formula="of:=RANK([.G22];[.G19:.G22];-1)" office:value-type="float" office:value="2" calcext:value-type="float">
            <text:p>2</text:p>
          </table:table-cell>
          <table:table-cell table:formula="of:=RANK([.H22];[.H19:.H22];-1)" office:value-type="float" office:value="2" calcext:value-type="float">
            <text:p>2</text:p>
          </table:table-cell>
          <table:table-cell table:formula="of:=RANK([.I22];[.I19:.I22];-1)" office:value-type="float" office:value="1" calcext:value-type="float">
            <text:p>1</text:p>
          </table:table-cell>
          <table:table-cell table:formula="of:=RANK([.J22];[.J19:.J22];-1)" office:value-type="float" office:value="2" calcext:value-type="float">
            <text:p>2</text:p>
          </table:table-cell>
          <table:table-cell table:formula="of:=AVERAGE([.K22:.S22])" office:value-type="float" office:value="1.66666666666667" calcext:value-type="float">
            <text:p>1,6666666667</text:p>
          </table:table-cell>
          <table:table-cell office:value-type="string" calcext:value-type="string">
            <text:p>lambda</text:p>
          </table:table-cell>
          <table:table-cell table:formula="of:=[.T22]" office:value-type="float" office:value="1.66666666666667" calcext:value-type="float">
            <text:p>1,6666666667</text:p>
          </table:table-cell>
        </table:table-row>
        <table:table-row table:style-name="ro1">
          <table:table-cell table:style-name="ce4" office:value-type="string" calcext:value-type="string">
            <text:p>diff relative : (Ac7 – lambda) / ac7</text:p>
          </table:table-cell>
          <table:table-cell table:style-name="ce10" table:formula="of:=([.B22]-[.B20])/[.B20]" office:value-type="percentage" office:value="0.0292553191489362" calcext:value-type="percentage">
            <text:p>2,93%</text:p>
          </table:table-cell>
          <table:table-cell table:style-name="ce10" table:formula="of:=([.C22]-[.C20])/[.C20]" office:value-type="percentage" office:value="-0.0219981668194317" calcext:value-type="percentage">
            <text:p>-2,20%</text:p>
          </table:table-cell>
          <table:table-cell table:style-name="ce10" table:formula="of:=([.D22]-[.D20])/[.D20]" office:value-type="percentage" office:value="-0.0941983475118879" calcext:value-type="percentage">
            <text:p>-9,42%</text:p>
          </table:table-cell>
          <table:table-cell table:style-name="ce10" table:formula="of:=([.E22]-[.E20])/[.E20]" office:value-type="percentage" office:value="-0.0863144848243155" calcext:value-type="percentage">
            <text:p>-8,63%</text:p>
          </table:table-cell>
          <table:table-cell table:style-name="ce10" table:formula="of:=([.F22]-[.F20])/[.F20]" office:value-type="percentage" office:value="-0.0864100289855999" calcext:value-type="percentage">
            <text:p>-8,64%</text:p>
          </table:table-cell>
          <table:table-cell table:style-name="ce10" table:formula="of:=([.G22]-[.G20])/[.G20]" office:value-type="percentage" office:value="-0.0731071772059404" calcext:value-type="percentage">
            <text:p>-7,31%</text:p>
          </table:table-cell>
          <table:table-cell table:style-name="ce10" table:formula="of:=([.H22]-[.H20])/[.H20]" office:value-type="percentage" office:value="-0.0183228704823055" calcext:value-type="percentage">
            <text:p>-1,83%</text:p>
          </table:table-cell>
          <table:table-cell table:style-name="ce10" table:formula="of:=([.I22]-[.I20])/[.I20]" office:value-type="percentage" office:value="-0.0292694776153582" calcext:value-type="percentage">
            <text:p>-2,93%</text:p>
          </table:table-cell>
          <table:table-cell table:style-name="ce10" table:formula="of:=([.J22]-[.J20])/[.J20]" office:value-type="percentage" office:value="0.0222435406475357" calcext:value-type="percentage">
            <text:p>2,22%</text:p>
          </table:table-cell>
          <table:table-cell table:style-name="ce12" table:formula="of:=AVERAGE([.B23:.J23])" office:value-type="percentage" office:value="-0.039791299294263" calcext:value-type="percentage">
            <text:p>-3,98%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diff relative : (Ac7 – ac8) / ac7</text:p>
          </table:table-cell>
          <table:table-cell table:style-name="ce10" table:formula="of:=([.B21]-[.B20])/[.B20]" office:value-type="percentage" office:value="-0.0159574468085107" calcext:value-type="percentage">
            <text:p>-1,60%</text:p>
          </table:table-cell>
          <table:table-cell table:style-name="ce10" table:formula="of:=([.C21]-[.C20])/[.C20]" office:value-type="percentage" office:value="-0.0670256645279559" calcext:value-type="percentage">
            <text:p>-6,70%</text:p>
          </table:table-cell>
          <table:table-cell table:style-name="ce10" table:formula="of:=([.D21]-[.D20])/[.D20]" office:value-type="percentage" office:value="-0.0581796530264349" calcext:value-type="percentage">
            <text:p>-5,82%</text:p>
          </table:table-cell>
          <table:table-cell table:style-name="ce10" table:formula="of:=([.E21]-[.E20])/[.E20]" office:value-type="percentage" office:value="-0.0795722864085887" calcext:value-type="percentage">
            <text:p>-7,96%</text:p>
          </table:table-cell>
          <table:table-cell table:style-name="ce10" table:formula="of:=([.F21]-[.F20])/[.F20]" office:value-type="percentage" office:value="-0.0594791046847557" calcext:value-type="percentage">
            <text:p>-5,95%</text:p>
          </table:table-cell>
          <table:table-cell table:style-name="ce10" table:formula="of:=([.G21]-[.G20])/[.G20]" office:value-type="percentage" office:value="-0.0953607575980528" calcext:value-type="percentage">
            <text:p>-9,54%</text:p>
          </table:table-cell>
          <table:table-cell table:style-name="ce10" table:formula="of:=([.H21]-[.H20])/[.H20]" office:value-type="percentage" office:value="-0.0426567625213567" calcext:value-type="percentage">
            <text:p>-4,27%</text:p>
          </table:table-cell>
          <table:table-cell table:style-name="ce10" table:formula="of:=([.I21]-[.I20])/[.I20]" office:value-type="percentage" office:value="-0.0111073667532928" calcext:value-type="percentage">
            <text:p>-1,11%</text:p>
          </table:table-cell>
          <table:table-cell table:style-name="ce10" table:formula="of:=([.J21]-[.J20])/[.J20]" office:value-type="percentage" office:value="0.0314851515242713" calcext:value-type="percentage">
            <text:p>3,15%</text:p>
          </table:table-cell>
          <table:table-cell table:style-name="ce12" table:formula="of:=AVERAGE([.B24:.J24])" office:value-type="percentage" office:value="-0.0442059878671863" calcext:value-type="percentage">
            <text:p>-4,42%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diff relative : (Ac7 – mr) / ac7</text:p>
          </table:table-cell>
          <table:table-cell table:style-name="ce10" table:formula="of:=([.B19]-[.B20])/[.B20]" office:value-type="percentage" office:value="0.125" calcext:value-type="percentage">
            <text:p>12,50%</text:p>
          </table:table-cell>
          <table:table-cell table:style-name="ce10" table:formula="of:=([.C19]-[.C20])/[.C20]" office:value-type="percentage" office:value="0.201306141154904" calcext:value-type="percentage">
            <text:p>20,13%</text:p>
          </table:table-cell>
          <table:table-cell table:style-name="ce10" table:formula="of:=([.D19]-[.D20])/[.D20]" office:value-type="percentage" office:value="0.138324510819474" calcext:value-type="percentage">
            <text:p>13,83%</text:p>
          </table:table-cell>
          <table:table-cell table:style-name="ce10" table:formula="of:=([.E19]-[.E20])/[.E20]" office:value-type="percentage" office:value="0.0863116158037131" calcext:value-type="percentage">
            <text:p>8,63%</text:p>
          </table:table-cell>
          <table:table-cell table:style-name="ce10" table:formula="of:=([.F19]-[.F20])/[.F20]" office:value-type="percentage" office:value="0.0490789055981928" calcext:value-type="percentage">
            <text:p>4,91%</text:p>
          </table:table-cell>
          <table:table-cell table:style-name="ce10" table:formula="of:=([.G19]-[.G20])/[.G20]" office:value-type="percentage" office:value="0.0300867745720696" calcext:value-type="percentage">
            <text:p>3,01%</text:p>
          </table:table-cell>
          <table:table-cell table:style-name="ce10" table:formula="of:=([.H19]-[.H20])/[.H20]" office:value-type="percentage" office:value="0.0442808461696984" calcext:value-type="percentage">
            <text:p>4,43%</text:p>
          </table:table-cell>
          <table:table-cell table:style-name="ce10" table:formula="of:=([.I19]-[.I20])/[.I20]" office:value-type="percentage" office:value="0.0591383833863204" calcext:value-type="percentage">
            <text:p>5,91%</text:p>
          </table:table-cell>
          <table:table-cell table:style-name="ce10" table:formula="of:=([.J19]-[.J20])/[.J20]" office:value-type="percentage" office:value="0.0507847554987732" calcext:value-type="percentage">
            <text:p>5,08%</text:p>
          </table:table-cell>
          <table:table-cell table:style-name="ce12" table:formula="of:=AVERAGE([.B25:.J25])" office:value-type="percentage" office:value="0.0871457703336828" calcext:value-type="percentage">
            <text:p>8,71%</text:p>
          </table:table-cell>
          <table:table-cell table:number-columns-repeated="11"/>
        </table:table-row>
        <table:table-row table:style-name="ro1" table:number-rows-repeated="4">
          <table:table-cell table:number-columns-repeated="22"/>
        </table:table-row>
        <table:table-row table:style-name="ro1" table:number-rows-repeated="12">
          <table:table-cell table:style-name="ce5" table:number-columns-repeated="6"/>
          <table:table-cell table:number-columns-repeated="16"/>
        </table:table-row>
        <table:table-row table:style-name="ro1">
          <table:table-cell table:style-name="ce6"/>
          <table:table-cell table:style-name="ce5" table:number-columns-repeated="5"/>
          <table:table-cell table:number-columns-repeated="16"/>
        </table:table-row>
        <table:table-row table:style-name="ro1">
          <table:table-cell table:style-name="ce5" table:number-columns-repeated="6"/>
          <table:table-cell table:number-columns-repeated="16"/>
        </table:table-row>
        <table:table-row table:style-name="ro1">
          <table:table-cell table:style-name="ce6"/>
          <table:table-cell table:style-name="ce5" table:number-columns-repeated="5"/>
          <table:table-cell table:number-columns-repeated="16"/>
        </table:table-row>
        <table:table-row table:style-name="ro1">
          <table:table-cell table:style-name="ce5" table:number-columns-repeated="6"/>
          <table:table-cell table:number-columns-repeated="16"/>
        </table:table-row>
        <table:table-row table:style-name="ro1" table:number-rows-repeated="2">
          <table:table-cell table:style-name="ce6"/>
          <table:table-cell table:style-name="ce5" table:number-columns-repeated="5"/>
          <table:table-cell table:number-columns-repeated="16"/>
        </table:table-row>
        <table:table-row table:style-name="ro1" table:number-rows-repeated="2">
          <table:table-cell table:style-name="ce7"/>
          <table:table-cell table:number-columns-repeated="21"/>
        </table:table-row>
        <table:table-row table:style-name="ro2">
          <table:table-cell table:style-name="ce8" office:value-type="string" calcext:value-type="string">
            <text:p>sort vs. Stream sort</text:p>
          </table:table-cell>
          <table:table-cell table:number-columns-repeated="21"/>
        </table:table-row>
        <table:table-row table:style-name="ro1">
          <table:table-cell table:style-name="ce7"/>
          <table:table-cell table:number-columns-repeated="21"/>
        </table:table-row>
        <table:table-row table:style-name="ro4">
          <table:table-cell table:style-name="ce1" office:value-type="string" calcext:value-type="string">
            <text:p>Benchmark</text:p>
          </table:table-cell>
          <table:table-cell table:style-name="ce1" office:value-type="string" calcext:value-type="string">
            <text:p>10 items</text:p>
          </table:table-cell>
          <table:table-cell table:style-name="ce1" office:value-type="string" calcext:value-type="string">
            <text:p>100 items</text:p>
          </table:table-cell>
          <table:table-cell table:style-name="ce1" office:value-type="string" calcext:value-type="string">
            <text:p>500 items</text:p>
          </table:table-cell>
          <table:table-cell table:style-name="ce1" office:value-type="string" calcext:value-type="string">
            <text:p>1000 items</text:p>
          </table:table-cell>
          <table:table-cell table:style-name="ce1" office:value-type="string" calcext:value-type="string">
            <text:p>5000 items</text:p>
          </table:table-cell>
          <table:table-cell table:style-name="ce1" office:value-type="string" calcext:value-type="string">
            <text:p>10000 items</text:p>
          </table:table-cell>
          <table:table-cell table:style-name="ce1" office:value-type="string" calcext:value-type="string">
            <text:p>50000 items</text:p>
          </table:table-cell>
          <table:table-cell table:style-name="ce1" office:value-type="string" calcext:value-type="string">
            <text:p>100000 items</text:p>
          </table:table-cell>
          <table:table-cell table:style-name="ce11" office:value-type="string" calcext:value-type="string">
            <text:p>500000 items</text:p>
          </table:table-cell>
          <table:table-cell table:style-name="ce1" office:value-type="string" calcext:value-type="string">
            <text:p>rank</text:p>
            <text:p>10</text:p>
          </table:table-cell>
          <table:table-cell table:style-name="ce1" office:value-type="string" calcext:value-type="string">
            <text:p>rank</text:p>
            <text:p>100</text:p>
          </table:table-cell>
          <table:table-cell table:style-name="ce1" office:value-type="string" calcext:value-type="string">
            <text:p>rank</text:p>
            <text:p>500</text:p>
          </table:table-cell>
          <table:table-cell table:style-name="ce1" office:value-type="string" calcext:value-type="string">
            <text:p>rank</text:p>
            <text:p>1000</text:p>
          </table:table-cell>
          <table:table-cell table:style-name="ce1" office:value-type="string" calcext:value-type="string">
            <text:p>rank</text:p>
            <text:p>5000</text:p>
          </table:table-cell>
          <table:table-cell table:style-name="ce1" office:value-type="string" calcext:value-type="string">
            <text:p>rank</text:p>
            <text:p>10000</text:p>
          </table:table-cell>
          <table:table-cell table:style-name="ce1" office:value-type="string" calcext:value-type="string">
            <text:p>rank</text:p>
            <text:p>50000</text:p>
          </table:table-cell>
          <table:table-cell table:style-name="ce1" office:value-type="string" calcext:value-type="string">
            <text:p>rank</text:p>
            <text:p>100000</text:p>
          </table:table-cell>
          <table:table-cell table:style-name="ce1" office:value-type="string" calcext:value-type="string">
            <text:p>rank</text:p>
            <text:p>500000</text:p>
          </table:table-cell>
          <table:table-cell table:style-name="ce1" office:value-type="string" calcext:value-type="string">
            <text:p>Rang en moyenne</text:p>
          </table:table-cell>
          <table:table-cell table:style-name="ce13" office:value-type="string" calcext:value-type="string">
            <text:p>Benchmark</text:p>
          </table:table-cell>
          <table:table-cell table:style-name="ce13" table:formula="of:=[.T52]" office:value-type="string" office:string-value="Rang en moyenne" calcext:value-type="string">
            <text:p>Rang en moyenne</text:p>
          </table:table-cell>
        </table:table-row>
        <table:table-row table:style-name="ro1">
          <table:table-cell office:value-type="string" calcext:value-type="string">
            <text:p>stream_method_ref</text:p>
          </table:table-cell>
          <table:table-cell office:value-type="float" office:value="0.541" calcext:value-type="float">
            <text:p>0,541</text:p>
          </table:table-cell>
          <table:table-cell office:value-type="float" office:value="10.522" calcext:value-type="float">
            <text:p>10,522</text:p>
          </table:table-cell>
          <table:table-cell office:value-type="float" office:value="137.005" calcext:value-type="float">
            <text:p>137,005</text:p>
          </table:table-cell>
          <table:table-cell office:value-type="float" office:value="369.701" calcext:value-type="float">
            <text:p>369,701</text:p>
          </table:table-cell>
          <table:table-cell office:value-type="float" office:value="2585.063" calcext:value-type="float">
            <text:p>2585,063</text:p>
          </table:table-cell>
          <table:table-cell office:value-type="float" office:value="5623.107" calcext:value-type="float">
            <text:p>5623,107</text:p>
          </table:table-cell>
          <table:table-cell office:value-type="float" office:value="37815.735" calcext:value-type="float">
            <text:p>37815,735</text:p>
          </table:table-cell>
          <table:table-cell office:value-type="float" office:value="82246.977" calcext:value-type="float">
            <text:p>82246,977</text:p>
          </table:table-cell>
          <table:table-cell office:value-type="float" office:value="460981.147" calcext:value-type="float">
            <text:p>460981,147</text:p>
          </table:table-cell>
          <table:table-cell table:formula="of:=RANK([.B53];[.B53:.B58];-1)" office:value-type="float" office:value="6" calcext:value-type="float">
            <text:p>6</text:p>
          </table:table-cell>
          <table:table-cell table:formula="of:=RANK([.C53];[.C53:.C58];-1)" office:value-type="float" office:value="6" calcext:value-type="float">
            <text:p>6</text:p>
          </table:table-cell>
          <table:table-cell table:formula="of:=RANK([.D53];[.D53:.D58];-1)" office:value-type="float" office:value="5" calcext:value-type="float">
            <text:p>5</text:p>
          </table:table-cell>
          <table:table-cell table:formula="of:=RANK([.E53];[.E53:.E58];-1)" office:value-type="float" office:value="5" calcext:value-type="float">
            <text:p>5</text:p>
          </table:table-cell>
          <table:table-cell table:formula="of:=RANK([.F53];[.F53:.F58];-1)" office:value-type="float" office:value="5" calcext:value-type="float">
            <text:p>5</text:p>
          </table:table-cell>
          <table:table-cell table:formula="of:=RANK([.G53];[.G53:.G58];-1)" office:value-type="float" office:value="5" calcext:value-type="float">
            <text:p>5</text:p>
          </table:table-cell>
          <table:table-cell table:formula="of:=RANK([.H53];[.H53:.H58];-1)" office:value-type="float" office:value="6" calcext:value-type="float">
            <text:p>6</text:p>
          </table:table-cell>
          <table:table-cell table:formula="of:=RANK([.I53];[.I53:.I58];-1)" office:value-type="float" office:value="5" calcext:value-type="float">
            <text:p>5</text:p>
          </table:table-cell>
          <table:table-cell table:formula="of:=RANK([.J53];[.J53:.J58];-1)" office:value-type="float" office:value="6" calcext:value-type="float">
            <text:p>6</text:p>
          </table:table-cell>
          <table:table-cell table:formula="of:=AVERAGE([.K53:.S53])" office:value-type="float" office:value="5.44444444444444" calcext:value-type="float">
            <text:p>5,4444444444</text:p>
          </table:table-cell>
          <table:table-cell table:style-name="ce14" office:value-type="string" calcext:value-type="string">
            <text:p>stream_method_ref</text:p>
          </table:table-cell>
          <table:table-cell table:style-name="ce14" table:formula="of:=[.T53]" office:value-type="float" office:value="5.44444444444444" calcext:value-type="float">
            <text:p>5,4444444444</text:p>
          </table:table-cell>
        </table:table-row>
        <table:table-row table:style-name="ro1">
          <table:table-cell office:value-type="string" calcext:value-type="string">
            <text:p>method_reference</text:p>
          </table:table-cell>
          <table:table-cell office:value-type="float" office:value="0.423" calcext:value-type="float">
            <text:p>0,423</text:p>
          </table:table-cell>
          <table:table-cell office:value-type="float" office:value="10.485" calcext:value-type="float">
            <text:p>10,485</text:p>
          </table:table-cell>
          <table:table-cell office:value-type="float" office:value="139.562" calcext:value-type="float">
            <text:p>139,562</text:p>
          </table:table-cell>
          <table:table-cell office:value-type="float" office:value="378.635" calcext:value-type="float">
            <text:p>378,635</text:p>
          </table:table-cell>
          <table:table-cell office:value-type="float" office:value="2630.515" calcext:value-type="float">
            <text:p>2630,515</text:p>
          </table:table-cell>
          <table:table-cell office:value-type="float" office:value="5733.258" calcext:value-type="float">
            <text:p>5733,258</text:p>
          </table:table-cell>
          <table:table-cell office:value-type="float" office:value="37630.111" calcext:value-type="float">
            <text:p>37630,111</text:p>
          </table:table-cell>
          <table:table-cell office:value-type="float" office:value="82507.846" calcext:value-type="float">
            <text:p>82507,846</text:p>
          </table:table-cell>
          <table:table-cell office:value-type="float" office:value="458892.999" calcext:value-type="float">
            <text:p>458892,999</text:p>
          </table:table-cell>
          <table:table-cell table:formula="of:=RANK([.B54];[.B53:.B58];-1)" office:value-type="float" office:value="3" calcext:value-type="float">
            <text:p>3</text:p>
          </table:table-cell>
          <table:table-cell table:formula="of:=RANK([.C54];[.C53:.C58];-1)" office:value-type="float" office:value="5" calcext:value-type="float">
            <text:p>5</text:p>
          </table:table-cell>
          <table:table-cell table:formula="of:=RANK([.D54];[.D53:.D58];-1)" office:value-type="float" office:value="6" calcext:value-type="float">
            <text:p>6</text:p>
          </table:table-cell>
          <table:table-cell table:formula="of:=RANK([.E54];[.E53:.E58];-1)" office:value-type="float" office:value="6" calcext:value-type="float">
            <text:p>6</text:p>
          </table:table-cell>
          <table:table-cell table:formula="of:=RANK([.F54];[.F53:.F58];-1)" office:value-type="float" office:value="6" calcext:value-type="float">
            <text:p>6</text:p>
          </table:table-cell>
          <table:table-cell table:formula="of:=RANK([.G54];[.G53:.G58];-1)" office:value-type="float" office:value="6" calcext:value-type="float">
            <text:p>6</text:p>
          </table:table-cell>
          <table:table-cell table:formula="of:=RANK([.H54];[.H53:.H58];-1)" office:value-type="float" office:value="5" calcext:value-type="float">
            <text:p>5</text:p>
          </table:table-cell>
          <table:table-cell table:formula="of:=RANK([.I54];[.I53:.I58];-1)" office:value-type="float" office:value="6" calcext:value-type="float">
            <text:p>6</text:p>
          </table:table-cell>
          <table:table-cell table:formula="of:=RANK([.J54];[.J53:.J58];-1)" office:value-type="float" office:value="5" calcext:value-type="float">
            <text:p>5</text:p>
          </table:table-cell>
          <table:table-cell table:formula="of:=AVERAGE([.K54:.S54])" office:value-type="float" office:value="5.33333333333333" calcext:value-type="float">
            <text:p>5,3333333333</text:p>
          </table:table-cell>
          <table:table-cell table:style-name="ce14" office:value-type="string" calcext:value-type="string">
            <text:p>method_reference</text:p>
          </table:table-cell>
          <table:table-cell table:style-name="ce14" table:formula="of:=[.T54]" office:value-type="float" office:value="5.33333333333333" calcext:value-type="float">
            <text:p>5,3333333333</text:p>
          </table:table-cell>
        </table:table-row>
        <table:table-row table:style-name="ro1">
          <table:table-cell office:value-type="string" calcext:value-type="string">
            <text:p>stream_anonymous_class</text:p>
          </table:table-cell>
          <table:table-cell office:value-type="float" office:value="0.535" calcext:value-type="float">
            <text:p>0,535</text:p>
          </table:table-cell>
          <table:table-cell office:value-type="float" office:value="9.243" calcext:value-type="float">
            <text:p>9,243</text:p>
          </table:table-cell>
          <table:table-cell office:value-type="float" office:value="124.297" calcext:value-type="float">
            <text:p>124,297</text:p>
          </table:table-cell>
          <table:table-cell office:value-type="float" office:value="342.177" calcext:value-type="float">
            <text:p>342,177</text:p>
          </table:table-cell>
          <table:table-cell office:value-type="float" office:value="2416.779" calcext:value-type="float">
            <text:p>2416,779</text:p>
          </table:table-cell>
          <table:table-cell office:value-type="float" office:value="5313.365" calcext:value-type="float">
            <text:p>5313,365</text:p>
          </table:table-cell>
          <table:table-cell office:value-type="float" office:value="36137.962" calcext:value-type="float">
            <text:p>36137,962</text:p>
          </table:table-cell>
          <table:table-cell office:value-type="float" office:value="76827.043" calcext:value-type="float">
            <text:p>76827,043</text:p>
          </table:table-cell>
          <table:table-cell office:value-type="float" office:value="436778.583" calcext:value-type="float">
            <text:p>436778,583</text:p>
          </table:table-cell>
          <table:table-cell table:formula="of:=RANK([.B55];[.B53:.B58];-1)" office:value-type="float" office:value="5" calcext:value-type="float">
            <text:p>5</text:p>
          </table:table-cell>
          <table:table-cell table:formula="of:=RANK([.C55];[.C53:.C58];-1)" office:value-type="float" office:value="3" calcext:value-type="float">
            <text:p>3</text:p>
          </table:table-cell>
          <table:table-cell table:formula="of:=RANK([.D55];[.D53:.D58];-1)" office:value-type="float" office:value="4" calcext:value-type="float">
            <text:p>4</text:p>
          </table:table-cell>
          <table:table-cell table:formula="of:=RANK([.E55];[.E53:.E58];-1)" office:value-type="float" office:value="4" calcext:value-type="float">
            <text:p>4</text:p>
          </table:table-cell>
          <table:table-cell table:formula="of:=RANK([.F55];[.F53:.F58];-1)" office:value-type="float" office:value="4" calcext:value-type="float">
            <text:p>4</text:p>
          </table:table-cell>
          <table:table-cell table:formula="of:=RANK([.G55];[.G53:.G58];-1)" office:value-type="float" office:value="3" calcext:value-type="float">
            <text:p>3</text:p>
          </table:table-cell>
          <table:table-cell table:formula="of:=RANK([.H55];[.H53:.H58];-1)" office:value-type="float" office:value="4" calcext:value-type="float">
            <text:p>4</text:p>
          </table:table-cell>
          <table:table-cell table:formula="of:=RANK([.I55];[.I53:.I58];-1)" office:value-type="float" office:value="3" calcext:value-type="float">
            <text:p>3</text:p>
          </table:table-cell>
          <table:table-cell table:formula="of:=RANK([.J55];[.J53:.J58];-1)" office:value-type="float" office:value="1" calcext:value-type="float">
            <text:p>1</text:p>
          </table:table-cell>
          <table:table-cell table:formula="of:=AVERAGE([.K55:.S55])" office:value-type="float" office:value="3.44444444444444" calcext:value-type="float">
            <text:p>3,4444444444</text:p>
          </table:table-cell>
          <table:table-cell table:style-name="ce14" office:value-type="string" calcext:value-type="string">
            <text:p>stream_anonymous_class</text:p>
          </table:table-cell>
          <table:table-cell table:style-name="ce14" table:formula="of:=[.T55]" office:value-type="float" office:value="3.44444444444444" calcext:value-type="float">
            <text:p>3,4444444444</text:p>
          </table:table-cell>
        </table:table-row>
        <table:table-row table:style-name="ro1">
          <table:table-cell office:value-type="string" calcext:value-type="string">
            <text:p>stream_lambda</text:p>
          </table:table-cell>
          <table:table-cell office:value-type="float" office:value="0.515" calcext:value-type="float">
            <text:p>0,515</text:p>
          </table:table-cell>
          <table:table-cell office:value-type="float" office:value="9.307" calcext:value-type="float">
            <text:p>9,307</text:p>
          </table:table-cell>
          <table:table-cell office:value-type="float" office:value="122.889" calcext:value-type="float">
            <text:p>122,889</text:p>
          </table:table-cell>
          <table:table-cell office:value-type="float" office:value="340.882" calcext:value-type="float">
            <text:p>340,882</text:p>
          </table:table-cell>
          <table:table-cell office:value-type="float" office:value="2412.367" calcext:value-type="float">
            <text:p>2412,367</text:p>
          </table:table-cell>
          <table:table-cell office:value-type="float" office:value="5337.316" calcext:value-type="float">
            <text:p>5337,316</text:p>
          </table:table-cell>
          <table:table-cell office:value-type="float" office:value="35421.045" calcext:value-type="float">
            <text:p>35421,045</text:p>
          </table:table-cell>
          <table:table-cell office:value-type="float" office:value="76814.179" calcext:value-type="float">
            <text:p>76814,179</text:p>
          </table:table-cell>
          <table:table-cell office:value-type="float" office:value="437421.072" calcext:value-type="float">
            <text:p>437421,072</text:p>
          </table:table-cell>
          <table:table-cell table:formula="of:=RANK([.B56];[.B53:.B58];-1)" office:value-type="float" office:value="4" calcext:value-type="float">
            <text:p>4</text:p>
          </table:table-cell>
          <table:table-cell table:formula="of:=RANK([.C56];[.C53:.C58];-1)" office:value-type="float" office:value="4" calcext:value-type="float">
            <text:p>4</text:p>
          </table:table-cell>
          <table:table-cell table:formula="of:=RANK([.D56];[.D53:.D58];-1)" office:value-type="float" office:value="3" calcext:value-type="float">
            <text:p>3</text:p>
          </table:table-cell>
          <table:table-cell table:formula="of:=RANK([.E56];[.E53:.E58];-1)" office:value-type="float" office:value="3" calcext:value-type="float">
            <text:p>3</text:p>
          </table:table-cell>
          <table:table-cell table:formula="of:=RANK([.F56];[.F53:.F58];-1)" office:value-type="float" office:value="3" calcext:value-type="float">
            <text:p>3</text:p>
          </table:table-cell>
          <table:table-cell table:formula="of:=RANK([.G56];[.G53:.G58];-1)" office:value-type="float" office:value="4" calcext:value-type="float">
            <text:p>4</text:p>
          </table:table-cell>
          <table:table-cell table:formula="of:=RANK([.H56];[.H53:.H58];-1)" office:value-type="float" office:value="3" calcext:value-type="float">
            <text:p>3</text:p>
          </table:table-cell>
          <table:table-cell table:formula="of:=RANK([.I56];[.I53:.I58];-1)" office:value-type="float" office:value="2" calcext:value-type="float">
            <text:p>2</text:p>
          </table:table-cell>
          <table:table-cell table:formula="of:=RANK([.J56];[.J53:.J58];-1)" office:value-type="float" office:value="2" calcext:value-type="float">
            <text:p>2</text:p>
          </table:table-cell>
          <table:table-cell table:formula="of:=AVERAGE([.K56:.S56])" office:value-type="float" office:value="3.11111111111111" calcext:value-type="float">
            <text:p>3,1111111111</text:p>
          </table:table-cell>
          <table:table-cell table:style-name="ce14" office:value-type="string" calcext:value-type="string">
            <text:p>stream_lambda</text:p>
          </table:table-cell>
          <table:table-cell table:style-name="ce14" table:formula="of:=[.T56]" office:value-type="float" office:value="3.11111111111111" calcext:value-type="float">
            <text:p>3,1111111111</text:p>
          </table:table-cell>
        </table:table-row>
        <table:table-row table:style-name="ro1">
          <table:table-cell office:value-type="string" calcext:value-type="string">
            <text:p>anonymous_class (JRE8)</text:p>
          </table:table-cell>
          <table:table-cell office:value-type="float" office:value="0.37" calcext:value-type="float">
            <text:p>0,37</text:p>
          </table:table-cell>
          <table:table-cell office:value-type="float" office:value="8.143" calcext:value-type="float">
            <text:p>8,143</text:p>
          </table:table-cell>
          <table:table-cell office:value-type="float" office:value="115.47" calcext:value-type="float">
            <text:p>115,47</text:p>
          </table:table-cell>
          <table:table-cell office:value-type="float" office:value="320.816" calcext:value-type="float">
            <text:p>320,816</text:p>
          </table:table-cell>
          <table:table-cell office:value-type="float" office:value="2358.311" calcext:value-type="float">
            <text:p>2358,311</text:p>
          </table:table-cell>
          <table:table-cell office:value-type="float" office:value="5035.042" calcext:value-type="float">
            <text:p>5035,042</text:p>
          </table:table-cell>
          <table:table-cell office:value-type="float" office:value="34497.36" calcext:value-type="float">
            <text:p>34497,36</text:p>
          </table:table-cell>
          <table:table-cell office:value-type="float" office:value="77035.638" calcext:value-type="float">
            <text:p>77035,638</text:p>
          </table:table-cell>
          <table:table-cell office:value-type="float" office:value="450464.581" calcext:value-type="float">
            <text:p>450464,581</text:p>
          </table:table-cell>
          <table:table-cell table:formula="of:=RANK([.B57];[.B53:.B58];-1)" office:value-type="float" office:value="1" calcext:value-type="float">
            <text:p>1</text:p>
          </table:table-cell>
          <table:table-cell table:formula="of:=RANK([.C57];[.C53:.C58];-1)" office:value-type="float" office:value="1" calcext:value-type="float">
            <text:p>1</text:p>
          </table:table-cell>
          <table:table-cell table:formula="of:=RANK([.D57];[.D53:.D58];-1)" office:value-type="float" office:value="2" calcext:value-type="float">
            <text:p>2</text:p>
          </table:table-cell>
          <table:table-cell table:formula="of:=RANK([.E57];[.E53:.E58];-1)" office:value-type="float" office:value="2" calcext:value-type="float">
            <text:p>2</text:p>
          </table:table-cell>
          <table:table-cell table:formula="of:=RANK([.F57];[.F53:.F58];-1)" office:value-type="float" office:value="2" calcext:value-type="float">
            <text:p>2</text:p>
          </table:table-cell>
          <table:table-cell table:formula="of:=RANK([.G57];[.G53:.G58];-1)" office:value-type="float" office:value="1" calcext:value-type="float">
            <text:p>1</text:p>
          </table:table-cell>
          <table:table-cell table:formula="of:=RANK([.H57];[.H53:.H58];-1)" office:value-type="float" office:value="1" calcext:value-type="float">
            <text:p>1</text:p>
          </table:table-cell>
          <table:table-cell table:formula="of:=RANK([.I57];[.I53:.I58];-1)" office:value-type="float" office:value="4" calcext:value-type="float">
            <text:p>4</text:p>
          </table:table-cell>
          <table:table-cell table:formula="of:=RANK([.J57];[.J53:.J58];-1)" office:value-type="float" office:value="4" calcext:value-type="float">
            <text:p>4</text:p>
          </table:table-cell>
          <table:table-cell table:formula="of:=AVERAGE([.K57:.S57])" office:value-type="float" office:value="2" calcext:value-type="float">
            <text:p>2</text:p>
          </table:table-cell>
          <table:table-cell table:style-name="ce14" office:value-type="string" calcext:value-type="string">
            <text:p>anonymous_class (JRE8)</text:p>
          </table:table-cell>
          <table:table-cell table:style-name="ce14" table:formula="of:=[.T5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387" calcext:value-type="float">
            <text:p>0,387</text:p>
          </table:table-cell>
          <table:table-cell office:value-type="float" office:value="8.536" calcext:value-type="float">
            <text:p>8,536</text:p>
          </table:table-cell>
          <table:table-cell office:value-type="float" office:value="111.054" calcext:value-type="float">
            <text:p>111,054</text:p>
          </table:table-cell>
          <table:table-cell office:value-type="float" office:value="318.466" calcext:value-type="float">
            <text:p>318,466</text:p>
          </table:table-cell>
          <table:table-cell office:value-type="float" office:value="2290.783" calcext:value-type="float">
            <text:p>2290,783</text:p>
          </table:table-cell>
          <table:table-cell office:value-type="float" office:value="5158.901" calcext:value-type="float">
            <text:p>5158,901</text:p>
          </table:table-cell>
          <table:table-cell office:value-type="float" office:value="35374.219" calcext:value-type="float">
            <text:p>35374,219</text:p>
          </table:table-cell>
          <table:table-cell office:value-type="float" office:value="75620.793" calcext:value-type="float">
            <text:p>75620,793</text:p>
          </table:table-cell>
          <table:table-cell office:value-type="float" office:value="446428.635" calcext:value-type="float">
            <text:p>446428,635</text:p>
          </table:table-cell>
          <table:table-cell table:formula="of:=RANK([.B58];[.B53:.B58];-1)" office:value-type="float" office:value="2" calcext:value-type="float">
            <text:p>2</text:p>
          </table:table-cell>
          <table:table-cell table:formula="of:=RANK([.C58];[.C53:.C58];-1)" office:value-type="float" office:value="2" calcext:value-type="float">
            <text:p>2</text:p>
          </table:table-cell>
          <table:table-cell table:formula="of:=RANK([.D58];[.D53:.D58];-1)" office:value-type="float" office:value="1" calcext:value-type="float">
            <text:p>1</text:p>
          </table:table-cell>
          <table:table-cell table:formula="of:=RANK([.E58];[.E53:.E58];-1)" office:value-type="float" office:value="1" calcext:value-type="float">
            <text:p>1</text:p>
          </table:table-cell>
          <table:table-cell table:formula="of:=RANK([.F58];[.F53:.F58];-1)" office:value-type="float" office:value="1" calcext:value-type="float">
            <text:p>1</text:p>
          </table:table-cell>
          <table:table-cell table:formula="of:=RANK([.G58];[.G53:.G58];-1)" office:value-type="float" office:value="2" calcext:value-type="float">
            <text:p>2</text:p>
          </table:table-cell>
          <table:table-cell table:formula="of:=RANK([.H58];[.H53:.H58];-1)" office:value-type="float" office:value="2" calcext:value-type="float">
            <text:p>2</text:p>
          </table:table-cell>
          <table:table-cell table:formula="of:=RANK([.I58];[.I53:.I58];-1)" office:value-type="float" office:value="1" calcext:value-type="float">
            <text:p>1</text:p>
          </table:table-cell>
          <table:table-cell table:formula="of:=RANK([.J58];[.J53:.J58];-1)" office:value-type="float" office:value="3" calcext:value-type="float">
            <text:p>3</text:p>
          </table:table-cell>
          <table:table-cell table:formula="of:=AVERAGE([.K58:.S58])" office:value-type="float" office:value="1.66666666666667" calcext:value-type="float">
            <text:p>1,6666666667</text:p>
          </table:table-cell>
          <table:table-cell table:style-name="ce14" office:value-type="string" calcext:value-type="string">
            <text:p>lambda</text:p>
          </table:table-cell>
          <table:table-cell table:style-name="ce14" table:formula="of:=[.T58]" office:value-type="float" office:value="1.66666666666667" calcext:value-type="float">
            <text:p>1,6666666667</text:p>
          </table:table-cell>
        </table:table-row>
        <table:table-row table:style-name="ro1" table:number-rows-repeated="32">
          <table:table-cell table:number-columns-repeated="22"/>
        </table:table-row>
        <table:table-row table:style-name="ro5">
          <table:table-cell table:style-name="ce9" office:value-type="string" calcext:value-type="string">
            <text:p>sort vs. ParallelSort</text:p>
          </table:table-cell>
          <table:table-cell table:number-columns-repeated="21"/>
        </table:table-row>
        <table:table-row table:style-name="ro1" table:number-rows-repeated="2">
          <table:table-cell table:number-columns-repeated="22"/>
        </table:table-row>
        <table:table-row table:style-name="ro6">
          <table:table-cell table:style-name="ce1" office:value-type="string" calcext:value-type="string">
            <text:p>Benchmark</text:p>
          </table:table-cell>
          <table:table-cell table:style-name="ce1" office:value-type="string" calcext:value-type="string">
            <text:p>10 items</text:p>
          </table:table-cell>
          <table:table-cell table:style-name="ce1" office:value-type="string" calcext:value-type="string">
            <text:p>100 items</text:p>
          </table:table-cell>
          <table:table-cell table:style-name="ce1" office:value-type="string" calcext:value-type="string">
            <text:p>500 items</text:p>
          </table:table-cell>
          <table:table-cell table:style-name="ce1" office:value-type="string" calcext:value-type="string">
            <text:p>1000 items</text:p>
          </table:table-cell>
          <table:table-cell table:style-name="ce1" office:value-type="string" calcext:value-type="string">
            <text:p>5000 items</text:p>
          </table:table-cell>
          <table:table-cell table:style-name="ce1" office:value-type="string" calcext:value-type="string">
            <text:p>10000 items</text:p>
          </table:table-cell>
          <table:table-cell table:style-name="ce1" office:value-type="string" calcext:value-type="string">
            <text:p>50000 items</text:p>
          </table:table-cell>
          <table:table-cell table:style-name="ce1" office:value-type="string" calcext:value-type="string">
            <text:p>100000 items</text:p>
          </table:table-cell>
          <table:table-cell table:style-name="ce11" office:value-type="string" calcext:value-type="string">
            <text:p>500000 items</text:p>
          </table:table-cell>
          <table:table-cell table:style-name="ce1" office:value-type="string" calcext:value-type="string">
            <text:p>rank</text:p>
            <text:p>10</text:p>
          </table:table-cell>
          <table:table-cell table:style-name="ce1" office:value-type="string" calcext:value-type="string">
            <text:p>rank</text:p>
            <text:p>100</text:p>
          </table:table-cell>
          <table:table-cell table:style-name="ce1" office:value-type="string" calcext:value-type="string">
            <text:p>rank</text:p>
            <text:p>500</text:p>
          </table:table-cell>
          <table:table-cell table:style-name="ce1" office:value-type="string" calcext:value-type="string">
            <text:p>rank</text:p>
            <text:p>1000</text:p>
          </table:table-cell>
          <table:table-cell table:style-name="ce1" office:value-type="string" calcext:value-type="string">
            <text:p>rank</text:p>
            <text:p>5000</text:p>
          </table:table-cell>
          <table:table-cell table:style-name="ce1" office:value-type="string" calcext:value-type="string">
            <text:p>rank</text:p>
            <text:p>10000</text:p>
          </table:table-cell>
          <table:table-cell table:style-name="ce1" office:value-type="string" calcext:value-type="string">
            <text:p>rank</text:p>
            <text:p>50000</text:p>
          </table:table-cell>
          <table:table-cell table:style-name="ce1" office:value-type="string" calcext:value-type="string">
            <text:p>rank</text:p>
            <text:p>100000</text:p>
          </table:table-cell>
          <table:table-cell table:style-name="ce1" office:value-type="string" calcext:value-type="string">
            <text:p>rank</text:p>
            <text:p>500000</text:p>
          </table:table-cell>
          <table:table-cell table:style-name="ce1" office:value-type="string" calcext:value-type="string">
            <text:p>Rang en moyenne</text:p>
          </table:table-cell>
          <table:table-cell table:style-name="ce13" office:value-type="string" calcext:value-type="string">
            <text:p>Benchmark</text:p>
          </table:table-cell>
          <table:table-cell table:style-name="ce13" table:formula="of:=[.T94]" office:value-type="string" office:string-value="Rang en moyenne" calcext:value-type="string">
            <text:p>Rang en moyenne</text:p>
          </table:table-cell>
        </table:table-row>
        <table:table-row table:style-name="ro1">
          <table:table-cell office:value-type="string" calcext:value-type="string">
            <text:p>method_reference</text:p>
          </table:table-cell>
          <table:table-cell office:value-type="float" office:value="0.423" calcext:value-type="float">
            <text:p>0,423</text:p>
          </table:table-cell>
          <table:table-cell office:value-type="float" office:value="10.485" calcext:value-type="float">
            <text:p>10,485</text:p>
          </table:table-cell>
          <table:table-cell office:value-type="float" office:value="139.562" calcext:value-type="float">
            <text:p>139,562</text:p>
          </table:table-cell>
          <table:table-cell office:value-type="float" office:value="378.635" calcext:value-type="float">
            <text:p>378,635</text:p>
          </table:table-cell>
          <table:table-cell office:value-type="float" office:value="2630.515" calcext:value-type="float">
            <text:p>2630,515</text:p>
          </table:table-cell>
          <table:table-cell office:value-type="float" office:value="5733.258" calcext:value-type="float">
            <text:p>5733,258</text:p>
          </table:table-cell>
          <table:table-cell office:value-type="float" office:value="37630.111" calcext:value-type="float">
            <text:p>37630,111</text:p>
          </table:table-cell>
          <table:table-cell office:value-type="float" office:value="82507.846" calcext:value-type="float">
            <text:p>82507,846</text:p>
          </table:table-cell>
          <table:table-cell office:value-type="float" office:value="458892.999" calcext:value-type="float">
            <text:p>458892,999</text:p>
          </table:table-cell>
          <table:table-cell table:formula="of:=RANK([.B95];[.B95:.B100];-1)" office:value-type="float" office:value="6" calcext:value-type="float">
            <text:p>6</text:p>
          </table:table-cell>
          <table:table-cell table:formula="of:=RANK([.C95];[.C95:.C100];-1)" office:value-type="float" office:value="5" calcext:value-type="float">
            <text:p>5</text:p>
          </table:table-cell>
          <table:table-cell table:formula="of:=RANK([.D95];[.D95:.D100];-1)" office:value-type="float" office:value="6" calcext:value-type="float">
            <text:p>6</text:p>
          </table:table-cell>
          <table:table-cell table:formula="of:=RANK([.E95];[.E95:.E100];-1)" office:value-type="float" office:value="6" calcext:value-type="float">
            <text:p>6</text:p>
          </table:table-cell>
          <table:table-cell table:formula="of:=RANK([.F95];[.F95:.F100];-1)" office:value-type="float" office:value="6" calcext:value-type="float">
            <text:p>6</text:p>
          </table:table-cell>
          <table:table-cell table:formula="of:=RANK([.G95];[.G95:.G100];-1)" office:value-type="float" office:value="6" calcext:value-type="float">
            <text:p>6</text:p>
          </table:table-cell>
          <table:table-cell table:formula="of:=RANK([.H95];[.H95:.H100];-1)" office:value-type="float" office:value="6" calcext:value-type="float">
            <text:p>6</text:p>
          </table:table-cell>
          <table:table-cell table:formula="of:=RANK([.I95];[.I95:.I100];-1)" office:value-type="float" office:value="6" calcext:value-type="float">
            <text:p>6</text:p>
          </table:table-cell>
          <table:table-cell table:formula="of:=RANK([.J95];[.J95:.J100];-1)" office:value-type="float" office:value="6" calcext:value-type="float">
            <text:p>6</text:p>
          </table:table-cell>
          <table:table-cell table:formula="of:=AVERAGE([.K95:.S95])" office:value-type="float" office:value="5.88888888888889" calcext:value-type="float">
            <text:p>5,8888888889</text:p>
          </table:table-cell>
          <table:table-cell table:style-name="ce14" table:formula="of:=[.A95]" office:value-type="string" office:string-value="method_reference" calcext:value-type="string">
            <text:p>method_reference</text:p>
          </table:table-cell>
          <table:table-cell table:style-name="ce14" table:formula="of:=[.T95]" office:value-type="float" office:value="5.88888888888889" calcext:value-type="float">
            <text:p>5,8888888889</text:p>
          </table:table-cell>
        </table:table-row>
        <table:table-row table:style-name="ro1">
          <table:table-cell office:value-type="string" calcext:value-type="string">
            <text:p>parallel_method_reference</text:p>
          </table:table-cell>
          <table:table-cell office:value-type="float" office:value="0.419" calcext:value-type="float">
            <text:p>0,419</text:p>
          </table:table-cell>
          <table:table-cell office:value-type="float" office:value="10.491" calcext:value-type="float">
            <text:p>10,491</text:p>
          </table:table-cell>
          <table:table-cell office:value-type="float" office:value="137.858" calcext:value-type="float">
            <text:p>137,858</text:p>
          </table:table-cell>
          <table:table-cell office:value-type="float" office:value="376.92" calcext:value-type="float">
            <text:p>376,92</text:p>
          </table:table-cell>
          <table:table-cell office:value-type="float" office:value="2630.391" calcext:value-type="float">
            <text:p>2630,391</text:p>
          </table:table-cell>
          <table:table-cell office:value-type="float" office:value="2189.809" calcext:value-type="float">
            <text:p>2189,809</text:p>
          </table:table-cell>
          <table:table-cell office:value-type="float" office:value="12410.494" calcext:value-type="float">
            <text:p>12410,494</text:p>
          </table:table-cell>
          <table:table-cell office:value-type="float" office:value="31003.116" calcext:value-type="float">
            <text:p>31003,116</text:p>
          </table:table-cell>
          <table:table-cell office:value-type="float" office:value="208502.263" calcext:value-type="float">
            <text:p>208502,263</text:p>
          </table:table-cell>
          <table:table-cell table:formula="of:=RANK([.B96];[.B95:.B100];-1)" office:value-type="float" office:value="5" calcext:value-type="float">
            <text:p>5</text:p>
          </table:table-cell>
          <table:table-cell table:formula="of:=RANK([.C96];[.C95:.C100];-1)" office:value-type="float" office:value="6" calcext:value-type="float">
            <text:p>6</text:p>
          </table:table-cell>
          <table:table-cell table:formula="of:=RANK([.D96];[.D95:.D100];-1)" office:value-type="float" office:value="5" calcext:value-type="float">
            <text:p>5</text:p>
          </table:table-cell>
          <table:table-cell table:formula="of:=RANK([.E96];[.E95:.E100];-1)" office:value-type="float" office:value="5" calcext:value-type="float">
            <text:p>5</text:p>
          </table:table-cell>
          <table:table-cell table:formula="of:=RANK([.F96];[.F95:.F100];-1)" office:value-type="float" office:value="5" calcext:value-type="float">
            <text:p>5</text:p>
          </table:table-cell>
          <table:table-cell table:formula="of:=RANK([.G96];[.G95:.G100];-1)" office:value-type="float" office:value="3" calcext:value-type="float">
            <text:p>3</text:p>
          </table:table-cell>
          <table:table-cell table:formula="of:=RANK([.H96];[.H95:.H100];-1)" office:value-type="float" office:value="3" calcext:value-type="float">
            <text:p>3</text:p>
          </table:table-cell>
          <table:table-cell table:formula="of:=RANK([.I96];[.I95:.I100];-1)" office:value-type="float" office:value="3" calcext:value-type="float">
            <text:p>3</text:p>
          </table:table-cell>
          <table:table-cell table:formula="of:=RANK([.J96];[.J95:.J100];-1)" office:value-type="float" office:value="3" calcext:value-type="float">
            <text:p>3</text:p>
          </table:table-cell>
          <table:table-cell table:formula="of:=AVERAGE([.K96:.S96])" office:value-type="float" office:value="4.22222222222222" calcext:value-type="float">
            <text:p>4,2222222222</text:p>
          </table:table-cell>
          <table:table-cell table:style-name="ce14" table:formula="of:=[.A96]" office:value-type="string" office:string-value="parallel_method_reference" calcext:value-type="string">
            <text:p>parallel_method_reference</text:p>
          </table:table-cell>
          <table:table-cell table:style-name="ce14" table:formula="of:=[.T96]" office:value-type="float" office:value="4.22222222222222" calcext:value-type="float">
            <text:p>4,2222222222</text:p>
          </table:table-cell>
        </table:table-row>
        <table:table-row table:style-name="ro1">
          <table:table-cell office:value-type="string" calcext:value-type="string">
            <text:p>anonymous_class (JRE8)</text:p>
          </table:table-cell>
          <table:table-cell office:value-type="float" office:value="0.37" calcext:value-type="float">
            <text:p>0,37</text:p>
          </table:table-cell>
          <table:table-cell office:value-type="float" office:value="8.143" calcext:value-type="float">
            <text:p>8,143</text:p>
          </table:table-cell>
          <table:table-cell office:value-type="float" office:value="115.47" calcext:value-type="float">
            <text:p>115,47</text:p>
          </table:table-cell>
          <table:table-cell office:value-type="float" office:value="320.816" calcext:value-type="float">
            <text:p>320,816</text:p>
          </table:table-cell>
          <table:table-cell office:value-type="float" office:value="2358.311" calcext:value-type="float">
            <text:p>2358,311</text:p>
          </table:table-cell>
          <table:table-cell office:value-type="float" office:value="5035.042" calcext:value-type="float">
            <text:p>5035,042</text:p>
          </table:table-cell>
          <table:table-cell office:value-type="float" office:value="34497.36" calcext:value-type="float">
            <text:p>34497,36</text:p>
          </table:table-cell>
          <table:table-cell office:value-type="float" office:value="77035.638" calcext:value-type="float">
            <text:p>77035,638</text:p>
          </table:table-cell>
          <table:table-cell office:value-type="float" office:value="450464.581" calcext:value-type="float">
            <text:p>450464,581</text:p>
          </table:table-cell>
          <table:table-cell table:formula="of:=RANK([.B97];[.B95:.B100];-1)" office:value-type="float" office:value="1" calcext:value-type="float">
            <text:p>1</text:p>
          </table:table-cell>
          <table:table-cell table:formula="of:=RANK([.C97];[.C95:.C100];-1)" office:value-type="float" office:value="1" calcext:value-type="float">
            <text:p>1</text:p>
          </table:table-cell>
          <table:table-cell table:formula="of:=RANK([.D97];[.D95:.D100];-1)" office:value-type="float" office:value="2" calcext:value-type="float">
            <text:p>2</text:p>
          </table:table-cell>
          <table:table-cell table:formula="of:=RANK([.E97];[.E95:.E100];-1)" office:value-type="float" office:value="2" calcext:value-type="float">
            <text:p>2</text:p>
          </table:table-cell>
          <table:table-cell table:formula="of:=RANK([.F97];[.F95:.F100];-1)" office:value-type="float" office:value="2" calcext:value-type="float">
            <text:p>2</text:p>
          </table:table-cell>
          <table:table-cell table:formula="of:=RANK([.G97];[.G95:.G100];-1)" office:value-type="float" office:value="4" calcext:value-type="float">
            <text:p>4</text:p>
          </table:table-cell>
          <table:table-cell table:formula="of:=RANK([.H97];[.H95:.H100];-1)" office:value-type="float" office:value="4" calcext:value-type="float">
            <text:p>4</text:p>
          </table:table-cell>
          <table:table-cell table:formula="of:=RANK([.I97];[.I95:.I100];-1)" office:value-type="float" office:value="5" calcext:value-type="float">
            <text:p>5</text:p>
          </table:table-cell>
          <table:table-cell table:formula="of:=RANK([.J97];[.J95:.J100];-1)" office:value-type="float" office:value="5" calcext:value-type="float">
            <text:p>5</text:p>
          </table:table-cell>
          <table:table-cell table:formula="of:=AVERAGE([.K97:.S97])" office:value-type="float" office:value="2.88888888888889" calcext:value-type="float">
            <text:p>2,8888888889</text:p>
          </table:table-cell>
          <table:table-cell table:style-name="ce14" table:formula="of:=[.A97]" office:value-type="string" office:string-value="anonymous_class (JRE8)" calcext:value-type="string">
            <text:p>anonymous_class (JRE8)</text:p>
          </table:table-cell>
          <table:table-cell table:style-name="ce14" table:formula="of:=[.T97]" office:value-type="float" office:value="2.88888888888889" calcext:value-type="float">
            <text:p>2,8888888889</text:p>
          </table:table-cell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387" calcext:value-type="float">
            <text:p>0,387</text:p>
          </table:table-cell>
          <table:table-cell office:value-type="float" office:value="8.536" calcext:value-type="float">
            <text:p>8,536</text:p>
          </table:table-cell>
          <table:table-cell office:value-type="float" office:value="111.054" calcext:value-type="float">
            <text:p>111,054</text:p>
          </table:table-cell>
          <table:table-cell office:value-type="float" office:value="318.466" calcext:value-type="float">
            <text:p>318,466</text:p>
          </table:table-cell>
          <table:table-cell office:value-type="float" office:value="2290.783" calcext:value-type="float">
            <text:p>2290,783</text:p>
          </table:table-cell>
          <table:table-cell office:value-type="float" office:value="5158.901" calcext:value-type="float">
            <text:p>5158,901</text:p>
          </table:table-cell>
          <table:table-cell office:value-type="float" office:value="35374.219" calcext:value-type="float">
            <text:p>35374,219</text:p>
          </table:table-cell>
          <table:table-cell office:value-type="float" office:value="75620.793" calcext:value-type="float">
            <text:p>75620,793</text:p>
          </table:table-cell>
          <table:table-cell office:value-type="float" office:value="446428.635" calcext:value-type="float">
            <text:p>446428,635</text:p>
          </table:table-cell>
          <table:table-cell table:formula="of:=RANK([.B98];[.B95:.B100];-1)" office:value-type="float" office:value="2" calcext:value-type="float">
            <text:p>2</text:p>
          </table:table-cell>
          <table:table-cell table:formula="of:=RANK([.C98];[.C95:.C100];-1)" office:value-type="float" office:value="2" calcext:value-type="float">
            <text:p>2</text:p>
          </table:table-cell>
          <table:table-cell table:formula="of:=RANK([.D98];[.D95:.D100];-1)" office:value-type="float" office:value="1" calcext:value-type="float">
            <text:p>1</text:p>
          </table:table-cell>
          <table:table-cell table:formula="of:=RANK([.E98];[.E95:.E100];-1)" office:value-type="float" office:value="1" calcext:value-type="float">
            <text:p>1</text:p>
          </table:table-cell>
          <table:table-cell table:formula="of:=RANK([.F98];[.F95:.F100];-1)" office:value-type="float" office:value="1" calcext:value-type="float">
            <text:p>1</text:p>
          </table:table-cell>
          <table:table-cell table:formula="of:=RANK([.G98];[.G95:.G100];-1)" office:value-type="float" office:value="5" calcext:value-type="float">
            <text:p>5</text:p>
          </table:table-cell>
          <table:table-cell table:formula="of:=RANK([.H98];[.H95:.H100];-1)" office:value-type="float" office:value="5" calcext:value-type="float">
            <text:p>5</text:p>
          </table:table-cell>
          <table:table-cell table:formula="of:=RANK([.I98];[.I95:.I100];-1)" office:value-type="float" office:value="4" calcext:value-type="float">
            <text:p>4</text:p>
          </table:table-cell>
          <table:table-cell table:formula="of:=RANK([.J98];[.J95:.J100];-1)" office:value-type="float" office:value="4" calcext:value-type="float">
            <text:p>4</text:p>
          </table:table-cell>
          <table:table-cell table:formula="of:=AVERAGE([.K98:.S98])" office:value-type="float" office:value="2.77777777777778" calcext:value-type="float">
            <text:p>2,7777777778</text:p>
          </table:table-cell>
          <table:table-cell table:style-name="ce14" table:formula="of:=[.A98]" office:value-type="string" office:string-value="lambda" calcext:value-type="string">
            <text:p>lambda</text:p>
          </table:table-cell>
          <table:table-cell table:style-name="ce14" table:formula="of:=[.T98]" office:value-type="float" office:value="2.77777777777778" calcext:value-type="float">
            <text:p>2,7777777778</text:p>
          </table:table-cell>
        </table:table-row>
        <table:table-row table:style-name="ro1">
          <table:table-cell office:value-type="string" calcext:value-type="string">
            <text:p>parallel_anonymous_class</text:p>
          </table:table-cell>
          <table:table-cell office:value-type="float" office:value="0.399" calcext:value-type="float">
            <text:p>0,399</text:p>
          </table:table-cell>
          <table:table-cell office:value-type="float" office:value="8.875" calcext:value-type="float">
            <text:p>8,875</text:p>
          </table:table-cell>
          <table:table-cell office:value-type="float" office:value="121.239" calcext:value-type="float">
            <text:p>121,239</text:p>
          </table:table-cell>
          <table:table-cell office:value-type="float" office:value="337.405" calcext:value-type="float">
            <text:p>337,405</text:p>
          </table:table-cell>
          <table:table-cell office:value-type="float" office:value="2431.157" calcext:value-type="float">
            <text:p>2431,157</text:p>
          </table:table-cell>
          <table:table-cell office:value-type="float" office:value="2072.628" calcext:value-type="float">
            <text:p>2072,628</text:p>
          </table:table-cell>
          <table:table-cell office:value-type="float" office:value="11271.441" calcext:value-type="float">
            <text:p>11271,441</text:p>
          </table:table-cell>
          <table:table-cell office:value-type="float" office:value="28644.743" calcext:value-type="float">
            <text:p>28644,743</text:p>
          </table:table-cell>
          <table:table-cell office:value-type="float" office:value="198469.435" calcext:value-type="float">
            <text:p>198469,435</text:p>
          </table:table-cell>
          <table:table-cell table:formula="of:=RANK([.B99];[.B95:.B100];-1)" office:value-type="float" office:value="3" calcext:value-type="float">
            <text:p>3</text:p>
          </table:table-cell>
          <table:table-cell table:formula="of:=RANK([.C99];[.C95:.C100];-1)" office:value-type="float" office:value="4" calcext:value-type="float">
            <text:p>4</text:p>
          </table:table-cell>
          <table:table-cell table:formula="of:=RANK([.D99];[.D95:.D100];-1)" office:value-type="float" office:value="4" calcext:value-type="float">
            <text:p>4</text:p>
          </table:table-cell>
          <table:table-cell table:formula="of:=RANK([.E99];[.E95:.E100];-1)" office:value-type="float" office:value="3" calcext:value-type="float">
            <text:p>3</text:p>
          </table:table-cell>
          <table:table-cell table:formula="of:=RANK([.F99];[.F95:.F100];-1)" office:value-type="float" office:value="3" calcext:value-type="float">
            <text:p>3</text:p>
          </table:table-cell>
          <table:table-cell table:formula="of:=RANK([.G99];[.G95:.G100];-1)" office:value-type="float" office:value="2" calcext:value-type="float">
            <text:p>2</text:p>
          </table:table-cell>
          <table:table-cell table:formula="of:=RANK([.H99];[.H95:.H100];-1)" office:value-type="float" office:value="1" calcext:value-type="float">
            <text:p>1</text:p>
          </table:table-cell>
          <table:table-cell table:formula="of:=RANK([.I99];[.I95:.I100];-1)" office:value-type="float" office:value="2" calcext:value-type="float">
            <text:p>2</text:p>
          </table:table-cell>
          <table:table-cell table:formula="of:=RANK([.J99];[.J95:.J100];-1)" office:value-type="float" office:value="2" calcext:value-type="float">
            <text:p>2</text:p>
          </table:table-cell>
          <table:table-cell table:formula="of:=AVERAGE([.K99:.S99])" office:value-type="float" office:value="2.66666666666667" calcext:value-type="float">
            <text:p>2,6666666667</text:p>
          </table:table-cell>
          <table:table-cell table:style-name="ce14" table:formula="of:=[.A99]" office:value-type="string" office:string-value="parallel_anonymous_class" calcext:value-type="string">
            <text:p>parallel_anonymous_class</text:p>
          </table:table-cell>
          <table:table-cell table:style-name="ce14" table:formula="of:=[.T99]" office:value-type="float" office:value="2.66666666666667" calcext:value-type="float">
            <text:p>2,6666666667</text:p>
          </table:table-cell>
        </table:table-row>
        <table:table-row table:style-name="ro1">
          <table:table-cell office:value-type="string" calcext:value-type="string">
            <text:p>parallel_lambda</text:p>
          </table:table-cell>
          <table:table-cell office:value-type="float" office:value="0.399" calcext:value-type="float">
            <text:p>0,399</text:p>
          </table:table-cell>
          <table:table-cell office:value-type="float" office:value="8.802" calcext:value-type="float">
            <text:p>8,802</text:p>
          </table:table-cell>
          <table:table-cell office:value-type="float" office:value="118.797" calcext:value-type="float">
            <text:p>118,797</text:p>
          </table:table-cell>
          <table:table-cell office:value-type="float" office:value="339.703" calcext:value-type="float">
            <text:p>339,703</text:p>
          </table:table-cell>
          <table:table-cell office:value-type="float" office:value="2434.282" calcext:value-type="float">
            <text:p>2434,282</text:p>
          </table:table-cell>
          <table:table-cell office:value-type="float" office:value="2068.838" calcext:value-type="float">
            <text:p>2068,838</text:p>
          </table:table-cell>
          <table:table-cell office:value-type="float" office:value="11316.761" calcext:value-type="float">
            <text:p>11316,761</text:p>
          </table:table-cell>
          <table:table-cell office:value-type="float" office:value="26623.44" calcext:value-type="float">
            <text:p>26623,44</text:p>
          </table:table-cell>
          <table:table-cell office:value-type="float" office:value="193068.602" calcext:value-type="float">
            <text:p>193068,602</text:p>
          </table:table-cell>
          <table:table-cell table:formula="of:=RANK([.B100];[.B95:.B100];-1)" office:value-type="float" office:value="3" calcext:value-type="float">
            <text:p>3</text:p>
          </table:table-cell>
          <table:table-cell table:formula="of:=RANK([.C100];[.C95:.C100];-1)" office:value-type="float" office:value="3" calcext:value-type="float">
            <text:p>3</text:p>
          </table:table-cell>
          <table:table-cell table:formula="of:=RANK([.D100];[.D95:.D100];-1)" office:value-type="float" office:value="3" calcext:value-type="float">
            <text:p>3</text:p>
          </table:table-cell>
          <table:table-cell table:formula="of:=RANK([.E100];[.E95:.E100];-1)" office:value-type="float" office:value="4" calcext:value-type="float">
            <text:p>4</text:p>
          </table:table-cell>
          <table:table-cell table:formula="of:=RANK([.F100];[.F95:.F100];-1)" office:value-type="float" office:value="4" calcext:value-type="float">
            <text:p>4</text:p>
          </table:table-cell>
          <table:table-cell table:formula="of:=RANK([.G100];[.G95:.G100];-1)" office:value-type="float" office:value="1" calcext:value-type="float">
            <text:p>1</text:p>
          </table:table-cell>
          <table:table-cell table:formula="of:=RANK([.H100];[.H95:.H100];-1)" office:value-type="float" office:value="2" calcext:value-type="float">
            <text:p>2</text:p>
          </table:table-cell>
          <table:table-cell table:formula="of:=RANK([.I100];[.I95:.I100];-1)" office:value-type="float" office:value="1" calcext:value-type="float">
            <text:p>1</text:p>
          </table:table-cell>
          <table:table-cell table:formula="of:=RANK([.J100];[.J95:.J100];-1)" office:value-type="float" office:value="1" calcext:value-type="float">
            <text:p>1</text:p>
          </table:table-cell>
          <table:table-cell table:formula="of:=AVERAGE([.K100:.S100])" office:value-type="float" office:value="2.44444444444444" calcext:value-type="float">
            <text:p>2,4444444444</text:p>
          </table:table-cell>
          <table:table-cell table:style-name="ce14" table:formula="of:=[.A100]" office:value-type="string" office:string-value="parallel_lambda" calcext:value-type="string">
            <text:p>parallel_lambda</text:p>
          </table:table-cell>
          <table:table-cell table:style-name="ce14" table:formula="of:=[.T100]" office:value-type="float" office:value="2.44444444444444" calcext:value-type="float">
            <text:p>2,4444444444</text:p>
          </table:table-cell>
        </table:table-row>
        <table:table-row table:style-name="ro1">
          <table:table-cell table:style-name="ce4" office:value-type="string" calcext:value-type="string">
            <text:p>diff relative : (parallel_lambda – lambda) / lambda</text:p>
          </table:table-cell>
          <table:table-cell table:style-name="ce10" table:formula="of:=([.B100]-[.B98])/[.B98]" office:value-type="percentage" office:value="0.0310077519379845" calcext:value-type="percentage">
            <text:p>3,10%</text:p>
          </table:table-cell>
          <table:table-cell table:style-name="ce10" table:formula="of:=([.C100]-[.C98])/[.C98]" office:value-type="percentage" office:value="0.0311621368322399" calcext:value-type="percentage">
            <text:p>3,12%</text:p>
          </table:table-cell>
          <table:table-cell table:style-name="ce10" table:formula="of:=([.D100]-[.D98])/[.D98]" office:value-type="percentage" office:value="0.0697228375384947" calcext:value-type="percentage">
            <text:p>6,97%</text:p>
          </table:table-cell>
          <table:table-cell table:style-name="ce10" table:formula="of:=([.E100]-[.E98])/[.E98]" office:value-type="percentage" office:value="0.0666852976455884" calcext:value-type="percentage">
            <text:p>6,67%</text:p>
          </table:table-cell>
          <table:table-cell table:style-name="ce10" table:formula="of:=([.F100]-[.F98])/[.F98]" office:value-type="percentage" office:value="0.0626419001712516" calcext:value-type="percentage">
            <text:p>6,26%</text:p>
          </table:table-cell>
          <table:table-cell table:style-name="ce10" table:formula="of:=([.G100]-[.G98])/[.G98]" office:value-type="percentage" office:value="-0.598976991417358" calcext:value-type="percentage">
            <text:p>-59,90%</text:p>
          </table:table-cell>
          <table:table-cell table:style-name="ce10" table:formula="of:=([.H100]-[.H98])/[.H98]" office:value-type="percentage" office:value="-0.680084498826674" calcext:value-type="percentage">
            <text:p>-68,01%</text:p>
          </table:table-cell>
          <table:table-cell table:style-name="ce10" table:formula="of:=([.I100]-[.I98])/[.I98]" office:value-type="percentage" office:value="-0.647934927103978" calcext:value-type="percentage">
            <text:p>-64,79%</text:p>
          </table:table-cell>
          <table:table-cell table:style-name="ce10" table:formula="of:=([.J100]-[.J98])/[.J98]" office:value-type="percentage" office:value="-0.567526393104242" calcext:value-type="percentage">
            <text:p>-56,75%</text:p>
          </table:table-cell>
          <table:table-cell table:style-name="ce12" table:formula="of:=AVERAGE([.B101:.F101])" office:value-type="percentage" office:value="0.0522439848251119" calcext:value-type="percentage">
            <text:p>5,22%</text:p>
          </table:table-cell>
          <table:table-cell table:style-name="ce12" table:formula="of:=AVERAGE([.G101:.J101])" office:value-type="percentage" office:value="-0.623630702613063" calcext:value-type="percentage">
            <text:p>-62,36%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diff relative : (parallel_ac – ac) / ac</text:p>
          </table:table-cell>
          <table:table-cell table:style-name="ce10" table:formula="of:=([.B99]-[.B97])/[.B97]" office:value-type="percentage" office:value="0.0783783783783785" calcext:value-type="percentage">
            <text:p>7,84%</text:p>
          </table:table-cell>
          <table:table-cell table:style-name="ce10" table:formula="of:=([.C99]-[.C97])/[.C97]" office:value-type="percentage" office:value="0.0898931597691268" calcext:value-type="percentage">
            <text:p>8,99%</text:p>
          </table:table-cell>
          <table:table-cell table:style-name="ce10" table:formula="of:=([.D99]-[.D97])/[.D97]" office:value-type="percentage" office:value="0.0499610288386594" calcext:value-type="percentage">
            <text:p>5,00%</text:p>
          </table:table-cell>
          <table:table-cell table:style-name="ce10" table:formula="of:=([.E99]-[.E97])/[.E97]" office:value-type="percentage" office:value="0.0517087676425116" calcext:value-type="percentage">
            <text:p>5,17%</text:p>
          </table:table-cell>
          <table:table-cell table:style-name="ce10" table:formula="of:=([.F99]-[.F97])/[.F97]" office:value-type="percentage" office:value="0.03088905576915" calcext:value-type="percentage">
            <text:p>3,09%</text:p>
          </table:table-cell>
          <table:table-cell table:style-name="ce10" table:formula="of:=([.G99]-[.G97])/[.G97]" office:value-type="percentage" office:value="-0.58835934238483" calcext:value-type="percentage">
            <text:p>-58,84%</text:p>
          </table:table-cell>
          <table:table-cell table:style-name="ce10" table:formula="of:=([.H99]-[.H97])/[.H97]" office:value-type="percentage" office:value="-0.673266563006561" calcext:value-type="percentage">
            <text:p>-67,33%</text:p>
          </table:table-cell>
          <table:table-cell table:style-name="ce10" table:formula="of:=([.I99]-[.I97])/[.I97]" office:value-type="percentage" office:value="-0.628162448657854" calcext:value-type="percentage">
            <text:p>-62,82%</text:p>
          </table:table-cell>
          <table:table-cell table:style-name="ce10" table:formula="of:=([.J99]-[.J97])/[.J97]" office:value-type="percentage" office:value="-0.559411675476434" calcext:value-type="percentage">
            <text:p>-55,94%</text:p>
          </table:table-cell>
          <table:table-cell table:style-name="ce12" table:formula="of:=AVERAGE([.B102:.F102])" office:value-type="percentage" office:value="0.0601660780795653" calcext:value-type="percentage">
            <text:p>6,02%</text:p>
          </table:table-cell>
          <table:table-cell table:style-name="ce12" table:formula="of:=AVERAGE([.G102:.J102])" office:value-type="percentage" office:value="-0.61230000738142" calcext:value-type="percentage">
            <text:p>-61,23%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diff relative : (parallel_mr – mr) / mr</text:p>
          </table:table-cell>
          <table:table-cell table:style-name="ce10" table:formula="of:=([.B96]-[.B95])/[.B95]" office:value-type="percentage" office:value="-0.00945626477541372" calcext:value-type="percentage">
            <text:p>-0,95%</text:p>
          </table:table-cell>
          <table:table-cell table:style-name="ce10" table:formula="of:=([.C96]-[.C95])/[.C95]" office:value-type="percentage" office:value="0.000572246065808319" calcext:value-type="percentage">
            <text:p>0,06%</text:p>
          </table:table-cell>
          <table:table-cell table:style-name="ce10" table:formula="of:=([.D96]-[.D95])/[.D95]" office:value-type="percentage" office:value="-0.0122096272624354" calcext:value-type="percentage">
            <text:p>-1,22%</text:p>
          </table:table-cell>
          <table:table-cell table:style-name="ce10" table:formula="of:=([.E96]-[.E95])/[.E95]" office:value-type="percentage" office:value="-0.00452942807717188" calcext:value-type="percentage">
            <text:p>-0,45%</text:p>
          </table:table-cell>
          <table:table-cell table:style-name="ce10" table:formula="of:=([.F96]-[.F95])/[.F95]" office:value-type="percentage" office:value="-0.0000471390583212019" calcext:value-type="percentage">
            <text:p>0,00%</text:p>
          </table:table-cell>
          <table:table-cell table:style-name="ce10" table:formula="of:=([.G96]-[.G95])/[.G95]" office:value-type="percentage" office:value="-0.618051551142474" calcext:value-type="percentage">
            <text:p>-61,81%</text:p>
          </table:table-cell>
          <table:table-cell table:style-name="ce10" table:formula="of:=([.H96]-[.H95])/[.H95]" office:value-type="percentage" office:value="-0.67019778389705" calcext:value-type="percentage">
            <text:p>-67,02%</text:p>
          </table:table-cell>
          <table:table-cell table:style-name="ce10" table:formula="of:=([.I96]-[.I95])/[.I95]" office:value-type="percentage" office:value="-0.624240390422991" calcext:value-type="percentage">
            <text:p>-62,42%</text:p>
          </table:table-cell>
          <table:table-cell table:style-name="ce10" table:formula="of:=([.J96]-[.J95])/[.J95]" office:value-type="percentage" office:value="-0.545640784552479" calcext:value-type="percentage">
            <text:p>-54,56%</text:p>
          </table:table-cell>
          <table:table-cell table:style-name="ce12" table:formula="of:=AVERAGE([.B103:.F103])" office:value-type="percentage" office:value="-0.00513404262150677" calcext:value-type="percentage">
            <text:p>-0,51%</text:p>
          </table:table-cell>
          <table:table-cell table:style-name="ce12" table:formula="of:=AVERAGE([.G103:.J103])" office:value-type="percentage" office:value="-0.614532627503748" calcext:value-type="percentage">
            <text:p>-61,45%</text:p>
          </table:table-cell>
          <table:table-cell table:number-columns-repeated="10"/>
        </table:table-row>
        <table:table-row table:style-name="ro1" table:number-rows-repeated="40">
          <table:table-cell table:number-columns-repeated="22"/>
        </table:table-row>
        <table:table-row table:style-name="ro5">
          <table:table-cell table:style-name="ce9" office:value-type="string" calcext:value-type="string">
            <text:p>sortParallel vs. Stream parallel</text:p>
          </table:table-cell>
          <table:table-cell table:number-columns-repeated="21"/>
        </table:table-row>
        <table:table-row table:style-name="ro1">
          <table:table-cell table:number-columns-repeated="22"/>
        </table:table-row>
        <table:table-row table:style-name="ro6">
          <table:table-cell table:style-name="ce1" office:value-type="string" calcext:value-type="string">
            <text:p>Benchmark</text:p>
          </table:table-cell>
          <table:table-cell table:style-name="ce1" office:value-type="string" calcext:value-type="string">
            <text:p>10 items</text:p>
          </table:table-cell>
          <table:table-cell table:style-name="ce1" office:value-type="string" calcext:value-type="string">
            <text:p>100 items</text:p>
          </table:table-cell>
          <table:table-cell table:style-name="ce1" office:value-type="string" calcext:value-type="string">
            <text:p>500 items</text:p>
          </table:table-cell>
          <table:table-cell table:style-name="ce1" office:value-type="string" calcext:value-type="string">
            <text:p>1000 items</text:p>
          </table:table-cell>
          <table:table-cell table:style-name="ce1" office:value-type="string" calcext:value-type="string">
            <text:p>5000 items</text:p>
          </table:table-cell>
          <table:table-cell table:style-name="ce1" office:value-type="string" calcext:value-type="string">
            <text:p>10000 items</text:p>
          </table:table-cell>
          <table:table-cell table:style-name="ce1" office:value-type="string" calcext:value-type="string">
            <text:p>50000 items</text:p>
          </table:table-cell>
          <table:table-cell table:style-name="ce1" office:value-type="string" calcext:value-type="string">
            <text:p>100000 items</text:p>
          </table:table-cell>
          <table:table-cell table:style-name="ce11" office:value-type="string" calcext:value-type="string">
            <text:p>500000 items</text:p>
          </table:table-cell>
          <table:table-cell table:style-name="ce1" office:value-type="string" calcext:value-type="string">
            <text:p>rank</text:p>
            <text:p>10</text:p>
          </table:table-cell>
          <table:table-cell table:style-name="ce1" office:value-type="string" calcext:value-type="string">
            <text:p>rank</text:p>
            <text:p>100</text:p>
          </table:table-cell>
          <table:table-cell table:style-name="ce1" office:value-type="string" calcext:value-type="string">
            <text:p>rank</text:p>
            <text:p>500</text:p>
          </table:table-cell>
          <table:table-cell table:style-name="ce1" office:value-type="string" calcext:value-type="string">
            <text:p>rank</text:p>
            <text:p>1000</text:p>
          </table:table-cell>
          <table:table-cell table:style-name="ce1" office:value-type="string" calcext:value-type="string">
            <text:p>rank</text:p>
            <text:p>5000</text:p>
          </table:table-cell>
          <table:table-cell table:style-name="ce1" office:value-type="string" calcext:value-type="string">
            <text:p>rank</text:p>
            <text:p>10000</text:p>
          </table:table-cell>
          <table:table-cell table:style-name="ce1" office:value-type="string" calcext:value-type="string">
            <text:p>rank</text:p>
            <text:p>50000</text:p>
          </table:table-cell>
          <table:table-cell table:style-name="ce1" office:value-type="string" calcext:value-type="string">
            <text:p>rank</text:p>
            <text:p>100000</text:p>
          </table:table-cell>
          <table:table-cell table:style-name="ce1" office:value-type="string" calcext:value-type="string">
            <text:p>rank</text:p>
            <text:p>500000</text:p>
          </table:table-cell>
          <table:table-cell table:style-name="ce1" office:value-type="string" calcext:value-type="string">
            <text:p>Rang en moyenne</text:p>
          </table:table-cell>
          <table:table-cell table:style-name="ce13" office:value-type="string" calcext:value-type="string">
            <text:p>Benchmark</text:p>
          </table:table-cell>
          <table:table-cell table:style-name="ce13" table:formula="of:=[.T146]" office:value-type="string" office:string-value="Rang en moyenne" calcext:value-type="string">
            <text:p>Rang en moyenne</text:p>
          </table:table-cell>
        </table:table-row>
        <table:table-row table:style-name="ro1">
          <table:table-cell office:value-type="string" calcext:value-type="string">
            <text:p>parallel_stream_method_ref</text:p>
          </table:table-cell>
          <table:table-cell office:value-type="float" office:value="3.336" calcext:value-type="float">
            <text:p>3,336</text:p>
          </table:table-cell>
          <table:table-cell office:value-type="float" office:value="15.005" calcext:value-type="float">
            <text:p>15,005</text:p>
          </table:table-cell>
          <table:table-cell office:value-type="float" office:value="147.509" calcext:value-type="float">
            <text:p>147,509</text:p>
          </table:table-cell>
          <table:table-cell office:value-type="float" office:value="373.429" calcext:value-type="float">
            <text:p>373,429</text:p>
          </table:table-cell>
          <table:table-cell office:value-type="float" office:value="2639.549" calcext:value-type="float">
            <text:p>2639,549</text:p>
          </table:table-cell>
          <table:table-cell office:value-type="float" office:value="2243.29" calcext:value-type="float">
            <text:p>2243,29</text:p>
          </table:table-cell>
          <table:table-cell office:value-type="float" office:value="13486.158" calcext:value-type="float">
            <text:p>13486,158</text:p>
          </table:table-cell>
          <table:table-cell office:value-type="float" office:value="31649.61" calcext:value-type="float">
            <text:p>31649,61</text:p>
          </table:table-cell>
          <table:table-cell office:value-type="float" office:value="203941.89" calcext:value-type="float">
            <text:p>203941,89</text:p>
          </table:table-cell>
          <table:table-cell table:formula="of:=RANK([.B147];[.B147:.B152];-1)" office:value-type="float" office:value="5" calcext:value-type="float">
            <text:p>5</text:p>
          </table:table-cell>
          <table:table-cell table:formula="of:=RANK([.C147];[.C147:.C152];-1)" office:value-type="float" office:value="6" calcext:value-type="float">
            <text:p>6</text:p>
          </table:table-cell>
          <table:table-cell table:formula="of:=RANK([.D147];[.D147:.D152];-1)" office:value-type="float" office:value="6" calcext:value-type="float">
            <text:p>6</text:p>
          </table:table-cell>
          <table:table-cell table:formula="of:=RANK([.E147];[.E147:.E152];-1)" office:value-type="float" office:value="5" calcext:value-type="float">
            <text:p>5</text:p>
          </table:table-cell>
          <table:table-cell table:formula="of:=RANK([.F147];[.F147:.F152];-1)" office:value-type="float" office:value="6" calcext:value-type="float">
            <text:p>6</text:p>
          </table:table-cell>
          <table:table-cell table:formula="of:=RANK([.G147];[.G147:.G152];-1)" office:value-type="float" office:value="6" calcext:value-type="float">
            <text:p>6</text:p>
          </table:table-cell>
          <table:table-cell table:formula="of:=RANK([.H147];[.H147:.H152];-1)" office:value-type="float" office:value="6" calcext:value-type="float">
            <text:p>6</text:p>
          </table:table-cell>
          <table:table-cell table:formula="of:=RANK([.I147];[.I147:.I152];-1)" office:value-type="float" office:value="6" calcext:value-type="float">
            <text:p>6</text:p>
          </table:table-cell>
          <table:table-cell table:formula="of:=RANK([.J147];[.J147:.J152];-1)" office:value-type="float" office:value="5" calcext:value-type="float">
            <text:p>5</text:p>
          </table:table-cell>
          <table:table-cell table:formula="of:=AVERAGE([.K147:.S147])" office:value-type="float" office:value="5.66666666666667" calcext:value-type="float">
            <text:p>5,6666666667</text:p>
          </table:table-cell>
          <table:table-cell table:style-name="ce14" table:formula="of:=[.A147]" office:value-type="string" office:string-value="parallel_stream_method_ref" calcext:value-type="string">
            <text:p>parallel_stream_method_ref</text:p>
          </table:table-cell>
          <table:table-cell table:style-name="ce14" table:formula="of:=[.T147]" office:value-type="float" office:value="5.66666666666667" calcext:value-type="float">
            <text:p>5,6666666667</text:p>
          </table:table-cell>
        </table:table-row>
        <table:table-row table:style-name="ro1">
          <table:table-cell office:value-type="string" calcext:value-type="string">
            <text:p>parallel_method_reference</text:p>
          </table:table-cell>
          <table:table-cell office:value-type="float" office:value="0.419" calcext:value-type="float">
            <text:p>0,419</text:p>
          </table:table-cell>
          <table:table-cell office:value-type="float" office:value="10.491" calcext:value-type="float">
            <text:p>10,491</text:p>
          </table:table-cell>
          <table:table-cell office:value-type="float" office:value="137.858" calcext:value-type="float">
            <text:p>137,858</text:p>
          </table:table-cell>
          <table:table-cell office:value-type="float" office:value="376.92" calcext:value-type="float">
            <text:p>376,92</text:p>
          </table:table-cell>
          <table:table-cell office:value-type="float" office:value="2630.391" calcext:value-type="float">
            <text:p>2630,391</text:p>
          </table:table-cell>
          <table:table-cell office:value-type="float" office:value="2189.809" calcext:value-type="float">
            <text:p>2189,809</text:p>
          </table:table-cell>
          <table:table-cell office:value-type="float" office:value="12410.494" calcext:value-type="float">
            <text:p>12410,494</text:p>
          </table:table-cell>
          <table:table-cell office:value-type="float" office:value="31003.116" calcext:value-type="float">
            <text:p>31003,116</text:p>
          </table:table-cell>
          <table:table-cell office:value-type="float" office:value="208502.263" calcext:value-type="float">
            <text:p>208502,263</text:p>
          </table:table-cell>
          <table:table-cell table:formula="of:=RANK([.B148];[.B147:.B152];-1)" office:value-type="float" office:value="3" calcext:value-type="float">
            <text:p>3</text:p>
          </table:table-cell>
          <table:table-cell table:formula="of:=RANK([.C148];[.C147:.C152];-1)" office:value-type="float" office:value="3" calcext:value-type="float">
            <text:p>3</text:p>
          </table:table-cell>
          <table:table-cell table:formula="of:=RANK([.D148];[.D147:.D152];-1)" office:value-type="float" office:value="5" calcext:value-type="float">
            <text:p>5</text:p>
          </table:table-cell>
          <table:table-cell table:formula="of:=RANK([.E148];[.E147:.E152];-1)" office:value-type="float" office:value="6" calcext:value-type="float">
            <text:p>6</text:p>
          </table:table-cell>
          <table:table-cell table:formula="of:=RANK([.F148];[.F147:.F152];-1)" office:value-type="float" office:value="5" calcext:value-type="float">
            <text:p>5</text:p>
          </table:table-cell>
          <table:table-cell table:formula="of:=RANK([.G148];[.G147:.G152];-1)" office:value-type="float" office:value="5" calcext:value-type="float">
            <text:p>5</text:p>
          </table:table-cell>
          <table:table-cell table:formula="of:=RANK([.H148];[.H147:.H152];-1)" office:value-type="float" office:value="5" calcext:value-type="float">
            <text:p>5</text:p>
          </table:table-cell>
          <table:table-cell table:formula="of:=RANK([.I148];[.I147:.I152];-1)" office:value-type="float" office:value="5" calcext:value-type="float">
            <text:p>5</text:p>
          </table:table-cell>
          <table:table-cell table:formula="of:=RANK([.J148];[.J147:.J152];-1)" office:value-type="float" office:value="6" calcext:value-type="float">
            <text:p>6</text:p>
          </table:table-cell>
          <table:table-cell table:formula="of:=AVERAGE([.K148:.S148])" office:value-type="float" office:value="4.77777777777778" calcext:value-type="float">
            <text:p>4,7777777778</text:p>
          </table:table-cell>
          <table:table-cell table:style-name="ce14" table:formula="of:=[.A148]" office:value-type="string" office:string-value="parallel_method_reference" calcext:value-type="string">
            <text:p>parallel_method_reference</text:p>
          </table:table-cell>
          <table:table-cell table:style-name="ce14" table:formula="of:=[.T148]" office:value-type="float" office:value="4.77777777777778" calcext:value-type="float">
            <text:p>4,7777777778</text:p>
          </table:table-cell>
        </table:table-row>
        <table:table-row table:style-name="ro1">
          <table:table-cell office:value-type="string" calcext:value-type="string">
            <text:p>parallel_stream_anonymous_class</text:p>
          </table:table-cell>
          <table:table-cell office:value-type="float" office:value="3.438" calcext:value-type="float">
            <text:p>3,438</text:p>
          </table:table-cell>
          <table:table-cell office:value-type="float" office:value="13.112" calcext:value-type="float">
            <text:p>13,112</text:p>
          </table:table-cell>
          <table:table-cell office:value-type="float" office:value="134.04" calcext:value-type="float">
            <text:p>134,04</text:p>
          </table:table-cell>
          <table:table-cell office:value-type="float" office:value="358.217" calcext:value-type="float">
            <text:p>358,217</text:p>
          </table:table-cell>
          <table:table-cell office:value-type="float" office:value="2474.458" calcext:value-type="float">
            <text:p>2474,458</text:p>
          </table:table-cell>
          <table:table-cell office:value-type="float" office:value="2132.648" calcext:value-type="float">
            <text:p>2132,648</text:p>
          </table:table-cell>
          <table:table-cell office:value-type="float" office:value="11765.54" calcext:value-type="float">
            <text:p>11765,54</text:p>
          </table:table-cell>
          <table:table-cell office:value-type="float" office:value="30123.177" calcext:value-type="float">
            <text:p>30123,177</text:p>
          </table:table-cell>
          <table:table-cell office:value-type="float" office:value="191331.919" calcext:value-type="float">
            <text:p>191331,919</text:p>
          </table:table-cell>
          <table:table-cell table:formula="of:=RANK([.B149];[.B147:.B152];-1)" office:value-type="float" office:value="6" calcext:value-type="float">
            <text:p>6</text:p>
          </table:table-cell>
          <table:table-cell table:formula="of:=RANK([.C149];[.C147:.C152];-1)" office:value-type="float" office:value="5" calcext:value-type="float">
            <text:p>5</text:p>
          </table:table-cell>
          <table:table-cell table:formula="of:=RANK([.D149];[.D147:.D152];-1)" office:value-type="float" office:value="4" calcext:value-type="float">
            <text:p>4</text:p>
          </table:table-cell>
          <table:table-cell table:formula="of:=RANK([.E149];[.E147:.E152];-1)" office:value-type="float" office:value="4" calcext:value-type="float">
            <text:p>4</text:p>
          </table:table-cell>
          <table:table-cell table:formula="of:=RANK([.F149];[.F147:.F152];-1)" office:value-type="float" office:value="4" calcext:value-type="float">
            <text:p>4</text:p>
          </table:table-cell>
          <table:table-cell table:formula="of:=RANK([.G149];[.G147:.G152];-1)" office:value-type="float" office:value="4" calcext:value-type="float">
            <text:p>4</text:p>
          </table:table-cell>
          <table:table-cell table:formula="of:=RANK([.H149];[.H147:.H152];-1)" office:value-type="float" office:value="3" calcext:value-type="float">
            <text:p>3</text:p>
          </table:table-cell>
          <table:table-cell table:formula="of:=RANK([.I149];[.I147:.I152];-1)" office:value-type="float" office:value="4" calcext:value-type="float">
            <text:p>4</text:p>
          </table:table-cell>
          <table:table-cell table:formula="of:=RANK([.J149];[.J147:.J152];-1)" office:value-type="float" office:value="1" calcext:value-type="float">
            <text:p>1</text:p>
          </table:table-cell>
          <table:table-cell table:formula="of:=AVERAGE([.K149:.S149])" office:value-type="float" office:value="3.88888888888889" calcext:value-type="float">
            <text:p>3,8888888889</text:p>
          </table:table-cell>
          <table:table-cell table:style-name="ce14" table:formula="of:=[.A149]" office:value-type="string" office:string-value="parallel_stream_anonymous_class" calcext:value-type="string">
            <text:p>parallel_stream_anonymous_class</text:p>
          </table:table-cell>
          <table:table-cell table:style-name="ce14" table:formula="of:=[.T149]" office:value-type="float" office:value="3.88888888888889" calcext:value-type="float">
            <text:p>3,8888888889</text:p>
          </table:table-cell>
        </table:table-row>
        <table:table-row table:style-name="ro1">
          <table:table-cell office:value-type="string" calcext:value-type="string">
            <text:p>parallel_stream_lambda</text:p>
          </table:table-cell>
          <table:table-cell office:value-type="float" office:value="3.172" calcext:value-type="float">
            <text:p>3,172</text:p>
          </table:table-cell>
          <table:table-cell office:value-type="float" office:value="13.025" calcext:value-type="float">
            <text:p>13,025</text:p>
          </table:table-cell>
          <table:table-cell office:value-type="float" office:value="131.549" calcext:value-type="float">
            <text:p>131,549</text:p>
          </table:table-cell>
          <table:table-cell office:value-type="float" office:value="352.827" calcext:value-type="float">
            <text:p>352,827</text:p>
          </table:table-cell>
          <table:table-cell office:value-type="float" office:value="2459.043" calcext:value-type="float">
            <text:p>2459,043</text:p>
          </table:table-cell>
          <table:table-cell office:value-type="float" office:value="2095.558" calcext:value-type="float">
            <text:p>2095,558</text:p>
          </table:table-cell>
          <table:table-cell office:value-type="float" office:value="11803.168" calcext:value-type="float">
            <text:p>11803,168</text:p>
          </table:table-cell>
          <table:table-cell office:value-type="float" office:value="29315.661" calcext:value-type="float">
            <text:p>29315,661</text:p>
          </table:table-cell>
          <table:table-cell office:value-type="float" office:value="199333.311" calcext:value-type="float">
            <text:p>199333,311</text:p>
          </table:table-cell>
          <table:table-cell table:formula="of:=RANK([.B150];[.B147:.B152];-1)" office:value-type="float" office:value="4" calcext:value-type="float">
            <text:p>4</text:p>
          </table:table-cell>
          <table:table-cell table:formula="of:=RANK([.C150];[.C147:.C152];-1)" office:value-type="float" office:value="4" calcext:value-type="float">
            <text:p>4</text:p>
          </table:table-cell>
          <table:table-cell table:formula="of:=RANK([.D150];[.D147:.D152];-1)" office:value-type="float" office:value="3" calcext:value-type="float">
            <text:p>3</text:p>
          </table:table-cell>
          <table:table-cell table:formula="of:=RANK([.E150];[.E147:.E152];-1)" office:value-type="float" office:value="3" calcext:value-type="float">
            <text:p>3</text:p>
          </table:table-cell>
          <table:table-cell table:formula="of:=RANK([.F150];[.F147:.F152];-1)" office:value-type="float" office:value="3" calcext:value-type="float">
            <text:p>3</text:p>
          </table:table-cell>
          <table:table-cell table:formula="of:=RANK([.G150];[.G147:.G152];-1)" office:value-type="float" office:value="3" calcext:value-type="float">
            <text:p>3</text:p>
          </table:table-cell>
          <table:table-cell table:formula="of:=RANK([.H150];[.H147:.H152];-1)" office:value-type="float" office:value="4" calcext:value-type="float">
            <text:p>4</text:p>
          </table:table-cell>
          <table:table-cell table:formula="of:=RANK([.I150];[.I147:.I152];-1)" office:value-type="float" office:value="3" calcext:value-type="float">
            <text:p>3</text:p>
          </table:table-cell>
          <table:table-cell table:formula="of:=RANK([.J150];[.J147:.J152];-1)" office:value-type="float" office:value="4" calcext:value-type="float">
            <text:p>4</text:p>
          </table:table-cell>
          <table:table-cell table:formula="of:=AVERAGE([.K150:.S150])" office:value-type="float" office:value="3.44444444444444" calcext:value-type="float">
            <text:p>3,4444444444</text:p>
          </table:table-cell>
          <table:table-cell table:style-name="ce14" table:formula="of:=[.A150]" office:value-type="string" office:string-value="parallel_stream_lambda" calcext:value-type="string">
            <text:p>parallel_stream_lambda</text:p>
          </table:table-cell>
          <table:table-cell table:style-name="ce14" table:formula="of:=[.T150]" office:value-type="float" office:value="3.44444444444444" calcext:value-type="float">
            <text:p>3,4444444444</text:p>
          </table:table-cell>
        </table:table-row>
        <table:table-row table:style-name="ro1">
          <table:table-cell office:value-type="string" calcext:value-type="string">
            <text:p>parallel_anonymous_class</text:p>
          </table:table-cell>
          <table:table-cell office:value-type="float" office:value="0.399" calcext:value-type="float">
            <text:p>0,399</text:p>
          </table:table-cell>
          <table:table-cell office:value-type="float" office:value="8.875" calcext:value-type="float">
            <text:p>8,875</text:p>
          </table:table-cell>
          <table:table-cell office:value-type="float" office:value="121.239" calcext:value-type="float">
            <text:p>121,239</text:p>
          </table:table-cell>
          <table:table-cell office:value-type="float" office:value="337.405" calcext:value-type="float">
            <text:p>337,405</text:p>
          </table:table-cell>
          <table:table-cell office:value-type="float" office:value="2431.157" calcext:value-type="float">
            <text:p>2431,157</text:p>
          </table:table-cell>
          <table:table-cell office:value-type="float" office:value="2072.628" calcext:value-type="float">
            <text:p>2072,628</text:p>
          </table:table-cell>
          <table:table-cell office:value-type="float" office:value="11271.441" calcext:value-type="float">
            <text:p>11271,441</text:p>
          </table:table-cell>
          <table:table-cell office:value-type="float" office:value="28644.743" calcext:value-type="float">
            <text:p>28644,743</text:p>
          </table:table-cell>
          <table:table-cell office:value-type="float" office:value="198469.435" calcext:value-type="float">
            <text:p>198469,435</text:p>
          </table:table-cell>
          <table:table-cell table:formula="of:=RANK([.B151];[.B147:.B152];-1)" office:value-type="float" office:value="1" calcext:value-type="float">
            <text:p>1</text:p>
          </table:table-cell>
          <table:table-cell table:formula="of:=RANK([.C151];[.C147:.C152];-1)" office:value-type="float" office:value="2" calcext:value-type="float">
            <text:p>2</text:p>
          </table:table-cell>
          <table:table-cell table:formula="of:=RANK([.D151];[.D147:.D152];-1)" office:value-type="float" office:value="2" calcext:value-type="float">
            <text:p>2</text:p>
          </table:table-cell>
          <table:table-cell table:formula="of:=RANK([.E151];[.E147:.E152];-1)" office:value-type="float" office:value="1" calcext:value-type="float">
            <text:p>1</text:p>
          </table:table-cell>
          <table:table-cell table:formula="of:=RANK([.F151];[.F147:.F152];-1)" office:value-type="float" office:value="1" calcext:value-type="float">
            <text:p>1</text:p>
          </table:table-cell>
          <table:table-cell table:formula="of:=RANK([.G151];[.G147:.G152];-1)" office:value-type="float" office:value="2" calcext:value-type="float">
            <text:p>2</text:p>
          </table:table-cell>
          <table:table-cell table:formula="of:=RANK([.H151];[.H147:.H152];-1)" office:value-type="float" office:value="1" calcext:value-type="float">
            <text:p>1</text:p>
          </table:table-cell>
          <table:table-cell table:formula="of:=RANK([.I151];[.I147:.I152];-1)" office:value-type="float" office:value="2" calcext:value-type="float">
            <text:p>2</text:p>
          </table:table-cell>
          <table:table-cell table:formula="of:=RANK([.J151];[.J147:.J152];-1)" office:value-type="float" office:value="3" calcext:value-type="float">
            <text:p>3</text:p>
          </table:table-cell>
          <table:table-cell table:formula="of:=AVERAGE([.K151:.S151])" office:value-type="float" office:value="1.66666666666667" calcext:value-type="float">
            <text:p>1,6666666667</text:p>
          </table:table-cell>
          <table:table-cell table:style-name="ce14" table:formula="of:=[.A151]" office:value-type="string" office:string-value="parallel_anonymous_class" calcext:value-type="string">
            <text:p>parallel_anonymous_class</text:p>
          </table:table-cell>
          <table:table-cell table:style-name="ce14" table:formula="of:=[.T151]" office:value-type="float" office:value="1.66666666666667" calcext:value-type="float">
            <text:p>1,6666666667</text:p>
          </table:table-cell>
        </table:table-row>
        <table:table-row table:style-name="ro1">
          <table:table-cell office:value-type="string" calcext:value-type="string">
            <text:p>parallel_lambda</text:p>
          </table:table-cell>
          <table:table-cell office:value-type="float" office:value="0.399" calcext:value-type="float">
            <text:p>0,399</text:p>
          </table:table-cell>
          <table:table-cell office:value-type="float" office:value="8.802" calcext:value-type="float">
            <text:p>8,802</text:p>
          </table:table-cell>
          <table:table-cell office:value-type="float" office:value="118.797" calcext:value-type="float">
            <text:p>118,797</text:p>
          </table:table-cell>
          <table:table-cell office:value-type="float" office:value="339.703" calcext:value-type="float">
            <text:p>339,703</text:p>
          </table:table-cell>
          <table:table-cell office:value-type="float" office:value="2434.282" calcext:value-type="float">
            <text:p>2434,282</text:p>
          </table:table-cell>
          <table:table-cell office:value-type="float" office:value="2068.838" calcext:value-type="float">
            <text:p>2068,838</text:p>
          </table:table-cell>
          <table:table-cell office:value-type="float" office:value="11316.761" calcext:value-type="float">
            <text:p>11316,761</text:p>
          </table:table-cell>
          <table:table-cell office:value-type="float" office:value="26623.44" calcext:value-type="float">
            <text:p>26623,44</text:p>
          </table:table-cell>
          <table:table-cell office:value-type="float" office:value="193068.602" calcext:value-type="float">
            <text:p>193068,602</text:p>
          </table:table-cell>
          <table:table-cell table:formula="of:=RANK([.B152];[.B147:.B152];-1)" office:value-type="float" office:value="1" calcext:value-type="float">
            <text:p>1</text:p>
          </table:table-cell>
          <table:table-cell table:formula="of:=RANK([.C152];[.C147:.C152];-1)" office:value-type="float" office:value="1" calcext:value-type="float">
            <text:p>1</text:p>
          </table:table-cell>
          <table:table-cell table:formula="of:=RANK([.D152];[.D147:.D152];-1)" office:value-type="float" office:value="1" calcext:value-type="float">
            <text:p>1</text:p>
          </table:table-cell>
          <table:table-cell table:formula="of:=RANK([.E152];[.E147:.E152];-1)" office:value-type="float" office:value="2" calcext:value-type="float">
            <text:p>2</text:p>
          </table:table-cell>
          <table:table-cell table:formula="of:=RANK([.F152];[.F147:.F152];-1)" office:value-type="float" office:value="2" calcext:value-type="float">
            <text:p>2</text:p>
          </table:table-cell>
          <table:table-cell table:formula="of:=RANK([.G152];[.G147:.G152];-1)" office:value-type="float" office:value="1" calcext:value-type="float">
            <text:p>1</text:p>
          </table:table-cell>
          <table:table-cell table:formula="of:=RANK([.H152];[.H147:.H152];-1)" office:value-type="float" office:value="2" calcext:value-type="float">
            <text:p>2</text:p>
          </table:table-cell>
          <table:table-cell table:formula="of:=RANK([.I152];[.I147:.I152];-1)" office:value-type="float" office:value="1" calcext:value-type="float">
            <text:p>1</text:p>
          </table:table-cell>
          <table:table-cell table:formula="of:=RANK([.J152];[.J147:.J152];-1)" office:value-type="float" office:value="2" calcext:value-type="float">
            <text:p>2</text:p>
          </table:table-cell>
          <table:table-cell table:formula="of:=AVERAGE([.K152:.S152])" office:value-type="float" office:value="1.44444444444444" calcext:value-type="float">
            <text:p>1,4444444444</text:p>
          </table:table-cell>
          <table:table-cell table:style-name="ce14" table:formula="of:=[.A152]" office:value-type="string" office:string-value="parallel_lambda" calcext:value-type="string">
            <text:p>parallel_lambda</text:p>
          </table:table-cell>
          <table:table-cell table:style-name="ce14" table:formula="of:=[.T152]" office:value-type="float" office:value="1.44444444444444" calcext:value-type="float">
            <text:p>1,4444444444</text:p>
          </table:table-cell>
        </table:table-row>
        <table:table-row table:style-name="ro1">
          <table:table-cell table:style-name="ce4" office:value-type="string" calcext:value-type="string">
            <text:p>diff relative : (parallel_stream_lambda – parallel_lambda) / parallel_lambda</text:p>
          </table:table-cell>
          <table:table-cell table:style-name="ce10" table:formula="of:=([.B150]-[.B152])/[.B152]" office:value-type="percentage" office:value="6.94987468671679" calcext:value-type="percentage">
            <text:p>694,99%</text:p>
          </table:table-cell>
          <table:table-cell table:style-name="ce10" table:formula="of:=([.C150]-[.C152])/[.C152]" office:value-type="percentage" office:value="0.479777323335606" calcext:value-type="percentage">
            <text:p>47,98%</text:p>
          </table:table-cell>
          <table:table-cell table:style-name="ce10" table:formula="of:=([.D150]-[.D152])/[.D152]" office:value-type="percentage" office:value="0.10734277801628" calcext:value-type="percentage">
            <text:p>10,73%</text:p>
          </table:table-cell>
          <table:table-cell table:style-name="ce10" table:formula="of:=([.E150]-[.E152])/[.E152]" office:value-type="percentage" office:value="0.0386337477149157" calcext:value-type="percentage">
            <text:p>3,86%</text:p>
          </table:table-cell>
          <table:table-cell table:style-name="ce10" table:formula="of:=([.F150]-[.F152])/[.F152]" office:value-type="percentage" office:value="0.010171787820803" calcext:value-type="percentage">
            <text:p>1,02%</text:p>
          </table:table-cell>
          <table:table-cell table:style-name="ce10" table:formula="of:=([.G150]-[.G152])/[.G152]" office:value-type="percentage" office:value="0.0129154626896837" calcext:value-type="percentage">
            <text:p>1,29%</text:p>
          </table:table-cell>
          <table:table-cell table:style-name="ce10" table:formula="of:=([.H150]-[.H152])/[.H152]" office:value-type="percentage" office:value="0.042981114472595" calcext:value-type="percentage">
            <text:p>4,30%</text:p>
          </table:table-cell>
          <table:table-cell table:style-name="ce10" table:formula="of:=([.I150]-[.I152])/[.I152]" office:value-type="percentage" office:value="0.101122206596894" calcext:value-type="percentage">
            <text:p>10,11%</text:p>
          </table:table-cell>
          <table:table-cell table:style-name="ce10" table:formula="of:=([.J150]-[.J152])/[.J152]" office:value-type="percentage" office:value="0.0324480984225492" calcext:value-type="percentage">
            <text:p>3,24%</text:p>
          </table:table-cell>
          <table:table-cell table:style-name="ce12" table:formula="of:=AVERAGE([.B153:.D153])" office:value-type="percentage" office:value="2.51233159602289" calcext:value-type="percentage">
            <text:p>251,23%</text:p>
          </table:table-cell>
          <table:table-cell table:style-name="ce12" table:formula="of:=AVERAGE([.E153:.J153])" office:value-type="percentage" office:value="0.0397120696195734" calcext:value-type="percentage">
            <text:p>3,97%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diff relative : (parallel_stream_ac – parallel_ac) / parallel_ac</text:p>
          </table:table-cell>
          <table:table-cell table:style-name="ce10" table:formula="of:=([.B149]-[.B151])/[.B151]" office:value-type="percentage" office:value="7.61654135338346" calcext:value-type="percentage">
            <text:p>761,65%</text:p>
          </table:table-cell>
          <table:table-cell table:style-name="ce10" table:formula="of:=([.C149]-[.C151])/[.C151]" office:value-type="percentage" office:value="0.477408450704225" calcext:value-type="percentage">
            <text:p>47,74%</text:p>
          </table:table-cell>
          <table:table-cell table:style-name="ce10" table:formula="of:=([.D149]-[.D151])/[.D151]" office:value-type="percentage" office:value="0.105584836562492" calcext:value-type="percentage">
            <text:p>10,56%</text:p>
          </table:table-cell>
          <table:table-cell table:style-name="ce10" table:formula="of:=([.E149]-[.E151])/[.E151]" office:value-type="percentage" office:value="0.0616825476800878" calcext:value-type="percentage">
            <text:p>6,17%</text:p>
          </table:table-cell>
          <table:table-cell table:style-name="ce10" table:formula="of:=([.F149]-[.F151])/[.F151]" office:value-type="percentage" office:value="0.0178108612483685" calcext:value-type="percentage">
            <text:p>1,78%</text:p>
          </table:table-cell>
          <table:table-cell table:style-name="ce10" table:formula="of:=([.G149]-[.G151])/[.G151]" office:value-type="percentage" office:value="0.0289584044990225" calcext:value-type="percentage">
            <text:p>2,90%</text:p>
          </table:table-cell>
          <table:table-cell table:style-name="ce10" table:formula="of:=([.H149]-[.H151])/[.H151]" office:value-type="percentage" office:value="0.043836364844566" calcext:value-type="percentage">
            <text:p>4,38%</text:p>
          </table:table-cell>
          <table:table-cell table:style-name="ce10" table:formula="of:=([.I149]-[.I151])/[.I151]" office:value-type="percentage" office:value="0.051612751421788" calcext:value-type="percentage">
            <text:p>5,16%</text:p>
          </table:table-cell>
          <table:table-cell table:style-name="ce10" table:formula="of:=([.J149]-[.J151])/[.J151]" office:value-type="percentage" office:value="-0.0359627969918895" calcext:value-type="percentage">
            <text:p>-3,60%</text:p>
          </table:table-cell>
          <table:table-cell table:style-name="ce12" table:formula="of:=AVERAGE([.B154:.D154])" office:value-type="percentage" office:value="2.73317821355006" calcext:value-type="percentage">
            <text:p>273,32%</text:p>
          </table:table-cell>
          <table:table-cell table:style-name="ce12" table:formula="of:=AVERAGE([.E154:.J154])" office:value-type="percentage" office:value="0.0279896887836572" calcext:value-type="percentage">
            <text:p>2,80%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diff relative : (parallel_stream_mr – parallel_mr) / parallel_mr</text:p>
          </table:table-cell>
          <table:table-cell table:style-name="ce10" table:formula="of:=([.B147]-[.B148])/[.B148]" office:value-type="percentage" office:value="6.9618138424821" calcext:value-type="percentage">
            <text:p>696,18%</text:p>
          </table:table-cell>
          <table:table-cell table:style-name="ce10" table:formula="of:=([.C147]-[.C148])/[.C148]" office:value-type="percentage" office:value="0.430273567820036" calcext:value-type="percentage">
            <text:p>43,03%</text:p>
          </table:table-cell>
          <table:table-cell table:style-name="ce10" table:formula="of:=([.D147]-[.D148])/[.D148]" office:value-type="percentage" office:value="0.0700068186104541" calcext:value-type="percentage">
            <text:p>7,00%</text:p>
          </table:table-cell>
          <table:table-cell table:style-name="ce10" table:formula="of:=([.E147]-[.E148])/[.E148]" office:value-type="percentage" office:value="-0.00926191234214168" calcext:value-type="percentage">
            <text:p>-0,93%</text:p>
          </table:table-cell>
          <table:table-cell table:style-name="ce10" table:formula="of:=([.F147]-[.F148])/[.F148]" office:value-type="percentage" office:value="0.00348161166913965" calcext:value-type="percentage">
            <text:p>0,35%</text:p>
          </table:table-cell>
          <table:table-cell table:style-name="ce10" table:formula="of:=([.G147]-[.G148])/[.G148]" office:value-type="percentage" office:value="0.0244226779595845" calcext:value-type="percentage">
            <text:p>2,44%</text:p>
          </table:table-cell>
          <table:table-cell table:style-name="ce10" table:formula="of:=([.H147]-[.H148])/[.H148]" office:value-type="percentage" office:value="0.0866737456220517" calcext:value-type="percentage">
            <text:p>8,67%</text:p>
          </table:table-cell>
          <table:table-cell table:style-name="ce10" table:formula="of:=([.I147]-[.I148])/[.I148]" office:value-type="percentage" office:value="0.0208525491437699" calcext:value-type="percentage">
            <text:p>2,09%</text:p>
          </table:table-cell>
          <table:table-cell table:style-name="ce10" table:formula="of:=([.J147]-[.J148])/[.J148]" office:value-type="percentage" office:value="-0.0218720551728496" calcext:value-type="percentage">
            <text:p>-2,19%</text:p>
          </table:table-cell>
          <table:table-cell table:style-name="ce12" table:formula="of:=AVERAGE([.B155:.D155])" office:value-type="percentage" office:value="2.48736474297086" calcext:value-type="percentage">
            <text:p>248,74%</text:p>
          </table:table-cell>
          <table:table-cell table:style-name="ce12" table:formula="of:=AVERAGE([.E155:.J155])" office:value-type="percentage" office:value="0.0173827694799257" calcext:value-type="percentage">
            <text:p>1,74%</text:p>
          </table:table-cell>
          <table:table-cell table:number-columns-repeated="10"/>
        </table:table-row>
      </table:table>
      <table:table table:name="palmarès par taille" table:style-name="ta1">
        <table:shapes>
          <draw:frame draw:z-index="0" draw:style-name="gr1" draw:text-style-name="P1" svg:width="184.48mm" svg:height="123.48mm" svg:x="0.19mm" svg:y="63.27mm">
            <draw:object draw:notify-on-update-of-ranges="'palmarès par taille'.B2:'palmarès par taille'.B10 'palmarès par taille'.F1:'palmarès par taille'.F1 'palmarès par taille'.F2:'palmarès par taille'.F10 'palmarès par taille'.C1:'palmarès par taille'.C1 'palmarès par taille'.C2:'palmarès par taille'.C10 'palmarès par taille'.D1:'palmarès par taille'.D1 'palmarès par taille'.D2:'palmarès par taille'.D10 'palmarès par taille'.E1:'palmarès par taille'.E1 'palmarès par taille'.E2:'palmarès par taille'.E10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199.15mm" svg:height="169.06mm" svg:x="6.86mm" svg:y="268.85mm">
            <draw:object draw:notify-on-update-of-ranges="'palmarès par taille'.B45:'palmarès par taille'.B53 'palmarès par taille'.H44:'palmarès par taille'.H44 'palmarès par taille'.H45:'palmarès par taille'.H53 'palmarès par taille'.G44:'palmarès par taille'.G44 'palmarès par taille'.G45:'palmarès par taille'.G53 'palmarès par taille'.F44:'palmarès par taille'.F44 'palmarès par taille'.F45:'palmarès par taille'.F53 'palmarès par taille'.E44:'palmarès par taille'.E44 'palmarès par taille'.E45:'palmarès par taille'.E53 'palmarès par taille'.D44:'palmarès par taille'.D44 'palmarès par taille'.D45:'palmarès par taille'.D53 'palmarès par taille'.C44:'palmarès par taille'.C44 'palmarès par taille'.C45:'palmarès par taille'.C53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199.15mm" svg:height="169.06mm" svg:x="0.01mm" svg:y="523.21mm">
            <draw:object draw:notify-on-update-of-ranges="'palmarès par taille'.B103:'palmarès par taille'.B111 'palmarès par taille'.H102:'palmarès par taille'.H102 'palmarès par taille'.H103:'palmarès par taille'.H111 'palmarès par taille'.G102:'palmarès par taille'.G102 'palmarès par taille'.G103:'palmarès par taille'.G111 'palmarès par taille'.F102:'palmarès par taille'.F102 'palmarès par taille'.F103:'palmarès par taille'.F111 'palmarès par taille'.E102:'palmarès par taille'.E102 'palmarès par taille'.E103:'palmarès par taille'.E111 'palmarès par taille'.D102:'palmarès par taille'.D102 'palmarès par taille'.D103:'palmarès par taille'.D111 'palmarès par taille'.C102:'palmarès par taille'.C102 'palmarès par taille'.C103:'palmarès par taille'.C111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draw:text-style-name="P1" svg:width="226.36mm" svg:height="168.98mm" svg:x="0mm" svg:y="774.11mm">
            <draw:object draw:notify-on-update-of-ranges="'palmarès par taille'.B158:'palmarès par taille'.B166 'palmarès par taille'.H157:'palmarès par taille'.H157 'palmarès par taille'.H158:'palmarès par taille'.H166 'palmarès par taille'.G157:'palmarès par taille'.G157 'palmarès par taille'.G158:'palmarès par taille'.G166 'palmarès par taille'.F157:'palmarès par taille'.F157 'palmarès par taille'.F158:'palmarès par taille'.F166 'palmarès par taille'.E157:'palmarès par taille'.E157 'palmarès par taille'.E158:'palmarès par taille'.E166 'palmarès par taille'.D157:'palmarès par taille'.D157 'palmarès par taille'.D158:'palmarès par taille'.D166 'palmarès par taille'.C157:'palmarès par taille'.C157 'palmarès par taille'.C158:'palmarès par taille'.C166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5" table:default-cell-style-name="Default"/>
        <table:table-column table:style-name="co16" table:number-columns-repeated="14" table:default-cell-style-name="Default"/>
        <table:table-column table:style-name="co2" table:number-columns-repeated="1009" table:default-cell-style-name="Default"/>
        <table:table-row table:style-name="ro1">
          <table:table-cell table:style-name="ce15" office:value-type="string" calcext:value-type="string">
            <text:p>id</text:p>
          </table:table-cell>
          <table:table-cell table:style-name="ce16" office:value-type="string" calcext:value-type="string">
            <text:p>Benchmark</text:p>
          </table:table-cell>
          <table:table-cell table:style-name="ce16" office:value-type="string" calcext:value-type="string">
            <text:p>anonymous_class (JRE7)</text:p>
          </table:table-cell>
          <table:table-cell table:style-name="ce16" office:value-type="string" calcext:value-type="string">
            <text:p>anonymous_class (JRE8)</text:p>
          </table:table-cell>
          <table:table-cell table:style-name="ce16" office:value-type="string" calcext:value-type="string">
            <text:p>lambda</text:p>
          </table:table-cell>
          <table:table-cell table:style-name="ce16" office:value-type="string" calcext:value-type="string">
            <text:p>method_reference</text:p>
          </table:table-cell>
          <table:table-cell table:style-name="ce16" office:value-type="string" calcext:value-type="string">
            <text:p>stream_anonymous_class</text:p>
          </table:table-cell>
          <table:table-cell table:style-name="ce16" office:value-type="string" calcext:value-type="string">
            <text:p>stream_lambda</text:p>
          </table:table-cell>
          <table:table-cell table:style-name="ce16" office:value-type="string" calcext:value-type="string">
            <text:p>stream_method_ref</text:p>
          </table:table-cell>
          <table:table-cell table:style-name="ce16" office:value-type="string" calcext:value-type="string">
            <text:p>parallel_anonymous_class</text:p>
          </table:table-cell>
          <table:table-cell table:style-name="ce16" office:value-type="string" calcext:value-type="string">
            <text:p>parallel_lambda</text:p>
          </table:table-cell>
          <table:table-cell table:style-name="ce16" office:value-type="string" calcext:value-type="string">
            <text:p>parallel_method_reference</text:p>
          </table:table-cell>
          <table:table-cell table:style-name="ce16" office:value-type="string" calcext:value-type="string">
            <text:p>parallel_stream_anonymous_class</text:p>
          </table:table-cell>
          <table:table-cell table:style-name="ce16" office:value-type="string" calcext:value-type="string">
            <text:p>parallel_stream_lambda</text:p>
          </table:table-cell>
          <table:table-cell table:style-name="ce16" office:value-type="string" calcext:value-type="string">
            <text:p>parallel_stream_method_ref</text:p>
          </table:table-cell>
          <table:table-cell table:style-name="ce15"/>
          <table:table-cell table:style-name="ce17" table:number-columns-repeated="1008"/>
        </table:table-row>
        <table:table-row table:style-name="ro1">
          <table:table-cell table:style-name="ce15" office:value-type="float" office:value="9" calcext:value-type="float">
            <text:p>9</text:p>
          </table:table-cell>
          <table:table-cell table:style-name="ce15" office:value-type="string" calcext:value-type="string">
            <text:p>500000 items</text:p>
          </table:table-cell>
          <table:table-cell table:style-name="ce15" office:value-type="float" office:value="436714.557" calcext:value-type="float">
            <text:p>436714,557</text:p>
          </table:table-cell>
          <table:table-cell table:style-name="ce15" office:value-type="float" office:value="450464.581" calcext:value-type="float">
            <text:p>450464,581</text:p>
          </table:table-cell>
          <table:table-cell table:style-name="ce15" office:value-type="float" office:value="446428.635" calcext:value-type="float">
            <text:p>446428,635</text:p>
          </table:table-cell>
          <table:table-cell table:style-name="ce15" office:value-type="float" office:value="458892.999" calcext:value-type="float">
            <text:p>458892,999</text:p>
          </table:table-cell>
          <table:table-cell table:style-name="ce15" office:value-type="float" office:value="436778.583" calcext:value-type="float">
            <text:p>436778,583</text:p>
          </table:table-cell>
          <table:table-cell table:style-name="ce15" office:value-type="float" office:value="437421.072" calcext:value-type="float">
            <text:p>437421,072</text:p>
          </table:table-cell>
          <table:table-cell table:style-name="ce15" office:value-type="float" office:value="460981.147" calcext:value-type="float">
            <text:p>460981,147</text:p>
          </table:table-cell>
          <table:table-cell table:style-name="ce15" office:value-type="float" office:value="198469.435" calcext:value-type="float">
            <text:p>198469,435</text:p>
          </table:table-cell>
          <table:table-cell table:style-name="ce15" office:value-type="float" office:value="193068.602" calcext:value-type="float">
            <text:p>193068,602</text:p>
          </table:table-cell>
          <table:table-cell table:style-name="ce15" office:value-type="float" office:value="208502.263" calcext:value-type="float">
            <text:p>208502,263</text:p>
          </table:table-cell>
          <table:table-cell table:style-name="ce15" office:value-type="float" office:value="191331.919" calcext:value-type="float">
            <text:p>191331,919</text:p>
          </table:table-cell>
          <table:table-cell table:style-name="ce15" office:value-type="float" office:value="199333.311" calcext:value-type="float">
            <text:p>199333,311</text:p>
          </table:table-cell>
          <table:table-cell table:style-name="ce15" office:value-type="float" office:value="203941.89" calcext:value-type="float">
            <text:p>203941,89</text:p>
          </table:table-cell>
          <table:table-cell table:style-name="ce15"/>
          <table:table-cell table:style-name="ce17" table:number-columns-repeated="1008"/>
        </table:table-row>
        <table:table-row table:style-name="ro1">
          <table:table-cell table:style-name="ce15" office:value-type="float" office:value="8" calcext:value-type="float">
            <text:p>8</text:p>
          </table:table-cell>
          <table:table-cell table:style-name="ce15" office:value-type="string" calcext:value-type="string">
            <text:p>100000 items</text:p>
          </table:table-cell>
          <table:table-cell table:style-name="ce15" office:value-type="float" office:value="77900.912" calcext:value-type="float">
            <text:p>77900,912</text:p>
          </table:table-cell>
          <table:table-cell table:style-name="ce15" office:value-type="float" office:value="77035.638" calcext:value-type="float">
            <text:p>77035,638</text:p>
          </table:table-cell>
          <table:table-cell table:style-name="ce15" office:value-type="float" office:value="75620.793" calcext:value-type="float">
            <text:p>75620,793</text:p>
          </table:table-cell>
          <table:table-cell table:style-name="ce15" office:value-type="float" office:value="82507.846" calcext:value-type="float">
            <text:p>82507,846</text:p>
          </table:table-cell>
          <table:table-cell table:style-name="ce15" office:value-type="float" office:value="76827.043" calcext:value-type="float">
            <text:p>76827,043</text:p>
          </table:table-cell>
          <table:table-cell table:style-name="ce15" office:value-type="float" office:value="76814.179" calcext:value-type="float">
            <text:p>76814,179</text:p>
          </table:table-cell>
          <table:table-cell table:style-name="ce15" office:value-type="float" office:value="82246.977" calcext:value-type="float">
            <text:p>82246,977</text:p>
          </table:table-cell>
          <table:table-cell table:style-name="ce15" office:value-type="float" office:value="28644.743" calcext:value-type="float">
            <text:p>28644,743</text:p>
          </table:table-cell>
          <table:table-cell table:style-name="ce15" office:value-type="float" office:value="26623.44" calcext:value-type="float">
            <text:p>26623,44</text:p>
          </table:table-cell>
          <table:table-cell table:style-name="ce15" office:value-type="float" office:value="31003.116" calcext:value-type="float">
            <text:p>31003,116</text:p>
          </table:table-cell>
          <table:table-cell table:style-name="ce15" office:value-type="float" office:value="30123.177" calcext:value-type="float">
            <text:p>30123,177</text:p>
          </table:table-cell>
          <table:table-cell table:style-name="ce15" office:value-type="float" office:value="29315.661" calcext:value-type="float">
            <text:p>29315,661</text:p>
          </table:table-cell>
          <table:table-cell table:style-name="ce15" office:value-type="float" office:value="31649.61" calcext:value-type="float">
            <text:p>31649,61</text:p>
          </table:table-cell>
          <table:table-cell table:style-name="ce15"/>
          <table:table-cell table:style-name="ce17" table:number-columns-repeated="1008"/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50000 items</text:p>
          </table:table-cell>
          <table:table-cell table:style-name="ce15" office:value-type="float" office:value="36034.474" calcext:value-type="float">
            <text:p>36034,474</text:p>
          </table:table-cell>
          <table:table-cell table:style-name="ce15" office:value-type="float" office:value="34497.36" calcext:value-type="float">
            <text:p>34497,36</text:p>
          </table:table-cell>
          <table:table-cell table:style-name="ce15" office:value-type="float" office:value="35374.219" calcext:value-type="float">
            <text:p>35374,219</text:p>
          </table:table-cell>
          <table:table-cell table:style-name="ce15" office:value-type="float" office:value="37630.111" calcext:value-type="float">
            <text:p>37630,111</text:p>
          </table:table-cell>
          <table:table-cell table:style-name="ce15" office:value-type="float" office:value="36137.962" calcext:value-type="float">
            <text:p>36137,962</text:p>
          </table:table-cell>
          <table:table-cell table:style-name="ce15" office:value-type="float" office:value="35421.045" calcext:value-type="float">
            <text:p>35421,045</text:p>
          </table:table-cell>
          <table:table-cell table:style-name="ce15" office:value-type="float" office:value="37815.735" calcext:value-type="float">
            <text:p>37815,735</text:p>
          </table:table-cell>
          <table:table-cell table:style-name="ce15" office:value-type="float" office:value="11271.441" calcext:value-type="float">
            <text:p>11271,441</text:p>
          </table:table-cell>
          <table:table-cell table:style-name="ce15" office:value-type="float" office:value="11316.761" calcext:value-type="float">
            <text:p>11316,761</text:p>
          </table:table-cell>
          <table:table-cell table:style-name="ce15" office:value-type="float" office:value="12410.494" calcext:value-type="float">
            <text:p>12410,494</text:p>
          </table:table-cell>
          <table:table-cell table:style-name="ce15" office:value-type="float" office:value="11765.54" calcext:value-type="float">
            <text:p>11765,54</text:p>
          </table:table-cell>
          <table:table-cell table:style-name="ce15" office:value-type="float" office:value="11803.168" calcext:value-type="float">
            <text:p>11803,168</text:p>
          </table:table-cell>
          <table:table-cell table:style-name="ce15" office:value-type="float" office:value="13486.158" calcext:value-type="float">
            <text:p>13486,158</text:p>
          </table:table-cell>
          <table:table-cell table:style-name="ce15"/>
          <table:table-cell table:style-name="ce17" table:number-columns-repeated="1008"/>
        </table:table-row>
        <table:table-row table:style-name="ro1"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10000 items</text:p>
          </table:table-cell>
          <table:table-cell table:style-name="ce15" office:value-type="float" office:value="5565.801" calcext:value-type="float">
            <text:p>5565,801</text:p>
          </table:table-cell>
          <table:table-cell table:style-name="ce15" office:value-type="float" office:value="5035.042" calcext:value-type="float">
            <text:p>5035,042</text:p>
          </table:table-cell>
          <table:table-cell table:style-name="ce15" office:value-type="float" office:value="5158.901" calcext:value-type="float">
            <text:p>5158,901</text:p>
          </table:table-cell>
          <table:table-cell table:style-name="ce15" office:value-type="float" office:value="5733.258" calcext:value-type="float">
            <text:p>5733,258</text:p>
          </table:table-cell>
          <table:table-cell table:style-name="ce15" office:value-type="float" office:value="5313.365" calcext:value-type="float">
            <text:p>5313,365</text:p>
          </table:table-cell>
          <table:table-cell table:style-name="ce15" office:value-type="float" office:value="5337.316" calcext:value-type="float">
            <text:p>5337,316</text:p>
          </table:table-cell>
          <table:table-cell table:style-name="ce15" office:value-type="float" office:value="5623.107" calcext:value-type="float">
            <text:p>5623,107</text:p>
          </table:table-cell>
          <table:table-cell table:style-name="ce15" office:value-type="float" office:value="2072.628" calcext:value-type="float">
            <text:p>2072,628</text:p>
          </table:table-cell>
          <table:table-cell table:style-name="ce15" office:value-type="float" office:value="2068.838" calcext:value-type="float">
            <text:p>2068,838</text:p>
          </table:table-cell>
          <table:table-cell table:style-name="ce15" office:value-type="float" office:value="2189.809" calcext:value-type="float">
            <text:p>2189,809</text:p>
          </table:table-cell>
          <table:table-cell table:style-name="ce15" office:value-type="float" office:value="2132.648" calcext:value-type="float">
            <text:p>2132,648</text:p>
          </table:table-cell>
          <table:table-cell table:style-name="ce15" office:value-type="float" office:value="2095.558" calcext:value-type="float">
            <text:p>2095,558</text:p>
          </table:table-cell>
          <table:table-cell table:style-name="ce15" office:value-type="float" office:value="2243.29" calcext:value-type="float">
            <text:p>2243,29</text:p>
          </table:table-cell>
          <table:table-cell table:style-name="ce15"/>
          <table:table-cell table:style-name="ce17" table:number-columns-repeated="1008"/>
        </table:table-row>
        <table:table-row table:style-name="ro1"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5000 items</text:p>
          </table:table-cell>
          <table:table-cell table:style-name="ce15" office:value-type="float" office:value="2507.452" calcext:value-type="float">
            <text:p>2507,452</text:p>
          </table:table-cell>
          <table:table-cell table:style-name="ce15" office:value-type="float" office:value="2358.311" calcext:value-type="float">
            <text:p>2358,311</text:p>
          </table:table-cell>
          <table:table-cell table:style-name="ce15" office:value-type="float" office:value="2290.783" calcext:value-type="float">
            <text:p>2290,783</text:p>
          </table:table-cell>
          <table:table-cell table:style-name="ce15" office:value-type="float" office:value="2630.515" calcext:value-type="float">
            <text:p>2630,515</text:p>
          </table:table-cell>
          <table:table-cell table:style-name="ce15" office:value-type="float" office:value="2416.779" calcext:value-type="float">
            <text:p>2416,779</text:p>
          </table:table-cell>
          <table:table-cell table:style-name="ce15" office:value-type="float" office:value="2412.367" calcext:value-type="float">
            <text:p>2412,367</text:p>
          </table:table-cell>
          <table:table-cell table:style-name="ce15" office:value-type="float" office:value="2585.063" calcext:value-type="float">
            <text:p>2585,063</text:p>
          </table:table-cell>
          <table:table-cell table:style-name="ce15" office:value-type="float" office:value="2431.157" calcext:value-type="float">
            <text:p>2431,157</text:p>
          </table:table-cell>
          <table:table-cell table:style-name="ce15" office:value-type="float" office:value="2434.282" calcext:value-type="float">
            <text:p>2434,282</text:p>
          </table:table-cell>
          <table:table-cell table:style-name="ce15" office:value-type="float" office:value="2630.391" calcext:value-type="float">
            <text:p>2630,391</text:p>
          </table:table-cell>
          <table:table-cell table:style-name="ce15" office:value-type="float" office:value="2474.458" calcext:value-type="float">
            <text:p>2474,458</text:p>
          </table:table-cell>
          <table:table-cell table:style-name="ce15" office:value-type="float" office:value="2459.043" calcext:value-type="float">
            <text:p>2459,043</text:p>
          </table:table-cell>
          <table:table-cell table:style-name="ce15" office:value-type="float" office:value="2639.549" calcext:value-type="float">
            <text:p>2639,549</text:p>
          </table:table-cell>
          <table:table-cell table:style-name="ce15"/>
          <table:table-cell table:style-name="ce17" table:number-columns-repeated="1008"/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1000 items</text:p>
          </table:table-cell>
          <table:table-cell table:style-name="ce15" office:value-type="float" office:value="348.551" calcext:value-type="float">
            <text:p>348,551</text:p>
          </table:table-cell>
          <table:table-cell table:style-name="ce15" office:value-type="float" office:value="320.816" calcext:value-type="float">
            <text:p>320,816</text:p>
          </table:table-cell>
          <table:table-cell table:style-name="ce15" office:value-type="float" office:value="318.466" calcext:value-type="float">
            <text:p>318,466</text:p>
          </table:table-cell>
          <table:table-cell table:style-name="ce15" office:value-type="float" office:value="378.635" calcext:value-type="float">
            <text:p>378,635</text:p>
          </table:table-cell>
          <table:table-cell table:style-name="ce15" office:value-type="float" office:value="342.177" calcext:value-type="float">
            <text:p>342,177</text:p>
          </table:table-cell>
          <table:table-cell table:style-name="ce15" office:value-type="float" office:value="340.882" calcext:value-type="float">
            <text:p>340,882</text:p>
          </table:table-cell>
          <table:table-cell table:style-name="ce15" office:value-type="float" office:value="369.701" calcext:value-type="float">
            <text:p>369,701</text:p>
          </table:table-cell>
          <table:table-cell table:style-name="ce15" office:value-type="float" office:value="337.405" calcext:value-type="float">
            <text:p>337,405</text:p>
          </table:table-cell>
          <table:table-cell table:style-name="ce15" office:value-type="float" office:value="339.703" calcext:value-type="float">
            <text:p>339,703</text:p>
          </table:table-cell>
          <table:table-cell table:style-name="ce15" office:value-type="float" office:value="376.92" calcext:value-type="float">
            <text:p>376,92</text:p>
          </table:table-cell>
          <table:table-cell table:style-name="ce15" office:value-type="float" office:value="358.217" calcext:value-type="float">
            <text:p>358,217</text:p>
          </table:table-cell>
          <table:table-cell table:style-name="ce15" office:value-type="float" office:value="352.827" calcext:value-type="float">
            <text:p>352,827</text:p>
          </table:table-cell>
          <table:table-cell table:style-name="ce15" office:value-type="float" office:value="373.429" calcext:value-type="float">
            <text:p>373,429</text:p>
          </table:table-cell>
          <table:table-cell table:style-name="ce15"/>
          <table:table-cell table:style-name="ce17" table:number-columns-repeated="1008"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500 items</text:p>
          </table:table-cell>
          <table:table-cell table:style-name="ce15" office:value-type="float" office:value="122.603" calcext:value-type="float">
            <text:p>122,603</text:p>
          </table:table-cell>
          <table:table-cell table:style-name="ce15" office:value-type="float" office:value="115.47" calcext:value-type="float">
            <text:p>115,47</text:p>
          </table:table-cell>
          <table:table-cell table:style-name="ce15" office:value-type="float" office:value="111.054" calcext:value-type="float">
            <text:p>111,054</text:p>
          </table:table-cell>
          <table:table-cell table:style-name="ce15" office:value-type="float" office:value="139.562" calcext:value-type="float">
            <text:p>139,562</text:p>
          </table:table-cell>
          <table:table-cell table:style-name="ce15" office:value-type="float" office:value="124.297" calcext:value-type="float">
            <text:p>124,297</text:p>
          </table:table-cell>
          <table:table-cell table:style-name="ce15" office:value-type="float" office:value="122.889" calcext:value-type="float">
            <text:p>122,889</text:p>
          </table:table-cell>
          <table:table-cell table:style-name="ce15" office:value-type="float" office:value="137.005" calcext:value-type="float">
            <text:p>137,005</text:p>
          </table:table-cell>
          <table:table-cell table:style-name="ce15" office:value-type="float" office:value="121.239" calcext:value-type="float">
            <text:p>121,239</text:p>
          </table:table-cell>
          <table:table-cell table:style-name="ce15" office:value-type="float" office:value="118.797" calcext:value-type="float">
            <text:p>118,797</text:p>
          </table:table-cell>
          <table:table-cell table:style-name="ce15" office:value-type="float" office:value="137.858" calcext:value-type="float">
            <text:p>137,858</text:p>
          </table:table-cell>
          <table:table-cell table:style-name="ce15" office:value-type="float" office:value="134.04" calcext:value-type="float">
            <text:p>134,04</text:p>
          </table:table-cell>
          <table:table-cell table:style-name="ce15" office:value-type="float" office:value="131.549" calcext:value-type="float">
            <text:p>131,549</text:p>
          </table:table-cell>
          <table:table-cell table:style-name="ce15" office:value-type="float" office:value="147.509" calcext:value-type="float">
            <text:p>147,509</text:p>
          </table:table-cell>
          <table:table-cell table:style-name="ce15"/>
          <table:table-cell table:style-name="ce17" table:number-columns-repeated="1008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100 items</text:p>
          </table:table-cell>
          <table:table-cell table:style-name="ce15" office:value-type="float" office:value="8.728" calcext:value-type="float">
            <text:p>8,728</text:p>
          </table:table-cell>
          <table:table-cell table:style-name="ce15" office:value-type="float" office:value="8.143" calcext:value-type="float">
            <text:p>8,143</text:p>
          </table:table-cell>
          <table:table-cell table:style-name="ce15" office:value-type="float" office:value="8.536" calcext:value-type="float">
            <text:p>8,536</text:p>
          </table:table-cell>
          <table:table-cell table:style-name="ce15" office:value-type="float" office:value="10.485" calcext:value-type="float">
            <text:p>10,485</text:p>
          </table:table-cell>
          <table:table-cell table:style-name="ce15" office:value-type="float" office:value="9.243" calcext:value-type="float">
            <text:p>9,243</text:p>
          </table:table-cell>
          <table:table-cell table:style-name="ce15" office:value-type="float" office:value="9.307" calcext:value-type="float">
            <text:p>9,307</text:p>
          </table:table-cell>
          <table:table-cell table:style-name="ce15" office:value-type="float" office:value="10.522" calcext:value-type="float">
            <text:p>10,522</text:p>
          </table:table-cell>
          <table:table-cell table:style-name="ce15" office:value-type="float" office:value="8.875" calcext:value-type="float">
            <text:p>8,875</text:p>
          </table:table-cell>
          <table:table-cell table:style-name="ce15" office:value-type="float" office:value="8.802" calcext:value-type="float">
            <text:p>8,802</text:p>
          </table:table-cell>
          <table:table-cell table:style-name="ce15" office:value-type="float" office:value="10.491" calcext:value-type="float">
            <text:p>10,491</text:p>
          </table:table-cell>
          <table:table-cell table:style-name="ce15" office:value-type="float" office:value="13.112" calcext:value-type="float">
            <text:p>13,112</text:p>
          </table:table-cell>
          <table:table-cell table:style-name="ce15" office:value-type="float" office:value="13.025" calcext:value-type="float">
            <text:p>13,025</text:p>
          </table:table-cell>
          <table:table-cell table:style-name="ce15" office:value-type="float" office:value="15.005" calcext:value-type="float">
            <text:p>15,005</text:p>
          </table:table-cell>
          <table:table-cell table:style-name="ce15"/>
          <table:table-cell table:style-name="ce17" table:number-columns-repeated="1008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10 items</text:p>
          </table:table-cell>
          <table:table-cell table:style-name="ce15" office:value-type="float" office:value="0.376" calcext:value-type="float">
            <text:p>0,376</text:p>
          </table:table-cell>
          <table:table-cell table:style-name="ce15" office:value-type="float" office:value="0.37" calcext:value-type="float">
            <text:p>0,37</text:p>
          </table:table-cell>
          <table:table-cell table:style-name="ce15" office:value-type="float" office:value="0.387" calcext:value-type="float">
            <text:p>0,387</text:p>
          </table:table-cell>
          <table:table-cell table:style-name="ce15" office:value-type="float" office:value="0.423" calcext:value-type="float">
            <text:p>0,423</text:p>
          </table:table-cell>
          <table:table-cell table:style-name="ce15" office:value-type="float" office:value="0.535" calcext:value-type="float">
            <text:p>0,535</text:p>
          </table:table-cell>
          <table:table-cell table:style-name="ce15" office:value-type="float" office:value="0.515" calcext:value-type="float">
            <text:p>0,515</text:p>
          </table:table-cell>
          <table:table-cell table:style-name="ce15" office:value-type="float" office:value="0.541" calcext:value-type="float">
            <text:p>0,541</text:p>
          </table:table-cell>
          <table:table-cell table:number-columns-repeated="2" table:style-name="ce15" office:value-type="float" office:value="0.399" calcext:value-type="float">
            <text:p>0,399</text:p>
          </table:table-cell>
          <table:table-cell table:style-name="ce15" office:value-type="float" office:value="0.419" calcext:value-type="float">
            <text:p>0,419</text:p>
          </table:table-cell>
          <table:table-cell table:style-name="ce15" office:value-type="float" office:value="3.438" calcext:value-type="float">
            <text:p>3,438</text:p>
          </table:table-cell>
          <table:table-cell table:style-name="ce15" office:value-type="float" office:value="3.172" calcext:value-type="float">
            <text:p>3,172</text:p>
          </table:table-cell>
          <table:table-cell table:style-name="ce15" office:value-type="float" office:value="3.336" calcext:value-type="float">
            <text:p>3,336</text:p>
          </table:table-cell>
          <table:table-cell table:style-name="ce15"/>
          <table:table-cell table:style-name="ce17" table:number-columns-repeated="1008"/>
        </table:table-row>
        <table:table-row table:style-name="ro1">
          <table:table-cell table:number-columns-repeated="1024"/>
        </table:table-row>
        <table:table-row table:style-name="ro2">
          <table:table-cell table:style-name="ce8" office:value-type="string" calcext:value-type="string">
            <text:p>Java7 vs, Java8</text:p>
          </table:table-cell>
          <table:table-cell table:number-columns-repeated="1023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table:style-name="ce15" office:value-type="string" calcext:value-type="string">
            <text:p>id</text:p>
          </table:table-cell>
          <table:table-cell table:style-name="ce16" office:value-type="string" calcext:value-type="string">
            <text:p>Benchmark</text:p>
          </table:table-cell>
          <table:table-cell table:style-name="ce16" office:value-type="string" calcext:value-type="string">
            <text:p>lambda</text:p>
          </table:table-cell>
          <table:table-cell table:style-name="ce16" office:value-type="string" calcext:value-type="string">
            <text:p>anonymous_class (JRE8)</text:p>
          </table:table-cell>
          <table:table-cell table:style-name="ce16" office:value-type="string" calcext:value-type="string">
            <text:p>stream_lambda</text:p>
          </table:table-cell>
          <table:table-cell table:style-name="ce16" office:value-type="string" calcext:value-type="string">
            <text:p>stream_anonymous_class</text:p>
          </table:table-cell>
          <table:table-cell table:style-name="ce16" office:value-type="string" calcext:value-type="string">
            <text:p>method_reference</text:p>
          </table:table-cell>
          <table:table-cell table:style-name="ce16" office:value-type="string" calcext:value-type="string">
            <text:p>stream_method_ref</text:p>
          </table:table-cell>
          <table:table-cell table:number-columns-repeated="1016"/>
        </table:table-row>
        <table:table-row table:style-name="ro1">
          <table:table-cell table:style-name="ce15" office:value-type="float" office:value="9" calcext:value-type="float">
            <text:p>9</text:p>
          </table:table-cell>
          <table:table-cell table:style-name="ce15" office:value-type="string" calcext:value-type="string">
            <text:p>500000 items</text:p>
          </table:table-cell>
          <table:table-cell table:style-name="ce15" office:value-type="float" office:value="446428.635" calcext:value-type="float">
            <text:p>446428,635</text:p>
          </table:table-cell>
          <table:table-cell table:style-name="ce15" office:value-type="float" office:value="450464.581" calcext:value-type="float">
            <text:p>450464,581</text:p>
          </table:table-cell>
          <table:table-cell table:style-name="ce15" office:value-type="float" office:value="437421.072" calcext:value-type="float">
            <text:p>437421,072</text:p>
          </table:table-cell>
          <table:table-cell table:style-name="ce15" office:value-type="float" office:value="436778.583" calcext:value-type="float">
            <text:p>436778,583</text:p>
          </table:table-cell>
          <table:table-cell table:style-name="ce15" office:value-type="float" office:value="458892.999" calcext:value-type="float">
            <text:p>458892,999</text:p>
          </table:table-cell>
          <table:table-cell table:style-name="ce15" office:value-type="float" office:value="460981.147" calcext:value-type="float">
            <text:p>460981,147</text:p>
          </table:table-cell>
          <table:table-cell table:number-columns-repeated="1016"/>
        </table:table-row>
        <table:table-row table:style-name="ro1">
          <table:table-cell table:style-name="ce15" office:value-type="float" office:value="8" calcext:value-type="float">
            <text:p>8</text:p>
          </table:table-cell>
          <table:table-cell table:style-name="ce15" office:value-type="string" calcext:value-type="string">
            <text:p>100000 items</text:p>
          </table:table-cell>
          <table:table-cell table:style-name="ce15" office:value-type="float" office:value="75620.793" calcext:value-type="float">
            <text:p>75620,793</text:p>
          </table:table-cell>
          <table:table-cell table:style-name="ce15" office:value-type="float" office:value="77035.638" calcext:value-type="float">
            <text:p>77035,638</text:p>
          </table:table-cell>
          <table:table-cell table:style-name="ce15" office:value-type="float" office:value="76814.179" calcext:value-type="float">
            <text:p>76814,179</text:p>
          </table:table-cell>
          <table:table-cell table:style-name="ce15" office:value-type="float" office:value="76827.043" calcext:value-type="float">
            <text:p>76827,043</text:p>
          </table:table-cell>
          <table:table-cell table:style-name="ce15" office:value-type="float" office:value="82507.846" calcext:value-type="float">
            <text:p>82507,846</text:p>
          </table:table-cell>
          <table:table-cell table:style-name="ce15" office:value-type="float" office:value="82246.977" calcext:value-type="float">
            <text:p>82246,977</text:p>
          </table:table-cell>
          <table:table-cell table:number-columns-repeated="1016"/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50000 items</text:p>
          </table:table-cell>
          <table:table-cell table:style-name="ce15" office:value-type="float" office:value="35374.219" calcext:value-type="float">
            <text:p>35374,219</text:p>
          </table:table-cell>
          <table:table-cell table:style-name="ce15" office:value-type="float" office:value="34497.36" calcext:value-type="float">
            <text:p>34497,36</text:p>
          </table:table-cell>
          <table:table-cell table:style-name="ce15" office:value-type="float" office:value="35421.045" calcext:value-type="float">
            <text:p>35421,045</text:p>
          </table:table-cell>
          <table:table-cell table:style-name="ce15" office:value-type="float" office:value="36137.962" calcext:value-type="float">
            <text:p>36137,962</text:p>
          </table:table-cell>
          <table:table-cell table:style-name="ce15" office:value-type="float" office:value="37630.111" calcext:value-type="float">
            <text:p>37630,111</text:p>
          </table:table-cell>
          <table:table-cell table:style-name="ce15" office:value-type="float" office:value="37815.735" calcext:value-type="float">
            <text:p>37815,735</text:p>
          </table:table-cell>
          <table:table-cell table:number-columns-repeated="1016"/>
        </table:table-row>
        <table:table-row table:style-name="ro1"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10000 items</text:p>
          </table:table-cell>
          <table:table-cell table:style-name="ce15" office:value-type="float" office:value="5158.901" calcext:value-type="float">
            <text:p>5158,901</text:p>
          </table:table-cell>
          <table:table-cell table:style-name="ce15" office:value-type="float" office:value="5035.042" calcext:value-type="float">
            <text:p>5035,042</text:p>
          </table:table-cell>
          <table:table-cell table:style-name="ce15" office:value-type="float" office:value="5337.316" calcext:value-type="float">
            <text:p>5337,316</text:p>
          </table:table-cell>
          <table:table-cell table:style-name="ce15" office:value-type="float" office:value="5313.365" calcext:value-type="float">
            <text:p>5313,365</text:p>
          </table:table-cell>
          <table:table-cell table:style-name="ce15" office:value-type="float" office:value="5733.258" calcext:value-type="float">
            <text:p>5733,258</text:p>
          </table:table-cell>
          <table:table-cell table:style-name="ce15" office:value-type="float" office:value="5623.107" calcext:value-type="float">
            <text:p>5623,107</text:p>
          </table:table-cell>
          <table:table-cell table:number-columns-repeated="1016"/>
        </table:table-row>
        <table:table-row table:style-name="ro1"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5000 items</text:p>
          </table:table-cell>
          <table:table-cell table:style-name="ce15" office:value-type="float" office:value="2290.783" calcext:value-type="float">
            <text:p>2290,783</text:p>
          </table:table-cell>
          <table:table-cell table:style-name="ce15" office:value-type="float" office:value="2358.311" calcext:value-type="float">
            <text:p>2358,311</text:p>
          </table:table-cell>
          <table:table-cell table:style-name="ce15" office:value-type="float" office:value="2412.367" calcext:value-type="float">
            <text:p>2412,367</text:p>
          </table:table-cell>
          <table:table-cell table:style-name="ce15" office:value-type="float" office:value="2416.779" calcext:value-type="float">
            <text:p>2416,779</text:p>
          </table:table-cell>
          <table:table-cell table:style-name="ce15" office:value-type="float" office:value="2630.515" calcext:value-type="float">
            <text:p>2630,515</text:p>
          </table:table-cell>
          <table:table-cell table:style-name="ce15" office:value-type="float" office:value="2585.063" calcext:value-type="float">
            <text:p>2585,063</text:p>
          </table:table-cell>
          <table:table-cell table:number-columns-repeated="1016"/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1000 items</text:p>
          </table:table-cell>
          <table:table-cell table:style-name="ce15" office:value-type="float" office:value="318.466" calcext:value-type="float">
            <text:p>318,466</text:p>
          </table:table-cell>
          <table:table-cell table:style-name="ce15" office:value-type="float" office:value="320.816" calcext:value-type="float">
            <text:p>320,816</text:p>
          </table:table-cell>
          <table:table-cell table:style-name="ce15" office:value-type="float" office:value="340.882" calcext:value-type="float">
            <text:p>340,882</text:p>
          </table:table-cell>
          <table:table-cell table:style-name="ce15" office:value-type="float" office:value="342.177" calcext:value-type="float">
            <text:p>342,177</text:p>
          </table:table-cell>
          <table:table-cell table:style-name="ce15" office:value-type="float" office:value="378.635" calcext:value-type="float">
            <text:p>378,635</text:p>
          </table:table-cell>
          <table:table-cell table:style-name="ce15" office:value-type="float" office:value="369.701" calcext:value-type="float">
            <text:p>369,701</text:p>
          </table:table-cell>
          <table:table-cell table:number-columns-repeated="1016"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500 items</text:p>
          </table:table-cell>
          <table:table-cell table:style-name="ce15" office:value-type="float" office:value="111.054" calcext:value-type="float">
            <text:p>111,054</text:p>
          </table:table-cell>
          <table:table-cell table:style-name="ce15" office:value-type="float" office:value="115.47" calcext:value-type="float">
            <text:p>115,47</text:p>
          </table:table-cell>
          <table:table-cell table:style-name="ce15" office:value-type="float" office:value="122.889" calcext:value-type="float">
            <text:p>122,889</text:p>
          </table:table-cell>
          <table:table-cell table:style-name="ce15" office:value-type="float" office:value="124.297" calcext:value-type="float">
            <text:p>124,297</text:p>
          </table:table-cell>
          <table:table-cell table:style-name="ce15" office:value-type="float" office:value="139.562" calcext:value-type="float">
            <text:p>139,562</text:p>
          </table:table-cell>
          <table:table-cell table:style-name="ce15" office:value-type="float" office:value="137.005" calcext:value-type="float">
            <text:p>137,005</text:p>
          </table:table-cell>
          <table:table-cell table:number-columns-repeated="1016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100 items</text:p>
          </table:table-cell>
          <table:table-cell table:style-name="ce15" office:value-type="float" office:value="8.536" calcext:value-type="float">
            <text:p>8,536</text:p>
          </table:table-cell>
          <table:table-cell table:style-name="ce15" office:value-type="float" office:value="8.143" calcext:value-type="float">
            <text:p>8,143</text:p>
          </table:table-cell>
          <table:table-cell table:style-name="ce15" office:value-type="float" office:value="9.307" calcext:value-type="float">
            <text:p>9,307</text:p>
          </table:table-cell>
          <table:table-cell table:style-name="ce15" office:value-type="float" office:value="9.243" calcext:value-type="float">
            <text:p>9,243</text:p>
          </table:table-cell>
          <table:table-cell table:style-name="ce15" office:value-type="float" office:value="10.485" calcext:value-type="float">
            <text:p>10,485</text:p>
          </table:table-cell>
          <table:table-cell table:style-name="ce15" office:value-type="float" office:value="10.522" calcext:value-type="float">
            <text:p>10,522</text:p>
          </table:table-cell>
          <table:table-cell table:number-columns-repeated="1016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10 items</text:p>
          </table:table-cell>
          <table:table-cell table:style-name="ce15" office:value-type="float" office:value="0.387" calcext:value-type="float">
            <text:p>0,387</text:p>
          </table:table-cell>
          <table:table-cell table:style-name="ce15" office:value-type="float" office:value="0.37" calcext:value-type="float">
            <text:p>0,37</text:p>
          </table:table-cell>
          <table:table-cell table:style-name="ce15" office:value-type="float" office:value="0.515" calcext:value-type="float">
            <text:p>0,515</text:p>
          </table:table-cell>
          <table:table-cell table:style-name="ce15" office:value-type="float" office:value="0.535" calcext:value-type="float">
            <text:p>0,535</text:p>
          </table:table-cell>
          <table:table-cell table:style-name="ce15" office:value-type="float" office:value="0.423" calcext:value-type="float">
            <text:p>0,423</text:p>
          </table:table-cell>
          <table:table-cell table:style-name="ce15" office:value-type="float" office:value="0.541" calcext:value-type="float">
            <text:p>0,541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8" office:value-type="string" calcext:value-type="string">
            <text:p>sort vs. Stream sort</text:p>
          </table:table-cell>
          <table:table-cell table:number-columns-repeated="1023"/>
        </table:table-row>
        <table:table-row table:style-name="ro1" table:number-rows-repeated="43">
          <table:table-cell table:number-columns-repeated="1024"/>
        </table:table-row>
        <table:table-row table:style-name="ro5">
          <table:table-cell table:style-name="ce9" office:value-type="string" calcext:value-type="string">
            <text:p>sort vs. ParallelSor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6" office:value-type="string" calcext:value-type="string">
            <text:p>Benchmark</text:p>
          </table:table-cell>
          <table:table-cell table:style-name="ce16" office:value-type="string" calcext:value-type="string">
            <text:p>parallel_lambda</text:p>
          </table:table-cell>
          <table:table-cell table:style-name="ce16" office:value-type="string" calcext:value-type="string">
            <text:p>parallel_anonymous_class</text:p>
          </table:table-cell>
          <table:table-cell table:style-name="ce16" office:value-type="string" calcext:value-type="string">
            <text:p>lambda</text:p>
          </table:table-cell>
          <table:table-cell table:style-name="ce16" office:value-type="string" calcext:value-type="string">
            <text:p>anonymous_class (JRE8)</text:p>
          </table:table-cell>
          <table:table-cell table:style-name="ce16" office:value-type="string" calcext:value-type="string">
            <text:p>parallel_method_reference</text:p>
          </table:table-cell>
          <table:table-cell table:style-name="ce16" office:value-type="string" calcext:value-type="string">
            <text:p>method_reference</text:p>
          </table:table-cell>
          <table:table-cell table:number-columns-repeated="1016"/>
        </table:table-row>
        <table:table-row table:style-name="ro1">
          <table:table-cell/>
          <table:table-cell table:style-name="ce15" office:value-type="string" calcext:value-type="string">
            <text:p>500000 items</text:p>
          </table:table-cell>
          <table:table-cell table:style-name="ce15" office:value-type="float" office:value="193068.602" calcext:value-type="float">
            <text:p>193068,602</text:p>
          </table:table-cell>
          <table:table-cell table:style-name="ce15" office:value-type="float" office:value="198469.435" calcext:value-type="float">
            <text:p>198469,435</text:p>
          </table:table-cell>
          <table:table-cell table:style-name="ce15" office:value-type="float" office:value="446428.635" calcext:value-type="float">
            <text:p>446428,635</text:p>
          </table:table-cell>
          <table:table-cell table:style-name="ce15" office:value-type="float" office:value="450464.581" calcext:value-type="float">
            <text:p>450464,581</text:p>
          </table:table-cell>
          <table:table-cell table:style-name="ce15" office:value-type="float" office:value="208502.263" calcext:value-type="float">
            <text:p>208502,263</text:p>
          </table:table-cell>
          <table:table-cell table:style-name="ce15" office:value-type="float" office:value="458892.999" calcext:value-type="float">
            <text:p>458892,999</text:p>
          </table:table-cell>
          <table:table-cell table:number-columns-repeated="1016"/>
        </table:table-row>
        <table:table-row table:style-name="ro1">
          <table:table-cell/>
          <table:table-cell table:style-name="ce15" office:value-type="string" calcext:value-type="string">
            <text:p>100000 items</text:p>
          </table:table-cell>
          <table:table-cell table:style-name="ce15" office:value-type="float" office:value="26623.44" calcext:value-type="float">
            <text:p>26623,44</text:p>
          </table:table-cell>
          <table:table-cell table:style-name="ce15" office:value-type="float" office:value="28644.743" calcext:value-type="float">
            <text:p>28644,743</text:p>
          </table:table-cell>
          <table:table-cell table:style-name="ce15" office:value-type="float" office:value="75620.793" calcext:value-type="float">
            <text:p>75620,793</text:p>
          </table:table-cell>
          <table:table-cell table:style-name="ce15" office:value-type="float" office:value="77035.638" calcext:value-type="float">
            <text:p>77035,638</text:p>
          </table:table-cell>
          <table:table-cell table:style-name="ce15" office:value-type="float" office:value="31003.116" calcext:value-type="float">
            <text:p>31003,116</text:p>
          </table:table-cell>
          <table:table-cell table:style-name="ce15" office:value-type="float" office:value="82507.846" calcext:value-type="float">
            <text:p>82507,846</text:p>
          </table:table-cell>
          <table:table-cell table:number-columns-repeated="1016"/>
        </table:table-row>
        <table:table-row table:style-name="ro1">
          <table:table-cell/>
          <table:table-cell table:style-name="ce15" office:value-type="string" calcext:value-type="string">
            <text:p>50000 items</text:p>
          </table:table-cell>
          <table:table-cell table:style-name="ce15" office:value-type="float" office:value="11316.761" calcext:value-type="float">
            <text:p>11316,761</text:p>
          </table:table-cell>
          <table:table-cell table:style-name="ce15" office:value-type="float" office:value="11271.441" calcext:value-type="float">
            <text:p>11271,441</text:p>
          </table:table-cell>
          <table:table-cell table:style-name="ce15" office:value-type="float" office:value="35374.219" calcext:value-type="float">
            <text:p>35374,219</text:p>
          </table:table-cell>
          <table:table-cell table:style-name="ce15" office:value-type="float" office:value="34497.36" calcext:value-type="float">
            <text:p>34497,36</text:p>
          </table:table-cell>
          <table:table-cell table:style-name="ce15" office:value-type="float" office:value="12410.494" calcext:value-type="float">
            <text:p>12410,494</text:p>
          </table:table-cell>
          <table:table-cell table:style-name="ce15" office:value-type="float" office:value="37630.111" calcext:value-type="float">
            <text:p>37630,111</text:p>
          </table:table-cell>
          <table:table-cell table:number-columns-repeated="1016"/>
        </table:table-row>
        <table:table-row table:style-name="ro1">
          <table:table-cell/>
          <table:table-cell table:style-name="ce15" office:value-type="string" calcext:value-type="string">
            <text:p>10000 items</text:p>
          </table:table-cell>
          <table:table-cell table:style-name="ce15" office:value-type="float" office:value="2068.838" calcext:value-type="float">
            <text:p>2068,838</text:p>
          </table:table-cell>
          <table:table-cell table:style-name="ce15" office:value-type="float" office:value="2072.628" calcext:value-type="float">
            <text:p>2072,628</text:p>
          </table:table-cell>
          <table:table-cell table:style-name="ce15" office:value-type="float" office:value="5158.901" calcext:value-type="float">
            <text:p>5158,901</text:p>
          </table:table-cell>
          <table:table-cell table:style-name="ce15" office:value-type="float" office:value="5035.042" calcext:value-type="float">
            <text:p>5035,042</text:p>
          </table:table-cell>
          <table:table-cell table:style-name="ce15" office:value-type="float" office:value="2189.809" calcext:value-type="float">
            <text:p>2189,809</text:p>
          </table:table-cell>
          <table:table-cell table:style-name="ce15" office:value-type="float" office:value="5733.258" calcext:value-type="float">
            <text:p>5733,258</text:p>
          </table:table-cell>
          <table:table-cell table:number-columns-repeated="1016"/>
        </table:table-row>
        <table:table-row table:style-name="ro1">
          <table:table-cell/>
          <table:table-cell table:style-name="ce15" office:value-type="string" calcext:value-type="string">
            <text:p>5000 items</text:p>
          </table:table-cell>
          <table:table-cell table:style-name="ce15" office:value-type="float" office:value="2434.282" calcext:value-type="float">
            <text:p>2434,282</text:p>
          </table:table-cell>
          <table:table-cell table:style-name="ce15" office:value-type="float" office:value="2431.157" calcext:value-type="float">
            <text:p>2431,157</text:p>
          </table:table-cell>
          <table:table-cell table:style-name="ce15" office:value-type="float" office:value="2290.783" calcext:value-type="float">
            <text:p>2290,783</text:p>
          </table:table-cell>
          <table:table-cell table:style-name="ce15" office:value-type="float" office:value="2358.311" calcext:value-type="float">
            <text:p>2358,311</text:p>
          </table:table-cell>
          <table:table-cell table:style-name="ce15" office:value-type="float" office:value="2630.391" calcext:value-type="float">
            <text:p>2630,391</text:p>
          </table:table-cell>
          <table:table-cell table:style-name="ce15" office:value-type="float" office:value="2630.515" calcext:value-type="float">
            <text:p>2630,515</text:p>
          </table:table-cell>
          <table:table-cell table:number-columns-repeated="1016"/>
        </table:table-row>
        <table:table-row table:style-name="ro1">
          <table:table-cell/>
          <table:table-cell table:style-name="ce15" office:value-type="string" calcext:value-type="string">
            <text:p>1000 items</text:p>
          </table:table-cell>
          <table:table-cell table:style-name="ce15" office:value-type="float" office:value="339.703" calcext:value-type="float">
            <text:p>339,703</text:p>
          </table:table-cell>
          <table:table-cell table:style-name="ce15" office:value-type="float" office:value="337.405" calcext:value-type="float">
            <text:p>337,405</text:p>
          </table:table-cell>
          <table:table-cell table:style-name="ce15" office:value-type="float" office:value="318.466" calcext:value-type="float">
            <text:p>318,466</text:p>
          </table:table-cell>
          <table:table-cell table:style-name="ce15" office:value-type="float" office:value="320.816" calcext:value-type="float">
            <text:p>320,816</text:p>
          </table:table-cell>
          <table:table-cell table:style-name="ce15" office:value-type="float" office:value="376.92" calcext:value-type="float">
            <text:p>376,92</text:p>
          </table:table-cell>
          <table:table-cell table:style-name="ce15" office:value-type="float" office:value="378.635" calcext:value-type="float">
            <text:p>378,635</text:p>
          </table:table-cell>
          <table:table-cell table:number-columns-repeated="1016"/>
        </table:table-row>
        <table:table-row table:style-name="ro1">
          <table:table-cell/>
          <table:table-cell table:style-name="ce15" office:value-type="string" calcext:value-type="string">
            <text:p>500 items</text:p>
          </table:table-cell>
          <table:table-cell table:style-name="ce15" office:value-type="float" office:value="118.797" calcext:value-type="float">
            <text:p>118,797</text:p>
          </table:table-cell>
          <table:table-cell table:style-name="ce15" office:value-type="float" office:value="121.239" calcext:value-type="float">
            <text:p>121,239</text:p>
          </table:table-cell>
          <table:table-cell table:style-name="ce15" office:value-type="float" office:value="111.054" calcext:value-type="float">
            <text:p>111,054</text:p>
          </table:table-cell>
          <table:table-cell table:style-name="ce15" office:value-type="float" office:value="115.47" calcext:value-type="float">
            <text:p>115,47</text:p>
          </table:table-cell>
          <table:table-cell table:style-name="ce15" office:value-type="float" office:value="137.858" calcext:value-type="float">
            <text:p>137,858</text:p>
          </table:table-cell>
          <table:table-cell table:style-name="ce15" office:value-type="float" office:value="139.562" calcext:value-type="float">
            <text:p>139,562</text:p>
          </table:table-cell>
          <table:table-cell table:number-columns-repeated="1016"/>
        </table:table-row>
        <table:table-row table:style-name="ro1">
          <table:table-cell/>
          <table:table-cell table:style-name="ce15" office:value-type="string" calcext:value-type="string">
            <text:p>100 items</text:p>
          </table:table-cell>
          <table:table-cell table:style-name="ce15" office:value-type="float" office:value="8.802" calcext:value-type="float">
            <text:p>8,802</text:p>
          </table:table-cell>
          <table:table-cell table:style-name="ce15" office:value-type="float" office:value="8.875" calcext:value-type="float">
            <text:p>8,875</text:p>
          </table:table-cell>
          <table:table-cell table:style-name="ce15" office:value-type="float" office:value="8.536" calcext:value-type="float">
            <text:p>8,536</text:p>
          </table:table-cell>
          <table:table-cell table:style-name="ce15" office:value-type="float" office:value="8.143" calcext:value-type="float">
            <text:p>8,143</text:p>
          </table:table-cell>
          <table:table-cell table:style-name="ce15" office:value-type="float" office:value="10.491" calcext:value-type="float">
            <text:p>10,491</text:p>
          </table:table-cell>
          <table:table-cell table:style-name="ce15" office:value-type="float" office:value="10.485" calcext:value-type="float">
            <text:p>10,485</text:p>
          </table:table-cell>
          <table:table-cell table:number-columns-repeated="1016"/>
        </table:table-row>
        <table:table-row table:style-name="ro1">
          <table:table-cell/>
          <table:table-cell table:style-name="ce15" office:value-type="string" calcext:value-type="string">
            <text:p>10 items</text:p>
          </table:table-cell>
          <table:table-cell table:number-columns-repeated="2" table:style-name="ce15" office:value-type="float" office:value="0.399" calcext:value-type="float">
            <text:p>0,399</text:p>
          </table:table-cell>
          <table:table-cell table:style-name="ce15" office:value-type="float" office:value="0.387" calcext:value-type="float">
            <text:p>0,387</text:p>
          </table:table-cell>
          <table:table-cell table:style-name="ce15" office:value-type="float" office:value="0.37" calcext:value-type="float">
            <text:p>0,37</text:p>
          </table:table-cell>
          <table:table-cell table:style-name="ce15" office:value-type="float" office:value="0.419" calcext:value-type="float">
            <text:p>0,419</text:p>
          </table:table-cell>
          <table:table-cell table:style-name="ce15" office:value-type="float" office:value="0.423" calcext:value-type="float">
            <text:p>0,423</text:p>
          </table:table-cell>
          <table:table-cell table:number-columns-repeated="1016"/>
        </table:table-row>
        <table:table-row table:style-name="ro1" table:number-rows-repeated="43">
          <table:table-cell table:number-columns-repeated="1024"/>
        </table:table-row>
        <table:table-row table:style-name="ro5">
          <table:table-cell table:style-name="ce9" office:value-type="string" calcext:value-type="string">
            <text:p>sortParallel vs. Stream parallel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6" office:value-type="string" calcext:value-type="string">
            <text:p>Benchmark</text:p>
          </table:table-cell>
          <table:table-cell table:style-name="ce16" office:value-type="string" calcext:value-type="string">
            <text:p>parallel_lambda</text:p>
          </table:table-cell>
          <table:table-cell table:style-name="ce16" office:value-type="string" calcext:value-type="string">
            <text:p>parallel_anonymous_class</text:p>
          </table:table-cell>
          <table:table-cell table:style-name="ce16" office:value-type="string" calcext:value-type="string">
            <text:p>parallel_stream_lambda</text:p>
          </table:table-cell>
          <table:table-cell table:style-name="ce16" office:value-type="string" calcext:value-type="string">
            <text:p>parallel_stream_anonymous_class</text:p>
          </table:table-cell>
          <table:table-cell table:style-name="ce16" office:value-type="string" calcext:value-type="string">
            <text:p>parallel_method_reference</text:p>
          </table:table-cell>
          <table:table-cell table:style-name="ce16" office:value-type="string" calcext:value-type="string">
            <text:p>parallel_stream_method_ref</text:p>
          </table:table-cell>
          <table:table-cell table:number-columns-repeated="1016"/>
        </table:table-row>
        <table:table-row table:style-name="ro1">
          <table:table-cell/>
          <table:table-cell table:style-name="ce15" office:value-type="string" calcext:value-type="string">
            <text:p>500000 items</text:p>
          </table:table-cell>
          <table:table-cell table:style-name="ce15" office:value-type="float" office:value="193068.602" calcext:value-type="float">
            <text:p>193068,602</text:p>
          </table:table-cell>
          <table:table-cell table:style-name="ce15" office:value-type="float" office:value="198469.435" calcext:value-type="float">
            <text:p>198469,435</text:p>
          </table:table-cell>
          <table:table-cell table:style-name="ce15" office:value-type="float" office:value="199333.311" calcext:value-type="float">
            <text:p>199333,311</text:p>
          </table:table-cell>
          <table:table-cell table:style-name="ce15" office:value-type="float" office:value="191331.919" calcext:value-type="float">
            <text:p>191331,919</text:p>
          </table:table-cell>
          <table:table-cell table:style-name="ce15" office:value-type="float" office:value="208502.263" calcext:value-type="float">
            <text:p>208502,263</text:p>
          </table:table-cell>
          <table:table-cell table:style-name="ce15" office:value-type="float" office:value="203941.89" calcext:value-type="float">
            <text:p>203941,89</text:p>
          </table:table-cell>
          <table:table-cell table:number-columns-repeated="1016"/>
        </table:table-row>
        <table:table-row table:style-name="ro1">
          <table:table-cell/>
          <table:table-cell table:style-name="ce15" office:value-type="string" calcext:value-type="string">
            <text:p>100000 items</text:p>
          </table:table-cell>
          <table:table-cell table:style-name="ce15" office:value-type="float" office:value="26623.44" calcext:value-type="float">
            <text:p>26623,44</text:p>
          </table:table-cell>
          <table:table-cell table:style-name="ce15" office:value-type="float" office:value="28644.743" calcext:value-type="float">
            <text:p>28644,743</text:p>
          </table:table-cell>
          <table:table-cell table:style-name="ce15" office:value-type="float" office:value="29315.661" calcext:value-type="float">
            <text:p>29315,661</text:p>
          </table:table-cell>
          <table:table-cell table:style-name="ce15" office:value-type="float" office:value="30123.177" calcext:value-type="float">
            <text:p>30123,177</text:p>
          </table:table-cell>
          <table:table-cell table:style-name="ce15" office:value-type="float" office:value="31003.116" calcext:value-type="float">
            <text:p>31003,116</text:p>
          </table:table-cell>
          <table:table-cell table:style-name="ce15" office:value-type="float" office:value="31649.61" calcext:value-type="float">
            <text:p>31649,61</text:p>
          </table:table-cell>
          <table:table-cell table:number-columns-repeated="1016"/>
        </table:table-row>
        <table:table-row table:style-name="ro1">
          <table:table-cell/>
          <table:table-cell table:style-name="ce15" office:value-type="string" calcext:value-type="string">
            <text:p>50000 items</text:p>
          </table:table-cell>
          <table:table-cell table:style-name="ce15" office:value-type="float" office:value="11316.761" calcext:value-type="float">
            <text:p>11316,761</text:p>
          </table:table-cell>
          <table:table-cell table:style-name="ce15" office:value-type="float" office:value="11271.441" calcext:value-type="float">
            <text:p>11271,441</text:p>
          </table:table-cell>
          <table:table-cell table:style-name="ce15" office:value-type="float" office:value="11803.168" calcext:value-type="float">
            <text:p>11803,168</text:p>
          </table:table-cell>
          <table:table-cell table:style-name="ce15" office:value-type="float" office:value="11765.54" calcext:value-type="float">
            <text:p>11765,54</text:p>
          </table:table-cell>
          <table:table-cell table:style-name="ce15" office:value-type="float" office:value="12410.494" calcext:value-type="float">
            <text:p>12410,494</text:p>
          </table:table-cell>
          <table:table-cell table:style-name="ce15" office:value-type="float" office:value="13486.158" calcext:value-type="float">
            <text:p>13486,158</text:p>
          </table:table-cell>
          <table:table-cell table:number-columns-repeated="1016"/>
        </table:table-row>
        <table:table-row table:style-name="ro1">
          <table:table-cell/>
          <table:table-cell table:style-name="ce15" office:value-type="string" calcext:value-type="string">
            <text:p>10000 items</text:p>
          </table:table-cell>
          <table:table-cell table:style-name="ce15" office:value-type="float" office:value="2068.838" calcext:value-type="float">
            <text:p>2068,838</text:p>
          </table:table-cell>
          <table:table-cell table:style-name="ce15" office:value-type="float" office:value="2072.628" calcext:value-type="float">
            <text:p>2072,628</text:p>
          </table:table-cell>
          <table:table-cell table:style-name="ce15" office:value-type="float" office:value="2095.558" calcext:value-type="float">
            <text:p>2095,558</text:p>
          </table:table-cell>
          <table:table-cell table:style-name="ce15" office:value-type="float" office:value="2132.648" calcext:value-type="float">
            <text:p>2132,648</text:p>
          </table:table-cell>
          <table:table-cell table:style-name="ce15" office:value-type="float" office:value="2189.809" calcext:value-type="float">
            <text:p>2189,809</text:p>
          </table:table-cell>
          <table:table-cell table:style-name="ce15" office:value-type="float" office:value="2243.29" calcext:value-type="float">
            <text:p>2243,29</text:p>
          </table:table-cell>
          <table:table-cell table:number-columns-repeated="1016"/>
        </table:table-row>
        <table:table-row table:style-name="ro1">
          <table:table-cell/>
          <table:table-cell table:style-name="ce15" office:value-type="string" calcext:value-type="string">
            <text:p>5000 items</text:p>
          </table:table-cell>
          <table:table-cell table:style-name="ce15" office:value-type="float" office:value="2434.282" calcext:value-type="float">
            <text:p>2434,282</text:p>
          </table:table-cell>
          <table:table-cell table:style-name="ce15" office:value-type="float" office:value="2431.157" calcext:value-type="float">
            <text:p>2431,157</text:p>
          </table:table-cell>
          <table:table-cell table:style-name="ce15" office:value-type="float" office:value="2459.043" calcext:value-type="float">
            <text:p>2459,043</text:p>
          </table:table-cell>
          <table:table-cell table:style-name="ce15" office:value-type="float" office:value="2474.458" calcext:value-type="float">
            <text:p>2474,458</text:p>
          </table:table-cell>
          <table:table-cell table:style-name="ce15" office:value-type="float" office:value="2630.391" calcext:value-type="float">
            <text:p>2630,391</text:p>
          </table:table-cell>
          <table:table-cell table:style-name="ce15" office:value-type="float" office:value="2639.549" calcext:value-type="float">
            <text:p>2639,549</text:p>
          </table:table-cell>
          <table:table-cell table:number-columns-repeated="1016"/>
        </table:table-row>
        <table:table-row table:style-name="ro1">
          <table:table-cell/>
          <table:table-cell table:style-name="ce15" office:value-type="string" calcext:value-type="string">
            <text:p>1000 items</text:p>
          </table:table-cell>
          <table:table-cell table:style-name="ce15" office:value-type="float" office:value="339.703" calcext:value-type="float">
            <text:p>339,703</text:p>
          </table:table-cell>
          <table:table-cell table:style-name="ce15" office:value-type="float" office:value="337.405" calcext:value-type="float">
            <text:p>337,405</text:p>
          </table:table-cell>
          <table:table-cell table:style-name="ce15" office:value-type="float" office:value="352.827" calcext:value-type="float">
            <text:p>352,827</text:p>
          </table:table-cell>
          <table:table-cell table:style-name="ce15" office:value-type="float" office:value="358.217" calcext:value-type="float">
            <text:p>358,217</text:p>
          </table:table-cell>
          <table:table-cell table:style-name="ce15" office:value-type="float" office:value="376.92" calcext:value-type="float">
            <text:p>376,92</text:p>
          </table:table-cell>
          <table:table-cell table:style-name="ce15" office:value-type="float" office:value="373.429" calcext:value-type="float">
            <text:p>373,429</text:p>
          </table:table-cell>
          <table:table-cell table:number-columns-repeated="1016"/>
        </table:table-row>
        <table:table-row table:style-name="ro1">
          <table:table-cell/>
          <table:table-cell table:style-name="ce15" office:value-type="string" calcext:value-type="string">
            <text:p>500 items</text:p>
          </table:table-cell>
          <table:table-cell table:style-name="ce15" office:value-type="float" office:value="118.797" calcext:value-type="float">
            <text:p>118,797</text:p>
          </table:table-cell>
          <table:table-cell table:style-name="ce15" office:value-type="float" office:value="121.239" calcext:value-type="float">
            <text:p>121,239</text:p>
          </table:table-cell>
          <table:table-cell table:style-name="ce15" office:value-type="float" office:value="131.549" calcext:value-type="float">
            <text:p>131,549</text:p>
          </table:table-cell>
          <table:table-cell table:style-name="ce15" office:value-type="float" office:value="134.04" calcext:value-type="float">
            <text:p>134,04</text:p>
          </table:table-cell>
          <table:table-cell table:style-name="ce15" office:value-type="float" office:value="137.858" calcext:value-type="float">
            <text:p>137,858</text:p>
          </table:table-cell>
          <table:table-cell table:style-name="ce15" office:value-type="float" office:value="147.509" calcext:value-type="float">
            <text:p>147,509</text:p>
          </table:table-cell>
          <table:table-cell table:number-columns-repeated="1016"/>
        </table:table-row>
        <table:table-row table:style-name="ro1">
          <table:table-cell/>
          <table:table-cell table:style-name="ce15" office:value-type="string" calcext:value-type="string">
            <text:p>100 items</text:p>
          </table:table-cell>
          <table:table-cell table:style-name="ce15" office:value-type="float" office:value="8.802" calcext:value-type="float">
            <text:p>8,802</text:p>
          </table:table-cell>
          <table:table-cell table:style-name="ce15" office:value-type="float" office:value="8.875" calcext:value-type="float">
            <text:p>8,875</text:p>
          </table:table-cell>
          <table:table-cell table:style-name="ce15" office:value-type="float" office:value="13.025" calcext:value-type="float">
            <text:p>13,025</text:p>
          </table:table-cell>
          <table:table-cell table:style-name="ce15" office:value-type="float" office:value="13.112" calcext:value-type="float">
            <text:p>13,112</text:p>
          </table:table-cell>
          <table:table-cell table:style-name="ce15" office:value-type="float" office:value="10.491" calcext:value-type="float">
            <text:p>10,491</text:p>
          </table:table-cell>
          <table:table-cell table:style-name="ce15" office:value-type="float" office:value="15.005" calcext:value-type="float">
            <text:p>15,005</text:p>
          </table:table-cell>
          <table:table-cell table:number-columns-repeated="1016"/>
        </table:table-row>
        <table:table-row table:style-name="ro1">
          <table:table-cell/>
          <table:table-cell table:style-name="ce15" office:value-type="string" calcext:value-type="string">
            <text:p>10 items</text:p>
          </table:table-cell>
          <table:table-cell table:number-columns-repeated="2" table:style-name="ce15" office:value-type="float" office:value="0.399" calcext:value-type="float">
            <text:p>0,399</text:p>
          </table:table-cell>
          <table:table-cell table:style-name="ce15" office:value-type="float" office:value="3.172" calcext:value-type="float">
            <text:p>3,172</text:p>
          </table:table-cell>
          <table:table-cell table:style-name="ce15" office:value-type="float" office:value="3.438" calcext:value-type="float">
            <text:p>3,438</text:p>
          </table:table-cell>
          <table:table-cell table:style-name="ce15" office:value-type="float" office:value="0.419" calcext:value-type="float">
            <text:p>0,419</text:p>
          </table:table-cell>
          <table:table-cell table:style-name="ce15" office:value-type="float" office:value="3.336" calcext:value-type="float">
            <text:p>3,336</text:p>
          </table:table-cell>
          <table:table-cell table:number-columns-repeated="1016"/>
        </table:table-row>
      </table:table>
      <table:table table:name="Feuille5" table:style-name="ta1">
        <table:table-column table:style-name="co2" table:default-cell-style-name="Default"/>
        <table:table-column table:style-name="co17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Benchmark</text:p>
          </table:table-cell>
          <table:table-cell table:style-name="ce1" office:value-type="string" calcext:value-type="string">
            <text:p>10 items</text:p>
          </table:table-cell>
          <table:table-cell table:style-name="ce1" office:value-type="string" calcext:value-type="string">
            <text:p>(nbPersons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ethod_reference</text:p>
          </table:table-cell>
          <table:table-cell office:value-type="float" office:value="0.423" calcext:value-type="float">
            <text:p>0,4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ambda</text:p>
          </table:table-cell>
          <table:table-cell office:value-type="float" office:value="0.387" calcext:value-type="float">
            <text:p>0,3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onymous_class (JRE7)</text:p>
          </table:table-cell>
          <table:table-cell office:value-type="float" office:value="0.376" calcext:value-type="float">
            <text:p>0,3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nonymous_class (JRE8)</text:p>
          </table:table-cell>
          <table:table-cell office:value-type="float" office:value="0.37" calcext:value-type="float">
            <text:p>0,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1" office:value-type="string" calcext:value-type="string">
            <text:p>Benchmark</text:p>
          </table:table-cell>
          <table:table-cell office:value-type="string" calcext:value-type="string">
            <text:p>100 item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onymous_class (JRE7)</text:p>
          </table:table-cell>
          <table:table-cell office:value-type="float" office:value="8.728" calcext:value-type="float">
            <text:p>8,72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nonymous_class (JRE8)</text:p>
          </table:table-cell>
          <table:table-cell office:value-type="float" office:value="8.143" calcext:value-type="float">
            <text:p>8,14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ambda</text:p>
          </table:table-cell>
          <table:table-cell office:value-type="float" office:value="8.536" calcext:value-type="float">
            <text:p>8,5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ethod_reference</text:p>
          </table:table-cell>
          <table:table-cell office:value-type="float" office:value="10.485" calcext:value-type="float">
            <text:p>10,4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onymous_class (JRE7)</text:p>
          </table:table-cell>
          <table:table-cell office:value-type="float" office:value="122.603" calcext:value-type="float">
            <text:p>122,603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nonymous_class (JRE8)</text:p>
          </table:table-cell>
          <table:table-cell office:value-type="float" office:value="115.47" calcext:value-type="float">
            <text:p>115,47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ambda</text:p>
          </table:table-cell>
          <table:table-cell office:value-type="float" office:value="111.054" calcext:value-type="float">
            <text:p>111,05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ethod_reference</text:p>
          </table:table-cell>
          <table:table-cell office:value-type="float" office:value="139.562" calcext:value-type="float">
            <text:p>139,56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tream_anonymous_class</text:p>
          </table:table-cell>
          <table:table-cell office:value-type="float" office:value="124.297" calcext:value-type="float">
            <text:p>124,297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tream_lambda</text:p>
          </table:table-cell>
          <table:table-cell office:value-type="float" office:value="122.889" calcext:value-type="float">
            <text:p>122,88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tream_method_ref</text:p>
          </table:table-cell>
          <table:table-cell office:value-type="float" office:value="137.005" calcext:value-type="float">
            <text:p>137,00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arallel_anonymous_class</text:p>
          </table:table-cell>
          <table:table-cell office:value-type="float" office:value="121.239" calcext:value-type="float">
            <text:p>121,23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parallel_lambda</text:p>
          </table:table-cell>
          <table:table-cell office:value-type="float" office:value="118.797" calcext:value-type="float">
            <text:p>118,797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arallel_method_reference</text:p>
          </table:table-cell>
          <table:table-cell office:value-type="float" office:value="137.858" calcext:value-type="float">
            <text:p>137,85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arallel_stream_anonymous_class</text:p>
          </table:table-cell>
          <table:table-cell office:value-type="float" office:value="134.04" calcext:value-type="float">
            <text:p>134,0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parallel_stream_lambda</text:p>
          </table:table-cell>
          <table:table-cell office:value-type="float" office:value="131.549" calcext:value-type="float">
            <text:p>131,54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parallel_stream_method_ref</text:p>
          </table:table-cell>
          <table:table-cell office:value-type="float" office:value="147.509" calcext:value-type="float">
            <text:p>147,50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onymous_class (JRE7)</text:p>
          </table:table-cell>
          <table:table-cell office:value-type="float" office:value="348.551" calcext:value-type="float">
            <text:p>348,55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nonymous_class (JRE8)</text:p>
          </table:table-cell>
          <table:table-cell office:value-type="float" office:value="320.816" calcext:value-type="float">
            <text:p>320,81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ambda</text:p>
          </table:table-cell>
          <table:table-cell office:value-type="float" office:value="318.466" calcext:value-type="float">
            <text:p>318,4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ethod_reference</text:p>
          </table:table-cell>
          <table:table-cell office:value-type="float" office:value="378.635" calcext:value-type="float">
            <text:p>378,63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tream_anonymous_class</text:p>
          </table:table-cell>
          <table:table-cell office:value-type="float" office:value="342.177" calcext:value-type="float">
            <text:p>342,17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tream_lambda</text:p>
          </table:table-cell>
          <table:table-cell office:value-type="float" office:value="340.882" calcext:value-type="float">
            <text:p>340,88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tream_method_ref</text:p>
          </table:table-cell>
          <table:table-cell office:value-type="float" office:value="369.701" calcext:value-type="float">
            <text:p>369,70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arallel_anonymous_class</text:p>
          </table:table-cell>
          <table:table-cell office:value-type="float" office:value="337.405" calcext:value-type="float">
            <text:p>337,40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arallel_lambda</text:p>
          </table:table-cell>
          <table:table-cell office:value-type="float" office:value="339.703" calcext:value-type="float">
            <text:p>339,70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arallel_method_reference</text:p>
          </table:table-cell>
          <table:table-cell office:value-type="float" office:value="376.92" calcext:value-type="float">
            <text:p>376,9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parallel_stream_anonymous_class</text:p>
          </table:table-cell>
          <table:table-cell office:value-type="float" office:value="358.217" calcext:value-type="float">
            <text:p>358,21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arallel_stream_lambda</text:p>
          </table:table-cell>
          <table:table-cell office:value-type="float" office:value="352.827" calcext:value-type="float">
            <text:p>352,82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parallel_stream_method_ref</text:p>
          </table:table-cell>
          <table:table-cell office:value-type="float" office:value="373.429" calcext:value-type="float">
            <text:p>373,42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nonymous_class (JRE7)</text:p>
          </table:table-cell>
          <table:table-cell office:value-type="float" office:value="2507.452" calcext:value-type="float">
            <text:p>2507,452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nonymous_class (JRE8)</text:p>
          </table:table-cell>
          <table:table-cell office:value-type="float" office:value="2358.311" calcext:value-type="float">
            <text:p>2358,311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ambda</text:p>
          </table:table-cell>
          <table:table-cell office:value-type="float" office:value="2290.783" calcext:value-type="float">
            <text:p>2290,783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ethod_reference</text:p>
          </table:table-cell>
          <table:table-cell office:value-type="float" office:value="2630.515" calcext:value-type="float">
            <text:p>2630,515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tream_anonymous_class</text:p>
          </table:table-cell>
          <table:table-cell office:value-type="float" office:value="2416.779" calcext:value-type="float">
            <text:p>2416,779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tream_lambda</text:p>
          </table:table-cell>
          <table:table-cell office:value-type="float" office:value="2412.367" calcext:value-type="float">
            <text:p>2412,367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tream_method_ref</text:p>
          </table:table-cell>
          <table:table-cell office:value-type="float" office:value="2585.063" calcext:value-type="float">
            <text:p>2585,063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arallel_anonymous_class</text:p>
          </table:table-cell>
          <table:table-cell office:value-type="float" office:value="2431.157" calcext:value-type="float">
            <text:p>2431,157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arallel_lambda</text:p>
          </table:table-cell>
          <table:table-cell office:value-type="float" office:value="2434.282" calcext:value-type="float">
            <text:p>2434,282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arallel_method_reference</text:p>
          </table:table-cell>
          <table:table-cell office:value-type="float" office:value="2630.391" calcext:value-type="float">
            <text:p>2630,391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arallel_stream_anonymous_class</text:p>
          </table:table-cell>
          <table:table-cell office:value-type="float" office:value="2474.458" calcext:value-type="float">
            <text:p>2474,4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parallel_stream_lambda</text:p>
          </table:table-cell>
          <table:table-cell office:value-type="float" office:value="2459.043" calcext:value-type="float">
            <text:p>2459,043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parallel_stream_method_ref</text:p>
          </table:table-cell>
          <table:table-cell office:value-type="float" office:value="2639.549" calcext:value-type="float">
            <text:p>2639,5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onymous_class (JRE7)</text:p>
          </table:table-cell>
          <table:table-cell office:value-type="float" office:value="5565.801" calcext:value-type="float">
            <text:p>5565,801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nonymous_class (JRE8)</text:p>
          </table:table-cell>
          <table:table-cell office:value-type="float" office:value="5035.042" calcext:value-type="float">
            <text:p>5035,042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ambda</text:p>
          </table:table-cell>
          <table:table-cell office:value-type="float" office:value="5158.901" calcext:value-type="float">
            <text:p>5158,901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ethod_reference</text:p>
          </table:table-cell>
          <table:table-cell office:value-type="float" office:value="5733.258" calcext:value-type="float">
            <text:p>5733,25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tream_anonymous_class</text:p>
          </table:table-cell>
          <table:table-cell office:value-type="float" office:value="5313.365" calcext:value-type="float">
            <text:p>5313,365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tream_lambda</text:p>
          </table:table-cell>
          <table:table-cell office:value-type="float" office:value="5337.316" calcext:value-type="float">
            <text:p>5337,31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tream_method_ref</text:p>
          </table:table-cell>
          <table:table-cell office:value-type="float" office:value="5623.107" calcext:value-type="float">
            <text:p>5623,107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arallel_anonymous_class</text:p>
          </table:table-cell>
          <table:table-cell office:value-type="float" office:value="2072.628" calcext:value-type="float">
            <text:p>2072,62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arallel_lambda</text:p>
          </table:table-cell>
          <table:table-cell office:value-type="float" office:value="2068.838" calcext:value-type="float">
            <text:p>2068,83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parallel_method_reference</text:p>
          </table:table-cell>
          <table:table-cell office:value-type="float" office:value="2189.809" calcext:value-type="float">
            <text:p>2189,80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arallel_stream_anonymous_class</text:p>
          </table:table-cell>
          <table:table-cell office:value-type="float" office:value="2132.648" calcext:value-type="float">
            <text:p>2132,64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parallel_stream_lambda</text:p>
          </table:table-cell>
          <table:table-cell office:value-type="float" office:value="2095.558" calcext:value-type="float">
            <text:p>2095,55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parallel_stream_method_ref</text:p>
          </table:table-cell>
          <table:table-cell office:value-type="float" office:value="2243.29" calcext:value-type="float">
            <text:p>2243,2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nonymous_class (JRE7)</text:p>
          </table:table-cell>
          <table:table-cell office:value-type="float" office:value="36034.474" calcext:value-type="float">
            <text:p>36034,474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nonymous_class (JRE8)</text:p>
          </table:table-cell>
          <table:table-cell office:value-type="float" office:value="34497.36" calcext:value-type="float">
            <text:p>34497,36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ambda</text:p>
          </table:table-cell>
          <table:table-cell office:value-type="float" office:value="35374.219" calcext:value-type="float">
            <text:p>35374,219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ethod_reference</text:p>
          </table:table-cell>
          <table:table-cell office:value-type="float" office:value="37630.111" calcext:value-type="float">
            <text:p>37630,111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tream_anonymous_class</text:p>
          </table:table-cell>
          <table:table-cell office:value-type="float" office:value="36137.962" calcext:value-type="float">
            <text:p>36137,962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tream_lambda</text:p>
          </table:table-cell>
          <table:table-cell office:value-type="float" office:value="35421.045" calcext:value-type="float">
            <text:p>35421,045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tream_method_ref</text:p>
          </table:table-cell>
          <table:table-cell office:value-type="float" office:value="37815.735" calcext:value-type="float">
            <text:p>37815,735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arallel_anonymous_class</text:p>
          </table:table-cell>
          <table:table-cell office:value-type="float" office:value="11271.441" calcext:value-type="float">
            <text:p>11271,441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arallel_lambda</text:p>
          </table:table-cell>
          <table:table-cell office:value-type="float" office:value="11316.761" calcext:value-type="float">
            <text:p>11316,761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arallel_method_reference</text:p>
          </table:table-cell>
          <table:table-cell office:value-type="float" office:value="12410.494" calcext:value-type="float">
            <text:p>12410,494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arallel_stream_anonymous_class</text:p>
          </table:table-cell>
          <table:table-cell office:value-type="float" office:value="11765.54" calcext:value-type="float">
            <text:p>11765,54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parallel_stream_lambda</text:p>
          </table:table-cell>
          <table:table-cell office:value-type="float" office:value="11803.168" calcext:value-type="float">
            <text:p>11803,168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arallel_stream_method_ref</text:p>
          </table:table-cell>
          <table:table-cell office:value-type="float" office:value="13486.158" calcext:value-type="float">
            <text:p>13486,158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nonymous_class (JRE7)</text:p>
          </table:table-cell>
          <table:table-cell office:value-type="float" office:value="77900.912" calcext:value-type="float">
            <text:p>77900,912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nonymous_class (JRE8)</text:p>
          </table:table-cell>
          <table:table-cell office:value-type="float" office:value="77035.638" calcext:value-type="float">
            <text:p>77035,638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ambda</text:p>
          </table:table-cell>
          <table:table-cell office:value-type="float" office:value="75620.793" calcext:value-type="float">
            <text:p>75620,793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ethod_reference</text:p>
          </table:table-cell>
          <table:table-cell office:value-type="float" office:value="82507.846" calcext:value-type="float">
            <text:p>82507,846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tream_anonymous_class</text:p>
          </table:table-cell>
          <table:table-cell office:value-type="float" office:value="76827.043" calcext:value-type="float">
            <text:p>76827,043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tream_lambda</text:p>
          </table:table-cell>
          <table:table-cell office:value-type="float" office:value="76814.179" calcext:value-type="float">
            <text:p>76814,179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tream_method_ref</text:p>
          </table:table-cell>
          <table:table-cell office:value-type="float" office:value="82246.977" calcext:value-type="float">
            <text:p>82246,977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arallel_anonymous_class</text:p>
          </table:table-cell>
          <table:table-cell office:value-type="float" office:value="28644.743" calcext:value-type="float">
            <text:p>28644,743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arallel_lambda</text:p>
          </table:table-cell>
          <table:table-cell office:value-type="float" office:value="26623.44" calcext:value-type="float">
            <text:p>26623,44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arallel_method_reference</text:p>
          </table:table-cell>
          <table:table-cell office:value-type="float" office:value="31003.116" calcext:value-type="float">
            <text:p>31003,116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parallel_stream_anonymous_class</text:p>
          </table:table-cell>
          <table:table-cell office:value-type="float" office:value="30123.177" calcext:value-type="float">
            <text:p>30123,177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parallel_stream_lambda</text:p>
          </table:table-cell>
          <table:table-cell office:value-type="float" office:value="29315.661" calcext:value-type="float">
            <text:p>29315,661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arallel_stream_method_ref</text:p>
          </table:table-cell>
          <table:table-cell office:value-type="float" office:value="31649.61" calcext:value-type="float">
            <text:p>31649,61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nonymous_class (JRE7)</text:p>
          </table:table-cell>
          <table:table-cell office:value-type="float" office:value="436714.557" calcext:value-type="float">
            <text:p>436714,557</text:p>
          </table:table-cell>
          <table:table-cell office:value-type="float" office:value="500000" calcext:value-type="float">
            <text:p>5000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nonymous_class (JRE8)</text:p>
          </table:table-cell>
          <table:table-cell office:value-type="float" office:value="450464.581" calcext:value-type="float">
            <text:p>450464,581</text:p>
          </table:table-cell>
          <table:table-cell office:value-type="float" office:value="500000" calcext:value-type="float">
            <text:p>5000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ambda</text:p>
          </table:table-cell>
          <table:table-cell office:value-type="float" office:value="446428.635" calcext:value-type="float">
            <text:p>446428,635</text:p>
          </table:table-cell>
          <table:table-cell office:value-type="float" office:value="500000" calcext:value-type="float">
            <text:p>5000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ethod_reference</text:p>
          </table:table-cell>
          <table:table-cell office:value-type="float" office:value="458892.999" calcext:value-type="float">
            <text:p>458892,999</text:p>
          </table:table-cell>
          <table:table-cell office:value-type="float" office:value="500000" calcext:value-type="float">
            <text:p>5000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tream_anonymous_class</text:p>
          </table:table-cell>
          <table:table-cell office:value-type="float" office:value="436778.583" calcext:value-type="float">
            <text:p>436778,583</text:p>
          </table:table-cell>
          <table:table-cell office:value-type="float" office:value="500000" calcext:value-type="float">
            <text:p>5000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tream_lambda</text:p>
          </table:table-cell>
          <table:table-cell office:value-type="float" office:value="437421.072" calcext:value-type="float">
            <text:p>437421,072</text:p>
          </table:table-cell>
          <table:table-cell office:value-type="float" office:value="500000" calcext:value-type="float">
            <text:p>5000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tream_method_ref</text:p>
          </table:table-cell>
          <table:table-cell office:value-type="float" office:value="460981.147" calcext:value-type="float">
            <text:p>460981,147</text:p>
          </table:table-cell>
          <table:table-cell office:value-type="float" office:value="500000" calcext:value-type="float">
            <text:p>5000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arallel_anonymous_class</text:p>
          </table:table-cell>
          <table:table-cell office:value-type="float" office:value="198469.435" calcext:value-type="float">
            <text:p>198469,435</text:p>
          </table:table-cell>
          <table:table-cell office:value-type="float" office:value="500000" calcext:value-type="float">
            <text:p>5000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arallel_lambda</text:p>
          </table:table-cell>
          <table:table-cell office:value-type="float" office:value="193068.602" calcext:value-type="float">
            <text:p>193068,602</text:p>
          </table:table-cell>
          <table:table-cell office:value-type="float" office:value="500000" calcext:value-type="float">
            <text:p>5000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arallel_method_reference</text:p>
          </table:table-cell>
          <table:table-cell office:value-type="float" office:value="208502.263" calcext:value-type="float">
            <text:p>208502,263</text:p>
          </table:table-cell>
          <table:table-cell office:value-type="float" office:value="500000" calcext:value-type="float">
            <text:p>5000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parallel_stream_anonymous_class</text:p>
          </table:table-cell>
          <table:table-cell office:value-type="float" office:value="191331.919" calcext:value-type="float">
            <text:p>191331,919</text:p>
          </table:table-cell>
          <table:table-cell office:value-type="float" office:value="500000" calcext:value-type="float">
            <text:p>50000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parallel_stream_lambda</text:p>
          </table:table-cell>
          <table:table-cell office:value-type="float" office:value="199333.311" calcext:value-type="float">
            <text:p>199333,311</text:p>
          </table:table-cell>
          <table:table-cell office:value-type="float" office:value="500000" calcext:value-type="float">
            <text:p>50000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arallel_stream_method_ref</text:p>
          </table:table-cell>
          <table:table-cell office:value-type="float" office:value="203941.89" calcext:value-type="float">
            <text:p>203941,89</text:p>
          </table:table-cell>
          <table:table-cell office:value-type="float" office:value="500000" calcext:value-type="float">
            <text:p>500000</text:p>
          </table:table-cell>
        </table:table-row>
      </table:table>
      <table:named-expressions/>
      <table:database-ranges>
        <table:database-range table:name="__Anonymous_Sheet_DB__1" table:target-range-address="java8.A2:java8.AMJ119" table:contains-header="false">
          <table:sort>
            <table:sort-by table:field-number="2" table:data-type="automatic"/>
            <table:sort-by table:field-number="0" table:data-type="automatic"/>
          </table:sort>
        </table:database-range>
        <table:database-range table:name="__Anonymous_Sheet_DB__2" table:target-range-address="'palmarès par impl'.A147:'palmarès par impl'.AMJ152" table:contains-header="false">
          <table:sort>
            <table:sort-by table:field-number="19" table:order="descending" table:data-type="automatic"/>
          </table:sort>
        </table:database-range>
        <table:database-range table:name="__Anonymous_Sheet_DB__3" table:target-range-address="'palmarès par taille'.A1:'palmarès par taille'.AMJ10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4" table:target-range-address="Feuille5.A7:Feuille5.D10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5">00/00/0000</text:date>, <text:time style:data-style-name="N2" text:time-value="14:28:26.6337251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1T21:53:00.142152927</meta:creation-date>
    <dc:date>2015-11-15T15:39:11.783196094</dc:date>
    <meta:editing-duration>PT3H13M34S</meta:editing-duration>
    <meta:editing-cycles>24</meta:editing-cycles>
    <meta:generator>LibreOffice/4.4.6.3$Linux_X86_64 LibreOffice_project/40m0$Build-3</meta:generator>
    <meta:document-statistic meta:table-count="5" meta:cell-count="2859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fo:font-style="italic" fo:font-weight="bold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fo:font-style="italic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355e00" draw:opacity-name="ChartTransparencyGradient_20_1" dr3d:edge-rounding="5%"/>
      <style:text-properties fo:font-size="10pt" fo:font-style="italic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975cm" svg:height="9.016cm" xlink:href=".." xlink:type="simple" chart:class="chart:bar" chart:style-name="ch1">
        <chart:title svg:x="1.069cm" svg:y="0.316cm" chart:style-name="ch2">
          <text:p>Classement moyen (API Stream)</text:p>
        </chart:title>
        <chart:plot-area chart:style-name="ch3" table:cell-range-address="'palmarès par impl'.U52:'palmarès par impl'.V58" chart:data-source-has-labels="both" svg:x="0.219cm" svg:y="1.493cm" svg:width="10.537cm" svg:height="6.355cm">
          <chartooo:coordinate-region svg:x="4.75cm" svg:y="1.493cm" svg:width="5.91cm" svg:height="5.682cm"/>
          <chart:axis chart:dimension="x" chart:name="primary-x" chart:style-name="ch4" chartooo:axis-type="auto">
            <chartooo:date-scale/>
            <chart:categories table:cell-range-address="'palmarès par impl'.U53:'palmarès par impl'.U58"/>
          </chart:axis>
          <chart:axis chart:dimension="y" chart:name="primary-y" chart:style-name="ch5">
            <chart:title svg:x="4.374cm" svg:y="8.03cm" chart:style-name="ch6">
              <text:p>(de 1, premier à 6 dernier)</text:p>
            </chart:title>
            <chart:grid chart:style-name="ch7" chart:class="major"/>
          </chart:axis>
          <chart:series chart:style-name="ch8" chart:values-cell-range-address="'palmarès par impl'.V53:'palmarès par impl'.V58" chart:label-cell-address="'palmarès par impl'.V52:'palmarès par impl'.V52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g en moyenne</text:p>
                <draw:g>
                  <svg:desc>'palmarès par impl'.V52:'palmarès par impl'.V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tream_method_ref</text:p>
                <draw:g>
                  <svg:desc>'palmarès par impl'.U53:'palmarès par impl'.U58</svg:desc>
                </draw:g>
              </table:table-cell>
              <table:table-cell office:value-type="float" office:value="5.44444444444444">
                <text:p>5.44444444444444</text:p>
                <draw:g>
                  <svg:desc>'palmarès par impl'.V53:'palmarès par impl'.V58</svg:desc>
                </draw:g>
              </table:table-cell>
            </table:table-row>
            <table:table-row>
              <table:table-cell office:value-type="string">
                <text:p>method_reference</text:p>
              </table:table-cell>
              <table:table-cell office:value-type="float" office:value="5.33333333333333">
                <text:p>5.33333333333333</text:p>
              </table:table-cell>
            </table:table-row>
            <table:table-row>
              <table:table-cell office:value-type="string">
                <text:p>stream_anonymous_class</text:p>
              </table:table-cell>
              <table:table-cell office:value-type="float" office:value="3.44444444444444">
                <text:p>3.44444444444444</text:p>
              </table:table-cell>
            </table:table-row>
            <table:table-row>
              <table:table-cell office:value-type="string">
                <text:p>stream_lambda</text:p>
              </table:table-cell>
              <table:table-cell office:value-type="float" office:value="3.11111111111111">
                <text:p>3.11111111111111</text:p>
              </table:table-cell>
            </table:table-row>
            <table:table-row>
              <table:table-cell office:value-type="string">
                <text:p>anonymous_class (JRE8)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ambda</text:p>
              </table:table-cell>
              <table:table-cell office:value-type="float" office:value="1.66666666666667">
                <text:p>1.66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opacity draw:name="ChartTransparencyGradient_20_1" draw:display-name="ChartTransparencyGradient 1" draw:style="linear" draw:start="100%" draw:end="30%" draw:angle="0" draw:border="0%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8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fo:font-style="italic" fo:font-weight="bold" style:font-size-asian="10pt" style:font-size-complex="10pt"/>
    </style:style>
    <style:style style:name="ch6" style:family="chart" style:data-style-name="N0">
      <style:chart-properties chart:display-label="true" chart:logarithmic="true" chart:minimum="0.1" chart:origin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12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333333" draw:opacity-name="ChartTransparencyGradient_20_5" dr3d:edge-rounding="5%"/>
      <style:text-properties fo:font-size="6pt" fo:font-style="italic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 draw:opacity-name="ChartTransparencyGradient_20_3" dr3d:edge-rounding="5%"/>
      <style:text-properties fo:font-size="6pt" fo:font-style="italic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b3b3b3" draw:opacity-name="ChartTransparencyGradient_20_2" dr3d:edge-rounding="5%"/>
      <style:text-properties fo:font-size="6pt" fo:font-style="italic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950e" draw:opacity-name="ChartTransparencyGradient_20_2" dr3d:edge-rounding="5%"/>
      <style:text-properties fo:font-size="6pt" fo:font-style="italic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6b6b" draw:opacity-name="ChartTransparencyGradient_20_2" dr3d:edge-rounding="5%"/>
      <style:text-properties fo:font-size="6pt" fo:font-style="italic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94006b" draw:opacity-name="ChartTransparencyGradient_20_2" dr3d:edge-rounding="5%"/>
      <style:text-properties fo:font-size="6pt" fo:font-style="italic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916cm" svg:height="16.907cm" xlink:href=".." xlink:type="simple" chart:class="chart:bar" chart:column-mapping="5 4 3 2 1 0" chart:style-name="ch1">
        <chart:title svg:x="2.683cm" svg:y="0.123cm" chart:style-name="ch2">
          <text:p>Benchmark par taille de tableau (API Stream)</text:p>
        </chart:title>
        <chart:legend svg:x="15.145cm" svg:y="6.831cm" style:legend-expansion="custom" chartooo:width="4.77cm" chartooo:height="3.244cm" style:legend-expansion-aspect-ratio="1.47040690505549" chart:style-name="ch3"/>
        <chart:plot-area chart:style-name="ch4" table:cell-range-address="'palmarès par taille'.B44:'palmarès par taille'.H53" chart:data-source-has-labels="both" svg:x="2.642cm" svg:y="2.011cm" svg:width="12.834cm" svg:height="12.956cm">
          <chartooo:coordinate-region svg:x="5.01cm" svg:y="2.011cm" svg:width="9.806cm" svg:height="12.283cm"/>
          <chart:axis chart:dimension="x" chart:name="primary-x" chart:style-name="ch5" chartooo:axis-type="auto">
            <chartooo:date-scale/>
            <chart:categories table:cell-range-address="'palmarès par taille'.B45:'palmarès par taille'.B53"/>
          </chart:axis>
          <chart:axis chart:dimension="y" chart:name="primary-y" chart:style-name="ch6">
            <chart:title svg:x="7.278cm" svg:y="15.552cm" chart:style-name="ch7">
              <text:p>Temps moyen d'un tri  (µs)</text:p>
            </chart:title>
            <chart:grid chart:style-name="ch8" chart:class="major"/>
          </chart:axis>
          <chart:series chart:style-name="ch9" chart:values-cell-range-address="'palmarès par taille'.H45:'palmarès par taille'.H53" chart:label-cell-address="'palmarès par taille'.H44:'palmarès par taille'.H44" chart:class="chart:bar">
            <chart:data-point chart:repeated="9"/>
          </chart:series>
          <chart:series chart:style-name="ch10" chart:values-cell-range-address="'palmarès par taille'.G45:'palmarès par taille'.G53" chart:label-cell-address="'palmarès par taille'.G44:'palmarès par taille'.G44" chart:class="chart:bar">
            <chart:data-point chart:repeated="9"/>
          </chart:series>
          <chart:series chart:style-name="ch11" chart:values-cell-range-address="'palmarès par taille'.F45:'palmarès par taille'.F53" chart:label-cell-address="'palmarès par taille'.F44:'palmarès par taille'.F44" chart:class="chart:bar">
            <chart:data-point chart:repeated="9"/>
          </chart:series>
          <chart:series chart:style-name="ch12" chart:values-cell-range-address="'palmarès par taille'.E45:'palmarès par taille'.E53" chart:label-cell-address="'palmarès par taille'.E44:'palmarès par taille'.E44" chart:class="chart:bar">
            <chart:data-point chart:repeated="9"/>
          </chart:series>
          <chart:series chart:style-name="ch13" chart:values-cell-range-address="'palmarès par taille'.D45:'palmarès par taille'.D53" chart:label-cell-address="'palmarès par taille'.D44:'palmarès par taille'.D44" chart:class="chart:bar">
            <chart:data-point chart:repeated="9"/>
          </chart:series>
          <chart:series chart:style-name="ch14" chart:values-cell-range-address="'palmarès par taille'.C45:'palmarès par taille'.C53" chart:label-cell-address="'palmarès par taille'.C44:'palmarès par taille'.C44" chart:class="chart:bar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eam_method_ref</text:p>
                <draw:g>
                  <svg:desc>'palmarès par taille'.H44:'palmarès par taille'.H44</svg:desc>
                </draw:g>
              </table:table-cell>
              <table:table-cell office:value-type="string">
                <text:p>method_reference</text:p>
                <draw:g>
                  <svg:desc>'palmarès par taille'.G44:'palmarès par taille'.G44</svg:desc>
                </draw:g>
              </table:table-cell>
              <table:table-cell office:value-type="string">
                <text:p>stream_anonymous_class</text:p>
                <draw:g>
                  <svg:desc>'palmarès par taille'.F44:'palmarès par taille'.F44</svg:desc>
                </draw:g>
              </table:table-cell>
              <table:table-cell office:value-type="string">
                <text:p>stream_lambda</text:p>
                <draw:g>
                  <svg:desc>'palmarès par taille'.E44:'palmarès par taille'.E44</svg:desc>
                </draw:g>
              </table:table-cell>
              <table:table-cell office:value-type="string">
                <text:p>anonymous_class (JRE8)</text:p>
                <draw:g>
                  <svg:desc>'palmarès par taille'.D44:'palmarès par taille'.D44</svg:desc>
                </draw:g>
              </table:table-cell>
              <table:table-cell office:value-type="string">
                <text:p>lambda</text:p>
                <draw:g>
                  <svg:desc>'palmarès par taille'.C44:'palmarès par taille'.C4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00000 items</text:p>
                <draw:g>
                  <svg:desc>'palmarès par taille'.B45:'palmarès par taille'.B53</svg:desc>
                </draw:g>
              </table:table-cell>
              <table:table-cell office:value-type="float" office:value="460981.147">
                <text:p>460981.147</text:p>
                <draw:g>
                  <svg:desc>'palmarès par taille'.H45:'palmarès par taille'.H53</svg:desc>
                </draw:g>
              </table:table-cell>
              <table:table-cell office:value-type="float" office:value="458892.999">
                <text:p>458892.999</text:p>
                <draw:g>
                  <svg:desc>'palmarès par taille'.G45:'palmarès par taille'.G53</svg:desc>
                </draw:g>
              </table:table-cell>
              <table:table-cell office:value-type="float" office:value="436778.583">
                <text:p>436778.583</text:p>
                <draw:g>
                  <svg:desc>'palmarès par taille'.F45:'palmarès par taille'.F53</svg:desc>
                </draw:g>
              </table:table-cell>
              <table:table-cell office:value-type="float" office:value="437421.072">
                <text:p>437421.072</text:p>
                <draw:g>
                  <svg:desc>'palmarès par taille'.E45:'palmarès par taille'.E53</svg:desc>
                </draw:g>
              </table:table-cell>
              <table:table-cell office:value-type="float" office:value="450464.581">
                <text:p>450464.581</text:p>
                <draw:g>
                  <svg:desc>'palmarès par taille'.D45:'palmarès par taille'.D53</svg:desc>
                </draw:g>
              </table:table-cell>
              <table:table-cell office:value-type="float" office:value="446428.635">
                <text:p>446428.635</text:p>
                <draw:g>
                  <svg:desc>'palmarès par taille'.C45:'palmarès par taille'.C53</svg:desc>
                </draw:g>
              </table:table-cell>
            </table:table-row>
            <table:table-row>
              <table:table-cell office:value-type="string">
                <text:p>100000 items</text:p>
              </table:table-cell>
              <table:table-cell office:value-type="float" office:value="82246.977">
                <text:p>82246.977</text:p>
              </table:table-cell>
              <table:table-cell office:value-type="float" office:value="82507.846">
                <text:p>82507.846</text:p>
              </table:table-cell>
              <table:table-cell office:value-type="float" office:value="76827.043">
                <text:p>76827.043</text:p>
              </table:table-cell>
              <table:table-cell office:value-type="float" office:value="76814.179">
                <text:p>76814.179</text:p>
              </table:table-cell>
              <table:table-cell office:value-type="float" office:value="77035.638">
                <text:p>77035.638</text:p>
              </table:table-cell>
              <table:table-cell office:value-type="float" office:value="75620.793">
                <text:p>75620.793</text:p>
              </table:table-cell>
            </table:table-row>
            <table:table-row>
              <table:table-cell office:value-type="string">
                <text:p>50000 items</text:p>
              </table:table-cell>
              <table:table-cell office:value-type="float" office:value="37815.735">
                <text:p>37815.735</text:p>
              </table:table-cell>
              <table:table-cell office:value-type="float" office:value="37630.111">
                <text:p>37630.111</text:p>
              </table:table-cell>
              <table:table-cell office:value-type="float" office:value="36137.962">
                <text:p>36137.962</text:p>
              </table:table-cell>
              <table:table-cell office:value-type="float" office:value="35421.045">
                <text:p>35421.045</text:p>
              </table:table-cell>
              <table:table-cell office:value-type="float" office:value="34497.36">
                <text:p>34497.36</text:p>
              </table:table-cell>
              <table:table-cell office:value-type="float" office:value="35374.219">
                <text:p>35374.219</text:p>
              </table:table-cell>
            </table:table-row>
            <table:table-row>
              <table:table-cell office:value-type="string">
                <text:p>10000 items</text:p>
              </table:table-cell>
              <table:table-cell office:value-type="float" office:value="5623.107">
                <text:p>5623.107</text:p>
              </table:table-cell>
              <table:table-cell office:value-type="float" office:value="5733.258">
                <text:p>5733.258</text:p>
              </table:table-cell>
              <table:table-cell office:value-type="float" office:value="5313.365">
                <text:p>5313.365</text:p>
              </table:table-cell>
              <table:table-cell office:value-type="float" office:value="5337.316">
                <text:p>5337.316</text:p>
              </table:table-cell>
              <table:table-cell office:value-type="float" office:value="5035.042">
                <text:p>5035.042</text:p>
              </table:table-cell>
              <table:table-cell office:value-type="float" office:value="5158.901">
                <text:p>5158.901</text:p>
              </table:table-cell>
            </table:table-row>
            <table:table-row>
              <table:table-cell office:value-type="string">
                <text:p>5000 items</text:p>
              </table:table-cell>
              <table:table-cell office:value-type="float" office:value="2585.063">
                <text:p>2585.063</text:p>
              </table:table-cell>
              <table:table-cell office:value-type="float" office:value="2630.515">
                <text:p>2630.515</text:p>
              </table:table-cell>
              <table:table-cell office:value-type="float" office:value="2416.779">
                <text:p>2416.779</text:p>
              </table:table-cell>
              <table:table-cell office:value-type="float" office:value="2412.367">
                <text:p>2412.367</text:p>
              </table:table-cell>
              <table:table-cell office:value-type="float" office:value="2358.311">
                <text:p>2358.311</text:p>
              </table:table-cell>
              <table:table-cell office:value-type="float" office:value="2290.783">
                <text:p>2290.783</text:p>
              </table:table-cell>
            </table:table-row>
            <table:table-row>
              <table:table-cell office:value-type="string">
                <text:p>1000 items</text:p>
              </table:table-cell>
              <table:table-cell office:value-type="float" office:value="369.701">
                <text:p>369.701</text:p>
              </table:table-cell>
              <table:table-cell office:value-type="float" office:value="378.635">
                <text:p>378.635</text:p>
              </table:table-cell>
              <table:table-cell office:value-type="float" office:value="342.177">
                <text:p>342.177</text:p>
              </table:table-cell>
              <table:table-cell office:value-type="float" office:value="340.882">
                <text:p>340.882</text:p>
              </table:table-cell>
              <table:table-cell office:value-type="float" office:value="320.816">
                <text:p>320.816</text:p>
              </table:table-cell>
              <table:table-cell office:value-type="float" office:value="318.466">
                <text:p>318.466</text:p>
              </table:table-cell>
            </table:table-row>
            <table:table-row>
              <table:table-cell office:value-type="string">
                <text:p>500 items</text:p>
              </table:table-cell>
              <table:table-cell office:value-type="float" office:value="137.005">
                <text:p>137.005</text:p>
              </table:table-cell>
              <table:table-cell office:value-type="float" office:value="139.562">
                <text:p>139.562</text:p>
              </table:table-cell>
              <table:table-cell office:value-type="float" office:value="124.297">
                <text:p>124.297</text:p>
              </table:table-cell>
              <table:table-cell office:value-type="float" office:value="122.889">
                <text:p>122.889</text:p>
              </table:table-cell>
              <table:table-cell office:value-type="float" office:value="115.47">
                <text:p>115.47</text:p>
              </table:table-cell>
              <table:table-cell office:value-type="float" office:value="111.054">
                <text:p>111.054</text:p>
              </table:table-cell>
            </table:table-row>
            <table:table-row>
              <table:table-cell office:value-type="string">
                <text:p>100 items</text:p>
              </table:table-cell>
              <table:table-cell office:value-type="float" office:value="10.522">
                <text:p>10.522</text:p>
              </table:table-cell>
              <table:table-cell office:value-type="float" office:value="10.485">
                <text:p>10.485</text:p>
              </table:table-cell>
              <table:table-cell office:value-type="float" office:value="9.243">
                <text:p>9.243</text:p>
              </table:table-cell>
              <table:table-cell office:value-type="float" office:value="9.307">
                <text:p>9.307</text:p>
              </table:table-cell>
              <table:table-cell office:value-type="float" office:value="8.143">
                <text:p>8.143</text:p>
              </table:table-cell>
              <table:table-cell office:value-type="float" office:value="8.536">
                <text:p>8.536</text:p>
              </table:table-cell>
            </table:table-row>
            <table:table-row>
              <table:table-cell office:value-type="string">
                <text:p>10 items</text:p>
              </table:table-cell>
              <table:table-cell office:value-type="float" office:value="0.541">
                <text:p>0.541</text:p>
              </table:table-cell>
              <table:table-cell office:value-type="float" office:value="0.423">
                <text:p>0.423</text:p>
              </table:table-cell>
              <table:table-cell office:value-type="float" office:value="0.535">
                <text:p>0.535</text:p>
              </table:table-cell>
              <table:table-cell office:value-type="float" office:value="0.515">
                <text:p>0.515</text:p>
              </table:table-cell>
              <table:table-cell office:value-type="float" office:value="0.37">
                <text:p>0.37</text:p>
              </table:table-cell>
              <table:table-cell office:value-type="float" office:value="0.387">
                <text:p>0.38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opacity draw:name="ChartTransparencyGradient_20_1" draw:display-name="ChartTransparencyGradient 1" draw:style="linear" draw:start="100%" draw:end="20%" draw:angle="0" draw:border="0%"/>
    <draw:opacity draw:name="ChartTransparencyGradient_20_2" draw:display-name="ChartTransparencyGradient 2" draw:style="linear" draw:start="100%" draw:end="70%" draw:angle="0" draw:border="0%"/>
    <draw:opacity draw:name="ChartTransparencyGradient_20_3" draw:display-name="ChartTransparencyGradient 3" draw:style="linear" draw:start="100%" draw:end="30%" draw:angle="0" draw:border="0%"/>
    <draw:opacity draw:name="ChartTransparencyGradient_20_4" draw:display-name="ChartTransparencyGradient 4" draw:style="linear" draw:start="100%" draw:end="30%" draw:angle="0" draw:border="0%"/>
    <draw:opacity draw:name="ChartTransparencyGradient_20_5" draw:display-name="ChartTransparencyGradient 5" draw:style="linear" draw:start="100%" draw:end="70%" draw:angle="0" draw:border="0%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8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fo:font-style="italic" fo:font-weight="bold" style:font-size-asian="10pt" style:font-size-complex="10pt"/>
    </style:style>
    <style:style style:name="ch6" style:family="chart" style:data-style-name="N0">
      <style:chart-properties chart:display-label="true" chart:logarithmic="true" chart:minimum="0.1" chart:origin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12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 draw:opacity-name="ChartTransparencyGradient_20_2" dr3d:edge-rounding="5%"/>
      <style:text-properties fo:font-size="6pt" fo:font-style="italic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b3b3b3" draw:opacity-name="ChartTransparencyGradient_20_2" dr3d:edge-rounding="5%"/>
      <style:text-properties fo:font-size="6pt" fo:font-style="italic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6b6b" draw:opacity-name="ChartTransparencyGradient_20_2" dr3d:edge-rounding="5%"/>
      <style:text-properties fo:font-size="6pt" fo:font-style="italic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94006b" draw:opacity-name="ChartTransparencyGradient_20_2" dr3d:edge-rounding="5%"/>
      <style:text-properties fo:font-size="6pt" fo:font-style="italic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950e" draw:opacity-name="ChartTransparencyGradient_20_3" dr3d:edge-rounding="5%"/>
      <style:text-properties fo:font-size="6pt" fo:font-style="italic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333333" draw:opacity-name="ChartTransparencyGradient_20_5" dr3d:edge-rounding="5%"/>
      <style:text-properties fo:font-size="6pt" fo:font-style="italic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916cm" svg:height="16.907cm" xlink:href=".." xlink:type="simple" chart:class="chart:bar" chart:column-mapping="5 4 3 2 1 0" chart:style-name="ch1">
        <chart:title svg:x="2.686cm" svg:y="0.125cm" chart:style-name="ch2">
          <text:p>Benchmark par taille de tableau (tri parallèle)</text:p>
        </chart:title>
        <chart:legend svg:x="15.145cm" svg:y="6.831cm" style:legend-expansion="custom" chartooo:width="4.77cm" chartooo:height="3.244cm" style:legend-expansion-aspect-ratio="1.47040690505549" chart:style-name="ch3"/>
        <chart:plot-area chart:style-name="ch4" table:cell-range-address="'palmarès par taille'.B102:'palmarès par taille'.H111" chart:data-source-has-labels="both" svg:x="2.642cm" svg:y="2.011cm" svg:width="12.834cm" svg:height="12.956cm">
          <chartooo:coordinate-region svg:x="5.01cm" svg:y="2.011cm" svg:width="9.806cm" svg:height="12.283cm"/>
          <chart:axis chart:dimension="x" chart:name="primary-x" chart:style-name="ch5" chartooo:axis-type="auto">
            <chartooo:date-scale/>
            <chart:categories table:cell-range-address="'palmarès par taille'.B103:'palmarès par taille'.B111"/>
          </chart:axis>
          <chart:axis chart:dimension="y" chart:name="primary-y" chart:style-name="ch6">
            <chart:title svg:x="7.278cm" svg:y="15.552cm" chart:style-name="ch7">
              <text:p>Temps moyen d'un tri  (µs)</text:p>
            </chart:title>
            <chart:grid chart:style-name="ch8" chart:class="major"/>
          </chart:axis>
          <chart:series chart:style-name="ch9" chart:values-cell-range-address="'palmarès par taille'.H103:'palmarès par taille'.H111" chart:label-cell-address="'palmarès par taille'.H102:'palmarès par taille'.H102" chart:class="chart:bar">
            <chart:data-point chart:repeated="9"/>
          </chart:series>
          <chart:series chart:style-name="ch10" chart:values-cell-range-address="'palmarès par taille'.G103:'palmarès par taille'.G111" chart:label-cell-address="'palmarès par taille'.G102:'palmarès par taille'.G102" chart:class="chart:bar">
            <chart:data-point chart:repeated="9"/>
          </chart:series>
          <chart:series chart:style-name="ch11" chart:values-cell-range-address="'palmarès par taille'.F103:'palmarès par taille'.F111" chart:label-cell-address="'palmarès par taille'.F102:'palmarès par taille'.F102" chart:class="chart:bar">
            <chart:data-point chart:repeated="9"/>
          </chart:series>
          <chart:series chart:style-name="ch12" chart:values-cell-range-address="'palmarès par taille'.E103:'palmarès par taille'.E111" chart:label-cell-address="'palmarès par taille'.E102:'palmarès par taille'.E102" chart:class="chart:bar">
            <chart:data-point chart:repeated="9"/>
          </chart:series>
          <chart:series chart:style-name="ch13" chart:values-cell-range-address="'palmarès par taille'.D103:'palmarès par taille'.D111" chart:label-cell-address="'palmarès par taille'.D102:'palmarès par taille'.D102" chart:class="chart:bar">
            <chart:data-point chart:repeated="9"/>
          </chart:series>
          <chart:series chart:style-name="ch14" chart:values-cell-range-address="'palmarès par taille'.C103:'palmarès par taille'.C111" chart:label-cell-address="'palmarès par taille'.C102:'palmarès par taille'.C102" chart:class="chart:bar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thod_reference</text:p>
                <draw:g>
                  <svg:desc>'palmarès par taille'.H102:'palmarès par taille'.H102</svg:desc>
                </draw:g>
              </table:table-cell>
              <table:table-cell office:value-type="string">
                <text:p>parallel_method_reference</text:p>
                <draw:g>
                  <svg:desc>'palmarès par taille'.G102:'palmarès par taille'.G102</svg:desc>
                </draw:g>
              </table:table-cell>
              <table:table-cell office:value-type="string">
                <text:p>anonymous_class (JRE8)</text:p>
                <draw:g>
                  <svg:desc>'palmarès par taille'.F102:'palmarès par taille'.F102</svg:desc>
                </draw:g>
              </table:table-cell>
              <table:table-cell office:value-type="string">
                <text:p>lambda</text:p>
                <draw:g>
                  <svg:desc>'palmarès par taille'.E102:'palmarès par taille'.E102</svg:desc>
                </draw:g>
              </table:table-cell>
              <table:table-cell office:value-type="string">
                <text:p>parallel_anonymous_class</text:p>
                <draw:g>
                  <svg:desc>'palmarès par taille'.D102:'palmarès par taille'.D102</svg:desc>
                </draw:g>
              </table:table-cell>
              <table:table-cell office:value-type="string">
                <text:p>parallel_lambda</text:p>
                <draw:g>
                  <svg:desc>'palmarès par taille'.C102:'palmarès par taille'.C10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00000 items</text:p>
                <draw:g>
                  <svg:desc>'palmarès par taille'.B103:'palmarès par taille'.B111</svg:desc>
                </draw:g>
              </table:table-cell>
              <table:table-cell office:value-type="float" office:value="458892.999">
                <text:p>458892.999</text:p>
                <draw:g>
                  <svg:desc>'palmarès par taille'.H103:'palmarès par taille'.H111</svg:desc>
                </draw:g>
              </table:table-cell>
              <table:table-cell office:value-type="float" office:value="208502.263">
                <text:p>208502.263</text:p>
                <draw:g>
                  <svg:desc>'palmarès par taille'.G103:'palmarès par taille'.G111</svg:desc>
                </draw:g>
              </table:table-cell>
              <table:table-cell office:value-type="float" office:value="450464.581">
                <text:p>450464.581</text:p>
                <draw:g>
                  <svg:desc>'palmarès par taille'.F103:'palmarès par taille'.F111</svg:desc>
                </draw:g>
              </table:table-cell>
              <table:table-cell office:value-type="float" office:value="446428.635">
                <text:p>446428.635</text:p>
                <draw:g>
                  <svg:desc>'palmarès par taille'.E103:'palmarès par taille'.E111</svg:desc>
                </draw:g>
              </table:table-cell>
              <table:table-cell office:value-type="float" office:value="198469.435">
                <text:p>198469.435</text:p>
                <draw:g>
                  <svg:desc>'palmarès par taille'.D103:'palmarès par taille'.D111</svg:desc>
                </draw:g>
              </table:table-cell>
              <table:table-cell office:value-type="float" office:value="193068.602">
                <text:p>193068.602</text:p>
                <draw:g>
                  <svg:desc>'palmarès par taille'.C103:'palmarès par taille'.C111</svg:desc>
                </draw:g>
              </table:table-cell>
            </table:table-row>
            <table:table-row>
              <table:table-cell office:value-type="string">
                <text:p>100000 items</text:p>
              </table:table-cell>
              <table:table-cell office:value-type="float" office:value="82507.846">
                <text:p>82507.846</text:p>
              </table:table-cell>
              <table:table-cell office:value-type="float" office:value="31003.116">
                <text:p>31003.116</text:p>
              </table:table-cell>
              <table:table-cell office:value-type="float" office:value="77035.638">
                <text:p>77035.638</text:p>
              </table:table-cell>
              <table:table-cell office:value-type="float" office:value="75620.793">
                <text:p>75620.793</text:p>
              </table:table-cell>
              <table:table-cell office:value-type="float" office:value="28644.743">
                <text:p>28644.743</text:p>
              </table:table-cell>
              <table:table-cell office:value-type="float" office:value="26623.44">
                <text:p>26623.44</text:p>
              </table:table-cell>
            </table:table-row>
            <table:table-row>
              <table:table-cell office:value-type="string">
                <text:p>50000 items</text:p>
              </table:table-cell>
              <table:table-cell office:value-type="float" office:value="37630.111">
                <text:p>37630.111</text:p>
              </table:table-cell>
              <table:table-cell office:value-type="float" office:value="12410.494">
                <text:p>12410.494</text:p>
              </table:table-cell>
              <table:table-cell office:value-type="float" office:value="34497.36">
                <text:p>34497.36</text:p>
              </table:table-cell>
              <table:table-cell office:value-type="float" office:value="35374.219">
                <text:p>35374.219</text:p>
              </table:table-cell>
              <table:table-cell office:value-type="float" office:value="11271.441">
                <text:p>11271.441</text:p>
              </table:table-cell>
              <table:table-cell office:value-type="float" office:value="11316.761">
                <text:p>11316.761</text:p>
              </table:table-cell>
            </table:table-row>
            <table:table-row>
              <table:table-cell office:value-type="string">
                <text:p>10000 items</text:p>
              </table:table-cell>
              <table:table-cell office:value-type="float" office:value="5733.258">
                <text:p>5733.258</text:p>
              </table:table-cell>
              <table:table-cell office:value-type="float" office:value="2189.809">
                <text:p>2189.809</text:p>
              </table:table-cell>
              <table:table-cell office:value-type="float" office:value="5035.042">
                <text:p>5035.042</text:p>
              </table:table-cell>
              <table:table-cell office:value-type="float" office:value="5158.901">
                <text:p>5158.901</text:p>
              </table:table-cell>
              <table:table-cell office:value-type="float" office:value="2072.628">
                <text:p>2072.628</text:p>
              </table:table-cell>
              <table:table-cell office:value-type="float" office:value="2068.838">
                <text:p>2068.838</text:p>
              </table:table-cell>
            </table:table-row>
            <table:table-row>
              <table:table-cell office:value-type="string">
                <text:p>5000 items</text:p>
              </table:table-cell>
              <table:table-cell office:value-type="float" office:value="2630.515">
                <text:p>2630.515</text:p>
              </table:table-cell>
              <table:table-cell office:value-type="float" office:value="2630.391">
                <text:p>2630.391</text:p>
              </table:table-cell>
              <table:table-cell office:value-type="float" office:value="2358.311">
                <text:p>2358.311</text:p>
              </table:table-cell>
              <table:table-cell office:value-type="float" office:value="2290.783">
                <text:p>2290.783</text:p>
              </table:table-cell>
              <table:table-cell office:value-type="float" office:value="2431.157">
                <text:p>2431.157</text:p>
              </table:table-cell>
              <table:table-cell office:value-type="float" office:value="2434.282">
                <text:p>2434.282</text:p>
              </table:table-cell>
            </table:table-row>
            <table:table-row>
              <table:table-cell office:value-type="string">
                <text:p>1000 items</text:p>
              </table:table-cell>
              <table:table-cell office:value-type="float" office:value="378.635">
                <text:p>378.635</text:p>
              </table:table-cell>
              <table:table-cell office:value-type="float" office:value="376.92">
                <text:p>376.92</text:p>
              </table:table-cell>
              <table:table-cell office:value-type="float" office:value="320.816">
                <text:p>320.816</text:p>
              </table:table-cell>
              <table:table-cell office:value-type="float" office:value="318.466">
                <text:p>318.466</text:p>
              </table:table-cell>
              <table:table-cell office:value-type="float" office:value="337.405">
                <text:p>337.405</text:p>
              </table:table-cell>
              <table:table-cell office:value-type="float" office:value="339.703">
                <text:p>339.703</text:p>
              </table:table-cell>
            </table:table-row>
            <table:table-row>
              <table:table-cell office:value-type="string">
                <text:p>500 items</text:p>
              </table:table-cell>
              <table:table-cell office:value-type="float" office:value="139.562">
                <text:p>139.562</text:p>
              </table:table-cell>
              <table:table-cell office:value-type="float" office:value="137.858">
                <text:p>137.858</text:p>
              </table:table-cell>
              <table:table-cell office:value-type="float" office:value="115.47">
                <text:p>115.47</text:p>
              </table:table-cell>
              <table:table-cell office:value-type="float" office:value="111.054">
                <text:p>111.054</text:p>
              </table:table-cell>
              <table:table-cell office:value-type="float" office:value="121.239">
                <text:p>121.239</text:p>
              </table:table-cell>
              <table:table-cell office:value-type="float" office:value="118.797">
                <text:p>118.797</text:p>
              </table:table-cell>
            </table:table-row>
            <table:table-row>
              <table:table-cell office:value-type="string">
                <text:p>100 items</text:p>
              </table:table-cell>
              <table:table-cell office:value-type="float" office:value="10.485">
                <text:p>10.485</text:p>
              </table:table-cell>
              <table:table-cell office:value-type="float" office:value="10.491">
                <text:p>10.491</text:p>
              </table:table-cell>
              <table:table-cell office:value-type="float" office:value="8.143">
                <text:p>8.143</text:p>
              </table:table-cell>
              <table:table-cell office:value-type="float" office:value="8.536">
                <text:p>8.536</text:p>
              </table:table-cell>
              <table:table-cell office:value-type="float" office:value="8.875">
                <text:p>8.875</text:p>
              </table:table-cell>
              <table:table-cell office:value-type="float" office:value="8.802">
                <text:p>8.802</text:p>
              </table:table-cell>
            </table:table-row>
            <table:table-row>
              <table:table-cell office:value-type="string">
                <text:p>10 items</text:p>
              </table:table-cell>
              <table:table-cell office:value-type="float" office:value="0.423">
                <text:p>0.423</text:p>
              </table:table-cell>
              <table:table-cell office:value-type="float" office:value="0.419">
                <text:p>0.419</text:p>
              </table:table-cell>
              <table:table-cell office:value-type="float" office:value="0.37">
                <text:p>0.37</text:p>
              </table:table-cell>
              <table:table-cell office:value-type="float" office:value="0.387">
                <text:p>0.387</text:p>
              </table:table-cell>
              <table:table-cell office:value-type="float" office:value="0.399">
                <text:p>0.399</text:p>
              </table:table-cell>
              <table:table-cell office:value-type="float" office:value="0.399">
                <text:p>0.39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opacity draw:name="ChartTransparencyGradient_20_1" draw:display-name="ChartTransparencyGradient 1" draw:style="linear" draw:start="100%" draw:end="20%" draw:angle="0" draw:border="0%"/>
    <draw:opacity draw:name="ChartTransparencyGradient_20_2" draw:display-name="ChartTransparencyGradient 2" draw:style="linear" draw:start="100%" draw:end="70%" draw:angle="0" draw:border="0%"/>
    <draw:opacity draw:name="ChartTransparencyGradient_20_3" draw:display-name="ChartTransparencyGradient 3" draw:style="linear" draw:start="100%" draw:end="30%" draw:angle="0" draw:border="0%"/>
    <draw:opacity draw:name="ChartTransparencyGradient_20_4" draw:display-name="ChartTransparencyGradient 4" draw:style="linear" draw:start="100%" draw:end="30%" draw:angle="0" draw:border="0%"/>
    <draw:opacity draw:name="ChartTransparencyGradient_20_5" draw:display-name="ChartTransparencyGradient 5" draw:style="linear" draw:start="100%" draw:end="70%" draw:angle="0" draw:border="0%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8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fo:font-style="italic" fo:font-weight="bold" style:font-size-asian="10pt" style:font-size-complex="10pt"/>
    </style:style>
    <style:style style:name="ch6" style:family="chart" style:data-style-name="N0">
      <style:chart-properties chart:display-label="true" chart:logarithmic="true" chart:minimum="0.1" chart:origin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12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 draw:opacity-name="ChartTransparencyGradient_20_5" dr3d:edge-rounding="5%"/>
      <style:text-properties fo:font-size="6pt" fo:font-style="italic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b3b3b3" draw:opacity-name="ChartTransparencyGradient_20_3" dr3d:edge-rounding="5%"/>
      <style:text-properties fo:font-size="6pt" fo:font-style="italic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6b6b" draw:opacity-name="ChartTransparencyGradient_20_2" dr3d:edge-rounding="5%"/>
      <style:text-properties fo:font-size="6pt" fo:font-style="italic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94006b" draw:opacity-name="ChartTransparencyGradient_20_2" dr3d:edge-rounding="5%"/>
      <style:text-properties fo:font-size="6pt" fo:font-style="italic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950e" draw:opacity-name="ChartTransparencyGradient_20_2" dr3d:edge-rounding="5%"/>
      <style:text-properties fo:font-size="6pt" fo:font-style="italic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333333" draw:opacity-name="ChartTransparencyGradient_20_2" dr3d:edge-rounding="5%"/>
      <style:text-properties fo:font-size="6pt" fo:font-style="italic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637cm" svg:height="16.899cm" xlink:href=".." xlink:type="simple" chart:class="chart:bar" chart:column-mapping="5 4 3 2 1 0" chart:style-name="ch1">
        <chart:title svg:x="3.054cm" svg:y="0.126cm" chart:style-name="ch2">
          <text:p>Benchmark par taille de tableau (Stream parallèle)</text:p>
        </chart:title>
        <chart:legend svg:x="16.294cm" svg:y="6.827cm" style:legend-expansion="custom" chartooo:width="5.94cm" chartooo:height="3.242cm" style:legend-expansion-aspect-ratio="1.83220234423196" chart:style-name="ch3"/>
        <chart:plot-area chart:style-name="ch4" table:cell-range-address="'palmarès par taille'.B157:'palmarès par taille'.H166" chart:data-source-has-labels="both" svg:x="3.326cm" svg:y="2.009cm" svg:width="13.182cm" svg:height="12.948cm">
          <chartooo:coordinate-region svg:x="5.694cm" svg:y="2.009cm" svg:width="10.154cm" svg:height="12.275cm"/>
          <chart:axis chart:dimension="x" chart:name="primary-x" chart:style-name="ch5" chartooo:axis-type="auto">
            <chartooo:date-scale/>
            <chart:categories table:cell-range-address="'palmarès par taille'.B158:'palmarès par taille'.B166"/>
          </chart:axis>
          <chart:axis chart:dimension="y" chart:name="primary-y" chart:style-name="ch6">
            <chart:title svg:x="8.272cm" svg:y="15.544cm" chart:style-name="ch7">
              <text:p>Temps moyen d'un tri  (µs)</text:p>
            </chart:title>
            <chart:grid chart:style-name="ch8" chart:class="major"/>
          </chart:axis>
          <chart:series chart:style-name="ch9" chart:values-cell-range-address="'palmarès par taille'.H158:'palmarès par taille'.H166" chart:label-cell-address="'palmarès par taille'.H157:'palmarès par taille'.H157" chart:class="chart:bar">
            <chart:data-point chart:repeated="9"/>
          </chart:series>
          <chart:series chart:style-name="ch10" chart:values-cell-range-address="'palmarès par taille'.G158:'palmarès par taille'.G166" chart:label-cell-address="'palmarès par taille'.G157:'palmarès par taille'.G157" chart:class="chart:bar">
            <chart:data-point chart:repeated="9"/>
          </chart:series>
          <chart:series chart:style-name="ch11" chart:values-cell-range-address="'palmarès par taille'.F158:'palmarès par taille'.F166" chart:label-cell-address="'palmarès par taille'.F157:'palmarès par taille'.F157" chart:class="chart:bar">
            <chart:data-point chart:repeated="9"/>
          </chart:series>
          <chart:series chart:style-name="ch12" chart:values-cell-range-address="'palmarès par taille'.E158:'palmarès par taille'.E166" chart:label-cell-address="'palmarès par taille'.E157:'palmarès par taille'.E157" chart:class="chart:bar">
            <chart:data-point chart:repeated="9"/>
          </chart:series>
          <chart:series chart:style-name="ch13" chart:values-cell-range-address="'palmarès par taille'.D158:'palmarès par taille'.D166" chart:label-cell-address="'palmarès par taille'.D157:'palmarès par taille'.D157" chart:class="chart:bar">
            <chart:data-point chart:repeated="9"/>
          </chart:series>
          <chart:series chart:style-name="ch14" chart:values-cell-range-address="'palmarès par taille'.C158:'palmarès par taille'.C166" chart:label-cell-address="'palmarès par taille'.C157:'palmarès par taille'.C157" chart:class="chart:bar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allel_stream_method_ref</text:p>
                <draw:g>
                  <svg:desc>'palmarès par taille'.H157:'palmarès par taille'.H157</svg:desc>
                </draw:g>
              </table:table-cell>
              <table:table-cell office:value-type="string">
                <text:p>parallel_method_reference</text:p>
                <draw:g>
                  <svg:desc>'palmarès par taille'.G157:'palmarès par taille'.G157</svg:desc>
                </draw:g>
              </table:table-cell>
              <table:table-cell office:value-type="string">
                <text:p>parallel_stream_anonymous_class</text:p>
                <draw:g>
                  <svg:desc>'palmarès par taille'.F157:'palmarès par taille'.F157</svg:desc>
                </draw:g>
              </table:table-cell>
              <table:table-cell office:value-type="string">
                <text:p>parallel_stream_lambda</text:p>
                <draw:g>
                  <svg:desc>'palmarès par taille'.E157:'palmarès par taille'.E157</svg:desc>
                </draw:g>
              </table:table-cell>
              <table:table-cell office:value-type="string">
                <text:p>parallel_anonymous_class</text:p>
                <draw:g>
                  <svg:desc>'palmarès par taille'.D157:'palmarès par taille'.D157</svg:desc>
                </draw:g>
              </table:table-cell>
              <table:table-cell office:value-type="string">
                <text:p>parallel_lambda</text:p>
                <draw:g>
                  <svg:desc>'palmarès par taille'.C157:'palmarès par taille'.C15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00000 items</text:p>
                <draw:g>
                  <svg:desc>'palmarès par taille'.B158:'palmarès par taille'.B166</svg:desc>
                </draw:g>
              </table:table-cell>
              <table:table-cell office:value-type="float" office:value="203941.89">
                <text:p>203941.89</text:p>
                <draw:g>
                  <svg:desc>'palmarès par taille'.H158:'palmarès par taille'.H166</svg:desc>
                </draw:g>
              </table:table-cell>
              <table:table-cell office:value-type="float" office:value="208502.263">
                <text:p>208502.263</text:p>
                <draw:g>
                  <svg:desc>'palmarès par taille'.G158:'palmarès par taille'.G166</svg:desc>
                </draw:g>
              </table:table-cell>
              <table:table-cell office:value-type="float" office:value="191331.919">
                <text:p>191331.919</text:p>
                <draw:g>
                  <svg:desc>'palmarès par taille'.F158:'palmarès par taille'.F166</svg:desc>
                </draw:g>
              </table:table-cell>
              <table:table-cell office:value-type="float" office:value="199333.311">
                <text:p>199333.311</text:p>
                <draw:g>
                  <svg:desc>'palmarès par taille'.E158:'palmarès par taille'.E166</svg:desc>
                </draw:g>
              </table:table-cell>
              <table:table-cell office:value-type="float" office:value="198469.435">
                <text:p>198469.435</text:p>
                <draw:g>
                  <svg:desc>'palmarès par taille'.D158:'palmarès par taille'.D166</svg:desc>
                </draw:g>
              </table:table-cell>
              <table:table-cell office:value-type="float" office:value="193068.602">
                <text:p>193068.602</text:p>
                <draw:g>
                  <svg:desc>'palmarès par taille'.C158:'palmarès par taille'.C166</svg:desc>
                </draw:g>
              </table:table-cell>
            </table:table-row>
            <table:table-row>
              <table:table-cell office:value-type="string">
                <text:p>100000 items</text:p>
              </table:table-cell>
              <table:table-cell office:value-type="float" office:value="31649.61">
                <text:p>31649.61</text:p>
              </table:table-cell>
              <table:table-cell office:value-type="float" office:value="31003.116">
                <text:p>31003.116</text:p>
              </table:table-cell>
              <table:table-cell office:value-type="float" office:value="30123.177">
                <text:p>30123.177</text:p>
              </table:table-cell>
              <table:table-cell office:value-type="float" office:value="29315.661">
                <text:p>29315.661</text:p>
              </table:table-cell>
              <table:table-cell office:value-type="float" office:value="28644.743">
                <text:p>28644.743</text:p>
              </table:table-cell>
              <table:table-cell office:value-type="float" office:value="26623.44">
                <text:p>26623.44</text:p>
              </table:table-cell>
            </table:table-row>
            <table:table-row>
              <table:table-cell office:value-type="string">
                <text:p>50000 items</text:p>
              </table:table-cell>
              <table:table-cell office:value-type="float" office:value="13486.158">
                <text:p>13486.158</text:p>
              </table:table-cell>
              <table:table-cell office:value-type="float" office:value="12410.494">
                <text:p>12410.494</text:p>
              </table:table-cell>
              <table:table-cell office:value-type="float" office:value="11765.54">
                <text:p>11765.54</text:p>
              </table:table-cell>
              <table:table-cell office:value-type="float" office:value="11803.168">
                <text:p>11803.168</text:p>
              </table:table-cell>
              <table:table-cell office:value-type="float" office:value="11271.441">
                <text:p>11271.441</text:p>
              </table:table-cell>
              <table:table-cell office:value-type="float" office:value="11316.761">
                <text:p>11316.761</text:p>
              </table:table-cell>
            </table:table-row>
            <table:table-row>
              <table:table-cell office:value-type="string">
                <text:p>10000 items</text:p>
              </table:table-cell>
              <table:table-cell office:value-type="float" office:value="2243.29">
                <text:p>2243.29</text:p>
              </table:table-cell>
              <table:table-cell office:value-type="float" office:value="2189.809">
                <text:p>2189.809</text:p>
              </table:table-cell>
              <table:table-cell office:value-type="float" office:value="2132.648">
                <text:p>2132.648</text:p>
              </table:table-cell>
              <table:table-cell office:value-type="float" office:value="2095.558">
                <text:p>2095.558</text:p>
              </table:table-cell>
              <table:table-cell office:value-type="float" office:value="2072.628">
                <text:p>2072.628</text:p>
              </table:table-cell>
              <table:table-cell office:value-type="float" office:value="2068.838">
                <text:p>2068.838</text:p>
              </table:table-cell>
            </table:table-row>
            <table:table-row>
              <table:table-cell office:value-type="string">
                <text:p>5000 items</text:p>
              </table:table-cell>
              <table:table-cell office:value-type="float" office:value="2639.549">
                <text:p>2639.549</text:p>
              </table:table-cell>
              <table:table-cell office:value-type="float" office:value="2630.391">
                <text:p>2630.391</text:p>
              </table:table-cell>
              <table:table-cell office:value-type="float" office:value="2474.458">
                <text:p>2474.458</text:p>
              </table:table-cell>
              <table:table-cell office:value-type="float" office:value="2459.043">
                <text:p>2459.043</text:p>
              </table:table-cell>
              <table:table-cell office:value-type="float" office:value="2431.157">
                <text:p>2431.157</text:p>
              </table:table-cell>
              <table:table-cell office:value-type="float" office:value="2434.282">
                <text:p>2434.282</text:p>
              </table:table-cell>
            </table:table-row>
            <table:table-row>
              <table:table-cell office:value-type="string">
                <text:p>1000 items</text:p>
              </table:table-cell>
              <table:table-cell office:value-type="float" office:value="373.429">
                <text:p>373.429</text:p>
              </table:table-cell>
              <table:table-cell office:value-type="float" office:value="376.92">
                <text:p>376.92</text:p>
              </table:table-cell>
              <table:table-cell office:value-type="float" office:value="358.217">
                <text:p>358.217</text:p>
              </table:table-cell>
              <table:table-cell office:value-type="float" office:value="352.827">
                <text:p>352.827</text:p>
              </table:table-cell>
              <table:table-cell office:value-type="float" office:value="337.405">
                <text:p>337.405</text:p>
              </table:table-cell>
              <table:table-cell office:value-type="float" office:value="339.703">
                <text:p>339.703</text:p>
              </table:table-cell>
            </table:table-row>
            <table:table-row>
              <table:table-cell office:value-type="string">
                <text:p>500 items</text:p>
              </table:table-cell>
              <table:table-cell office:value-type="float" office:value="147.509">
                <text:p>147.509</text:p>
              </table:table-cell>
              <table:table-cell office:value-type="float" office:value="137.858">
                <text:p>137.858</text:p>
              </table:table-cell>
              <table:table-cell office:value-type="float" office:value="134.04">
                <text:p>134.04</text:p>
              </table:table-cell>
              <table:table-cell office:value-type="float" office:value="131.549">
                <text:p>131.549</text:p>
              </table:table-cell>
              <table:table-cell office:value-type="float" office:value="121.239">
                <text:p>121.239</text:p>
              </table:table-cell>
              <table:table-cell office:value-type="float" office:value="118.797">
                <text:p>118.797</text:p>
              </table:table-cell>
            </table:table-row>
            <table:table-row>
              <table:table-cell office:value-type="string">
                <text:p>100 items</text:p>
              </table:table-cell>
              <table:table-cell office:value-type="float" office:value="15.005">
                <text:p>15.005</text:p>
              </table:table-cell>
              <table:table-cell office:value-type="float" office:value="10.491">
                <text:p>10.491</text:p>
              </table:table-cell>
              <table:table-cell office:value-type="float" office:value="13.112">
                <text:p>13.112</text:p>
              </table:table-cell>
              <table:table-cell office:value-type="float" office:value="13.025">
                <text:p>13.025</text:p>
              </table:table-cell>
              <table:table-cell office:value-type="float" office:value="8.875">
                <text:p>8.875</text:p>
              </table:table-cell>
              <table:table-cell office:value-type="float" office:value="8.802">
                <text:p>8.802</text:p>
              </table:table-cell>
            </table:table-row>
            <table:table-row>
              <table:table-cell office:value-type="string">
                <text:p>10 items</text:p>
              </table:table-cell>
              <table:table-cell office:value-type="float" office:value="3.336">
                <text:p>3.336</text:p>
              </table:table-cell>
              <table:table-cell office:value-type="float" office:value="0.419">
                <text:p>0.419</text:p>
              </table:table-cell>
              <table:table-cell office:value-type="float" office:value="3.438">
                <text:p>3.438</text:p>
              </table:table-cell>
              <table:table-cell office:value-type="float" office:value="3.172">
                <text:p>3.172</text:p>
              </table:table-cell>
              <table:table-cell office:value-type="float" office:value="0.399">
                <text:p>0.399</text:p>
              </table:table-cell>
              <table:table-cell office:value-type="float" office:value="0.399">
                <text:p>0.39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opacity draw:name="ChartTransparencyGradient_20_1" draw:display-name="ChartTransparencyGradient 1" draw:style="linear" draw:start="100%" draw:end="20%" draw:angle="0" draw:border="0%"/>
    <draw:opacity draw:name="ChartTransparencyGradient_20_2" draw:display-name="ChartTransparencyGradient 2" draw:style="linear" draw:start="100%" draw:end="70%" draw:angle="0" draw:border="0%"/>
    <draw:opacity draw:name="ChartTransparencyGradient_20_3" draw:display-name="ChartTransparencyGradient 3" draw:style="linear" draw:start="100%" draw:end="30%" draw:angle="0" draw:border="0%"/>
    <draw:opacity draw:name="ChartTransparencyGradient_20_4" draw:display-name="ChartTransparencyGradient 4" draw:style="linear" draw:start="100%" draw:end="30%" draw:angle="0" draw:border="0%"/>
    <draw:opacity draw:name="ChartTransparencyGradient_20_5" draw:display-name="ChartTransparencyGradient 5" draw:style="linear" draw:start="100%" draw:end="70%" draw:angle="0" draw:border="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fo:font-style="italic" fo:font-weight="bold" style:font-size-asian="10pt" style:font-size-complex="10pt"/>
    </style:style>
    <style:style style:name="ch6" style:family="chart" style:data-style-name="N0">
      <style:chart-properties chart:display-label="true" chart:logarithmic="true" chart:minimum="0.1" chart:origin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12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9999ff" draw:opacity-name="ChartTransparencyGradient_20_2" dr3d:edge-rounding="5%"/>
      <style:text-properties fo:font-size="6pt" fo:font-style="italic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aw:opacity-name="ChartTransparencyGradient_20_2" dr3d:edge-rounding="5%"/>
      <style:text-properties fo:font-size="6pt" fo:font-style="italic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 draw:opacity-name="ChartTransparencyGradient_20_2" dr3d:edge-rounding="5%"/>
      <style:text-properties fo:font-size="6pt" fo:font-style="italic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 draw:opacity-name="ChartTransparencyGradient_20_2" dr3d:edge-rounding="5%"/>
      <style:text-properties fo:font-size="6pt" fo:font-style="italic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 draw:opacity-name="ChartTransparencyGradient_20_2" dr3d:edge-rounding="5%"/>
      <style:text-properties fo:font-size="6pt" fo:font-style="italic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a4a" draw:opacity-name="ChartTransparencyGradient_20_2" dr3d:edge-rounding="5%"/>
      <style:text-properties fo:font-size="6pt" fo:font-style="italic" style:font-size-asian="10pt" style:font-size-complex="10pt"/>
    </style:style>
    <style:style style:name="ch15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314004" draw:opacity-name="ChartTransparencyGradient_20_2" dr3d:edge-rounding="5%"/>
      <style:text-properties fo:font-size="6pt" fo:font-style="italic" style:font-size-asian="10pt" style:font-size-complex="10pt"/>
    </style:style>
    <style:style style:name="ch16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333333" draw:opacity-name="ChartTransparencyGradient_20_2" dr3d:edge-rounding="5%"/>
      <style:text-properties fo:font-size="6pt" fo:font-style="italic" style:font-size-asian="10pt" style:font-size-complex="10pt"/>
    </style:style>
    <style:style style:name="ch1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4b1f6f" draw:opacity-name="ChartTransparencyGradient_20_2" dr3d:edge-rounding="5%"/>
      <style:text-properties fo:font-size="6pt" fo:font-style="italic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8.449cm" svg:height="12.349cm" xlink:href=".." xlink:type="simple" chart:class="chart:bar" chart:style-name="ch1">
        <chart:title svg:x="2.482cm" svg:y="0.089cm" chart:style-name="ch2">
          <text:p>Benchmark par taille de tableau (API Stream)</text:p>
        </chart:title>
        <chart:legend chart:legend-position="end" svg:x="15.624cm" svg:y="3.766cm" style:legend-expansion="high" chart:style-name="ch3"/>
        <chart:plot-area chart:style-name="ch4" table:cell-range-address="'palmarès par impl'.A52:'palmarès par impl'.J58" chart:data-source-has-labels="both" svg:x="0.11cm" svg:y="1.469cm" svg:width="14.275cm" svg:height="9.645cm">
          <chartooo:coordinate-region svg:x="4.641cm" svg:y="1.469cm" svg:width="9.084cm" svg:height="8.972cm"/>
          <chart:axis chart:dimension="x" chart:name="primary-x" chart:style-name="ch5" chartooo:axis-type="auto">
            <chartooo:date-scale/>
            <chart:categories table:cell-range-address="'palmarès par impl'.A53:'palmarès par impl'.A58"/>
          </chart:axis>
          <chart:axis chart:dimension="y" chart:name="primary-y" chart:style-name="ch6">
            <chart:title svg:x="6.742cm" svg:y="11.36cm" chart:style-name="ch7">
              <text:p>Temps moyen d'un tri  (µs)</text:p>
            </chart:title>
            <chart:grid chart:style-name="ch8" chart:class="major"/>
          </chart:axis>
          <chart:series chart:style-name="ch9" chart:values-cell-range-address="'palmarès par impl'.B53:'palmarès par impl'.B58" chart:label-cell-address="'palmarès par impl'.B52:'palmarès par impl'.B52" chart:class="chart:bar">
            <chart:data-point chart:repeated="6"/>
          </chart:series>
          <chart:series chart:style-name="ch10" chart:values-cell-range-address="'palmarès par impl'.C53:'palmarès par impl'.C58" chart:label-cell-address="'palmarès par impl'.C52:'palmarès par impl'.C52" chart:class="chart:bar">
            <chart:data-point chart:repeated="6"/>
          </chart:series>
          <chart:series chart:style-name="ch11" chart:values-cell-range-address="'palmarès par impl'.D53:'palmarès par impl'.D58" chart:label-cell-address="'palmarès par impl'.D52:'palmarès par impl'.D52" chart:class="chart:bar">
            <chart:data-point chart:repeated="6"/>
          </chart:series>
          <chart:series chart:style-name="ch12" chart:values-cell-range-address="'palmarès par impl'.E53:'palmarès par impl'.E58" chart:label-cell-address="'palmarès par impl'.E52:'palmarès par impl'.E52" chart:class="chart:bar">
            <chart:data-point chart:repeated="6"/>
          </chart:series>
          <chart:series chart:style-name="ch13" chart:values-cell-range-address="'palmarès par impl'.F53:'palmarès par impl'.F58" chart:label-cell-address="'palmarès par impl'.F52:'palmarès par impl'.F52" chart:class="chart:bar">
            <chart:data-point chart:repeated="6"/>
          </chart:series>
          <chart:series chart:style-name="ch14" chart:values-cell-range-address="'palmarès par impl'.G53:'palmarès par impl'.G58" chart:label-cell-address="'palmarès par impl'.G52:'palmarès par impl'.G52" chart:class="chart:bar">
            <chart:data-point chart:repeated="6"/>
          </chart:series>
          <chart:series chart:style-name="ch15" chart:values-cell-range-address="'palmarès par impl'.H53:'palmarès par impl'.H58" chart:label-cell-address="'palmarès par impl'.H52:'palmarès par impl'.H52" chart:class="chart:bar">
            <chart:data-point chart:repeated="6"/>
          </chart:series>
          <chart:series chart:style-name="ch16" chart:values-cell-range-address="'palmarès par impl'.I53:'palmarès par impl'.I58" chart:label-cell-address="'palmarès par impl'.I52:'palmarès par impl'.I52" chart:class="chart:bar">
            <chart:data-point chart:repeated="6"/>
          </chart:series>
          <chart:series chart:style-name="ch17" chart:values-cell-range-address="'palmarès par impl'.J53:'palmarès par impl'.J58" chart:label-cell-address="'palmarès par impl'.J52:'palmarès par impl'.J52" chart:class="chart:bar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 items</text:p>
                <draw:g>
                  <svg:desc>'palmarès par impl'.B52:'palmarès par impl'.B52</svg:desc>
                </draw:g>
              </table:table-cell>
              <table:table-cell office:value-type="string">
                <text:p>100 items</text:p>
                <draw:g>
                  <svg:desc>'palmarès par impl'.C52:'palmarès par impl'.C52</svg:desc>
                </draw:g>
              </table:table-cell>
              <table:table-cell office:value-type="string">
                <text:p>500 items</text:p>
                <draw:g>
                  <svg:desc>'palmarès par impl'.D52:'palmarès par impl'.D52</svg:desc>
                </draw:g>
              </table:table-cell>
              <table:table-cell office:value-type="string">
                <text:p>1000 items</text:p>
                <draw:g>
                  <svg:desc>'palmarès par impl'.E52:'palmarès par impl'.E52</svg:desc>
                </draw:g>
              </table:table-cell>
              <table:table-cell office:value-type="string">
                <text:p>5000 items</text:p>
                <draw:g>
                  <svg:desc>'palmarès par impl'.F52:'palmarès par impl'.F52</svg:desc>
                </draw:g>
              </table:table-cell>
              <table:table-cell office:value-type="string">
                <text:p>10000 items</text:p>
                <draw:g>
                  <svg:desc>'palmarès par impl'.G52:'palmarès par impl'.G52</svg:desc>
                </draw:g>
              </table:table-cell>
              <table:table-cell office:value-type="string">
                <text:p>50000 items</text:p>
                <draw:g>
                  <svg:desc>'palmarès par impl'.H52:'palmarès par impl'.H52</svg:desc>
                </draw:g>
              </table:table-cell>
              <table:table-cell office:value-type="string">
                <text:p>100000 items</text:p>
                <draw:g>
                  <svg:desc>'palmarès par impl'.I52:'palmarès par impl'.I52</svg:desc>
                </draw:g>
              </table:table-cell>
              <table:table-cell office:value-type="string">
                <text:p>500000 items</text:p>
                <draw:g>
                  <svg:desc>'palmarès par impl'.J52:'palmarès par impl'.J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tream_method_ref</text:p>
                <draw:g>
                  <svg:desc>'palmarès par impl'.A53:'palmarès par impl'.A58</svg:desc>
                </draw:g>
              </table:table-cell>
              <table:table-cell office:value-type="float" office:value="0.541">
                <text:p>0.541</text:p>
                <draw:g>
                  <svg:desc>'palmarès par impl'.B53:'palmarès par impl'.B58</svg:desc>
                </draw:g>
              </table:table-cell>
              <table:table-cell office:value-type="float" office:value="10.522">
                <text:p>10.522</text:p>
                <draw:g>
                  <svg:desc>'palmarès par impl'.C53:'palmarès par impl'.C58</svg:desc>
                </draw:g>
              </table:table-cell>
              <table:table-cell office:value-type="float" office:value="137.005">
                <text:p>137.005</text:p>
                <draw:g>
                  <svg:desc>'palmarès par impl'.D53:'palmarès par impl'.D58</svg:desc>
                </draw:g>
              </table:table-cell>
              <table:table-cell office:value-type="float" office:value="369.701">
                <text:p>369.701</text:p>
                <draw:g>
                  <svg:desc>'palmarès par impl'.E53:'palmarès par impl'.E58</svg:desc>
                </draw:g>
              </table:table-cell>
              <table:table-cell office:value-type="float" office:value="2585.063">
                <text:p>2585.063</text:p>
                <draw:g>
                  <svg:desc>'palmarès par impl'.F53:'palmarès par impl'.F58</svg:desc>
                </draw:g>
              </table:table-cell>
              <table:table-cell office:value-type="float" office:value="5623.107">
                <text:p>5623.107</text:p>
                <draw:g>
                  <svg:desc>'palmarès par impl'.G53:'palmarès par impl'.G58</svg:desc>
                </draw:g>
              </table:table-cell>
              <table:table-cell office:value-type="float" office:value="37815.735">
                <text:p>37815.735</text:p>
                <draw:g>
                  <svg:desc>'palmarès par impl'.H53:'palmarès par impl'.H58</svg:desc>
                </draw:g>
              </table:table-cell>
              <table:table-cell office:value-type="float" office:value="82246.977">
                <text:p>82246.977</text:p>
                <draw:g>
                  <svg:desc>'palmarès par impl'.I53:'palmarès par impl'.I58</svg:desc>
                </draw:g>
              </table:table-cell>
              <table:table-cell office:value-type="float" office:value="460981.147">
                <text:p>460981.147</text:p>
                <draw:g>
                  <svg:desc>'palmarès par impl'.J53:'palmarès par impl'.J58</svg:desc>
                </draw:g>
              </table:table-cell>
            </table:table-row>
            <table:table-row>
              <table:table-cell office:value-type="string">
                <text:p>method_reference</text:p>
              </table:table-cell>
              <table:table-cell office:value-type="float" office:value="0.423">
                <text:p>0.423</text:p>
              </table:table-cell>
              <table:table-cell office:value-type="float" office:value="10.485">
                <text:p>10.485</text:p>
              </table:table-cell>
              <table:table-cell office:value-type="float" office:value="139.562">
                <text:p>139.562</text:p>
              </table:table-cell>
              <table:table-cell office:value-type="float" office:value="378.635">
                <text:p>378.635</text:p>
              </table:table-cell>
              <table:table-cell office:value-type="float" office:value="2630.515">
                <text:p>2630.515</text:p>
              </table:table-cell>
              <table:table-cell office:value-type="float" office:value="5733.258">
                <text:p>5733.258</text:p>
              </table:table-cell>
              <table:table-cell office:value-type="float" office:value="37630.111">
                <text:p>37630.111</text:p>
              </table:table-cell>
              <table:table-cell office:value-type="float" office:value="82507.846">
                <text:p>82507.846</text:p>
              </table:table-cell>
              <table:table-cell office:value-type="float" office:value="458892.999">
                <text:p>458892.999</text:p>
              </table:table-cell>
            </table:table-row>
            <table:table-row>
              <table:table-cell office:value-type="string">
                <text:p>stream_anonymous_class</text:p>
              </table:table-cell>
              <table:table-cell office:value-type="float" office:value="0.535">
                <text:p>0.535</text:p>
              </table:table-cell>
              <table:table-cell office:value-type="float" office:value="9.243">
                <text:p>9.243</text:p>
              </table:table-cell>
              <table:table-cell office:value-type="float" office:value="124.297">
                <text:p>124.297</text:p>
              </table:table-cell>
              <table:table-cell office:value-type="float" office:value="342.177">
                <text:p>342.177</text:p>
              </table:table-cell>
              <table:table-cell office:value-type="float" office:value="2416.779">
                <text:p>2416.779</text:p>
              </table:table-cell>
              <table:table-cell office:value-type="float" office:value="5313.365">
                <text:p>5313.365</text:p>
              </table:table-cell>
              <table:table-cell office:value-type="float" office:value="36137.962">
                <text:p>36137.962</text:p>
              </table:table-cell>
              <table:table-cell office:value-type="float" office:value="76827.043">
                <text:p>76827.043</text:p>
              </table:table-cell>
              <table:table-cell office:value-type="float" office:value="436778.583">
                <text:p>436778.583</text:p>
              </table:table-cell>
            </table:table-row>
            <table:table-row>
              <table:table-cell office:value-type="string">
                <text:p>stream_lambda</text:p>
              </table:table-cell>
              <table:table-cell office:value-type="float" office:value="0.515">
                <text:p>0.515</text:p>
              </table:table-cell>
              <table:table-cell office:value-type="float" office:value="9.307">
                <text:p>9.307</text:p>
              </table:table-cell>
              <table:table-cell office:value-type="float" office:value="122.889">
                <text:p>122.889</text:p>
              </table:table-cell>
              <table:table-cell office:value-type="float" office:value="340.882">
                <text:p>340.882</text:p>
              </table:table-cell>
              <table:table-cell office:value-type="float" office:value="2412.367">
                <text:p>2412.367</text:p>
              </table:table-cell>
              <table:table-cell office:value-type="float" office:value="5337.316">
                <text:p>5337.316</text:p>
              </table:table-cell>
              <table:table-cell office:value-type="float" office:value="35421.045">
                <text:p>35421.045</text:p>
              </table:table-cell>
              <table:table-cell office:value-type="float" office:value="76814.179">
                <text:p>76814.179</text:p>
              </table:table-cell>
              <table:table-cell office:value-type="float" office:value="437421.072">
                <text:p>437421.072</text:p>
              </table:table-cell>
            </table:table-row>
            <table:table-row>
              <table:table-cell office:value-type="string">
                <text:p>anonymous_class (JRE8)</text:p>
              </table:table-cell>
              <table:table-cell office:value-type="float" office:value="0.37">
                <text:p>0.37</text:p>
              </table:table-cell>
              <table:table-cell office:value-type="float" office:value="8.143">
                <text:p>8.143</text:p>
              </table:table-cell>
              <table:table-cell office:value-type="float" office:value="115.47">
                <text:p>115.47</text:p>
              </table:table-cell>
              <table:table-cell office:value-type="float" office:value="320.816">
                <text:p>320.816</text:p>
              </table:table-cell>
              <table:table-cell office:value-type="float" office:value="2358.311">
                <text:p>2358.311</text:p>
              </table:table-cell>
              <table:table-cell office:value-type="float" office:value="5035.042">
                <text:p>5035.042</text:p>
              </table:table-cell>
              <table:table-cell office:value-type="float" office:value="34497.36">
                <text:p>34497.36</text:p>
              </table:table-cell>
              <table:table-cell office:value-type="float" office:value="77035.638">
                <text:p>77035.638</text:p>
              </table:table-cell>
              <table:table-cell office:value-type="float" office:value="450464.581">
                <text:p>450464.581</text:p>
              </table:table-cell>
            </table:table-row>
            <table:table-row>
              <table:table-cell office:value-type="string">
                <text:p>lambda</text:p>
              </table:table-cell>
              <table:table-cell office:value-type="float" office:value="0.387">
                <text:p>0.387</text:p>
              </table:table-cell>
              <table:table-cell office:value-type="float" office:value="8.536">
                <text:p>8.536</text:p>
              </table:table-cell>
              <table:table-cell office:value-type="float" office:value="111.054">
                <text:p>111.054</text:p>
              </table:table-cell>
              <table:table-cell office:value-type="float" office:value="318.466">
                <text:p>318.466</text:p>
              </table:table-cell>
              <table:table-cell office:value-type="float" office:value="2290.783">
                <text:p>2290.783</text:p>
              </table:table-cell>
              <table:table-cell office:value-type="float" office:value="5158.901">
                <text:p>5158.901</text:p>
              </table:table-cell>
              <table:table-cell office:value-type="float" office:value="35374.219">
                <text:p>35374.219</text:p>
              </table:table-cell>
              <table:table-cell office:value-type="float" office:value="75620.793">
                <text:p>75620.793</text:p>
              </table:table-cell>
              <table:table-cell office:value-type="float" office:value="446428.635">
                <text:p>446428.6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opacity draw:name="ChartTransparencyGradient_20_1" draw:display-name="ChartTransparencyGradient 1" draw:style="linear" draw:start="100%" draw:end="20%" draw:angle="0" draw:border="0%"/>
    <draw:opacity draw:name="ChartTransparencyGradient_20_2" draw:display-name="ChartTransparencyGradient 2" draw:style="linear" draw:start="100%" draw:end="70%" draw:angle="0" draw:border="0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fo:font-style="italic" fo:font-weight="bold" style:font-size-asian="10pt" style:font-size-complex="10pt"/>
    </style:style>
    <style:style style:name="ch6" style:family="chart" style:data-style-name="N0">
      <style:chart-properties chart:display-label="true" chart:logarithmic="true" chart:minimum="0.1" chart:origin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12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9999ff" draw:opacity-name="ChartTransparencyGradient_20_2" dr3d:edge-rounding="5%"/>
      <style:text-properties fo:font-size="6pt" fo:font-style="italic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aw:opacity-name="ChartTransparencyGradient_20_2" dr3d:edge-rounding="5%"/>
      <style:text-properties fo:font-size="6pt" fo:font-style="italic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 draw:opacity-name="ChartTransparencyGradient_20_2" dr3d:edge-rounding="5%"/>
      <style:text-properties fo:font-size="6pt" fo:font-style="italic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 draw:opacity-name="ChartTransparencyGradient_20_2"/>
      <style:text-properties fo:font-size="6pt" fo:font-style="italic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 draw:opacity-name="ChartTransparencyGradient_20_2"/>
      <style:text-properties fo:font-size="6pt" fo:font-style="italic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a4a" draw:opacity-name="ChartTransparencyGradient_20_2"/>
      <style:text-properties fo:font-size="6pt" fo:font-style="italic" style:font-size-asian="10pt" style:font-size-complex="10pt"/>
    </style:style>
    <style:style style:name="ch15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314004" draw:opacity-name="ChartTransparencyGradient_20_2"/>
      <style:text-properties fo:font-size="6pt" fo:font-style="italic" style:font-size-asian="10pt" style:font-size-complex="10pt"/>
    </style:style>
    <style:style style:name="ch16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333333" draw:opacity-name="ChartTransparencyGradient_20_2"/>
      <style:text-properties fo:font-size="6pt" fo:font-style="italic" style:font-size-asian="10pt" style:font-size-complex="10pt"/>
    </style:style>
    <style:style style:name="ch1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4b1f6f" draw:opacity-name="ChartTransparencyGradient_20_2"/>
      <style:text-properties fo:font-size="6pt" fo:font-style="italic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8.449cm" svg:height="12.349cm" xlink:href=".." xlink:type="simple" chart:class="chart:bar" chart:style-name="ch1">
        <chart:title svg:x="2.487cm" svg:y="0.089cm" chart:style-name="ch2">
          <text:p>Benchmark par taille de tableau (java7 vs. java8)</text:p>
        </chart:title>
        <chart:legend chart:legend-position="end" svg:x="15.624cm" svg:y="3.766cm" style:legend-expansion="high" chart:style-name="ch3"/>
        <chart:plot-area chart:style-name="ch4" table:cell-range-address="'palmarès par impl'.A18:'palmarès par impl'.J22" chart:data-source-has-labels="both" svg:x="0.227cm" svg:y="1.469cm" svg:width="14.158cm" svg:height="9.645cm">
          <chartooo:coordinate-region svg:x="4.641cm" svg:y="1.469cm" svg:width="9.084cm" svg:height="8.972cm"/>
          <chart:axis chart:dimension="x" chart:name="primary-x" chart:style-name="ch5" chartooo:axis-type="auto">
            <chartooo:date-scale/>
            <chart:categories table:cell-range-address="'palmarès par impl'.A19:'palmarès par impl'.A22"/>
          </chart:axis>
          <chart:axis chart:dimension="y" chart:name="primary-y" chart:style-name="ch6">
            <chart:title svg:x="6.742cm" svg:y="11.36cm" chart:style-name="ch7">
              <text:p>Temps moyen d'un tri  (µs)</text:p>
            </chart:title>
            <chart:grid chart:style-name="ch8" chart:class="major"/>
          </chart:axis>
          <chart:series chart:style-name="ch9" chart:values-cell-range-address="'palmarès par impl'.B19:'palmarès par impl'.B22" chart:label-cell-address="'palmarès par impl'.B18:'palmarès par impl'.B18" chart:class="chart:bar">
            <chart:data-point chart:repeated="4"/>
          </chart:series>
          <chart:series chart:style-name="ch10" chart:values-cell-range-address="'palmarès par impl'.C19:'palmarès par impl'.C22" chart:label-cell-address="'palmarès par impl'.C18:'palmarès par impl'.C18" chart:class="chart:bar">
            <chart:data-point chart:repeated="4"/>
          </chart:series>
          <chart:series chart:style-name="ch11" chart:values-cell-range-address="'palmarès par impl'.D19:'palmarès par impl'.D22" chart:label-cell-address="'palmarès par impl'.D18:'palmarès par impl'.D18" chart:class="chart:bar">
            <chart:data-point chart:repeated="4"/>
          </chart:series>
          <chart:series chart:style-name="ch12" chart:values-cell-range-address="'palmarès par impl'.E19:'palmarès par impl'.E22" chart:label-cell-address="'palmarès par impl'.E18:'palmarès par impl'.E18" chart:class="chart:bar">
            <chart:data-point chart:repeated="4"/>
          </chart:series>
          <chart:series chart:style-name="ch13" chart:values-cell-range-address="'palmarès par impl'.F19:'palmarès par impl'.F22" chart:label-cell-address="'palmarès par impl'.F18:'palmarès par impl'.F18" chart:class="chart:bar">
            <chart:data-point chart:repeated="4"/>
          </chart:series>
          <chart:series chart:style-name="ch14" chart:values-cell-range-address="'palmarès par impl'.G19:'palmarès par impl'.G22" chart:label-cell-address="'palmarès par impl'.G18:'palmarès par impl'.G18" chart:class="chart:bar">
            <chart:data-point chart:repeated="4"/>
          </chart:series>
          <chart:series chart:style-name="ch15" chart:values-cell-range-address="'palmarès par impl'.H19:'palmarès par impl'.H22" chart:label-cell-address="'palmarès par impl'.H18:'palmarès par impl'.H18" chart:class="chart:bar">
            <chart:data-point chart:repeated="4"/>
          </chart:series>
          <chart:series chart:style-name="ch16" chart:values-cell-range-address="'palmarès par impl'.I19:'palmarès par impl'.I22" chart:label-cell-address="'palmarès par impl'.I18:'palmarès par impl'.I18" chart:class="chart:bar">
            <chart:data-point chart:repeated="4"/>
          </chart:series>
          <chart:series chart:style-name="ch17" chart:values-cell-range-address="'palmarès par impl'.J19:'palmarès par impl'.J22" chart:label-cell-address="'palmarès par impl'.J18:'palmarès par impl'.J18" chart:class="chart:bar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 items</text:p>
                <draw:g>
                  <svg:desc>'palmarès par impl'.B18:'palmarès par impl'.B18</svg:desc>
                </draw:g>
              </table:table-cell>
              <table:table-cell office:value-type="string">
                <text:p>100 items</text:p>
                <draw:g>
                  <svg:desc>'palmarès par impl'.C18:'palmarès par impl'.C18</svg:desc>
                </draw:g>
              </table:table-cell>
              <table:table-cell office:value-type="string">
                <text:p>500 items</text:p>
                <draw:g>
                  <svg:desc>'palmarès par impl'.D18:'palmarès par impl'.D18</svg:desc>
                </draw:g>
              </table:table-cell>
              <table:table-cell office:value-type="string">
                <text:p>1000 items</text:p>
                <draw:g>
                  <svg:desc>'palmarès par impl'.E18:'palmarès par impl'.E18</svg:desc>
                </draw:g>
              </table:table-cell>
              <table:table-cell office:value-type="string">
                <text:p>5000 items</text:p>
                <draw:g>
                  <svg:desc>'palmarès par impl'.F18:'palmarès par impl'.F18</svg:desc>
                </draw:g>
              </table:table-cell>
              <table:table-cell office:value-type="string">
                <text:p>10000 items</text:p>
                <draw:g>
                  <svg:desc>'palmarès par impl'.G18:'palmarès par impl'.G18</svg:desc>
                </draw:g>
              </table:table-cell>
              <table:table-cell office:value-type="string">
                <text:p>50000 items</text:p>
                <draw:g>
                  <svg:desc>'palmarès par impl'.H18:'palmarès par impl'.H18</svg:desc>
                </draw:g>
              </table:table-cell>
              <table:table-cell office:value-type="string">
                <text:p>100000 items</text:p>
                <draw:g>
                  <svg:desc>'palmarès par impl'.I18:'palmarès par impl'.I18</svg:desc>
                </draw:g>
              </table:table-cell>
              <table:table-cell office:value-type="string">
                <text:p>500000 items</text:p>
                <draw:g>
                  <svg:desc>'palmarès par impl'.J18:'palmarès par impl'.J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thod_reference</text:p>
                <draw:g>
                  <svg:desc>'palmarès par impl'.A19:'palmarès par impl'.A22</svg:desc>
                </draw:g>
              </table:table-cell>
              <table:table-cell office:value-type="float" office:value="0.423">
                <text:p>0.423</text:p>
                <draw:g>
                  <svg:desc>'palmarès par impl'.B19:'palmarès par impl'.B22</svg:desc>
                </draw:g>
              </table:table-cell>
              <table:table-cell office:value-type="float" office:value="10.485">
                <text:p>10.485</text:p>
                <draw:g>
                  <svg:desc>'palmarès par impl'.C19:'palmarès par impl'.C22</svg:desc>
                </draw:g>
              </table:table-cell>
              <table:table-cell office:value-type="float" office:value="139.562">
                <text:p>139.562</text:p>
                <draw:g>
                  <svg:desc>'palmarès par impl'.D19:'palmarès par impl'.D22</svg:desc>
                </draw:g>
              </table:table-cell>
              <table:table-cell office:value-type="float" office:value="378.635">
                <text:p>378.635</text:p>
                <draw:g>
                  <svg:desc>'palmarès par impl'.E19:'palmarès par impl'.E22</svg:desc>
                </draw:g>
              </table:table-cell>
              <table:table-cell office:value-type="float" office:value="2630.515">
                <text:p>2630.515</text:p>
                <draw:g>
                  <svg:desc>'palmarès par impl'.F19:'palmarès par impl'.F22</svg:desc>
                </draw:g>
              </table:table-cell>
              <table:table-cell office:value-type="float" office:value="5733.258">
                <text:p>5733.258</text:p>
                <draw:g>
                  <svg:desc>'palmarès par impl'.G19:'palmarès par impl'.G22</svg:desc>
                </draw:g>
              </table:table-cell>
              <table:table-cell office:value-type="float" office:value="37630.111">
                <text:p>37630.111</text:p>
                <draw:g>
                  <svg:desc>'palmarès par impl'.H19:'palmarès par impl'.H22</svg:desc>
                </draw:g>
              </table:table-cell>
              <table:table-cell office:value-type="float" office:value="82507.846">
                <text:p>82507.846</text:p>
                <draw:g>
                  <svg:desc>'palmarès par impl'.I19:'palmarès par impl'.I22</svg:desc>
                </draw:g>
              </table:table-cell>
              <table:table-cell office:value-type="float" office:value="458892.999">
                <text:p>458892.999</text:p>
                <draw:g>
                  <svg:desc>'palmarès par impl'.J19:'palmarès par impl'.J22</svg:desc>
                </draw:g>
              </table:table-cell>
            </table:table-row>
            <table:table-row>
              <table:table-cell office:value-type="string">
                <text:p>anonymous_class (JRE7)</text:p>
              </table:table-cell>
              <table:table-cell office:value-type="float" office:value="0.376">
                <text:p>0.376</text:p>
              </table:table-cell>
              <table:table-cell office:value-type="float" office:value="8.728">
                <text:p>8.728</text:p>
              </table:table-cell>
              <table:table-cell office:value-type="float" office:value="122.603">
                <text:p>122.603</text:p>
              </table:table-cell>
              <table:table-cell office:value-type="float" office:value="348.551">
                <text:p>348.551</text:p>
              </table:table-cell>
              <table:table-cell office:value-type="float" office:value="2507.452">
                <text:p>2507.452</text:p>
              </table:table-cell>
              <table:table-cell office:value-type="float" office:value="5565.801">
                <text:p>5565.801</text:p>
              </table:table-cell>
              <table:table-cell office:value-type="float" office:value="36034.474">
                <text:p>36034.474</text:p>
              </table:table-cell>
              <table:table-cell office:value-type="float" office:value="77900.912">
                <text:p>77900.912</text:p>
              </table:table-cell>
              <table:table-cell office:value-type="float" office:value="436714.557">
                <text:p>436714.557</text:p>
              </table:table-cell>
            </table:table-row>
            <table:table-row>
              <table:table-cell office:value-type="string">
                <text:p>anonymous_class (JRE8)</text:p>
              </table:table-cell>
              <table:table-cell office:value-type="float" office:value="0.37">
                <text:p>0.37</text:p>
              </table:table-cell>
              <table:table-cell office:value-type="float" office:value="8.143">
                <text:p>8.143</text:p>
              </table:table-cell>
              <table:table-cell office:value-type="float" office:value="115.47">
                <text:p>115.47</text:p>
              </table:table-cell>
              <table:table-cell office:value-type="float" office:value="320.816">
                <text:p>320.816</text:p>
              </table:table-cell>
              <table:table-cell office:value-type="float" office:value="2358.311">
                <text:p>2358.311</text:p>
              </table:table-cell>
              <table:table-cell office:value-type="float" office:value="5035.042">
                <text:p>5035.042</text:p>
              </table:table-cell>
              <table:table-cell office:value-type="float" office:value="34497.36">
                <text:p>34497.36</text:p>
              </table:table-cell>
              <table:table-cell office:value-type="float" office:value="77035.638">
                <text:p>77035.638</text:p>
              </table:table-cell>
              <table:table-cell office:value-type="float" office:value="450464.581">
                <text:p>450464.581</text:p>
              </table:table-cell>
            </table:table-row>
            <table:table-row>
              <table:table-cell office:value-type="string">
                <text:p>lambda</text:p>
              </table:table-cell>
              <table:table-cell office:value-type="float" office:value="0.387">
                <text:p>0.387</text:p>
              </table:table-cell>
              <table:table-cell office:value-type="float" office:value="8.536">
                <text:p>8.536</text:p>
              </table:table-cell>
              <table:table-cell office:value-type="float" office:value="111.054">
                <text:p>111.054</text:p>
              </table:table-cell>
              <table:table-cell office:value-type="float" office:value="318.466">
                <text:p>318.466</text:p>
              </table:table-cell>
              <table:table-cell office:value-type="float" office:value="2290.783">
                <text:p>2290.783</text:p>
              </table:table-cell>
              <table:table-cell office:value-type="float" office:value="5158.901">
                <text:p>5158.901</text:p>
              </table:table-cell>
              <table:table-cell office:value-type="float" office:value="35374.219">
                <text:p>35374.219</text:p>
              </table:table-cell>
              <table:table-cell office:value-type="float" office:value="75620.793">
                <text:p>75620.793</text:p>
              </table:table-cell>
              <table:table-cell office:value-type="float" office:value="446428.635">
                <text:p>446428.63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opacity draw:name="ChartTransparencyGradient_20_1" draw:display-name="ChartTransparencyGradient 1" draw:style="linear" draw:start="100%" draw:end="20%" draw:angle="0" draw:border="0%"/>
    <draw:opacity draw:name="ChartTransparencyGradient_20_2" draw:display-name="ChartTransparencyGradient 2" draw:style="linear" draw:start="100%" draw:end="70%" draw:angle="0" draw:border="0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fo:font-weight="bold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fo:font-style="italic" fo:font-weight="bold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fo:font-style="italic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355e00" draw:opacity-name="ChartTransparencyGradient_20_2" dr3d:edge-rounding="5%"/>
      <style:text-properties fo:font-size="10pt" fo:font-style="italic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984cm" svg:height="7.256cm" xlink:href=".." xlink:type="simple" chart:class="chart:bar" chart:style-name="ch1">
        <chart:title svg:x="3.6cm" svg:y="0.258cm" chart:style-name="ch2">
          <text:p>Classement moyen</text:p>
        </chart:title>
        <chart:plot-area chart:style-name="ch3" table:cell-range-address="'palmarès par impl'.U18:'palmarès par impl'.V22" chart:data-source-has-labels="both" svg:x="0.239cm" svg:y="1.423cm" svg:width="11.506cm" svg:height="4.7cm">
          <chartooo:coordinate-region svg:x="4.653cm" svg:y="1.423cm" svg:width="6.855cm" svg:height="4.027cm"/>
          <chart:axis chart:dimension="x" chart:name="primary-x" chart:style-name="ch4" chartooo:axis-type="auto">
            <chartooo:date-scale/>
            <chart:categories table:cell-range-address="'palmarès par impl'.U19:'palmarès par impl'.U22"/>
          </chart:axis>
          <chart:axis chart:dimension="y" chart:name="primary-y" chart:style-name="ch5">
            <chart:title svg:x="4.683cm" svg:y="6.463cm" chart:style-name="ch6">
              <text:p>(de 1, premier à 4, dernier)</text:p>
            </chart:title>
            <chart:grid chart:style-name="ch7" chart:class="major"/>
          </chart:axis>
          <chart:series chart:style-name="ch8" chart:values-cell-range-address="'palmarès par impl'.V19:'palmarès par impl'.V22" chart:label-cell-address="'palmarès par impl'.V18:'palmarès par impl'.V18" chart:class="chart:bar">
            <chart:data-point chart:style-name="ch9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g en moyenne</text:p>
                <draw:g>
                  <svg:desc>'palmarès par impl'.V18:'palmarès par impl'.V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thod_reference</text:p>
                <draw:g>
                  <svg:desc>'palmarès par impl'.U19:'palmarès par impl'.U22</svg:desc>
                </draw:g>
              </table:table-cell>
              <table:table-cell office:value-type="float" office:value="4">
                <text:p>4</text:p>
                <draw:g>
                  <svg:desc>'palmarès par impl'.V19:'palmarès par impl'.V22</svg:desc>
                </draw:g>
              </table:table-cell>
            </table:table-row>
            <table:table-row>
              <table:table-cell office:value-type="string">
                <text:p>anonymous_class (JRE7)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>anonymous_class (JRE8)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>lambda</text:p>
              </table:table-cell>
              <table:table-cell office:value-type="float" office:value="1.66666666666667">
                <text:p>1.6666666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opacity draw:name="ChartTransparencyGradient_20_1" draw:display-name="ChartTransparencyGradient 1" draw:style="linear" draw:start="100%" draw:end="0%" draw:angle="0" draw:border="0%"/>
    <draw:opacity draw:name="ChartTransparencyGradient_20_2" draw:display-name="ChartTransparencyGradient 2" draw:style="linear" draw:start="100%" draw:end="30%" draw:angle="0" draw:border="0%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fo:font-style="italic" fo:font-weight="bold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fo:font-style="italic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355e00" draw:opacity-name="ChartTransparencyGradient_20_1" dr3d:edge-rounding="5%"/>
      <style:text-properties fo:font-size="10pt" fo:font-style="italic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073cm" svg:height="9.016cm" xlink:href=".." xlink:type="simple" chart:class="chart:bar" chart:style-name="ch1">
        <chart:title svg:x="2.106cm" svg:y="0.316cm" chart:style-name="ch2">
          <text:p>Classement moyen (tri parallèle)</text:p>
        </chart:title>
        <chart:plot-area chart:style-name="ch3" table:cell-range-address="'palmarès par impl'.U94:'palmarès par impl'.V100" chart:data-source-has-labels="both" svg:x="0.261cm" svg:y="1.493cm" svg:width="12.551cm" svg:height="6.355cm">
          <chartooo:coordinate-region svg:x="4.886cm" svg:y="1.493cm" svg:width="7.83cm" svg:height="5.682cm"/>
          <chart:axis chart:dimension="x" chart:name="primary-x" chart:style-name="ch4" chartooo:axis-type="auto">
            <chartooo:date-scale/>
            <chart:categories table:cell-range-address="'palmarès par impl'.U95:'palmarès par impl'.U100"/>
          </chart:axis>
          <chart:axis chart:dimension="y" chart:name="primary-y" chart:style-name="ch5">
            <chart:title svg:x="5.21cm" svg:y="8.032cm" chart:style-name="ch6">
              <text:p>(de 1, premier à 6 dernier)</text:p>
            </chart:title>
            <chart:grid chart:style-name="ch7" chart:class="major"/>
          </chart:axis>
          <chart:series chart:style-name="ch8" chart:values-cell-range-address="'palmarès par impl'.V95:'palmarès par impl'.V100" chart:label-cell-address="'palmarès par impl'.V94:'palmarès par impl'.V94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g en moyenne</text:p>
                <draw:g>
                  <svg:desc>'palmarès par impl'.V94:'palmarès par impl'.V9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thod_reference</text:p>
                <draw:g>
                  <svg:desc>'palmarès par impl'.U95:'palmarès par impl'.U100</svg:desc>
                </draw:g>
              </table:table-cell>
              <table:table-cell office:value-type="float" office:value="5.88888888888889">
                <text:p>5.88888888888889</text:p>
                <draw:g>
                  <svg:desc>'palmarès par impl'.V95:'palmarès par impl'.V100</svg:desc>
                </draw:g>
              </table:table-cell>
            </table:table-row>
            <table:table-row>
              <table:table-cell office:value-type="string">
                <text:p>parallel_method_reference</text:p>
              </table:table-cell>
              <table:table-cell office:value-type="float" office:value="4.22222222222222">
                <text:p>4.22222222222222</text:p>
              </table:table-cell>
            </table:table-row>
            <table:table-row>
              <table:table-cell office:value-type="string">
                <text:p>anonymous_class (JRE8)</text:p>
              </table:table-cell>
              <table:table-cell office:value-type="float" office:value="2.88888888888889">
                <text:p>2.88888888888889</text:p>
              </table:table-cell>
            </table:table-row>
            <table:table-row>
              <table:table-cell office:value-type="string">
                <text:p>lambda</text:p>
              </table:table-cell>
              <table:table-cell office:value-type="float" office:value="2.77777777777778">
                <text:p>2.77777777777778</text:p>
              </table:table-cell>
            </table:table-row>
            <table:table-row>
              <table:table-cell office:value-type="string">
                <text:p>parallel_anonymous_class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>parallel_lambda</text:p>
              </table:table-cell>
              <table:table-cell office:value-type="float" office:value="2.44444444444444">
                <text:p>2.4444444444444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opacity draw:name="ChartTransparencyGradient_20_1" draw:display-name="ChartTransparencyGradient 1" draw:style="linear" draw:start="100%" draw:end="30%" draw:angle="0" draw:border="0%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fo:font-style="italic" fo:font-weight="bold" style:font-size-asian="10pt" style:font-size-complex="10pt"/>
    </style:style>
    <style:style style:name="ch6" style:family="chart" style:data-style-name="N0">
      <style:chart-properties chart:display-label="true" chart:logarithmic="true" chart:minimum="0.1" chart:origin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12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9999ff" draw:opacity-name="ChartTransparencyGradient_20_2" dr3d:edge-rounding="5%"/>
      <style:text-properties fo:font-size="6pt" fo:font-style="italic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aw:opacity-name="ChartTransparencyGradient_20_2" dr3d:edge-rounding="5%"/>
      <style:text-properties fo:font-size="6pt" fo:font-style="italic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 draw:opacity-name="ChartTransparencyGradient_20_2" dr3d:edge-rounding="5%"/>
      <style:text-properties fo:font-size="6pt" fo:font-style="italic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 draw:opacity-name="ChartTransparencyGradient_20_2" dr3d:edge-rounding="5%"/>
      <style:text-properties fo:font-size="6pt" fo:font-style="italic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 draw:opacity-name="ChartTransparencyGradient_20_2" dr3d:edge-rounding="5%"/>
      <style:text-properties fo:font-size="6pt" fo:font-style="italic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a4a" draw:opacity-name="ChartTransparencyGradient_20_2" dr3d:edge-rounding="5%"/>
      <style:text-properties fo:font-size="6pt" fo:font-style="italic" style:font-size-asian="10pt" style:font-size-complex="10pt"/>
    </style:style>
    <style:style style:name="ch15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314004" draw:opacity-name="ChartTransparencyGradient_20_2" dr3d:edge-rounding="5%"/>
      <style:text-properties fo:font-size="6pt" fo:font-style="italic" style:font-size-asian="10pt" style:font-size-complex="10pt"/>
    </style:style>
    <style:style style:name="ch16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333333" draw:opacity-name="ChartTransparencyGradient_20_2" dr3d:edge-rounding="5%"/>
      <style:text-properties fo:font-size="6pt" fo:font-style="italic" style:font-size-asian="10pt" style:font-size-complex="10pt"/>
    </style:style>
    <style:style style:name="ch1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4b1f6f" draw:opacity-name="ChartTransparencyGradient_20_2" dr3d:edge-rounding="5%"/>
      <style:text-properties fo:font-size="6pt" fo:font-style="italic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8.449cm" svg:height="12.349cm" xlink:href=".." xlink:type="simple" chart:class="chart:bar" chart:style-name="ch1">
        <chart:title svg:x="2.485cm" svg:y="0.091cm" chart:style-name="ch2">
          <text:p>Benchmark par taille de tableau (tri parallèle)</text:p>
        </chart:title>
        <chart:legend chart:legend-position="end" svg:x="15.624cm" svg:y="3.766cm" style:legend-expansion="high" chart:style-name="ch3"/>
        <chart:plot-area chart:style-name="ch4" table:cell-range-address="'palmarès par impl'.A94:'palmarès par impl'.J100" chart:data-source-has-labels="both" svg:x="0.016cm" svg:y="1.469cm" svg:width="14.369cm" svg:height="9.645cm">
          <chartooo:coordinate-region svg:x="4.641cm" svg:y="1.469cm" svg:width="9.084cm" svg:height="8.972cm"/>
          <chart:axis chart:dimension="x" chart:name="primary-x" chart:style-name="ch5" chartooo:axis-type="auto">
            <chartooo:date-scale/>
            <chart:categories table:cell-range-address="'palmarès par impl'.A95:'palmarès par impl'.A100"/>
          </chart:axis>
          <chart:axis chart:dimension="y" chart:name="primary-y" chart:style-name="ch6">
            <chart:title svg:x="6.742cm" svg:y="11.36cm" chart:style-name="ch7">
              <text:p>Temps moyen d'un tri  (µs)</text:p>
            </chart:title>
            <chart:grid chart:style-name="ch8" chart:class="major"/>
          </chart:axis>
          <chart:series chart:style-name="ch9" chart:values-cell-range-address="'palmarès par impl'.B95:'palmarès par impl'.B100" chart:label-cell-address="'palmarès par impl'.B94:'palmarès par impl'.B94" chart:class="chart:bar">
            <chart:data-point chart:repeated="6"/>
          </chart:series>
          <chart:series chart:style-name="ch10" chart:values-cell-range-address="'palmarès par impl'.C95:'palmarès par impl'.C100" chart:label-cell-address="'palmarès par impl'.C94:'palmarès par impl'.C94" chart:class="chart:bar">
            <chart:data-point chart:repeated="6"/>
          </chart:series>
          <chart:series chart:style-name="ch11" chart:values-cell-range-address="'palmarès par impl'.D95:'palmarès par impl'.D100" chart:label-cell-address="'palmarès par impl'.D94:'palmarès par impl'.D94" chart:class="chart:bar">
            <chart:data-point chart:repeated="6"/>
          </chart:series>
          <chart:series chart:style-name="ch12" chart:values-cell-range-address="'palmarès par impl'.E95:'palmarès par impl'.E100" chart:label-cell-address="'palmarès par impl'.E94:'palmarès par impl'.E94" chart:class="chart:bar">
            <chart:data-point chart:repeated="6"/>
          </chart:series>
          <chart:series chart:style-name="ch13" chart:values-cell-range-address="'palmarès par impl'.F95:'palmarès par impl'.F100" chart:label-cell-address="'palmarès par impl'.F94:'palmarès par impl'.F94" chart:class="chart:bar">
            <chart:data-point chart:repeated="6"/>
          </chart:series>
          <chart:series chart:style-name="ch14" chart:values-cell-range-address="'palmarès par impl'.G95:'palmarès par impl'.G100" chart:label-cell-address="'palmarès par impl'.G94:'palmarès par impl'.G94" chart:class="chart:bar">
            <chart:data-point chart:repeated="6"/>
          </chart:series>
          <chart:series chart:style-name="ch15" chart:values-cell-range-address="'palmarès par impl'.H95:'palmarès par impl'.H100" chart:label-cell-address="'palmarès par impl'.H94:'palmarès par impl'.H94" chart:class="chart:bar">
            <chart:data-point chart:repeated="6"/>
          </chart:series>
          <chart:series chart:style-name="ch16" chart:values-cell-range-address="'palmarès par impl'.I95:'palmarès par impl'.I100" chart:label-cell-address="'palmarès par impl'.I94:'palmarès par impl'.I94" chart:class="chart:bar">
            <chart:data-point chart:repeated="6"/>
          </chart:series>
          <chart:series chart:style-name="ch17" chart:values-cell-range-address="'palmarès par impl'.J95:'palmarès par impl'.J100" chart:label-cell-address="'palmarès par impl'.J94:'palmarès par impl'.J94" chart:class="chart:bar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 items</text:p>
                <draw:g>
                  <svg:desc>'palmarès par impl'.B94:'palmarès par impl'.B94</svg:desc>
                </draw:g>
              </table:table-cell>
              <table:table-cell office:value-type="string">
                <text:p>100 items</text:p>
                <draw:g>
                  <svg:desc>'palmarès par impl'.C94:'palmarès par impl'.C94</svg:desc>
                </draw:g>
              </table:table-cell>
              <table:table-cell office:value-type="string">
                <text:p>500 items</text:p>
                <draw:g>
                  <svg:desc>'palmarès par impl'.D94:'palmarès par impl'.D94</svg:desc>
                </draw:g>
              </table:table-cell>
              <table:table-cell office:value-type="string">
                <text:p>1000 items</text:p>
                <draw:g>
                  <svg:desc>'palmarès par impl'.E94:'palmarès par impl'.E94</svg:desc>
                </draw:g>
              </table:table-cell>
              <table:table-cell office:value-type="string">
                <text:p>5000 items</text:p>
                <draw:g>
                  <svg:desc>'palmarès par impl'.F94:'palmarès par impl'.F94</svg:desc>
                </draw:g>
              </table:table-cell>
              <table:table-cell office:value-type="string">
                <text:p>10000 items</text:p>
                <draw:g>
                  <svg:desc>'palmarès par impl'.G94:'palmarès par impl'.G94</svg:desc>
                </draw:g>
              </table:table-cell>
              <table:table-cell office:value-type="string">
                <text:p>50000 items</text:p>
                <draw:g>
                  <svg:desc>'palmarès par impl'.H94:'palmarès par impl'.H94</svg:desc>
                </draw:g>
              </table:table-cell>
              <table:table-cell office:value-type="string">
                <text:p>100000 items</text:p>
                <draw:g>
                  <svg:desc>'palmarès par impl'.I94:'palmarès par impl'.I94</svg:desc>
                </draw:g>
              </table:table-cell>
              <table:table-cell office:value-type="string">
                <text:p>500000 items</text:p>
                <draw:g>
                  <svg:desc>'palmarès par impl'.J94:'palmarès par impl'.J9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thod_reference</text:p>
                <draw:g>
                  <svg:desc>'palmarès par impl'.A95:'palmarès par impl'.A100</svg:desc>
                </draw:g>
              </table:table-cell>
              <table:table-cell office:value-type="float" office:value="0.423">
                <text:p>0.423</text:p>
                <draw:g>
                  <svg:desc>'palmarès par impl'.B95:'palmarès par impl'.B100</svg:desc>
                </draw:g>
              </table:table-cell>
              <table:table-cell office:value-type="float" office:value="10.485">
                <text:p>10.485</text:p>
                <draw:g>
                  <svg:desc>'palmarès par impl'.C95:'palmarès par impl'.C100</svg:desc>
                </draw:g>
              </table:table-cell>
              <table:table-cell office:value-type="float" office:value="139.562">
                <text:p>139.562</text:p>
                <draw:g>
                  <svg:desc>'palmarès par impl'.D95:'palmarès par impl'.D100</svg:desc>
                </draw:g>
              </table:table-cell>
              <table:table-cell office:value-type="float" office:value="378.635">
                <text:p>378.635</text:p>
                <draw:g>
                  <svg:desc>'palmarès par impl'.E95:'palmarès par impl'.E100</svg:desc>
                </draw:g>
              </table:table-cell>
              <table:table-cell office:value-type="float" office:value="2630.515">
                <text:p>2630.515</text:p>
                <draw:g>
                  <svg:desc>'palmarès par impl'.F95:'palmarès par impl'.F100</svg:desc>
                </draw:g>
              </table:table-cell>
              <table:table-cell office:value-type="float" office:value="5733.258">
                <text:p>5733.258</text:p>
                <draw:g>
                  <svg:desc>'palmarès par impl'.G95:'palmarès par impl'.G100</svg:desc>
                </draw:g>
              </table:table-cell>
              <table:table-cell office:value-type="float" office:value="37630.111">
                <text:p>37630.111</text:p>
                <draw:g>
                  <svg:desc>'palmarès par impl'.H95:'palmarès par impl'.H100</svg:desc>
                </draw:g>
              </table:table-cell>
              <table:table-cell office:value-type="float" office:value="82507.846">
                <text:p>82507.846</text:p>
                <draw:g>
                  <svg:desc>'palmarès par impl'.I95:'palmarès par impl'.I100</svg:desc>
                </draw:g>
              </table:table-cell>
              <table:table-cell office:value-type="float" office:value="458892.999">
                <text:p>458892.999</text:p>
                <draw:g>
                  <svg:desc>'palmarès par impl'.J95:'palmarès par impl'.J100</svg:desc>
                </draw:g>
              </table:table-cell>
            </table:table-row>
            <table:table-row>
              <table:table-cell office:value-type="string">
                <text:p>parallel_method_reference</text:p>
              </table:table-cell>
              <table:table-cell office:value-type="float" office:value="0.419">
                <text:p>0.419</text:p>
              </table:table-cell>
              <table:table-cell office:value-type="float" office:value="10.491">
                <text:p>10.491</text:p>
              </table:table-cell>
              <table:table-cell office:value-type="float" office:value="137.858">
                <text:p>137.858</text:p>
              </table:table-cell>
              <table:table-cell office:value-type="float" office:value="376.92">
                <text:p>376.92</text:p>
              </table:table-cell>
              <table:table-cell office:value-type="float" office:value="2630.391">
                <text:p>2630.391</text:p>
              </table:table-cell>
              <table:table-cell office:value-type="float" office:value="2189.809">
                <text:p>2189.809</text:p>
              </table:table-cell>
              <table:table-cell office:value-type="float" office:value="12410.494">
                <text:p>12410.494</text:p>
              </table:table-cell>
              <table:table-cell office:value-type="float" office:value="31003.116">
                <text:p>31003.116</text:p>
              </table:table-cell>
              <table:table-cell office:value-type="float" office:value="208502.263">
                <text:p>208502.263</text:p>
              </table:table-cell>
            </table:table-row>
            <table:table-row>
              <table:table-cell office:value-type="string">
                <text:p>anonymous_class (JRE8)</text:p>
              </table:table-cell>
              <table:table-cell office:value-type="float" office:value="0.37">
                <text:p>0.37</text:p>
              </table:table-cell>
              <table:table-cell office:value-type="float" office:value="8.143">
                <text:p>8.143</text:p>
              </table:table-cell>
              <table:table-cell office:value-type="float" office:value="115.47">
                <text:p>115.47</text:p>
              </table:table-cell>
              <table:table-cell office:value-type="float" office:value="320.816">
                <text:p>320.816</text:p>
              </table:table-cell>
              <table:table-cell office:value-type="float" office:value="2358.311">
                <text:p>2358.311</text:p>
              </table:table-cell>
              <table:table-cell office:value-type="float" office:value="5035.042">
                <text:p>5035.042</text:p>
              </table:table-cell>
              <table:table-cell office:value-type="float" office:value="34497.36">
                <text:p>34497.36</text:p>
              </table:table-cell>
              <table:table-cell office:value-type="float" office:value="77035.638">
                <text:p>77035.638</text:p>
              </table:table-cell>
              <table:table-cell office:value-type="float" office:value="450464.581">
                <text:p>450464.581</text:p>
              </table:table-cell>
            </table:table-row>
            <table:table-row>
              <table:table-cell office:value-type="string">
                <text:p>lambda</text:p>
              </table:table-cell>
              <table:table-cell office:value-type="float" office:value="0.387">
                <text:p>0.387</text:p>
              </table:table-cell>
              <table:table-cell office:value-type="float" office:value="8.536">
                <text:p>8.536</text:p>
              </table:table-cell>
              <table:table-cell office:value-type="float" office:value="111.054">
                <text:p>111.054</text:p>
              </table:table-cell>
              <table:table-cell office:value-type="float" office:value="318.466">
                <text:p>318.466</text:p>
              </table:table-cell>
              <table:table-cell office:value-type="float" office:value="2290.783">
                <text:p>2290.783</text:p>
              </table:table-cell>
              <table:table-cell office:value-type="float" office:value="5158.901">
                <text:p>5158.901</text:p>
              </table:table-cell>
              <table:table-cell office:value-type="float" office:value="35374.219">
                <text:p>35374.219</text:p>
              </table:table-cell>
              <table:table-cell office:value-type="float" office:value="75620.793">
                <text:p>75620.793</text:p>
              </table:table-cell>
              <table:table-cell office:value-type="float" office:value="446428.635">
                <text:p>446428.635</text:p>
              </table:table-cell>
            </table:table-row>
            <table:table-row>
              <table:table-cell office:value-type="string">
                <text:p>parallel_anonymous_class</text:p>
              </table:table-cell>
              <table:table-cell office:value-type="float" office:value="0.399">
                <text:p>0.399</text:p>
              </table:table-cell>
              <table:table-cell office:value-type="float" office:value="8.875">
                <text:p>8.875</text:p>
              </table:table-cell>
              <table:table-cell office:value-type="float" office:value="121.239">
                <text:p>121.239</text:p>
              </table:table-cell>
              <table:table-cell office:value-type="float" office:value="337.405">
                <text:p>337.405</text:p>
              </table:table-cell>
              <table:table-cell office:value-type="float" office:value="2431.157">
                <text:p>2431.157</text:p>
              </table:table-cell>
              <table:table-cell office:value-type="float" office:value="2072.628">
                <text:p>2072.628</text:p>
              </table:table-cell>
              <table:table-cell office:value-type="float" office:value="11271.441">
                <text:p>11271.441</text:p>
              </table:table-cell>
              <table:table-cell office:value-type="float" office:value="28644.743">
                <text:p>28644.743</text:p>
              </table:table-cell>
              <table:table-cell office:value-type="float" office:value="198469.435">
                <text:p>198469.435</text:p>
              </table:table-cell>
            </table:table-row>
            <table:table-row>
              <table:table-cell office:value-type="string">
                <text:p>parallel_lambda</text:p>
              </table:table-cell>
              <table:table-cell office:value-type="float" office:value="0.399">
                <text:p>0.399</text:p>
              </table:table-cell>
              <table:table-cell office:value-type="float" office:value="8.802">
                <text:p>8.802</text:p>
              </table:table-cell>
              <table:table-cell office:value-type="float" office:value="118.797">
                <text:p>118.797</text:p>
              </table:table-cell>
              <table:table-cell office:value-type="float" office:value="339.703">
                <text:p>339.703</text:p>
              </table:table-cell>
              <table:table-cell office:value-type="float" office:value="2434.282">
                <text:p>2434.282</text:p>
              </table:table-cell>
              <table:table-cell office:value-type="float" office:value="2068.838">
                <text:p>2068.838</text:p>
              </table:table-cell>
              <table:table-cell office:value-type="float" office:value="11316.761">
                <text:p>11316.761</text:p>
              </table:table-cell>
              <table:table-cell office:value-type="float" office:value="26623.44">
                <text:p>26623.44</text:p>
              </table:table-cell>
              <table:table-cell office:value-type="float" office:value="193068.602">
                <text:p>193068.60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opacity draw:name="ChartTransparencyGradient_20_1" draw:display-name="ChartTransparencyGradient 1" draw:style="linear" draw:start="100%" draw:end="20%" draw:angle="0" draw:border="0%"/>
    <draw:opacity draw:name="ChartTransparencyGradient_20_2" draw:display-name="ChartTransparencyGradient 2" draw:style="linear" draw:start="100%" draw:end="70%" draw:angle="0" draw:border="0%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fo:font-style="italic" fo:font-weight="bold" style:font-size-asian="10pt" style:font-size-complex="10pt"/>
    </style:style>
    <style:style style:name="ch6" style:family="chart" style:data-style-name="N0">
      <style:chart-properties chart:display-label="true" chart:logarithmic="true" chart:minimum="0.1" chart:origin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12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9999ff" draw:opacity-name="ChartTransparencyGradient_20_2" dr3d:edge-rounding="5%"/>
      <style:text-properties fo:font-size="6pt" fo:font-style="italic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aw:opacity-name="ChartTransparencyGradient_20_2" dr3d:edge-rounding="5%"/>
      <style:text-properties fo:font-size="6pt" fo:font-style="italic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 draw:opacity-name="ChartTransparencyGradient_20_2" dr3d:edge-rounding="5%"/>
      <style:text-properties fo:font-size="6pt" fo:font-style="italic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 draw:opacity-name="ChartTransparencyGradient_20_2" dr3d:edge-rounding="5%"/>
      <style:text-properties fo:font-size="6pt" fo:font-style="italic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 draw:opacity-name="ChartTransparencyGradient_20_2" dr3d:edge-rounding="5%"/>
      <style:text-properties fo:font-size="6pt" fo:font-style="italic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a4a" draw:opacity-name="ChartTransparencyGradient_20_2" dr3d:edge-rounding="5%"/>
      <style:text-properties fo:font-size="6pt" fo:font-style="italic" style:font-size-asian="10pt" style:font-size-complex="10pt"/>
    </style:style>
    <style:style style:name="ch15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314004" draw:opacity-name="ChartTransparencyGradient_20_2" dr3d:edge-rounding="5%"/>
      <style:text-properties fo:font-size="6pt" fo:font-style="italic" style:font-size-asian="10pt" style:font-size-complex="10pt"/>
    </style:style>
    <style:style style:name="ch16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333333" draw:opacity-name="ChartTransparencyGradient_20_2" dr3d:edge-rounding="5%"/>
      <style:text-properties fo:font-size="6pt" fo:font-style="italic" style:font-size-asian="10pt" style:font-size-complex="10pt"/>
    </style:style>
    <style:style style:name="ch1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4b1f6f" draw:opacity-name="ChartTransparencyGradient_20_2" dr3d:edge-rounding="5%"/>
      <style:text-properties fo:font-size="6pt" fo:font-style="italic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8.449cm" svg:height="12.349cm" xlink:href=".." xlink:type="simple" chart:class="chart:bar" chart:style-name="ch1">
        <chart:title svg:x="2.487cm" svg:y="0.093cm" chart:style-name="ch2">
          <text:p>Benchmark par taille de tableau (Stream parallèle)</text:p>
        </chart:title>
        <chart:legend chart:legend-position="end" svg:x="15.624cm" svg:y="3.766cm" style:legend-expansion="high" chart:style-name="ch3"/>
        <chart:plot-area chart:style-name="ch4" table:cell-range-address="'palmarès par impl'.A146:'palmarès par impl'.J152" chart:data-source-has-labels="both" svg:x="-1.278cm" svg:y="1.469cm" svg:width="15.663cm" svg:height="9.645cm">
          <chartooo:coordinate-region svg:x="4.641cm" svg:y="1.469cm" svg:width="9.084cm" svg:height="8.972cm"/>
          <chart:axis chart:dimension="x" chart:name="primary-x" chart:style-name="ch5" chartooo:axis-type="auto">
            <chartooo:date-scale/>
            <chart:categories table:cell-range-address="'palmarès par impl'.A147:'palmarès par impl'.A152"/>
          </chart:axis>
          <chart:axis chart:dimension="y" chart:name="primary-y" chart:style-name="ch6">
            <chart:title svg:x="6.742cm" svg:y="11.36cm" chart:style-name="ch7">
              <text:p>Temps moyen d'un tri  (µs)</text:p>
            </chart:title>
            <chart:grid chart:style-name="ch8" chart:class="major"/>
          </chart:axis>
          <chart:series chart:style-name="ch9" chart:values-cell-range-address="'palmarès par impl'.B147:'palmarès par impl'.B152" chart:label-cell-address="'palmarès par impl'.B146:'palmarès par impl'.B146" chart:class="chart:bar">
            <chart:data-point chart:repeated="6"/>
          </chart:series>
          <chart:series chart:style-name="ch10" chart:values-cell-range-address="'palmarès par impl'.C147:'palmarès par impl'.C152" chart:label-cell-address="'palmarès par impl'.C146:'palmarès par impl'.C146" chart:class="chart:bar">
            <chart:data-point chart:repeated="6"/>
          </chart:series>
          <chart:series chart:style-name="ch11" chart:values-cell-range-address="'palmarès par impl'.D147:'palmarès par impl'.D152" chart:label-cell-address="'palmarès par impl'.D146:'palmarès par impl'.D146" chart:class="chart:bar">
            <chart:data-point chart:repeated="6"/>
          </chart:series>
          <chart:series chart:style-name="ch12" chart:values-cell-range-address="'palmarès par impl'.E147:'palmarès par impl'.E152" chart:label-cell-address="'palmarès par impl'.E146:'palmarès par impl'.E146" chart:class="chart:bar">
            <chart:data-point chart:repeated="6"/>
          </chart:series>
          <chart:series chart:style-name="ch13" chart:values-cell-range-address="'palmarès par impl'.F147:'palmarès par impl'.F152" chart:label-cell-address="'palmarès par impl'.F146:'palmarès par impl'.F146" chart:class="chart:bar">
            <chart:data-point chart:repeated="6"/>
          </chart:series>
          <chart:series chart:style-name="ch14" chart:values-cell-range-address="'palmarès par impl'.G147:'palmarès par impl'.G152" chart:label-cell-address="'palmarès par impl'.G146:'palmarès par impl'.G146" chart:class="chart:bar">
            <chart:data-point chart:repeated="6"/>
          </chart:series>
          <chart:series chart:style-name="ch15" chart:values-cell-range-address="'palmarès par impl'.H147:'palmarès par impl'.H152" chart:label-cell-address="'palmarès par impl'.H146:'palmarès par impl'.H146" chart:class="chart:bar">
            <chart:data-point chart:repeated="6"/>
          </chart:series>
          <chart:series chart:style-name="ch16" chart:values-cell-range-address="'palmarès par impl'.I147:'palmarès par impl'.I152" chart:label-cell-address="'palmarès par impl'.I146:'palmarès par impl'.I146" chart:class="chart:bar">
            <chart:data-point chart:repeated="6"/>
          </chart:series>
          <chart:series chart:style-name="ch17" chart:values-cell-range-address="'palmarès par impl'.J147:'palmarès par impl'.J152" chart:label-cell-address="'palmarès par impl'.J146:'palmarès par impl'.J146" chart:class="chart:bar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 items</text:p>
                <draw:g>
                  <svg:desc>'palmarès par impl'.B146:'palmarès par impl'.B146</svg:desc>
                </draw:g>
              </table:table-cell>
              <table:table-cell office:value-type="string">
                <text:p>100 items</text:p>
                <draw:g>
                  <svg:desc>'palmarès par impl'.C146:'palmarès par impl'.C146</svg:desc>
                </draw:g>
              </table:table-cell>
              <table:table-cell office:value-type="string">
                <text:p>500 items</text:p>
                <draw:g>
                  <svg:desc>'palmarès par impl'.D146:'palmarès par impl'.D146</svg:desc>
                </draw:g>
              </table:table-cell>
              <table:table-cell office:value-type="string">
                <text:p>1000 items</text:p>
                <draw:g>
                  <svg:desc>'palmarès par impl'.E146:'palmarès par impl'.E146</svg:desc>
                </draw:g>
              </table:table-cell>
              <table:table-cell office:value-type="string">
                <text:p>5000 items</text:p>
                <draw:g>
                  <svg:desc>'palmarès par impl'.F146:'palmarès par impl'.F146</svg:desc>
                </draw:g>
              </table:table-cell>
              <table:table-cell office:value-type="string">
                <text:p>10000 items</text:p>
                <draw:g>
                  <svg:desc>'palmarès par impl'.G146:'palmarès par impl'.G146</svg:desc>
                </draw:g>
              </table:table-cell>
              <table:table-cell office:value-type="string">
                <text:p>50000 items</text:p>
                <draw:g>
                  <svg:desc>'palmarès par impl'.H146:'palmarès par impl'.H146</svg:desc>
                </draw:g>
              </table:table-cell>
              <table:table-cell office:value-type="string">
                <text:p>100000 items</text:p>
                <draw:g>
                  <svg:desc>'palmarès par impl'.I146:'palmarès par impl'.I146</svg:desc>
                </draw:g>
              </table:table-cell>
              <table:table-cell office:value-type="string">
                <text:p>500000 items</text:p>
                <draw:g>
                  <svg:desc>'palmarès par impl'.J146:'palmarès par impl'.J1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rallel_stream_method_ref</text:p>
                <draw:g>
                  <svg:desc>'palmarès par impl'.A147:'palmarès par impl'.A152</svg:desc>
                </draw:g>
              </table:table-cell>
              <table:table-cell office:value-type="float" office:value="3.336">
                <text:p>3.336</text:p>
                <draw:g>
                  <svg:desc>'palmarès par impl'.B147:'palmarès par impl'.B152</svg:desc>
                </draw:g>
              </table:table-cell>
              <table:table-cell office:value-type="float" office:value="15.005">
                <text:p>15.005</text:p>
                <draw:g>
                  <svg:desc>'palmarès par impl'.C147:'palmarès par impl'.C152</svg:desc>
                </draw:g>
              </table:table-cell>
              <table:table-cell office:value-type="float" office:value="147.509">
                <text:p>147.509</text:p>
                <draw:g>
                  <svg:desc>'palmarès par impl'.D147:'palmarès par impl'.D152</svg:desc>
                </draw:g>
              </table:table-cell>
              <table:table-cell office:value-type="float" office:value="373.429">
                <text:p>373.429</text:p>
                <draw:g>
                  <svg:desc>'palmarès par impl'.E147:'palmarès par impl'.E152</svg:desc>
                </draw:g>
              </table:table-cell>
              <table:table-cell office:value-type="float" office:value="2639.549">
                <text:p>2639.549</text:p>
                <draw:g>
                  <svg:desc>'palmarès par impl'.F147:'palmarès par impl'.F152</svg:desc>
                </draw:g>
              </table:table-cell>
              <table:table-cell office:value-type="float" office:value="2243.29">
                <text:p>2243.29</text:p>
                <draw:g>
                  <svg:desc>'palmarès par impl'.G147:'palmarès par impl'.G152</svg:desc>
                </draw:g>
              </table:table-cell>
              <table:table-cell office:value-type="float" office:value="13486.158">
                <text:p>13486.158</text:p>
                <draw:g>
                  <svg:desc>'palmarès par impl'.H147:'palmarès par impl'.H152</svg:desc>
                </draw:g>
              </table:table-cell>
              <table:table-cell office:value-type="float" office:value="31649.61">
                <text:p>31649.61</text:p>
                <draw:g>
                  <svg:desc>'palmarès par impl'.I147:'palmarès par impl'.I152</svg:desc>
                </draw:g>
              </table:table-cell>
              <table:table-cell office:value-type="float" office:value="203941.89">
                <text:p>203941.89</text:p>
                <draw:g>
                  <svg:desc>'palmarès par impl'.J147:'palmarès par impl'.J152</svg:desc>
                </draw:g>
              </table:table-cell>
            </table:table-row>
            <table:table-row>
              <table:table-cell office:value-type="string">
                <text:p>parallel_method_reference</text:p>
              </table:table-cell>
              <table:table-cell office:value-type="float" office:value="0.419">
                <text:p>0.419</text:p>
              </table:table-cell>
              <table:table-cell office:value-type="float" office:value="10.491">
                <text:p>10.491</text:p>
              </table:table-cell>
              <table:table-cell office:value-type="float" office:value="137.858">
                <text:p>137.858</text:p>
              </table:table-cell>
              <table:table-cell office:value-type="float" office:value="376.92">
                <text:p>376.92</text:p>
              </table:table-cell>
              <table:table-cell office:value-type="float" office:value="2630.391">
                <text:p>2630.391</text:p>
              </table:table-cell>
              <table:table-cell office:value-type="float" office:value="2189.809">
                <text:p>2189.809</text:p>
              </table:table-cell>
              <table:table-cell office:value-type="float" office:value="12410.494">
                <text:p>12410.494</text:p>
              </table:table-cell>
              <table:table-cell office:value-type="float" office:value="31003.116">
                <text:p>31003.116</text:p>
              </table:table-cell>
              <table:table-cell office:value-type="float" office:value="208502.263">
                <text:p>208502.263</text:p>
              </table:table-cell>
            </table:table-row>
            <table:table-row>
              <table:table-cell office:value-type="string">
                <text:p>parallel_stream_anonymous_class</text:p>
              </table:table-cell>
              <table:table-cell office:value-type="float" office:value="3.438">
                <text:p>3.438</text:p>
              </table:table-cell>
              <table:table-cell office:value-type="float" office:value="13.112">
                <text:p>13.112</text:p>
              </table:table-cell>
              <table:table-cell office:value-type="float" office:value="134.04">
                <text:p>134.04</text:p>
              </table:table-cell>
              <table:table-cell office:value-type="float" office:value="358.217">
                <text:p>358.217</text:p>
              </table:table-cell>
              <table:table-cell office:value-type="float" office:value="2474.458">
                <text:p>2474.458</text:p>
              </table:table-cell>
              <table:table-cell office:value-type="float" office:value="2132.648">
                <text:p>2132.648</text:p>
              </table:table-cell>
              <table:table-cell office:value-type="float" office:value="11765.54">
                <text:p>11765.54</text:p>
              </table:table-cell>
              <table:table-cell office:value-type="float" office:value="30123.177">
                <text:p>30123.177</text:p>
              </table:table-cell>
              <table:table-cell office:value-type="float" office:value="191331.919">
                <text:p>191331.919</text:p>
              </table:table-cell>
            </table:table-row>
            <table:table-row>
              <table:table-cell office:value-type="string">
                <text:p>parallel_stream_lambda</text:p>
              </table:table-cell>
              <table:table-cell office:value-type="float" office:value="3.172">
                <text:p>3.172</text:p>
              </table:table-cell>
              <table:table-cell office:value-type="float" office:value="13.025">
                <text:p>13.025</text:p>
              </table:table-cell>
              <table:table-cell office:value-type="float" office:value="131.549">
                <text:p>131.549</text:p>
              </table:table-cell>
              <table:table-cell office:value-type="float" office:value="352.827">
                <text:p>352.827</text:p>
              </table:table-cell>
              <table:table-cell office:value-type="float" office:value="2459.043">
                <text:p>2459.043</text:p>
              </table:table-cell>
              <table:table-cell office:value-type="float" office:value="2095.558">
                <text:p>2095.558</text:p>
              </table:table-cell>
              <table:table-cell office:value-type="float" office:value="11803.168">
                <text:p>11803.168</text:p>
              </table:table-cell>
              <table:table-cell office:value-type="float" office:value="29315.661">
                <text:p>29315.661</text:p>
              </table:table-cell>
              <table:table-cell office:value-type="float" office:value="199333.311">
                <text:p>199333.311</text:p>
              </table:table-cell>
            </table:table-row>
            <table:table-row>
              <table:table-cell office:value-type="string">
                <text:p>parallel_anonymous_class</text:p>
              </table:table-cell>
              <table:table-cell office:value-type="float" office:value="0.399">
                <text:p>0.399</text:p>
              </table:table-cell>
              <table:table-cell office:value-type="float" office:value="8.875">
                <text:p>8.875</text:p>
              </table:table-cell>
              <table:table-cell office:value-type="float" office:value="121.239">
                <text:p>121.239</text:p>
              </table:table-cell>
              <table:table-cell office:value-type="float" office:value="337.405">
                <text:p>337.405</text:p>
              </table:table-cell>
              <table:table-cell office:value-type="float" office:value="2431.157">
                <text:p>2431.157</text:p>
              </table:table-cell>
              <table:table-cell office:value-type="float" office:value="2072.628">
                <text:p>2072.628</text:p>
              </table:table-cell>
              <table:table-cell office:value-type="float" office:value="11271.441">
                <text:p>11271.441</text:p>
              </table:table-cell>
              <table:table-cell office:value-type="float" office:value="28644.743">
                <text:p>28644.743</text:p>
              </table:table-cell>
              <table:table-cell office:value-type="float" office:value="198469.435">
                <text:p>198469.435</text:p>
              </table:table-cell>
            </table:table-row>
            <table:table-row>
              <table:table-cell office:value-type="string">
                <text:p>parallel_lambda</text:p>
              </table:table-cell>
              <table:table-cell office:value-type="float" office:value="0.399">
                <text:p>0.399</text:p>
              </table:table-cell>
              <table:table-cell office:value-type="float" office:value="8.802">
                <text:p>8.802</text:p>
              </table:table-cell>
              <table:table-cell office:value-type="float" office:value="118.797">
                <text:p>118.797</text:p>
              </table:table-cell>
              <table:table-cell office:value-type="float" office:value="339.703">
                <text:p>339.703</text:p>
              </table:table-cell>
              <table:table-cell office:value-type="float" office:value="2434.282">
                <text:p>2434.282</text:p>
              </table:table-cell>
              <table:table-cell office:value-type="float" office:value="2068.838">
                <text:p>2068.838</text:p>
              </table:table-cell>
              <table:table-cell office:value-type="float" office:value="11316.761">
                <text:p>11316.761</text:p>
              </table:table-cell>
              <table:table-cell office:value-type="float" office:value="26623.44">
                <text:p>26623.44</text:p>
              </table:table-cell>
              <table:table-cell office:value-type="float" office:value="193068.602">
                <text:p>193068.60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opacity draw:name="ChartTransparencyGradient_20_1" draw:display-name="ChartTransparencyGradient 1" draw:style="linear" draw:start="100%" draw:end="20%" draw:angle="0" draw:border="0%"/>
    <draw:opacity draw:name="ChartTransparencyGradient_20_2" draw:display-name="ChartTransparencyGradient 2" draw:style="linear" draw:start="100%" draw:end="70%" draw:angle="0" draw:border="0%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fo:font-style="italic" fo:font-weight="bold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fo:font-style="italic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355e00" draw:opacity-name="ChartTransparencyGradient_20_1" dr3d:edge-rounding="5%"/>
      <style:text-properties fo:font-size="10pt" fo:font-style="italic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02cm" svg:height="8.989cm" xlink:href=".." xlink:type="simple" chart:class="chart:bar" chart:style-name="ch1">
        <chart:title svg:x="1.422cm" svg:y="0.315cm" chart:style-name="ch2">
          <text:p>Classement moyen (Stream parallèle)</text:p>
        </chart:title>
        <chart:plot-area chart:style-name="ch3" table:cell-range-address="'palmarès par impl'.U146:'palmarès par impl'.V152" chart:data-source-has-labels="both" svg:x="0.26cm" svg:y="1.491cm" svg:width="12.5cm" svg:height="6.331cm">
          <chartooo:coordinate-region svg:x="6.179cm" svg:y="1.491cm" svg:width="6.485cm" svg:height="5.658cm"/>
          <chart:axis chart:dimension="x" chart:name="primary-x" chart:style-name="ch4" chartooo:axis-type="auto">
            <chartooo:date-scale/>
            <chart:categories table:cell-range-address="'palmarès par impl'.U147:'palmarès par impl'.U152"/>
          </chart:axis>
          <chart:axis chart:dimension="y" chart:name="primary-y" chart:style-name="ch5">
            <chart:title svg:x="5.189cm" svg:y="8.01cm" chart:style-name="ch6">
              <text:p>(de 1, premier à 6 dernier)</text:p>
            </chart:title>
            <chart:grid chart:style-name="ch7" chart:class="major"/>
          </chart:axis>
          <chart:series chart:style-name="ch8" chart:values-cell-range-address="'palmarès par impl'.V147:'palmarès par impl'.V152" chart:label-cell-address="'palmarès par impl'.V146:'palmarès par impl'.V146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g en moyenne</text:p>
                <draw:g>
                  <svg:desc>'palmarès par impl'.V146:'palmarès par impl'.V1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rallel_stream_method_ref</text:p>
                <draw:g>
                  <svg:desc>'palmarès par impl'.U147:'palmarès par impl'.U152</svg:desc>
                </draw:g>
              </table:table-cell>
              <table:table-cell office:value-type="float" office:value="5.66666666666667">
                <text:p>5.66666666666667</text:p>
                <draw:g>
                  <svg:desc>'palmarès par impl'.V147:'palmarès par impl'.V152</svg:desc>
                </draw:g>
              </table:table-cell>
            </table:table-row>
            <table:table-row>
              <table:table-cell office:value-type="string">
                <text:p>parallel_method_reference</text:p>
              </table:table-cell>
              <table:table-cell office:value-type="float" office:value="4.77777777777778">
                <text:p>4.77777777777778</text:p>
              </table:table-cell>
            </table:table-row>
            <table:table-row>
              <table:table-cell office:value-type="string">
                <text:p>parallel_stream_anonymous_class</text:p>
              </table:table-cell>
              <table:table-cell office:value-type="float" office:value="3.88888888888889">
                <text:p>3.88888888888889</text:p>
              </table:table-cell>
            </table:table-row>
            <table:table-row>
              <table:table-cell office:value-type="string">
                <text:p>parallel_stream_lambda</text:p>
              </table:table-cell>
              <table:table-cell office:value-type="float" office:value="3.44444444444444">
                <text:p>3.44444444444444</text:p>
              </table:table-cell>
            </table:table-row>
            <table:table-row>
              <table:table-cell office:value-type="string">
                <text:p>parallel_anonymous_class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>parallel_lambda</text:p>
              </table:table-cell>
              <table:table-cell office:value-type="float" office:value="1.44444444444444">
                <text:p>1.4444444444444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opacity draw:name="ChartTransparencyGradient_20_1" draw:display-name="ChartTransparencyGradient 1" draw:style="linear" draw:start="100%" draw:end="30%" draw:angle="0" draw:border="0%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fo:font-style="italic" fo:font-weight="bold" style:font-size-asian="10pt" style:font-size-complex="10pt"/>
    </style:style>
    <style:style style:name="ch6" style:family="chart" style:data-style-name="N0">
      <style:chart-properties chart:display-label="true" chart:logarithmic="true" chart:minimum="0.1" chart:origin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12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 draw:opacity-name="ChartTransparencyGradient_20_2" dr3d:edge-rounding="5%"/>
      <style:text-properties fo:font-size="6pt" fo:font-style="italic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6b6b" draw:opacity-name="ChartTransparencyGradient_20_2" dr3d:edge-rounding="5%"/>
      <style:text-properties fo:font-size="6pt" fo:font-style="italic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950e" draw:opacity-name="ChartTransparencyGradient_20_2" dr3d:edge-rounding="5%"/>
      <style:text-properties fo:font-size="6pt" fo:font-style="italic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94006b" draw:opacity-name="ChartTransparencyGradient_20_2" dr3d:edge-rounding="5%"/>
      <style:text-properties fo:font-size="6pt" fo:font-style="italic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449cm" svg:height="12.349cm" xlink:href=".." xlink:type="simple" chart:class="chart:bar" chart:column-mapping="3 0 1 2" chart:style-name="ch1">
        <chart:title svg:x="2.487cm" svg:y="0.089cm" chart:style-name="ch2">
          <text:p>Benchmark par taille de tableau (java7 vs. java8)</text:p>
        </chart:title>
        <chart:legend chart:legend-position="end" svg:x="13.672cm" svg:y="5.076cm" style:legend-expansion="high" chart:style-name="ch3"/>
        <chart:plot-area chart:style-name="ch4" table:cell-range-address="'palmarès par taille'.B1:'palmarès par taille'.F10" chart:data-source-has-labels="both" svg:x="2.273cm" svg:y="1.468cm" svg:width="11.7cm" svg:height="9.644cm">
          <chartooo:coordinate-region svg:x="4.641cm" svg:y="1.468cm" svg:width="8.672cm" svg:height="8.971cm"/>
          <chart:axis chart:dimension="x" chart:name="primary-x" chart:style-name="ch5" chartooo:axis-type="auto">
            <chartooo:date-scale/>
            <chart:categories table:cell-range-address="'palmarès par taille'.B2:'palmarès par taille'.B10"/>
          </chart:axis>
          <chart:axis chart:dimension="y" chart:name="primary-y" chart:style-name="ch6">
            <chart:title svg:x="6.742cm" svg:y="11.36cm" chart:style-name="ch7">
              <text:p>Temps moyen d'un tri  (µs)</text:p>
            </chart:title>
            <chart:grid chart:style-name="ch8" chart:class="major"/>
          </chart:axis>
          <chart:series chart:style-name="ch9" chart:values-cell-range-address="'palmarès par taille'.F2:'palmarès par taille'.F10" chart:label-cell-address="'palmarès par taille'.F1:'palmarès par taille'.F1" chart:class="chart:bar">
            <chart:data-point chart:repeated="9"/>
          </chart:series>
          <chart:series chart:style-name="ch10" chart:values-cell-range-address="'palmarès par taille'.C2:'palmarès par taille'.C10" chart:label-cell-address="'palmarès par taille'.C1:'palmarès par taille'.C1" chart:class="chart:bar">
            <chart:data-point chart:repeated="9"/>
          </chart:series>
          <chart:series chart:style-name="ch11" chart:values-cell-range-address="'palmarès par taille'.D2:'palmarès par taille'.D10" chart:label-cell-address="'palmarès par taille'.D1:'palmarès par taille'.D1" chart:class="chart:bar">
            <chart:data-point chart:repeated="9"/>
          </chart:series>
          <chart:series chart:style-name="ch12" chart:values-cell-range-address="'palmarès par taille'.E2:'palmarès par taille'.E10" chart:label-cell-address="'palmarès par taille'.E1:'palmarès par taille'.E1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thod_reference</text:p>
                <draw:g>
                  <svg:desc>'palmarès par taille'.F1:'palmarès par taille'.F1</svg:desc>
                </draw:g>
              </table:table-cell>
              <table:table-cell office:value-type="string">
                <text:p>anonymous_class (JRE7)</text:p>
                <draw:g>
                  <svg:desc>'palmarès par taille'.C1:'palmarès par taille'.C1</svg:desc>
                </draw:g>
              </table:table-cell>
              <table:table-cell office:value-type="string">
                <text:p>anonymous_class (JRE8)</text:p>
                <draw:g>
                  <svg:desc>'palmarès par taille'.D1:'palmarès par taille'.D1</svg:desc>
                </draw:g>
              </table:table-cell>
              <table:table-cell office:value-type="string">
                <text:p>lambda</text:p>
                <draw:g>
                  <svg:desc>'palmarès par taille'.E1:'palmarès par taille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00000 items</text:p>
                <draw:g>
                  <svg:desc>'palmarès par taille'.B2:'palmarès par taille'.B10</svg:desc>
                </draw:g>
              </table:table-cell>
              <table:table-cell office:value-type="float" office:value="458892.999">
                <text:p>458892.999</text:p>
                <draw:g>
                  <svg:desc>'palmarès par taille'.F2:'palmarès par taille'.F10</svg:desc>
                </draw:g>
              </table:table-cell>
              <table:table-cell office:value-type="float" office:value="436714.557">
                <text:p>436714.557</text:p>
                <draw:g>
                  <svg:desc>'palmarès par taille'.C2:'palmarès par taille'.C10</svg:desc>
                </draw:g>
              </table:table-cell>
              <table:table-cell office:value-type="float" office:value="450464.581">
                <text:p>450464.581</text:p>
                <draw:g>
                  <svg:desc>'palmarès par taille'.D2:'palmarès par taille'.D10</svg:desc>
                </draw:g>
              </table:table-cell>
              <table:table-cell office:value-type="float" office:value="446428.635">
                <text:p>446428.635</text:p>
                <draw:g>
                  <svg:desc>'palmarès par taille'.E2:'palmarès par taille'.E10</svg:desc>
                </draw:g>
              </table:table-cell>
            </table:table-row>
            <table:table-row>
              <table:table-cell office:value-type="string">
                <text:p>100000 items</text:p>
              </table:table-cell>
              <table:table-cell office:value-type="float" office:value="82507.846">
                <text:p>82507.846</text:p>
              </table:table-cell>
              <table:table-cell office:value-type="float" office:value="77900.912">
                <text:p>77900.912</text:p>
              </table:table-cell>
              <table:table-cell office:value-type="float" office:value="77035.638">
                <text:p>77035.638</text:p>
              </table:table-cell>
              <table:table-cell office:value-type="float" office:value="75620.793">
                <text:p>75620.793</text:p>
              </table:table-cell>
            </table:table-row>
            <table:table-row>
              <table:table-cell office:value-type="string">
                <text:p>50000 items</text:p>
              </table:table-cell>
              <table:table-cell office:value-type="float" office:value="37630.111">
                <text:p>37630.111</text:p>
              </table:table-cell>
              <table:table-cell office:value-type="float" office:value="36034.474">
                <text:p>36034.474</text:p>
              </table:table-cell>
              <table:table-cell office:value-type="float" office:value="34497.36">
                <text:p>34497.36</text:p>
              </table:table-cell>
              <table:table-cell office:value-type="float" office:value="35374.219">
                <text:p>35374.219</text:p>
              </table:table-cell>
            </table:table-row>
            <table:table-row>
              <table:table-cell office:value-type="string">
                <text:p>10000 items</text:p>
              </table:table-cell>
              <table:table-cell office:value-type="float" office:value="5733.258">
                <text:p>5733.258</text:p>
              </table:table-cell>
              <table:table-cell office:value-type="float" office:value="5565.801">
                <text:p>5565.801</text:p>
              </table:table-cell>
              <table:table-cell office:value-type="float" office:value="5035.042">
                <text:p>5035.042</text:p>
              </table:table-cell>
              <table:table-cell office:value-type="float" office:value="5158.901">
                <text:p>5158.901</text:p>
              </table:table-cell>
            </table:table-row>
            <table:table-row>
              <table:table-cell office:value-type="string">
                <text:p>5000 items</text:p>
              </table:table-cell>
              <table:table-cell office:value-type="float" office:value="2630.515">
                <text:p>2630.515</text:p>
              </table:table-cell>
              <table:table-cell office:value-type="float" office:value="2507.452">
                <text:p>2507.452</text:p>
              </table:table-cell>
              <table:table-cell office:value-type="float" office:value="2358.311">
                <text:p>2358.311</text:p>
              </table:table-cell>
              <table:table-cell office:value-type="float" office:value="2290.783">
                <text:p>2290.783</text:p>
              </table:table-cell>
            </table:table-row>
            <table:table-row>
              <table:table-cell office:value-type="string">
                <text:p>1000 items</text:p>
              </table:table-cell>
              <table:table-cell office:value-type="float" office:value="378.635">
                <text:p>378.635</text:p>
              </table:table-cell>
              <table:table-cell office:value-type="float" office:value="348.551">
                <text:p>348.551</text:p>
              </table:table-cell>
              <table:table-cell office:value-type="float" office:value="320.816">
                <text:p>320.816</text:p>
              </table:table-cell>
              <table:table-cell office:value-type="float" office:value="318.466">
                <text:p>318.466</text:p>
              </table:table-cell>
            </table:table-row>
            <table:table-row>
              <table:table-cell office:value-type="string">
                <text:p>500 items</text:p>
              </table:table-cell>
              <table:table-cell office:value-type="float" office:value="139.562">
                <text:p>139.562</text:p>
              </table:table-cell>
              <table:table-cell office:value-type="float" office:value="122.603">
                <text:p>122.603</text:p>
              </table:table-cell>
              <table:table-cell office:value-type="float" office:value="115.47">
                <text:p>115.47</text:p>
              </table:table-cell>
              <table:table-cell office:value-type="float" office:value="111.054">
                <text:p>111.054</text:p>
              </table:table-cell>
            </table:table-row>
            <table:table-row>
              <table:table-cell office:value-type="string">
                <text:p>100 items</text:p>
              </table:table-cell>
              <table:table-cell office:value-type="float" office:value="10.485">
                <text:p>10.485</text:p>
              </table:table-cell>
              <table:table-cell office:value-type="float" office:value="8.728">
                <text:p>8.728</text:p>
              </table:table-cell>
              <table:table-cell office:value-type="float" office:value="8.143">
                <text:p>8.143</text:p>
              </table:table-cell>
              <table:table-cell office:value-type="float" office:value="8.536">
                <text:p>8.536</text:p>
              </table:table-cell>
            </table:table-row>
            <table:table-row>
              <table:table-cell office:value-type="string">
                <text:p>10 items</text:p>
              </table:table-cell>
              <table:table-cell office:value-type="float" office:value="0.423">
                <text:p>0.423</text:p>
              </table:table-cell>
              <table:table-cell office:value-type="float" office:value="0.376">
                <text:p>0.376</text:p>
              </table:table-cell>
              <table:table-cell office:value-type="float" office:value="0.37">
                <text:p>0.37</text:p>
              </table:table-cell>
              <table:table-cell office:value-type="float" office:value="0.387">
                <text:p>0.38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opacity draw:name="ChartTransparencyGradient_20_1" draw:display-name="ChartTransparencyGradient 1" draw:style="linear" draw:start="100%" draw:end="20%" draw:angle="0" draw:border="0%"/>
    <draw:opacity draw:name="ChartTransparencyGradient_20_2" draw:display-name="ChartTransparencyGradient 2" draw:style="linear" draw:start="100%" draw:end="70%" draw:angle="0" draw:border="0%"/>
  </office:styles>
</office:document-styles>
</file>